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/>
    </style:style>
    <style:style style:name="co1" style:family="table-column">
      <style:table-column-properties fo:break-before="auto" style:column-width="12.2061111111111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7.33777777777778cm"/>
    </style:style>
    <style:style style:name="co4" style:family="table-column">
      <style:table-column-properties fo:break-before="auto" style:column-width="6.43819444444444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6.68513888888889cm"/>
    </style:style>
    <style:style style:name="co8" style:family="table-column">
      <style:table-column-properties fo:break-before="auto" style:column-width="6.70277777777778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6.49111111111111cm"/>
    </style:style>
    <style:style style:name="co11" style:family="table-column">
      <style:table-column-properties fo:break-before="auto" style:column-width="6.38527777777778cm"/>
    </style:style>
    <style:style style:name="co12" style:family="table-column">
      <style:table-column-properties fo:break-before="auto" style:column-width="5.43277777777778cm"/>
    </style:style>
    <style:style style:name="co13" style:family="table-column">
      <style:table-column-properties fo:break-before="auto" style:column-width="5.29166666666667cm"/>
    </style:style>
    <style:style style:name="co14" style:family="table-column">
      <style:table-column-properties fo:break-before="auto" style:column-width="3.88055555555556cm"/>
    </style:style>
    <style:style style:name="co15" style:family="table-column">
      <style:table-column-properties fo:break-before="auto" style:column-width="3.65125cm"/>
    </style:style>
    <style:style style:name="co16" style:family="table-column">
      <style:table-column-properties fo:break-before="auto" style:column-width="3.52777777777778cm"/>
    </style:style>
    <style:style style:name="co17" style:family="table-column">
      <style:table-column-properties fo:break-before="auto" style:column-width="4.49791666666667cm"/>
    </style:style>
    <style:style style:name="co18" style:family="table-column">
      <style:table-column-properties fo:break-before="auto" style:column-width="7.19666666666667cm"/>
    </style:style>
    <style:style style:name="co19" style:family="table-column">
      <style:table-column-properties fo:break-before="auto" style:column-width="7.46125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6.80861111111111cm"/>
    </style:style>
    <style:style style:name="co22" style:family="table-column">
      <style:table-column-properties fo:break-before="auto" style:column-width="7.09083333333333cm"/>
    </style:style>
    <style:style style:name="co23" style:family="table-column">
      <style:table-column-properties fo:break-before="auto" style:column-width="7.74347222222222cm"/>
    </style:style>
    <style:style style:name="co24" style:family="table-column">
      <style:table-column-properties fo:break-before="auto" style:column-width="2.89277777777778cm"/>
    </style:style>
    <style:style style:name="co25" style:family="table-column">
      <style:table-column-properties fo:break-before="auto" style:column-width="7.58472222222222cm"/>
    </style:style>
    <style:style style:name="co26" style:family="table-column">
      <style:table-column-properties fo:break-before="auto" style:column-width="14.1993055555556cm"/>
    </style:style>
    <style:style style:name="co27" style:family="table-column">
      <style:table-column-properties fo:break-before="auto" style:column-width="4.03930555555556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75027777777778cm"/>
    </style:style>
    <style:style style:name="co30" style:family="table-column">
      <style:table-column-properties fo:break-before="auto" style:column-width="6.59694444444444cm"/>
    </style:style>
    <style:style style:name="co31" style:family="table-column">
      <style:table-column-properties fo:break-before="auto" style:column-width="4.18041666666667cm"/>
    </style:style>
    <style:style style:name="co32" style:family="table-column">
      <style:table-column-properties fo:break-before="auto" style:column-width="5.25638888888889cm"/>
    </style:style>
    <style:style style:name="co33" style:family="table-column">
      <style:table-column-properties fo:break-before="auto" style:column-width="6.50875cm"/>
    </style:style>
    <style:style style:name="co34" style:family="table-column">
      <style:table-column-properties fo:break-before="auto" style:column-width="4.83305555555556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88597222222222cm"/>
    </style:style>
    <style:style style:name="co37" style:family="table-column">
      <style:table-column-properties fo:break-before="auto" style:column-width="4.35680555555555cm"/>
    </style:style>
    <style:style style:name="co38" style:family="table-column">
      <style:table-column-properties fo:break-before="auto" style:column-width="5.45041666666667cm"/>
    </style:style>
    <style:style style:name="co39" style:family="table-column">
      <style:table-column-properties fo:break-before="auto" style:column-width="5.00944444444445cm"/>
    </style:style>
    <style:style style:name="co40" style:family="table-column">
      <style:table-column-properties fo:break-before="auto" style:column-width="4.79777777777778cm"/>
    </style:style>
    <style:style style:name="co41" style:family="table-column">
      <style:table-column-properties fo:break-before="auto" style:column-width="5.08cm"/>
    </style:style>
    <style:style style:name="co42" style:family="table-column">
      <style:table-column-properties fo:break-before="auto" style:column-width="5.15055555555556cm"/>
    </style:style>
    <style:style style:name="co43" style:family="table-column">
      <style:table-column-properties fo:break-before="auto" style:column-width="4.09222222222222cm"/>
    </style:style>
    <style:style style:name="co44" style:family="table-column">
      <style:table-column-properties fo:break-before="auto" style:column-width="3.28083333333333cm"/>
    </style:style>
    <style:style style:name="co45" style:family="table-column">
      <style:table-column-properties fo:break-before="auto" style:column-width="17.7623611111111cm"/>
    </style:style>
    <style:style style:name="co46" style:family="table-column">
      <style:table-column-properties fo:break-before="auto" style:column-width="2.25777777777778cm"/>
    </style:style>
    <style:style style:name="co47" style:family="table-column">
      <style:table-column-properties fo:break-before="auto" style:column-width="4.95652777777778cm" style:use-optimal-column-width="true"/>
    </style:style>
    <style:style style:name="co4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MAD_egress_solar_occulations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number-columns-repeated="2" table:default-cell-style-name="ce2"/>
        <table:table-column table:style-name="co33" table:number-columns-repeated="2" table:default-cell-style-name="ce2"/>
        <table:table-column table:style-name="co34" table:default-cell-style-name="ce2"/>
        <table:table-column table:style-name="co35" table:default-cell-style-name="ce2"/>
        <table:table-column table:style-name="co32" table:default-cell-style-name="ce2"/>
        <table:table-column table:style-name="co36" table:number-columns-repeated="2" table:default-cell-style-name="ce2"/>
        <table:table-column table:style-name="co37" table:default-cell-style-name="ce2"/>
        <table:table-column table:style-name="co38" table:number-columns-repeated="2" table:default-cell-style-name="ce2"/>
        <table:table-column table:style-name="co8" table:number-columns-repeated="2" table:default-cell-style-name="ce2"/>
        <table:table-column table:style-name="co39" table:default-cell-style-name="ce2"/>
        <table:table-column table:style-name="co40" table:default-cell-style-name="ce2"/>
        <table:table-column table:style-name="co38" table:default-cell-style-name="ce2"/>
        <table:table-column table:style-name="co41" table:number-columns-repeated="2" table:default-cell-style-name="ce2"/>
        <table:table-column table:style-name="co17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number-columns-repeated="7" table:default-cell-style-name="ce2"/>
        <table:table-column table:style-name="co47" table:default-cell-style-name="ce2"/>
        <table:table-column table:style-name="co46" table:number-columns-repeated="957" table:default-cell-style-name="ce2"/>
        <table:table-column table:style-name="co48" table:number-columns-repeated="15360" table:default-cell-style-name="ce1"/>
        <table:table-row table:style-name="ro1">
          <table:table-cell office:value-type="string" table:style-name="ce2">
            <text:p>Orbit 80/40 or 60/60 or OFF (1-11 = 80/40; 101-111 = 60/60; 12 = switch off)</text:p>
          </table:table-cell>
          <table:table-cell office:value-type="string" table:style-name="ce2">
            <text:p>Orbit type</text:p>
          </table:table-cell>
          <table:table-cell office:value-type="string" table:style-name="ce2">
            <text:p>Egress solar occultation observation number</text:p>
          </table:table-cell>
          <table:table-cell office:value-type="string" table:style-name="ce2">
            <text:p>Merged Occultation (YES = 1; NO = 0)</text:p>
          </table:table-cell>
          <table:table-cell office:value-type="string" table:style-name="ce2">
            <text:p>Thermal orbit/nightside number</text:p>
          </table:table-cell>
          <table:table-cell office:value-type="string" table:style-name="ce2">
            <text:p>ESA orbit number</text:p>
          </table:table-cell>
          <table:table-cell office:value-type="string" table:style-name="ce2">
            <text:p>LNO+UVIS operating (YES = 1; NO = 0)</text:p>
          </table:table-cell>
          <table:table-cell office:value-type="string" table:style-name="ce2">
            <text:p>UVIS alone operating (YES = 1; NO = 0)</text:p>
          </table:table-cell>
          <table:table-cell office:value-type="string" table:style-name="ce2">
            <text:p>LNO alone operating (YES = 1; NO = 0)</text:p>
          </table:table-cell>
          <table:table-cell office:value-type="string" table:style-name="ce2">
            <text:p>SO+UVIS operating (YES = 1; NO = 0)</text:p>
          </table:table-cell>
          <table:table-cell office:value-type="string" table:style-name="ce2">
            <text:p>SO alone operating (YES = 1; NO = 0)</text:p>
          </table:table-cell>
          <table:table-cell office:value-type="string" table:style-name="ce2">
            <text:p>TC20 execution start time (UTC)</text:p>
          </table:table-cell>
          <table:table-cell office:value-type="string" table:style-name="ce2">
            <text:p>TC20 execution end time (UTC)</text:p>
          </table:table-cell>
          <table:table-cell office:value-type="string" table:style-name="ce2">
            <text:p>SO start time (UTC)</text:p>
          </table:table-cell>
          <table:table-cell office:value-type="string" table:style-name="ce2">
            <text:p>SO end time (UTC)</text:p>
          </table:table-cell>
          <table:table-cell office:value-type="string" table:style-name="ce2">
            <text:p>LNO start time (UTC)</text:p>
          </table:table-cell>
          <table:table-cell office:value-type="string" table:style-name="ce2">
            <text:p>LNO end time (UTC)</text:p>
          </table:table-cell>
          <table:table-cell office:value-type="string" table:style-name="ce2">
            <text:p>UVIS start time (UTC)</text:p>
          </table:table-cell>
          <table:table-cell office:value-type="string" table:style-name="ce2">
            <text:p>UVIS end time (UTC)</text:p>
          </table:table-cell>
          <table:table-cell office:value-type="string" table:style-name="ce2">
            <text:p>Limb Height 250 km (UTC)</text:p>
          </table:table-cell>
          <table:table-cell office:value-type="string" table:style-name="ce2">
            <text:p>Latitude probed @ limb height 250 km (deg)</text:p>
          </table:table-cell>
          <table:table-cell office:value-type="string" table:style-name="ce2">
            <text:p>Longitude probed @ limb height 250 km (deg)</text:p>
          </table:table-cell>
          <table:table-cell office:value-type="string" table:style-name="ce2">
            <text:p>Limb Height 0 km (UTC)</text:p>
          </table:table-cell>
          <table:table-cell office:value-type="string" table:style-name="ce2">
            <text:p>Latitude probed @ limb height 0 km (deg)</text:p>
          </table:table-cell>
          <table:table-cell office:value-type="string" table:style-name="ce2">
            <text:p>Longitude probed @ limb height 0 km (deg)</text:p>
          </table:table-cell>
          <table:table-cell office:value-type="string" table:style-name="ce2">
            <text:p>Limb Height 50 km: switch SCI1 to SCI2 (UTC)</text:p>
          </table:table-cell>
          <table:table-cell office:value-type="string" table:style-name="ce2">
            <text:p>Beta angle (deg)</text:p>
          </table:table-cell>
          <table:table-cell office:value-type="string" table:style-name="ce2">
            <text:p>Eclipse duration (Umbra end - Umbra start) (s)</text:p>
          </table:table-cell>
          <table:table-cell office:value-type="string" table:style-name="ce2">
            <text:p>Local Solar Time (LST): TGO2SUN vector surface intercept point @ limb height 0 km (h)</text:p>
          </table:table-cell>
          <table:table-cell office:value-type="string" table:style-name="ce2">
            <text:p>Solar longitude Ls (deg)</text:p>
          </table:table-cell>
          <table:table-cell office:value-type="string" table:style-name="ce2">
            <text:p>SO+SINBAD data volume (Mbit)</text:p>
          </table:table-cell>
          <table:table-cell office:value-type="string" table:style-name="ce2">
            <text:p>LNO+SINBAD data volume (Mbit)</text:p>
          </table:table-cell>
          <table:table-cell office:value-type="string" table:style-name="ce2">
            <text:p>UVIS+SINBAD data volume (Mbit)</text:p>
          </table:table-cell>
          <table:table-cell office:value-type="string" table:style-name="ce2">
            <text:p>Channel(s)+SINBAD data volume (Mbit)</text:p>
          </table:table-cell>
          <table:table-cell office:value-type="string" table:style-name="ce2">
            <text:p>TC20 SO_START_TIME</text:p>
          </table:table-cell>
          <table:table-cell office:value-type="string" table:style-name="ce2">
            <text:p>TC20 SO_START_SCIENCE_1</text:p>
          </table:table-cell>
          <table:table-cell office:value-type="string" table:style-name="ce2">
            <text:p>TC20 SO_START_SCIENCE_2</text:p>
          </table:table-cell>
          <table:table-cell office:value-type="string" table:style-name="ce2">
            <text:p>TC20 SO_DURATION_REFERENCE_1</text:p>
          </table:table-cell>
          <table:table-cell office:value-type="string" table:style-name="ce2">
            <text:p>TC20 SO_DURATION_REFERENCE_2</text:p>
          </table:table-cell>
          <table:table-cell office:value-type="string" table:style-name="ce2">
            <text:p>TC20 SO_DURATION_TIME</text:p>
          </table:table-cell>
          <table:table-cell office:value-type="string" table:style-name="ce2">
            <text:p>TC20 SO_COP_GENERAL</text:p>
          </table:table-cell>
          <table:table-cell office:value-type="string" table:style-name="ce2">
            <text:p>TC20 SO_COP_PRECOOLING</text:p>
          </table:table-cell>
          <table:table-cell office:value-type="string" table:style-name="ce2">
            <text:p>TC20 SO_COP_SCIENCE_1</text:p>
          </table:table-cell>
          <table:table-cell office:value-type="string" table:style-name="ce2">
            <text:p>TC20 SO_COP_SCIENCE_2</text:p>
          </table:table-cell>
          <table:table-cell office:value-type="string" table:style-name="ce2">
            <text:p>TC20 LNO_START_TIME</text:p>
          </table:table-cell>
          <table:table-cell office:value-type="string" table:style-name="ce2">
            <text:p>TC20 LNO_START_SCIENCE_1</text:p>
          </table:table-cell>
          <table:table-cell office:value-type="string" table:style-name="ce2">
            <text:p>TC20 LNO_START_SCIENCE_2</text:p>
          </table:table-cell>
          <table:table-cell office:value-type="string" table:style-name="ce2">
            <text:p>TC20 LNO_DURATION_REFERENCE_1</text:p>
          </table:table-cell>
          <table:table-cell office:value-type="string" table:style-name="ce2">
            <text:p>TC20 LNO_DURATION_REFERENCE_2</text:p>
          </table:table-cell>
          <table:table-cell office:value-type="string" table:style-name="ce2">
            <text:p>TC20 LNO_DURATION_TIME</text:p>
          </table:table-cell>
          <table:table-cell office:value-type="string" table:style-name="ce2">
            <text:p>TC20 LNO_COP_GENERAL</text:p>
          </table:table-cell>
          <table:table-cell office:value-type="string" table:style-name="ce2">
            <text:p>TC20 LNO_COP_PRECOOLING</text:p>
          </table:table-cell>
          <table:table-cell office:value-type="string" table:style-name="ce2">
            <text:p>TC20 LNO_COP_SCIENCE_1</text:p>
          </table:table-cell>
          <table:table-cell office:value-type="string" table:style-name="ce2">
            <text:p>TC20 LNO_COP_SCIENCE_2</text:p>
          </table:table-cell>
          <table:table-cell office:value-type="string" table:style-name="ce2">
            <text:p>TC20 UVIS_START_TIME</text:p>
          </table:table-cell>
          <table:table-cell office:value-type="string" table:style-name="ce2">
            <text:p>TC20 UVIS_DURATION_TIME</text:p>
          </table:table-cell>
          <table:table-cell office:value-type="string" table:style-name="ce2">
            <text:p>TC20 UVIS_COP_ROW</text:p>
          </table:table-cell>
          <table:table-cell office:value-type="string" table:style-name="ce2">
            <text:p>TC20 CHECKSUM</text:p>
          </table:table-cell>
          <table:table-cell office:value-type="string" table:style-name="ce2">
            <text:p>TC20 (HEX)</text:p>
          </table:table-cell>
          <table:table-cell office:value-type="string" table:style-name="ce3">
            <text:p>TC20 FIXED</text:p>
          </table:table-cell>
          <table:table-cell office:value-type="string" table:style-name="ce3">
            <text:p>TC20 PRECOOLING</text:p>
          </table:table-cell>
          <table:table-cell office:value-type="string" table:style-name="ce3">
            <text:p>TC20 SCI1</text:p>
          </table:table-cell>
          <table:table-cell office:value-type="string" table:style-name="ce3">
            <text:p>TC20 SCI2</text:p>
          </table:table-cell>
          <table:table-cell office:value-type="string" table:style-name="ce3">
            <text:p>LNO_OBSERVING (1=YES;0=NO)</text:p>
          </table:table-cell>
          <table:table-cell office:value-type="string" table:style-name="ce3">
            <text:p>OBSERVATION NUMBER</text:p>
          </table:table-cell>
          <table:table-cell office:value-type="string" table:style-name="ce3">
            <text:p>OBSERVATION TYPE</text:p>
          </table:table-cell>
          <table:table-cell office:value-type="string" table:style-name="ce3">
            <text:p>APPROX TC START TIME</text:p>
          </table:table-cell>
          <table:table-cell office:value-type="string" table:style-name="ce3">
            <text:p>COMMENTS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1069" table:style-name="ce2">
            <text:p>110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3:01:14</text:p>
          </table:table-cell>
          <table:table-cell office:value-type="string" table:style-name="ce2">
            <text:p>2020 MAY 17 03:16:04</text:p>
          </table:table-cell>
          <table:table-cell office:value-type="string" table:style-name="ce2">
            <text:p>2020 MAY 17 03:01:24</text:p>
          </table:table-cell>
          <table:table-cell office:value-type="string" table:style-name="ce2">
            <text:p>2020 MAY 17 03:16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03:11:24</text:p>
          </table:table-cell>
          <table:table-cell office:value-type="string" table:style-name="ce2">
            <text:p>2020 MAY 17 03:16:04</text:p>
          </table:table-cell>
          <table:table-cell office:value-type="string" table:style-name="ce2">
            <text:p>2020 MAY 17 03:15:34</text:p>
          </table:table-cell>
          <table:table-cell office:value-type="float" office:value="73.725099999999998" table:style-name="ce2">
            <text:p>73,7251</text:p>
          </table:table-cell>
          <table:table-cell office:value-type="float" office:value="61.198300000000003" table:style-name="ce2">
            <text:p>61,1983</text:p>
          </table:table-cell>
          <table:table-cell office:value-type="string" table:style-name="ce2">
            <text:p>2020 MAY 17 03:11:54</text:p>
          </table:table-cell>
          <table:table-cell office:value-type="float" office:value="78.793199999999999" table:style-name="ce2">
            <text:p>78,7932</text:p>
          </table:table-cell>
          <table:table-cell office:value-type="float" office:value="72.4893" table:style-name="ce2">
            <text:p>72,4893</text:p>
          </table:table-cell>
          <table:table-cell office:value-type="string" table:style-name="ce2">
            <text:p>2020 MAY 17 03:12:33</text:p>
          </table:table-cell>
          <table:table-cell office:value-type="float" office:value="24.607199999999999" table:style-name="ce2">
            <text:p>24,6072</text:p>
          </table:table-cell>
          <table:table-cell office:value-type="float" office:value="2367" table:style-name="ce2">
            <text:p>2367</text:p>
          </table:table-cell>
          <table:table-cell office:value-type="float" office:value="9.0106000000000002" table:style-name="ce2">
            <text:p>9,0106</text:p>
          </table:table-cell>
          <table:table-cell office:value-type="float" office:value="202.4093" table:style-name="ce2">
            <text:p>202,4093</text:p>
          </table:table-cell>
          <table:table-cell office:value-type="float" office:value="27.989100000000001" table:style-name="ce2">
            <text:p>27,9891</text:p>
          </table:table-cell>
          <table:table-cell office:value-type="string" table:style-name="ce2">
            <text:p>N/A</text:p>
          </table:table-cell>
          <table:table-cell office:value-type="float" office:value="48.636099999999999" table:style-name="ce2">
            <text:p>48,6361</text:p>
          </table:table-cell>
          <table:table-cell office:value-type="float" office:value="76.477699999999999" table:style-name="ce2">
            <text:p>76,4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79" table:style-name="ce2">
            <text:p>67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80" table:style-name="ce2">
            <text:p>88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80" table:style-name="ce2">
            <text:p>280</text:p>
          </table:table-cell>
          <table:table-cell office:value-type="float" office:value="300" table:style-name="ce2">
            <text:p>300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1400002C000A028002A71E1E03700301000D000D0000000000000000000000000000000002620118012C02E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7 03:11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1071" table:style-name="ce2">
            <text:p>110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6:57:03</text:p>
          </table:table-cell>
          <table:table-cell office:value-type="string" table:style-name="ce2">
            <text:p>2020 MAY 17 07:11:53</text:p>
          </table:table-cell>
          <table:table-cell office:value-type="string" table:style-name="ce2">
            <text:p>2020 MAY 17 06:57:13</text:p>
          </table:table-cell>
          <table:table-cell office:value-type="string" table:style-name="ce2">
            <text:p>2020 MAY 17 07:11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07:07:13</text:p>
          </table:table-cell>
          <table:table-cell office:value-type="string" table:style-name="ce2">
            <text:p>2020 MAY 17 07:11:53</text:p>
          </table:table-cell>
          <table:table-cell office:value-type="string" table:style-name="ce2">
            <text:p>2020 MAY 17 07:11:23</text:p>
          </table:table-cell>
          <table:table-cell office:value-type="float" office:value="73.627200000000002" table:style-name="ce2">
            <text:p>73,6272</text:p>
          </table:table-cell>
          <table:table-cell office:value-type="float" office:value="3.7442000000000002" table:style-name="ce2">
            <text:p>3,7442</text:p>
          </table:table-cell>
          <table:table-cell office:value-type="string" table:style-name="ce2">
            <text:p>2020 MAY 17 07:07:43</text:p>
          </table:table-cell>
          <table:table-cell office:value-type="float" office:value="77.853200000000001" table:style-name="ce2">
            <text:p>77,8532</text:p>
          </table:table-cell>
          <table:table-cell office:value-type="float" office:value="19.310199999999998" table:style-name="ce2">
            <text:p>19,3102</text:p>
          </table:table-cell>
          <table:table-cell office:value-type="string" table:style-name="ce2">
            <text:p>2020 MAY 17 07:08:21</text:p>
          </table:table-cell>
          <table:table-cell office:value-type="float" office:value="25.0624" table:style-name="ce2">
            <text:p>25,0624</text:p>
          </table:table-cell>
          <table:table-cell office:value-type="float" office:value="2363" table:style-name="ce2">
            <text:p>2363</text:p>
          </table:table-cell>
          <table:table-cell office:value-type="float" office:value="9.2903000000000002" table:style-name="ce2">
            <text:p>9,2903</text:p>
          </table:table-cell>
          <table:table-cell office:value-type="float" office:value="202.50729999999999" table:style-name="ce2">
            <text:p>202,5073</text:p>
          </table:table-cell>
          <table:table-cell office:value-type="float" office:value="27.989100000000001" table:style-name="ce2">
            <text:p>27,9891</text:p>
          </table:table-cell>
          <table:table-cell office:value-type="string" table:style-name="ce2">
            <text:p>N/A</text:p>
          </table:table-cell>
          <table:table-cell office:value-type="float" office:value="48.636099999999999" table:style-name="ce2">
            <text:p>48,6361</text:p>
          </table:table-cell>
          <table:table-cell office:value-type="float" office:value="76.477699999999999" table:style-name="ce2">
            <text:p>76,4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78" table:style-name="ce2">
            <text:p>67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80" table:style-name="ce2">
            <text:p>88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80" table:style-name="ce2">
            <text:p>280</text:p>
          </table:table-cell>
          <table:table-cell office:value-type="float" office:value="300" table:style-name="ce2">
            <text:p>30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1400002C000A028002A61E1E03700301000D000D0000000000000000000000000000000002620118012C02E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7 07:07:4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073" table:style-name="ce2">
            <text:p>110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0:52:57</text:p>
          </table:table-cell>
          <table:table-cell office:value-type="string" table:style-name="ce2">
            <text:p>2020 MAY 17 11:07:48</text:p>
          </table:table-cell>
          <table:table-cell office:value-type="string" table:style-name="ce2">
            <text:p>2020 MAY 17 10:53:07</text:p>
          </table:table-cell>
          <table:table-cell office:value-type="string" table:style-name="ce2">
            <text:p>2020 MAY 17 11:07: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11:03:07</text:p>
          </table:table-cell>
          <table:table-cell office:value-type="string" table:style-name="ce2">
            <text:p>2020 MAY 17 11:07:48</text:p>
          </table:table-cell>
          <table:table-cell office:value-type="string" table:style-name="ce2">
            <text:p>2020 MAY 17 11:07:18</text:p>
          </table:table-cell>
          <table:table-cell office:value-type="float" office:value="73.599199999999996" table:style-name="ce2">
            <text:p>73,5992</text:p>
          </table:table-cell>
          <table:table-cell office:value-type="float" office:value="-53.555100000000003" table:style-name="ce2">
            <text:p>-53,5551</text:p>
          </table:table-cell>
          <table:table-cell office:value-type="string" table:style-name="ce2">
            <text:p>2020 MAY 17 11:03:37</text:p>
          </table:table-cell>
          <table:table-cell office:value-type="float" office:value="78.528499999999994" table:style-name="ce2">
            <text:p>78,5285</text:p>
          </table:table-cell>
          <table:table-cell office:value-type="float" office:value="-40.196199999999997" table:style-name="ce2">
            <text:p>-40,1962</text:p>
          </table:table-cell>
          <table:table-cell office:value-type="string" table:style-name="ce2">
            <text:p>2020 MAY 17 11:04:16</text:p>
          </table:table-cell>
          <table:table-cell office:value-type="float" office:value="25.535299999999999" table:style-name="ce2">
            <text:p>25,5353</text:p>
          </table:table-cell>
          <table:table-cell office:value-type="float" office:value="2357" table:style-name="ce2">
            <text:p>2357</text:p>
          </table:table-cell>
          <table:table-cell office:value-type="float" office:value="9.1492000000000004" table:style-name="ce2">
            <text:p>9,1492</text:p>
          </table:table-cell>
          <table:table-cell office:value-type="float" office:value="202.6054" table:style-name="ce2">
            <text:p>202,6054</text:p>
          </table:table-cell>
          <table:table-cell office:value-type="float" office:value="28.0837" table:style-name="ce2">
            <text:p>28,0837</text:p>
          </table:table-cell>
          <table:table-cell office:value-type="string" table:style-name="ce2">
            <text:p>N/A</text:p>
          </table:table-cell>
          <table:table-cell office:value-type="float" office:value="48.809800000000003" table:style-name="ce2">
            <text:p>48,8098</text:p>
          </table:table-cell>
          <table:table-cell office:value-type="float" office:value="76.745500000000007" table:style-name="ce2">
            <text:p>76,745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79" table:style-name="ce2">
            <text:p>67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81" table:style-name="ce2">
            <text:p>88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81" table:style-name="ce2">
            <text:p>281</text:p>
          </table:table-cell>
          <table:table-cell office:value-type="float" office:value="300" table:style-name="ce2">
            <text:p>30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1400002C000A028002A71E1E03710301000D000D0000000000000000000000000000000002620119012C02E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7 11:03:3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1076" table:style-name="ce2">
            <text:p>110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16:46:43</text:p>
          </table:table-cell>
          <table:table-cell office:value-type="string" table:style-name="ce2">
            <text:p>2020 MAY 17 17:01:36</text:p>
          </table:table-cell>
          <table:table-cell office:value-type="string" table:style-name="ce2">
            <text:p>2020 MAY 17 16:46:53</text:p>
          </table:table-cell>
          <table:table-cell office:value-type="string" table:style-name="ce2">
            <text:p>2020 MAY 17 17:01:3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16:56:53</text:p>
          </table:table-cell>
          <table:table-cell office:value-type="string" table:style-name="ce2">
            <text:p>2020 MAY 17 17:01:36</text:p>
          </table:table-cell>
          <table:table-cell office:value-type="string" table:style-name="ce2">
            <text:p>2020 MAY 17 17:01:06</text:p>
          </table:table-cell>
          <table:table-cell office:value-type="float" office:value="73.607600000000005" table:style-name="ce2">
            <text:p>73,6076</text:p>
          </table:table-cell>
          <table:table-cell office:value-type="float" office:value="-139.35640000000001" table:style-name="ce2">
            <text:p>-139,3564</text:p>
          </table:table-cell>
          <table:table-cell office:value-type="string" table:style-name="ce2">
            <text:p>2020 MAY 17 16:57:23</text:p>
          </table:table-cell>
          <table:table-cell office:value-type="float" office:value="78.547499999999999" table:style-name="ce2">
            <text:p>78,5475</text:p>
          </table:table-cell>
          <table:table-cell office:value-type="float" office:value="-124.6323" table:style-name="ce2">
            <text:p>-124,6323</text:p>
          </table:table-cell>
          <table:table-cell office:value-type="string" table:style-name="ce2">
            <text:p>2020 MAY 17 16:58:02</text:p>
          </table:table-cell>
          <table:table-cell office:value-type="float" office:value="26.275500000000001" table:style-name="ce2">
            <text:p>26,2755</text:p>
          </table:table-cell>
          <table:table-cell office:value-type="float" office:value="2349" table:style-name="ce2">
            <text:p>2349</text:p>
          </table:table-cell>
          <table:table-cell office:value-type="float" office:value="9.2581000000000007" table:style-name="ce2">
            <text:p>9,2581</text:p>
          </table:table-cell>
          <table:table-cell office:value-type="float" office:value="202.7525" table:style-name="ce2">
            <text:p>202,7525</text:p>
          </table:table-cell>
          <table:table-cell office:value-type="float" office:value="28.273" table:style-name="ce2">
            <text:p>28,273</text:p>
          </table:table-cell>
          <table:table-cell office:value-type="string" table:style-name="ce2">
            <text:p>N/A</text:p>
          </table:table-cell>
          <table:table-cell office:value-type="float" office:value="49.157200000000003" table:style-name="ce2">
            <text:p>49,1572</text:p>
          </table:table-cell>
          <table:table-cell office:value-type="float" office:value="77.281099999999995" table:style-name="ce2">
            <text:p>77,2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79" table:style-name="ce2">
            <text:p>67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83" table:style-name="ce2">
            <text:p>88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83" table:style-name="ce2">
            <text:p>283</text:p>
          </table:table-cell>
          <table:table-cell office:value-type="float" office:value="300" table:style-name="ce2">
            <text:p>300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1400002C000A028002A71E1E03730301000D000D000000000000000000000000000000000262011B012C02F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9" table:style-name="ce3">
            <text:p>809</text:p>
          </table:table-cell>
          <table:table-cell office:value-type="float" office:value="809" table:style-name="ce3">
            <text:p>809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7 16:57:2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11084" table:style-name="ce2">
            <text:p>110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8:30:07</text:p>
          </table:table-cell>
          <table:table-cell office:value-type="string" table:style-name="ce2">
            <text:p>2020 MAY 18 08:45:05</text:p>
          </table:table-cell>
          <table:table-cell office:value-type="string" table:style-name="ce2">
            <text:p>2020 MAY 18 08:30:17</text:p>
          </table:table-cell>
          <table:table-cell office:value-type="string" table:style-name="ce2">
            <text:p>2020 MAY 18 08:45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08:40:17</text:p>
          </table:table-cell>
          <table:table-cell office:value-type="string" table:style-name="ce2">
            <text:p>2020 MAY 18 08:45:05</text:p>
          </table:table-cell>
          <table:table-cell office:value-type="string" table:style-name="ce2">
            <text:p>2020 MAY 18 08:44:35</text:p>
          </table:table-cell>
          <table:table-cell office:value-type="float" office:value="73.405000000000001" table:style-name="ce2">
            <text:p>73,405</text:p>
          </table:table-cell>
          <table:table-cell office:value-type="float" office:value="-8.7475000000000005" table:style-name="ce2">
            <text:p>-8,7475</text:p>
          </table:table-cell>
          <table:table-cell office:value-type="string" table:style-name="ce2">
            <text:p>2020 MAY 18 08:40:47</text:p>
          </table:table-cell>
          <table:table-cell office:value-type="float" office:value="78.953599999999994" table:style-name="ce2">
            <text:p>78,9536</text:p>
          </table:table-cell>
          <table:table-cell office:value-type="float" office:value="6.6853999999999996" table:style-name="ce2">
            <text:p>6,6854</text:p>
          </table:table-cell>
          <table:table-cell office:value-type="string" table:style-name="ce2">
            <text:p>2020 MAY 18 08:41:27</text:p>
          </table:table-cell>
          <table:table-cell office:value-type="float" office:value="28.148399999999999" table:style-name="ce2">
            <text:p>28,1484</text:p>
          </table:table-cell>
          <table:table-cell office:value-type="float" office:value="2327" table:style-name="ce2">
            <text:p>2327</text:p>
          </table:table-cell>
          <table:table-cell office:value-type="float" office:value="9.3135999999999992" table:style-name="ce2">
            <text:p>9,3136</text:p>
          </table:table-cell>
          <table:table-cell office:value-type="float" office:value="203.14510000000001" table:style-name="ce2">
            <text:p>203,1451</text:p>
          </table:table-cell>
          <table:table-cell office:value-type="float" office:value="28.746200000000002" table:style-name="ce2">
            <text:p>28,7462</text:p>
          </table:table-cell>
          <table:table-cell office:value-type="string" table:style-name="ce2">
            <text:p>N/A</text:p>
          </table:table-cell>
          <table:table-cell office:value-type="float" office:value="50.025700000000001" table:style-name="ce2">
            <text:p>50,0257</text:p>
          </table:table-cell>
          <table:table-cell office:value-type="float" office:value="78.620099999999994" table:style-name="ce2">
            <text:p>78,6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0" table:style-name="ce2">
            <text:p>6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88" table:style-name="ce2">
            <text:p>88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88" table:style-name="ce2">
            <text:p>288</text:p>
          </table:table-cell>
          <table:table-cell office:value-type="float" office:value="300" table:style-name="ce2">
            <text:p>300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1400002C000A028002A81E1E03780301000D000D0000000000000000000000000000000002620120012C02F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8 08:40:4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11086" table:style-name="ce2">
            <text:p>110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2:26:02</text:p>
          </table:table-cell>
          <table:table-cell office:value-type="string" table:style-name="ce2">
            <text:p>2020 MAY 18 12:41:01</text:p>
          </table:table-cell>
          <table:table-cell office:value-type="string" table:style-name="ce2">
            <text:p>2020 MAY 18 12:26:12</text:p>
          </table:table-cell>
          <table:table-cell office:value-type="string" table:style-name="ce2">
            <text:p>2020 MAY 18 12:41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12:36:12</text:p>
          </table:table-cell>
          <table:table-cell office:value-type="string" table:style-name="ce2">
            <text:p>2020 MAY 18 12:41:01</text:p>
          </table:table-cell>
          <table:table-cell office:value-type="string" table:style-name="ce2">
            <text:p>2020 MAY 18 12:40:31</text:p>
          </table:table-cell>
          <table:table-cell office:value-type="float" office:value="73.366500000000002" table:style-name="ce2">
            <text:p>73,3665</text:p>
          </table:table-cell>
          <table:table-cell office:value-type="float" office:value="-66.079599999999999" table:style-name="ce2">
            <text:p>-66,0796</text:p>
          </table:table-cell>
          <table:table-cell office:value-type="string" table:style-name="ce2">
            <text:p>2020 MAY 18 12:36:42</text:p>
          </table:table-cell>
          <table:table-cell office:value-type="float" office:value="78.889200000000002" table:style-name="ce2">
            <text:p>78,8892</text:p>
          </table:table-cell>
          <table:table-cell office:value-type="float" office:value="-49.723799999999997" table:style-name="ce2">
            <text:p>-49,7238</text:p>
          </table:table-cell>
          <table:table-cell office:value-type="string" table:style-name="ce2">
            <text:p>2020 MAY 18 12:37:22</text:p>
          </table:table-cell>
          <table:table-cell office:value-type="float" office:value="28.620999999999999" table:style-name="ce2">
            <text:p>28,621</text:p>
          </table:table-cell>
          <table:table-cell office:value-type="float" office:value="2321" table:style-name="ce2">
            <text:p>2321</text:p>
          </table:table-cell>
          <table:table-cell office:value-type="float" office:value="9.3794000000000004" table:style-name="ce2">
            <text:p>9,3794</text:p>
          </table:table-cell>
          <table:table-cell office:value-type="float" office:value="203.2433" table:style-name="ce2">
            <text:p>203,2433</text:p>
          </table:table-cell>
          <table:table-cell office:value-type="float" office:value="28.840900000000001" table:style-name="ce2">
            <text:p>28,8409</text:p>
          </table:table-cell>
          <table:table-cell office:value-type="string" table:style-name="ce2">
            <text:p>N/A</text:p>
          </table:table-cell>
          <table:table-cell office:value-type="float" office:value="50.199399999999997" table:style-name="ce2">
            <text:p>50,1994</text:p>
          </table:table-cell>
          <table:table-cell office:value-type="float" office:value="78.887900000000002" table:style-name="ce2">
            <text:p>78,887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0" table:style-name="ce2">
            <text:p>6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89" table:style-name="ce2">
            <text:p>88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89" table:style-name="ce2">
            <text:p>289</text:p>
          </table:table-cell>
          <table:table-cell office:value-type="float" office:value="300" table:style-name="ce2">
            <text:p>300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1400002C000A028002A81E1E03790301000D000D0000000000000000000000000000000002620121012C02F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8 12:36:4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11088" table:style-name="ce2">
            <text:p>110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16:21:52</text:p>
          </table:table-cell>
          <table:table-cell office:value-type="string" table:style-name="ce2">
            <text:p>2020 MAY 18 16:36:52</text:p>
          </table:table-cell>
          <table:table-cell office:value-type="string" table:style-name="ce2">
            <text:p>2020 MAY 18 16:22:02</text:p>
          </table:table-cell>
          <table:table-cell office:value-type="string" table:style-name="ce2">
            <text:p>2020 MAY 18 16:36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16:32:02</text:p>
          </table:table-cell>
          <table:table-cell office:value-type="string" table:style-name="ce2">
            <text:p>2020 MAY 18 16:36:52</text:p>
          </table:table-cell>
          <table:table-cell office:value-type="string" table:style-name="ce2">
            <text:p>2020 MAY 18 16:36:22</text:p>
          </table:table-cell>
          <table:table-cell office:value-type="float" office:value="73.371600000000001" table:style-name="ce2">
            <text:p>73,3716</text:p>
          </table:table-cell>
          <table:table-cell office:value-type="float" office:value="-123.2792" table:style-name="ce2">
            <text:p>-123,2792</text:p>
          </table:table-cell>
          <table:table-cell office:value-type="string" table:style-name="ce2">
            <text:p>2020 MAY 18 16:32:32</text:p>
          </table:table-cell>
          <table:table-cell office:value-type="float" office:value="78.714200000000005" table:style-name="ce2">
            <text:p>78,7142</text:p>
          </table:table-cell>
          <table:table-cell office:value-type="float" office:value="-105.31780000000001" table:style-name="ce2">
            <text:p>-105,3178</text:p>
          </table:table-cell>
          <table:table-cell office:value-type="string" table:style-name="ce2">
            <text:p>2020 MAY 18 16:33:12</text:p>
          </table:table-cell>
          <table:table-cell office:value-type="float" office:value="29.116199999999999" table:style-name="ce2">
            <text:p>29,1162</text:p>
          </table:table-cell>
          <table:table-cell office:value-type="float" office:value="2315" table:style-name="ce2">
            <text:p>2315</text:p>
          </table:table-cell>
          <table:table-cell office:value-type="float" office:value="9.4981000000000009" table:style-name="ce2">
            <text:p>9,4981</text:p>
          </table:table-cell>
          <table:table-cell office:value-type="float" office:value="203.3416" table:style-name="ce2">
            <text:p>203,3416</text:p>
          </table:table-cell>
          <table:table-cell office:value-type="float" office:value="28.935500000000001" table:style-name="ce2">
            <text:p>28,9355</text:p>
          </table:table-cell>
          <table:table-cell office:value-type="string" table:style-name="ce2">
            <text:p>N/A</text:p>
          </table:table-cell>
          <table:table-cell office:value-type="float" office:value="50.373100000000001" table:style-name="ce2">
            <text:p>50,3731</text:p>
          </table:table-cell>
          <table:table-cell office:value-type="float" office:value="79.155699999999996" table:style-name="ce2">
            <text:p>79,155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0" table:style-name="ce2">
            <text:p>6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0" table:style-name="ce2">
            <text:p>89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0" table:style-name="ce2">
            <text:p>290</text:p>
          </table:table-cell>
          <table:table-cell office:value-type="float" office:value="300" table:style-name="ce2">
            <text:p>300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1400002C000A028002A81E1E037A0301000D000D0000000000000000000000000000000002620122012C030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8 16:32:3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11094" table:style-name="ce2">
            <text:p>110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4:09:26</text:p>
          </table:table-cell>
          <table:table-cell office:value-type="string" table:style-name="ce2">
            <text:p>2020 MAY 19 04:24:31</text:p>
          </table:table-cell>
          <table:table-cell office:value-type="string" table:style-name="ce2">
            <text:p>2020 MAY 19 04:09:36</text:p>
          </table:table-cell>
          <table:table-cell office:value-type="string" table:style-name="ce2">
            <text:p>2020 MAY 19 04:24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04:19:36</text:p>
          </table:table-cell>
          <table:table-cell office:value-type="string" table:style-name="ce2">
            <text:p>2020 MAY 19 04:24:31</text:p>
          </table:table-cell>
          <table:table-cell office:value-type="string" table:style-name="ce2">
            <text:p>2020 MAY 19 04:24:01</text:p>
          </table:table-cell>
          <table:table-cell office:value-type="float" office:value="73.229600000000005" table:style-name="ce2">
            <text:p>73,2296</text:p>
          </table:table-cell>
          <table:table-cell office:value-type="float" office:value="64.689099999999996" table:style-name="ce2">
            <text:p>64,6891</text:p>
          </table:table-cell>
          <table:table-cell office:value-type="string" table:style-name="ce2">
            <text:p>2020 MAY 19 04:20:06</text:p>
          </table:table-cell>
          <table:table-cell office:value-type="float" office:value="79.109899999999996" table:style-name="ce2">
            <text:p>79,1099</text:p>
          </table:table-cell>
          <table:table-cell office:value-type="float" office:value="83.272000000000006" table:style-name="ce2">
            <text:p>83,272</text:p>
          </table:table-cell>
          <table:table-cell office:value-type="string" table:style-name="ce2">
            <text:p>2020 MAY 19 04:20:48</text:p>
          </table:table-cell>
          <table:table-cell office:value-type="float" office:value="30.5214" table:style-name="ce2">
            <text:p>30,5214</text:p>
          </table:table-cell>
          <table:table-cell office:value-type="float" office:value="2296" table:style-name="ce2">
            <text:p>2296</text:p>
          </table:table-cell>
          <table:table-cell office:value-type="float" office:value="9.5469000000000008" table:style-name="ce2">
            <text:p>9,5469</text:p>
          </table:table-cell>
          <table:table-cell office:value-type="float" office:value="203.63640000000001" table:style-name="ce2">
            <text:p>203,6364</text:p>
          </table:table-cell>
          <table:table-cell office:value-type="float" office:value="29.4087" table:style-name="ce2">
            <text:p>29,4087</text:p>
          </table:table-cell>
          <table:table-cell office:value-type="string" table:style-name="ce2">
            <text:p>N/A</text:p>
          </table:table-cell>
          <table:table-cell office:value-type="float" office:value="51.241599999999998" table:style-name="ce2">
            <text:p>51,2416</text:p>
          </table:table-cell>
          <table:table-cell office:value-type="float" office:value="80.494699999999995" table:style-name="ce2">
            <text:p>80,494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2" table:style-name="ce2">
            <text:p>6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5" table:style-name="ce2">
            <text:p>8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5" table:style-name="ce2">
            <text:p>295</text:p>
          </table:table-cell>
          <table:table-cell office:value-type="float" office:value="300" table:style-name="ce2">
            <text:p>300</text:p>
          </table:table-cell>
          <table:table-cell office:value-type="float" office:value="781" table:style-name="ce2">
            <text:p>781</text:p>
          </table:table-cell>
          <table:table-cell office:value-type="string" table:style-name="ce2">
            <text:p>1400002C000A028002AA1E1E037F0301000D000D0000000000000000000000000000000002620127012C030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9 04:20:0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11096" table:style-name="ce2">
            <text:p>110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8:05:15</text:p>
          </table:table-cell>
          <table:table-cell office:value-type="string" table:style-name="ce2">
            <text:p>2020 MAY 19 08:20:21</text:p>
          </table:table-cell>
          <table:table-cell office:value-type="string" table:style-name="ce2">
            <text:p>2020 MAY 19 08:05:25</text:p>
          </table:table-cell>
          <table:table-cell office:value-type="string" table:style-name="ce2">
            <text:p>2020 MAY 19 08:20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08:15:25</text:p>
          </table:table-cell>
          <table:table-cell office:value-type="string" table:style-name="ce2">
            <text:p>2020 MAY 19 08:20:21</text:p>
          </table:table-cell>
          <table:table-cell office:value-type="string" table:style-name="ce2">
            <text:p>2020 MAY 19 08:19:51</text:p>
          </table:table-cell>
          <table:table-cell office:value-type="float" office:value="73.094899999999996" table:style-name="ce2">
            <text:p>73,0949</text:p>
          </table:table-cell>
          <table:table-cell office:value-type="float" office:value="7.1322999999999999" table:style-name="ce2">
            <text:p>7,1323</text:p>
          </table:table-cell>
          <table:table-cell office:value-type="string" table:style-name="ce2">
            <text:p>2020 MAY 19 08:15:55</text:p>
          </table:table-cell>
          <table:table-cell office:value-type="float" office:value="78.565299999999993" table:style-name="ce2">
            <text:p>78,5653</text:p>
          </table:table-cell>
          <table:table-cell office:value-type="float" office:value="27.775500000000001" table:style-name="ce2">
            <text:p>27,7755</text:p>
          </table:table-cell>
          <table:table-cell office:value-type="string" table:style-name="ce2">
            <text:p>2020 MAY 19 08:16:36</text:p>
          </table:table-cell>
          <table:table-cell office:value-type="float" office:value="30.9587" table:style-name="ce2">
            <text:p>30,9587</text:p>
          </table:table-cell>
          <table:table-cell office:value-type="float" office:value="2291" table:style-name="ce2">
            <text:p>2291</text:p>
          </table:table-cell>
          <table:table-cell office:value-type="float" office:value="9.6719000000000008" table:style-name="ce2">
            <text:p>9,6719</text:p>
          </table:table-cell>
          <table:table-cell office:value-type="float" office:value="203.7347" table:style-name="ce2">
            <text:p>203,7347</text:p>
          </table:table-cell>
          <table:table-cell office:value-type="float" office:value="29.503399999999999" table:style-name="ce2">
            <text:p>29,5034</text:p>
          </table:table-cell>
          <table:table-cell office:value-type="string" table:style-name="ce2">
            <text:p>N/A</text:p>
          </table:table-cell>
          <table:table-cell office:value-type="float" office:value="51.415300000000002" table:style-name="ce2">
            <text:p>51,4153</text:p>
          </table:table-cell>
          <table:table-cell office:value-type="float" office:value="80.762500000000003" table:style-name="ce2">
            <text:p>80,762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1" table:style-name="ce2">
            <text:p>6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6" table:style-name="ce2">
            <text:p>8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6" table:style-name="ce2">
            <text:p>296</text:p>
          </table:table-cell>
          <table:table-cell office:value-type="float" office:value="300" table:style-name="ce2">
            <text:p>300</text:p>
          </table:table-cell>
          <table:table-cell office:value-type="float" office:value="782" table:style-name="ce2">
            <text:p>782</text:p>
          </table:table-cell>
          <table:table-cell office:value-type="string" table:style-name="ce2">
            <text:p>1400002C000A028002A91E1E03800301000D000D0000000000000000000000000000000002620128012C030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9 08:15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11098" table:style-name="ce2">
            <text:p>110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2:01:09</text:p>
          </table:table-cell>
          <table:table-cell office:value-type="string" table:style-name="ce2">
            <text:p>2020 MAY 19 12:16:16</text:p>
          </table:table-cell>
          <table:table-cell office:value-type="string" table:style-name="ce2">
            <text:p>2020 MAY 19 12:01:19</text:p>
          </table:table-cell>
          <table:table-cell office:value-type="string" table:style-name="ce2">
            <text:p>2020 MAY 19 12:16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2:11:19</text:p>
          </table:table-cell>
          <table:table-cell office:value-type="string" table:style-name="ce2">
            <text:p>2020 MAY 19 12:16:16</text:p>
          </table:table-cell>
          <table:table-cell office:value-type="string" table:style-name="ce2">
            <text:p>2020 MAY 19 12:15:46</text:p>
          </table:table-cell>
          <table:table-cell office:value-type="float" office:value="73.061999999999998" table:style-name="ce2">
            <text:p>73,062</text:p>
          </table:table-cell>
          <table:table-cell office:value-type="float" office:value="-50.183500000000002" table:style-name="ce2">
            <text:p>-50,1835</text:p>
          </table:table-cell>
          <table:table-cell office:value-type="string" table:style-name="ce2">
            <text:p>2020 MAY 19 12:11:49</text:p>
          </table:table-cell>
          <table:table-cell office:value-type="float" office:value="79.162999999999997" table:style-name="ce2">
            <text:p>79,163</text:p>
          </table:table-cell>
          <table:table-cell office:value-type="float" office:value="-31.0473" table:style-name="ce2">
            <text:p>-31,0473</text:p>
          </table:table-cell>
          <table:table-cell office:value-type="string" table:style-name="ce2">
            <text:p>2020 MAY 19 12:12:31</text:p>
          </table:table-cell>
          <table:table-cell office:value-type="float" office:value="31.419599999999999" table:style-name="ce2">
            <text:p>31,4196</text:p>
          </table:table-cell>
          <table:table-cell office:value-type="float" office:value="2282" table:style-name="ce2">
            <text:p>2282</text:p>
          </table:table-cell>
          <table:table-cell office:value-type="float" office:value="9.5763999999999996" table:style-name="ce2">
            <text:p>9,5764</text:p>
          </table:table-cell>
          <table:table-cell office:value-type="float" office:value="203.833" table:style-name="ce2">
            <text:p>203,833</text:p>
          </table:table-cell>
          <table:table-cell office:value-type="float" office:value="29.597999999999999" table:style-name="ce2">
            <text:p>29,598</text:p>
          </table:table-cell>
          <table:table-cell office:value-type="string" table:style-name="ce2">
            <text:p>N/A</text:p>
          </table:table-cell>
          <table:table-cell office:value-type="float" office:value="51.588999999999999" table:style-name="ce2">
            <text:p>51,589</text:p>
          </table:table-cell>
          <table:table-cell office:value-type="float" office:value="81.030299999999997" table:style-name="ce2">
            <text:p>81,030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2" table:style-name="ce2">
            <text:p>6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897" table:style-name="ce2">
            <text:p>8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297" table:style-name="ce2">
            <text:p>297</text:p>
          </table:table-cell>
          <table:table-cell office:value-type="float" office:value="300" table:style-name="ce2">
            <text:p>300</text:p>
          </table:table-cell>
          <table:table-cell office:value-type="float" office:value="785" table:style-name="ce2">
            <text:p>785</text:p>
          </table:table-cell>
          <table:table-cell office:value-type="string" table:style-name="ce2">
            <text:p>1400002C000A028002AA1E1E03810301000D000D0000000000000000000000000000000002620129012C03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9 12:11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11101" table:style-name="ce2">
            <text:p>111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7:54:53</text:p>
          </table:table-cell>
          <table:table-cell office:value-type="string" table:style-name="ce2">
            <text:p>2020 MAY 19 18:10:03</text:p>
          </table:table-cell>
          <table:table-cell office:value-type="string" table:style-name="ce2">
            <text:p>2020 MAY 19 17:55:03</text:p>
          </table:table-cell>
          <table:table-cell office:value-type="string" table:style-name="ce2">
            <text:p>2020 MAY 19 18:10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18:05:03</text:p>
          </table:table-cell>
          <table:table-cell office:value-type="string" table:style-name="ce2">
            <text:p>2020 MAY 19 18:10:03</text:p>
          </table:table-cell>
          <table:table-cell office:value-type="string" table:style-name="ce2">
            <text:p>2020 MAY 19 18:09:33</text:p>
          </table:table-cell>
          <table:table-cell office:value-type="float" office:value="73.033199999999994" table:style-name="ce2">
            <text:p>73,0332</text:p>
          </table:table-cell>
          <table:table-cell office:value-type="float" office:value="-136.08260000000001" table:style-name="ce2">
            <text:p>-136,0826</text:p>
          </table:table-cell>
          <table:table-cell office:value-type="string" table:style-name="ce2">
            <text:p>2020 MAY 19 18:05:33</text:p>
          </table:table-cell>
          <table:table-cell office:value-type="float" office:value="79.457700000000003" table:style-name="ce2">
            <text:p>79,4577</text:p>
          </table:table-cell>
          <table:table-cell office:value-type="float" office:value="-116.5654" table:style-name="ce2">
            <text:p>-116,5654</text:p>
          </table:table-cell>
          <table:table-cell office:value-type="string" table:style-name="ce2">
            <text:p>2020 MAY 19 18:06:16</text:p>
          </table:table-cell>
          <table:table-cell office:value-type="float" office:value="32.1449" table:style-name="ce2">
            <text:p>32,1449</text:p>
          </table:table-cell>
          <table:table-cell office:value-type="float" office:value="2272" table:style-name="ce2">
            <text:p>2272</text:p>
          </table:table-cell>
          <table:table-cell office:value-type="float" office:value="9.6125000000000007" table:style-name="ce2">
            <text:p>9,6125</text:p>
          </table:table-cell>
          <table:table-cell office:value-type="float" office:value="203.98050000000001" table:style-name="ce2">
            <text:p>203,9805</text:p>
          </table:table-cell>
          <table:table-cell office:value-type="float" office:value="29.881900000000002" table:style-name="ce2">
            <text:p>29,8819</text:p>
          </table:table-cell>
          <table:table-cell office:value-type="string" table:style-name="ce2">
            <text:p>N/A</text:p>
          </table:table-cell>
          <table:table-cell office:value-type="float" office:value="52.110100000000003" table:style-name="ce2">
            <text:p>52,1101</text:p>
          </table:table-cell>
          <table:table-cell office:value-type="float" office:value="81.833699999999993" table:style-name="ce2">
            <text:p>81,83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3" table:style-name="ce2">
            <text:p>6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0" table:style-name="ce2">
            <text:p>90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792" table:style-name="ce2">
            <text:p>792</text:p>
          </table:table-cell>
          <table:table-cell office:value-type="string" table:style-name="ce2">
            <text:p>1400002C000A028002AB1E1E03840301000D000D000000000000000000000000000000000262012C012C03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9 18:05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11102" table:style-name="ce2">
            <text:p>111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19:52:47</text:p>
          </table:table-cell>
          <table:table-cell office:value-type="string" table:style-name="ce2">
            <text:p>2020 MAY 19 20:07:57</text:p>
          </table:table-cell>
          <table:table-cell office:value-type="string" table:style-name="ce2">
            <text:p>2020 MAY 19 19:52:57</text:p>
          </table:table-cell>
          <table:table-cell office:value-type="string" table:style-name="ce2">
            <text:p>2020 MAY 19 20:07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20:02:57</text:p>
          </table:table-cell>
          <table:table-cell office:value-type="string" table:style-name="ce2">
            <text:p>2020 MAY 19 20:07:57</text:p>
          </table:table-cell>
          <table:table-cell office:value-type="string" table:style-name="ce2">
            <text:p>2020 MAY 19 20:07:27</text:p>
          </table:table-cell>
          <table:table-cell office:value-type="float" office:value="72.986900000000006" table:style-name="ce2">
            <text:p>72,9869</text:p>
          </table:table-cell>
          <table:table-cell office:value-type="float" office:value="-164.8032" table:style-name="ce2">
            <text:p>-164,8032</text:p>
          </table:table-cell>
          <table:table-cell office:value-type="string" table:style-name="ce2">
            <text:p>2020 MAY 19 20:03:27</text:p>
          </table:table-cell>
          <table:table-cell office:value-type="float" office:value="79.257499999999993" table:style-name="ce2">
            <text:p>79,2575</text:p>
          </table:table-cell>
          <table:table-cell office:value-type="float" office:value="-144.4905" table:style-name="ce2">
            <text:p>-144,4905</text:p>
          </table:table-cell>
          <table:table-cell office:value-type="string" table:style-name="ce2">
            <text:p>2020 MAY 19 20:04:10</text:p>
          </table:table-cell>
          <table:table-cell office:value-type="float" office:value="32.3521" table:style-name="ce2">
            <text:p>32,3521</text:p>
          </table:table-cell>
          <table:table-cell office:value-type="float" office:value="2269" table:style-name="ce2">
            <text:p>2269</text:p>
          </table:table-cell>
          <table:table-cell office:value-type="float" office:value="9.6631" table:style-name="ce2">
            <text:p>9,6631</text:p>
          </table:table-cell>
          <table:table-cell office:value-type="float" office:value="204.02969999999999" table:style-name="ce2">
            <text:p>204,0297</text:p>
          </table:table-cell>
          <table:table-cell office:value-type="float" office:value="29.881900000000002" table:style-name="ce2">
            <text:p>29,8819</text:p>
          </table:table-cell>
          <table:table-cell office:value-type="string" table:style-name="ce2">
            <text:p>N/A</text:p>
          </table:table-cell>
          <table:table-cell office:value-type="float" office:value="52.110100000000003" table:style-name="ce2">
            <text:p>52,1101</text:p>
          </table:table-cell>
          <table:table-cell office:value-type="float" office:value="81.833699999999993" table:style-name="ce2">
            <text:p>81,83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3" table:style-name="ce2">
            <text:p>6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0" table:style-name="ce2">
            <text:p>90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792" table:style-name="ce2">
            <text:p>792</text:p>
          </table:table-cell>
          <table:table-cell office:value-type="string" table:style-name="ce2">
            <text:p>1400002C000A028002AB1E1E03840301000D000D000000000000000000000000000000000262012C012C03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9 20:03:2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11104" table:style-name="ce2">
            <text:p>111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23:48:44</text:p>
          </table:table-cell>
          <table:table-cell office:value-type="string" table:style-name="ce2">
            <text:p>2020 MAY 20 00:03:56</text:p>
          </table:table-cell>
          <table:table-cell office:value-type="string" table:style-name="ce2">
            <text:p>2020 MAY 19 23:48:54</text:p>
          </table:table-cell>
          <table:table-cell office:value-type="string" table:style-name="ce2">
            <text:p>2020 MAY 20 00:03:5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23:58:54</text:p>
          </table:table-cell>
          <table:table-cell office:value-type="string" table:style-name="ce2">
            <text:p>2020 MAY 20 00:03:56</text:p>
          </table:table-cell>
          <table:table-cell office:value-type="string" table:style-name="ce2">
            <text:p>2020 MAY 20 00:03:26</text:p>
          </table:table-cell>
          <table:table-cell office:value-type="float" office:value="72.850700000000003" table:style-name="ce2">
            <text:p>72,8507</text:p>
          </table:table-cell>
          <table:table-cell office:value-type="float" office:value="137.60120000000001" table:style-name="ce2">
            <text:p>137,6012</text:p>
          </table:table-cell>
          <table:table-cell office:value-type="string" table:style-name="ce2">
            <text:p>2020 MAY 19 23:59:24</text:p>
          </table:table-cell>
          <table:table-cell office:value-type="float" office:value="79.419700000000006" table:style-name="ce2">
            <text:p>79,4197</text:p>
          </table:table-cell>
          <table:table-cell office:value-type="float" office:value="157.6208" table:style-name="ce2">
            <text:p>157,6208</text:p>
          </table:table-cell>
          <table:table-cell office:value-type="string" table:style-name="ce2">
            <text:p>2020 MAY 20 00:00:07</text:p>
          </table:table-cell>
          <table:table-cell office:value-type="float" office:value="32.802700000000002" table:style-name="ce2">
            <text:p>32,8027</text:p>
          </table:table-cell>
          <table:table-cell office:value-type="float" office:value="2261" table:style-name="ce2">
            <text:p>2261</text:p>
          </table:table-cell>
          <table:table-cell office:value-type="float" office:value="9.6305999999999994" table:style-name="ce2">
            <text:p>9,6306</text:p>
          </table:table-cell>
          <table:table-cell office:value-type="float" office:value="204.12809999999999" table:style-name="ce2">
            <text:p>204,1281</text:p>
          </table:table-cell>
          <table:table-cell office:value-type="float" office:value="30.071200000000001" table:style-name="ce2">
            <text:p>30,0712</text:p>
          </table:table-cell>
          <table:table-cell office:value-type="string" table:style-name="ce2">
            <text:p>N/A</text:p>
          </table:table-cell>
          <table:table-cell office:value-type="float" office:value="52.457500000000003" table:style-name="ce2">
            <text:p>52,4575</text:p>
          </table:table-cell>
          <table:table-cell office:value-type="float" office:value="82.369299999999996" table:style-name="ce2">
            <text:p>82,36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3" table:style-name="ce2">
            <text:p>6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2" table:style-name="ce2">
            <text:p>90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2" table:style-name="ce2">
            <text:p>302</text:p>
          </table:table-cell>
          <table:table-cell office:value-type="float" office:value="300" table:style-name="ce2">
            <text:p>300</text:p>
          </table:table-cell>
          <table:table-cell office:value-type="float" office:value="796" table:style-name="ce2">
            <text:p>796</text:p>
          </table:table-cell>
          <table:table-cell office:value-type="string" table:style-name="ce2">
            <text:p>1400002C000A028002AB1E1E03860301000D000D000000000000000000000000000000000262012E012C031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19 23:59:2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11107" table:style-name="ce2">
            <text:p>111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5:42:28</text:p>
          </table:table-cell>
          <table:table-cell office:value-type="string" table:style-name="ce2">
            <text:p>2020 MAY 20 05:57:43</text:p>
          </table:table-cell>
          <table:table-cell office:value-type="string" table:style-name="ce2">
            <text:p>2020 MAY 20 05:42:38</text:p>
          </table:table-cell>
          <table:table-cell office:value-type="string" table:style-name="ce2">
            <text:p>2020 MAY 20 05:57:4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05:52:38</text:p>
          </table:table-cell>
          <table:table-cell office:value-type="string" table:style-name="ce2">
            <text:p>2020 MAY 20 05:57:43</text:p>
          </table:table-cell>
          <table:table-cell office:value-type="string" table:style-name="ce2">
            <text:p>2020 MAY 20 05:57:13</text:p>
          </table:table-cell>
          <table:table-cell office:value-type="float" office:value="72.823499999999996" table:style-name="ce2">
            <text:p>72,8235</text:p>
          </table:table-cell>
          <table:table-cell office:value-type="float" office:value="51.703699999999998" table:style-name="ce2">
            <text:p>51,7037</text:p>
          </table:table-cell>
          <table:table-cell office:value-type="string" table:style-name="ce2">
            <text:p>2020 MAY 20 05:53:08</text:p>
          </table:table-cell>
          <table:table-cell office:value-type="float" office:value="78.7136" table:style-name="ce2">
            <text:p>78,7136</text:p>
          </table:table-cell>
          <table:table-cell office:value-type="float" office:value="75.572400000000002" table:style-name="ce2">
            <text:p>75,5724</text:p>
          </table:table-cell>
          <table:table-cell office:value-type="string" table:style-name="ce2">
            <text:p>2020 MAY 20 05:53:51</text:p>
          </table:table-cell>
          <table:table-cell office:value-type="float" office:value="33.531799999999997" table:style-name="ce2">
            <text:p>33,5318</text:p>
          </table:table-cell>
          <table:table-cell office:value-type="float" office:value="2250" table:style-name="ce2">
            <text:p>2250</text:p>
          </table:table-cell>
          <table:table-cell office:value-type="float" office:value="9.8980999999999995" table:style-name="ce2">
            <text:p>9,8981</text:p>
          </table:table-cell>
          <table:table-cell office:value-type="float" office:value="204.2758" table:style-name="ce2">
            <text:p>204,2758</text:p>
          </table:table-cell>
          <table:table-cell office:value-type="float" office:value="30.3551" table:style-name="ce2">
            <text:p>30,3551</text:p>
          </table:table-cell>
          <table:table-cell office:value-type="string" table:style-name="ce2">
            <text:p>N/A</text:p>
          </table:table-cell>
          <table:table-cell office:value-type="float" office:value="52.9786" table:style-name="ce2">
            <text:p>52,9786</text:p>
          </table:table-cell>
          <table:table-cell office:value-type="float" office:value="83.172700000000006" table:style-name="ce2">
            <text:p>83,172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3" table:style-name="ce2">
            <text:p>6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5" table:style-name="ce2">
            <text:p>9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5" table:style-name="ce2">
            <text:p>305</text:p>
          </table:table-cell>
          <table:table-cell office:value-type="float" office:value="300" table:style-name="ce2">
            <text:p>300</text:p>
          </table:table-cell>
          <table:table-cell office:value-type="float" office:value="802" table:style-name="ce2">
            <text:p>802</text:p>
          </table:table-cell>
          <table:table-cell office:value-type="string" table:style-name="ce2">
            <text:p>1400002C000A028002AB1E1E03890301000D000D0000000000000000000000000000000002620131012C03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0 05:53:0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11109" table:style-name="ce2">
            <text:p>111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9:38:18</text:p>
          </table:table-cell>
          <table:table-cell office:value-type="string" table:style-name="ce2">
            <text:p>2020 MAY 20 09:53:34</text:p>
          </table:table-cell>
          <table:table-cell office:value-type="string" table:style-name="ce2">
            <text:p>2020 MAY 20 09:38:28</text:p>
          </table:table-cell>
          <table:table-cell office:value-type="string" table:style-name="ce2">
            <text:p>2020 MAY 20 09:53:3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09:48:28</text:p>
          </table:table-cell>
          <table:table-cell office:value-type="string" table:style-name="ce2">
            <text:p>2020 MAY 20 09:53:34</text:p>
          </table:table-cell>
          <table:table-cell office:value-type="string" table:style-name="ce2">
            <text:p>2020 MAY 20 09:53:04</text:p>
          </table:table-cell>
          <table:table-cell office:value-type="float" office:value="72.706100000000006" table:style-name="ce2">
            <text:p>72,7061</text:p>
          </table:table-cell>
          <table:table-cell office:value-type="float" office:value="-5.8109000000000002" table:style-name="ce2">
            <text:p>-5,8109</text:p>
          </table:table-cell>
          <table:table-cell office:value-type="string" table:style-name="ce2">
            <text:p>2020 MAY 20 09:48:58</text:p>
          </table:table-cell>
          <table:table-cell office:value-type="float" office:value="78.269300000000001" table:style-name="ce2">
            <text:p>78,2693</text:p>
          </table:table-cell>
          <table:table-cell office:value-type="float" office:value="19.535699999999999" table:style-name="ce2">
            <text:p>19,5357</text:p>
          </table:table-cell>
          <table:table-cell office:value-type="string" table:style-name="ce2">
            <text:p>2020 MAY 20 09:49:41</text:p>
          </table:table-cell>
          <table:table-cell office:value-type="float" office:value="33.9602" table:style-name="ce2">
            <text:p>33,9602</text:p>
          </table:table-cell>
          <table:table-cell office:value-type="float" office:value="2242" table:style-name="ce2">
            <text:p>2242</text:p>
          </table:table-cell>
          <table:table-cell office:value-type="float" office:value="9.9871999999999996" table:style-name="ce2">
            <text:p>9,9872</text:p>
          </table:table-cell>
          <table:table-cell office:value-type="float" office:value="204.3742" table:style-name="ce2">
            <text:p>204,3742</text:p>
          </table:table-cell>
          <table:table-cell office:value-type="float" office:value="30.4498" table:style-name="ce2">
            <text:p>30,4498</text:p>
          </table:table-cell>
          <table:table-cell office:value-type="string" table:style-name="ce2">
            <text:p>N/A</text:p>
          </table:table-cell>
          <table:table-cell office:value-type="float" office:value="53.152299999999997" table:style-name="ce2">
            <text:p>53,1523</text:p>
          </table:table-cell>
          <table:table-cell office:value-type="float" office:value="83.4405" table:style-name="ce2">
            <text:p>83,440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3" table:style-name="ce2">
            <text:p>6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6" table:style-name="ce2">
            <text:p>9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6" table:style-name="ce2">
            <text:p>306</text:p>
          </table:table-cell>
          <table:table-cell office:value-type="float" office:value="300" table:style-name="ce2">
            <text:p>300</text:p>
          </table:table-cell>
          <table:table-cell office:value-type="float" office:value="804" table:style-name="ce2">
            <text:p>804</text:p>
          </table:table-cell>
          <table:table-cell office:value-type="string" table:style-name="ce2">
            <text:p>1400002C000A028002AB1E1E038A0301000D000D0000000000000000000000000000000002620132012C03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63" table:style-name="ce3">
            <text:p>1763</text:p>
          </table:table-cell>
          <table:table-cell office:value-type="float" office:value="1763" table:style-name="ce3">
            <text:p>1763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0 09:48:5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11110" table:style-name="ce2">
            <text:p>111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1:36:15</text:p>
          </table:table-cell>
          <table:table-cell office:value-type="string" table:style-name="ce2">
            <text:p>2020 MAY 20 11:51:31</text:p>
          </table:table-cell>
          <table:table-cell office:value-type="string" table:style-name="ce2">
            <text:p>2020 MAY 20 11:36:25</text:p>
          </table:table-cell>
          <table:table-cell office:value-type="string" table:style-name="ce2">
            <text:p>2020 MAY 20 11:51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11:46:25</text:p>
          </table:table-cell>
          <table:table-cell office:value-type="string" table:style-name="ce2">
            <text:p>2020 MAY 20 11:51:31</text:p>
          </table:table-cell>
          <table:table-cell office:value-type="string" table:style-name="ce2">
            <text:p>2020 MAY 20 11:51:01</text:p>
          </table:table-cell>
          <table:table-cell office:value-type="float" office:value="72.699600000000004" table:style-name="ce2">
            <text:p>72,6996</text:p>
          </table:table-cell>
          <table:table-cell office:value-type="float" office:value="-34.442700000000002" table:style-name="ce2">
            <text:p>-34,4427</text:p>
          </table:table-cell>
          <table:table-cell office:value-type="string" table:style-name="ce2">
            <text:p>2020 MAY 20 11:46:55</text:p>
          </table:table-cell>
          <table:table-cell office:value-type="float" office:value="78.699600000000004" table:style-name="ce2">
            <text:p>78,6996</text:p>
          </table:table-cell>
          <table:table-cell office:value-type="float" office:value="-10.087999999999999" table:style-name="ce2">
            <text:p>-10,088</text:p>
          </table:table-cell>
          <table:table-cell office:value-type="string" table:style-name="ce2">
            <text:p>2020 MAY 20 11:47:38</text:p>
          </table:table-cell>
          <table:table-cell office:value-type="float" office:value="34.186599999999999" table:style-name="ce2">
            <text:p>34,1866</text:p>
          </table:table-cell>
          <table:table-cell office:value-type="float" office:value="2238" table:style-name="ce2">
            <text:p>2238</text:p>
          </table:table-cell>
          <table:table-cell office:value-type="float" office:value="9.9253" table:style-name="ce2">
            <text:p>9,9253</text:p>
          </table:table-cell>
          <table:table-cell office:value-type="float" office:value="204.42339999999999" table:style-name="ce2">
            <text:p>204,4234</text:p>
          </table:table-cell>
          <table:table-cell office:value-type="float" office:value="30.4498" table:style-name="ce2">
            <text:p>30,4498</text:p>
          </table:table-cell>
          <table:table-cell office:value-type="string" table:style-name="ce2">
            <text:p>N/A</text:p>
          </table:table-cell>
          <table:table-cell office:value-type="float" office:value="53.152299999999997" table:style-name="ce2">
            <text:p>53,1523</text:p>
          </table:table-cell>
          <table:table-cell office:value-type="float" office:value="83.4405" table:style-name="ce2">
            <text:p>83,440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3" table:style-name="ce2">
            <text:p>6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06" table:style-name="ce2">
            <text:p>9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06" table:style-name="ce2">
            <text:p>306</text:p>
          </table:table-cell>
          <table:table-cell office:value-type="float" office:value="300" table:style-name="ce2">
            <text:p>300</text:p>
          </table:table-cell>
          <table:table-cell office:value-type="float" office:value="804" table:style-name="ce2">
            <text:p>804</text:p>
          </table:table-cell>
          <table:table-cell office:value-type="string" table:style-name="ce2">
            <text:p>1400002C000A028002AB1E1E038A0301000D000D0000000000000000000000000000000002620132012C03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0 11:46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51" table:style-name="ce2">
            <text:p>51</text:p>
          </table:table-cell>
          <table:table-cell office:value-type="float" office:value="11113" table:style-name="ce2">
            <text:p>111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7:30:01</text:p>
          </table:table-cell>
          <table:table-cell office:value-type="string" table:style-name="ce2">
            <text:p>2020 MAY 20 17:45:21</text:p>
          </table:table-cell>
          <table:table-cell office:value-type="string" table:style-name="ce2">
            <text:p>2020 MAY 20 17:30:11</text:p>
          </table:table-cell>
          <table:table-cell office:value-type="string" table:style-name="ce2">
            <text:p>2020 MAY 20 17:45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17:40:11</text:p>
          </table:table-cell>
          <table:table-cell office:value-type="string" table:style-name="ce2">
            <text:p>2020 MAY 20 17:45:21</text:p>
          </table:table-cell>
          <table:table-cell office:value-type="string" table:style-name="ce2">
            <text:p>2020 MAY 20 17:44:51</text:p>
          </table:table-cell>
          <table:table-cell office:value-type="float" office:value="72.614500000000007" table:style-name="ce2">
            <text:p>72,6145</text:p>
          </table:table-cell>
          <table:table-cell office:value-type="float" office:value="-120.49979999999999" table:style-name="ce2">
            <text:p>-120,4998</text:p>
          </table:table-cell>
          <table:table-cell office:value-type="string" table:style-name="ce2">
            <text:p>2020 MAY 20 17:40:41</text:p>
          </table:table-cell>
          <table:table-cell office:value-type="float" office:value="79.201999999999998" table:style-name="ce2">
            <text:p>79,202</text:p>
          </table:table-cell>
          <table:table-cell office:value-type="float" office:value="-96.364699999999999" table:style-name="ce2">
            <text:p>-96,3647</text:p>
          </table:table-cell>
          <table:table-cell office:value-type="string" table:style-name="ce2">
            <text:p>2020 MAY 20 17:41:25</text:p>
          </table:table-cell>
          <table:table-cell office:value-type="float" office:value="34.905099999999997" table:style-name="ce2">
            <text:p>34,9051</text:p>
          </table:table-cell>
          <table:table-cell office:value-type="float" office:value="2226" table:style-name="ce2">
            <text:p>2226</text:p>
          </table:table-cell>
          <table:table-cell office:value-type="float" office:value="9.9114000000000004" table:style-name="ce2">
            <text:p>9,9114</text:p>
          </table:table-cell>
          <table:table-cell office:value-type="float" office:value="204.5712" table:style-name="ce2">
            <text:p>204,5712</text:p>
          </table:table-cell>
          <table:table-cell office:value-type="float" office:value="30.828299999999999" table:style-name="ce2">
            <text:p>30,8283</text:p>
          </table:table-cell>
          <table:table-cell office:value-type="string" table:style-name="ce2">
            <text:p>N/A</text:p>
          </table:table-cell>
          <table:table-cell office:value-type="float" office:value="53.847099999999998" table:style-name="ce2">
            <text:p>53,8471</text:p>
          </table:table-cell>
          <table:table-cell office:value-type="float" office:value="84.511600000000001" table:style-name="ce2">
            <text:p>84,511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4" table:style-name="ce2">
            <text:p>6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0" table:style-name="ce2">
            <text:p>9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0" table:style-name="ce2">
            <text:p>310</text:p>
          </table:table-cell>
          <table:table-cell office:value-type="float" office:value="300" table:style-name="ce2">
            <text:p>300</text:p>
          </table:table-cell>
          <table:table-cell office:value-type="float" office:value="813" table:style-name="ce2">
            <text:p>813</text:p>
          </table:table-cell>
          <table:table-cell office:value-type="string" table:style-name="ce2">
            <text:p>1400002C000A028002AC1E1E038E0301000D000D0000000000000000000000000000000002620136012C032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0 17:40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54" table:style-name="ce2">
            <text:p>54</text:p>
          </table:table-cell>
          <table:table-cell office:value-type="float" office:value="11116" table:style-name="ce2">
            <text:p>11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23:23:50</text:p>
          </table:table-cell>
          <table:table-cell office:value-type="string" table:style-name="ce2">
            <text:p>2020 MAY 20 23:39:12</text:p>
          </table:table-cell>
          <table:table-cell office:value-type="string" table:style-name="ce2">
            <text:p>2020 MAY 20 23:24:00</text:p>
          </table:table-cell>
          <table:table-cell office:value-type="string" table:style-name="ce2">
            <text:p>2020 MAY 20 23:39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23:34:00</text:p>
          </table:table-cell>
          <table:table-cell office:value-type="string" table:style-name="ce2">
            <text:p>2020 MAY 20 23:39:12</text:p>
          </table:table-cell>
          <table:table-cell office:value-type="string" table:style-name="ce2">
            <text:p>2020 MAY 20 23:38:42</text:p>
          </table:table-cell>
          <table:table-cell office:value-type="float" office:value="72.403099999999995" table:style-name="ce2">
            <text:p>72,4031</text:p>
          </table:table-cell>
          <table:table-cell office:value-type="float" office:value="153.12629999999999" table:style-name="ce2">
            <text:p>153,1263</text:p>
          </table:table-cell>
          <table:table-cell office:value-type="string" table:style-name="ce2">
            <text:p>2020 MAY 20 23:34:30</text:p>
          </table:table-cell>
          <table:table-cell office:value-type="float" office:value="79.102400000000003" table:style-name="ce2">
            <text:p>79,1024</text:p>
          </table:table-cell>
          <table:table-cell office:value-type="float" office:value="177.77090000000001" table:style-name="ce2">
            <text:p>177,7709</text:p>
          </table:table-cell>
          <table:table-cell office:value-type="string" table:style-name="ce2">
            <text:p>2020 MAY 20 23:35:15</text:p>
          </table:table-cell>
          <table:table-cell office:value-type="float" office:value="35.5334" table:style-name="ce2">
            <text:p>35,5334</text:p>
          </table:table-cell>
          <table:table-cell office:value-type="float" office:value="2214" table:style-name="ce2">
            <text:p>2214</text:p>
          </table:table-cell>
          <table:table-cell office:value-type="float" office:value="9.9255999999999993" table:style-name="ce2">
            <text:p>9,9256</text:p>
          </table:table-cell>
          <table:table-cell office:value-type="float" office:value="204.71899999999999" table:style-name="ce2">
            <text:p>204,719</text:p>
          </table:table-cell>
          <table:table-cell office:value-type="float" office:value="31.017600000000002" table:style-name="ce2">
            <text:p>31,0176</text:p>
          </table:table-cell>
          <table:table-cell office:value-type="string" table:style-name="ce2">
            <text:p>N/A</text:p>
          </table:table-cell>
          <table:table-cell office:value-type="float" office:value="54.194499999999998" table:style-name="ce2">
            <text:p>54,1945</text:p>
          </table:table-cell>
          <table:table-cell office:value-type="float" office:value="85.047200000000004" table:style-name="ce2">
            <text:p>85,047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5" table:style-name="ce2">
            <text:p>6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2" table:style-name="ce2">
            <text:p>9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2" table:style-name="ce2">
            <text:p>312</text:p>
          </table:table-cell>
          <table:table-cell office:value-type="float" office:value="300" table:style-name="ce2">
            <text:p>300</text:p>
          </table:table-cell>
          <table:table-cell office:value-type="float" office:value="818" table:style-name="ce2">
            <text:p>818</text:p>
          </table:table-cell>
          <table:table-cell office:value-type="string" table:style-name="ce2">
            <text:p>1400002C000A028002AD1E1E03900301000D000D0000000000000000000000000000000002620138012C03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0 23:34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11117" table:style-name="ce2">
            <text:p>111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1:21:47</text:p>
          </table:table-cell>
          <table:table-cell office:value-type="string" table:style-name="ce2">
            <text:p>2020 MAY 21 01:37:11</text:p>
          </table:table-cell>
          <table:table-cell office:value-type="string" table:style-name="ce2">
            <text:p>2020 MAY 21 01:21:57</text:p>
          </table:table-cell>
          <table:table-cell office:value-type="string" table:style-name="ce2">
            <text:p>2020 MAY 21 01:37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01:31:57</text:p>
          </table:table-cell>
          <table:table-cell office:value-type="string" table:style-name="ce2">
            <text:p>2020 MAY 21 01:37:11</text:p>
          </table:table-cell>
          <table:table-cell office:value-type="string" table:style-name="ce2">
            <text:p>2020 MAY 21 01:36:41</text:p>
          </table:table-cell>
          <table:table-cell office:value-type="float" office:value="72.381399999999999" table:style-name="ce2">
            <text:p>72,3814</text:p>
          </table:table-cell>
          <table:table-cell office:value-type="float" office:value="124.44759999999999" table:style-name="ce2">
            <text:p>124,4476</text:p>
          </table:table-cell>
          <table:table-cell office:value-type="string" table:style-name="ce2">
            <text:p>2020 MAY 21 01:32:27</text:p>
          </table:table-cell>
          <table:table-cell office:value-type="float" office:value="79.382199999999997" table:style-name="ce2">
            <text:p>79,3822</text:p>
          </table:table-cell>
          <table:table-cell office:value-type="float" office:value="148.85659999999999" table:style-name="ce2">
            <text:p>148,8566</text:p>
          </table:table-cell>
          <table:table-cell office:value-type="string" table:style-name="ce2">
            <text:p>2020 MAY 21 01:33:12</text:p>
          </table:table-cell>
          <table:table-cell office:value-type="float" office:value="35.781799999999997" table:style-name="ce2">
            <text:p>35,7818</text:p>
          </table:table-cell>
          <table:table-cell office:value-type="float" office:value="2210" table:style-name="ce2">
            <text:p>2210</text:p>
          </table:table-cell>
          <table:table-cell office:value-type="float" office:value="9.9108000000000001" table:style-name="ce2">
            <text:p>9,9108</text:p>
          </table:table-cell>
          <table:table-cell office:value-type="float" office:value="204.76830000000001" table:style-name="ce2">
            <text:p>204,7683</text:p>
          </table:table-cell>
          <table:table-cell office:value-type="float" office:value="31.206900000000001" table:style-name="ce2">
            <text:p>31,2069</text:p>
          </table:table-cell>
          <table:table-cell office:value-type="string" table:style-name="ce2">
            <text:p>N/A</text:p>
          </table:table-cell>
          <table:table-cell office:value-type="float" office:value="54.541899999999998" table:style-name="ce2">
            <text:p>54,5419</text:p>
          </table:table-cell>
          <table:table-cell office:value-type="float" office:value="85.582800000000006" table:style-name="ce2">
            <text:p>85,582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5" table:style-name="ce2">
            <text:p>6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4" table:style-name="ce2">
            <text:p>91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4" table:style-name="ce2">
            <text:p>314</text:p>
          </table:table-cell>
          <table:table-cell office:value-type="float" office:value="300" table:style-name="ce2">
            <text:p>300</text:p>
          </table:table-cell>
          <table:table-cell office:value-type="float" office:value="822" table:style-name="ce2">
            <text:p>822</text:p>
          </table:table-cell>
          <table:table-cell office:value-type="string" table:style-name="ce2">
            <text:p>1400002C000A028002AD1E1E03920301000D000D000000000000000000000000000000000262013A012C03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1 01:32:2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11119" table:style-name="ce2">
            <text:p>111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5:17:35</text:p>
          </table:table-cell>
          <table:table-cell office:value-type="string" table:style-name="ce2">
            <text:p>2020 MAY 21 05:33:01</text:p>
          </table:table-cell>
          <table:table-cell office:value-type="string" table:style-name="ce2">
            <text:p>2020 MAY 21 05:17:45</text:p>
          </table:table-cell>
          <table:table-cell office:value-type="string" table:style-name="ce2">
            <text:p>2020 MAY 21 05:33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05:27:45</text:p>
          </table:table-cell>
          <table:table-cell office:value-type="string" table:style-name="ce2">
            <text:p>2020 MAY 21 05:33:01</text:p>
          </table:table-cell>
          <table:table-cell office:value-type="string" table:style-name="ce2">
            <text:p>2020 MAY 21 05:32:31</text:p>
          </table:table-cell>
          <table:table-cell office:value-type="float" office:value="72.388800000000003" table:style-name="ce2">
            <text:p>72,3888</text:p>
          </table:table-cell>
          <table:table-cell office:value-type="float" office:value="67.247399999999999" table:style-name="ce2">
            <text:p>67,2474</text:p>
          </table:table-cell>
          <table:table-cell office:value-type="string" table:style-name="ce2">
            <text:p>2020 MAY 21 05:28:15</text:p>
          </table:table-cell>
          <table:table-cell office:value-type="float" office:value="79.3279" table:style-name="ce2">
            <text:p>79,3279</text:p>
          </table:table-cell>
          <table:table-cell office:value-type="float" office:value="92.963399999999993" table:style-name="ce2">
            <text:p>92,9634</text:p>
          </table:table-cell>
          <table:table-cell office:value-type="string" table:style-name="ce2">
            <text:p>2020 MAY 21 05:29:01</text:p>
          </table:table-cell>
          <table:table-cell office:value-type="float" office:value="36.264499999999998" table:style-name="ce2">
            <text:p>36,2645</text:p>
          </table:table-cell>
          <table:table-cell office:value-type="float" office:value="2201" table:style-name="ce2">
            <text:p>2201</text:p>
          </table:table-cell>
          <table:table-cell office:value-type="float" office:value="10.0092" table:style-name="ce2">
            <text:p>10,0092</text:p>
          </table:table-cell>
          <table:table-cell office:value-type="float" office:value="204.86680000000001" table:style-name="ce2">
            <text:p>204,8668</text:p>
          </table:table-cell>
          <table:table-cell office:value-type="float" office:value="31.3962" table:style-name="ce2">
            <text:p>31,3962</text:p>
          </table:table-cell>
          <table:table-cell office:value-type="string" table:style-name="ce2">
            <text:p>N/A</text:p>
          </table:table-cell>
          <table:table-cell office:value-type="float" office:value="54.889299999999999" table:style-name="ce2">
            <text:p>54,8893</text:p>
          </table:table-cell>
          <table:table-cell office:value-type="float" office:value="86.118399999999994" table:style-name="ce2">
            <text:p>86,1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6" table:style-name="ce2">
            <text:p>6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6" table:style-name="ce2">
            <text:p>91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6" table:style-name="ce2">
            <text:p>316</text:p>
          </table:table-cell>
          <table:table-cell office:value-type="float" office:value="300" table:style-name="ce2">
            <text:p>300</text:p>
          </table:table-cell>
          <table:table-cell office:value-type="float" office:value="827" table:style-name="ce2">
            <text:p>827</text:p>
          </table:table-cell>
          <table:table-cell office:value-type="string" table:style-name="ce2">
            <text:p>1400002C000A028002AE1E1E03940301000D000D000000000000000000000000000000000262013C012C033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1 05:28:1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11122" table:style-name="ce2">
            <text:p>111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1:11:21</text:p>
          </table:table-cell>
          <table:table-cell office:value-type="string" table:style-name="ce2">
            <text:p>2020 MAY 21 11:26:49</text:p>
          </table:table-cell>
          <table:table-cell office:value-type="string" table:style-name="ce2">
            <text:p>2020 MAY 21 11:11:31</text:p>
          </table:table-cell>
          <table:table-cell office:value-type="string" table:style-name="ce2">
            <text:p>2020 MAY 21 11:26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11:21:31</text:p>
          </table:table-cell>
          <table:table-cell office:value-type="string" table:style-name="ce2">
            <text:p>2020 MAY 21 11:26:49</text:p>
          </table:table-cell>
          <table:table-cell office:value-type="string" table:style-name="ce2">
            <text:p>2020 MAY 21 11:26:19</text:p>
          </table:table-cell>
          <table:table-cell office:value-type="float" office:value="72.198899999999995" table:style-name="ce2">
            <text:p>72,1989</text:p>
          </table:table-cell>
          <table:table-cell office:value-type="float" office:value="-19.058199999999999" table:style-name="ce2">
            <text:p>-19,0582</text:p>
          </table:table-cell>
          <table:table-cell office:value-type="string" table:style-name="ce2">
            <text:p>2020 MAY 21 11:22:01</text:p>
          </table:table-cell>
          <table:table-cell office:value-type="float" office:value="79.0809" table:style-name="ce2">
            <text:p>79,0809</text:p>
          </table:table-cell>
          <table:table-cell office:value-type="float" office:value="7.6994999999999996" table:style-name="ce2">
            <text:p>7,6995</text:p>
          </table:table-cell>
          <table:table-cell office:value-type="string" table:style-name="ce2">
            <text:p>2020 MAY 21 11:22:47</text:p>
          </table:table-cell>
          <table:table-cell office:value-type="float" office:value="36.895699999999998" table:style-name="ce2">
            <text:p>36,8957</text:p>
          </table:table-cell>
          <table:table-cell office:value-type="float" office:value="2187" table:style-name="ce2">
            <text:p>2187</text:p>
          </table:table-cell>
          <table:table-cell office:value-type="float" office:value="10.0625" table:style-name="ce2">
            <text:p>10,0625</text:p>
          </table:table-cell>
          <table:table-cell office:value-type="float" office:value="205.0147" table:style-name="ce2">
            <text:p>205,0147</text:p>
          </table:table-cell>
          <table:table-cell office:value-type="float" office:value="31.5855" table:style-name="ce2">
            <text:p>31,5855</text:p>
          </table:table-cell>
          <table:table-cell office:value-type="string" table:style-name="ce2">
            <text:p>N/A</text:p>
          </table:table-cell>
          <table:table-cell office:value-type="float" office:value="55.236699999999999" table:style-name="ce2">
            <text:p>55,2367</text:p>
          </table:table-cell>
          <table:table-cell office:value-type="float" office:value="86.653999999999996" table:style-name="ce2">
            <text:p>86,6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6" table:style-name="ce2">
            <text:p>6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18" table:style-name="ce2">
            <text:p>9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18" table:style-name="ce2">
            <text:p>318</text:p>
          </table:table-cell>
          <table:table-cell office:value-type="float" office:value="300" table:style-name="ce2">
            <text:p>300</text:p>
          </table:table-cell>
          <table:table-cell office:value-type="float" office:value="831" table:style-name="ce2">
            <text:p>831</text:p>
          </table:table-cell>
          <table:table-cell office:value-type="string" table:style-name="ce2">
            <text:p>1400002C000A028002AE1E1E03960301000D000D000000000000000000000000000000000262013E012C033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1 11:22:0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62" table:style-name="ce2">
            <text:p>62</text:p>
          </table:table-cell>
          <table:table-cell office:value-type="float" office:value="11124" table:style-name="ce2">
            <text:p>111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15:07:16</text:p>
          </table:table-cell>
          <table:table-cell office:value-type="string" table:style-name="ce2">
            <text:p>2020 MAY 21 15:22:46</text:p>
          </table:table-cell>
          <table:table-cell office:value-type="string" table:style-name="ce2">
            <text:p>2020 MAY 21 15:07:26</text:p>
          </table:table-cell>
          <table:table-cell office:value-type="string" table:style-name="ce2">
            <text:p>2020 MAY 21 15:22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15:17:26</text:p>
          </table:table-cell>
          <table:table-cell office:value-type="string" table:style-name="ce2">
            <text:p>2020 MAY 21 15:22:46</text:p>
          </table:table-cell>
          <table:table-cell office:value-type="string" table:style-name="ce2">
            <text:p>2020 MAY 21 15:22:16</text:p>
          </table:table-cell>
          <table:table-cell office:value-type="float" office:value="72.117900000000006" table:style-name="ce2">
            <text:p>72,1179</text:p>
          </table:table-cell>
          <table:table-cell office:value-type="float" office:value="-76.503200000000007" table:style-name="ce2">
            <text:p>-76,5032</text:p>
          </table:table-cell>
          <table:table-cell office:value-type="string" table:style-name="ce2">
            <text:p>2020 MAY 21 15:17:56</text:p>
          </table:table-cell>
          <table:table-cell office:value-type="float" office:value="78.870099999999994" table:style-name="ce2">
            <text:p>78,8701</text:p>
          </table:table-cell>
          <table:table-cell office:value-type="float" office:value="-48.533799999999999" table:style-name="ce2">
            <text:p>-48,5338</text:p>
          </table:table-cell>
          <table:table-cell office:value-type="string" table:style-name="ce2">
            <text:p>2020 MAY 21 15:18:42</text:p>
          </table:table-cell>
          <table:table-cell office:value-type="float" office:value="37.361400000000003" table:style-name="ce2">
            <text:p>37,3614</text:p>
          </table:table-cell>
          <table:table-cell office:value-type="float" office:value="2178" table:style-name="ce2">
            <text:p>2178</text:p>
          </table:table-cell>
          <table:table-cell office:value-type="float" office:value="10.14" table:style-name="ce2">
            <text:p>10,14</text:p>
          </table:table-cell>
          <table:table-cell office:value-type="float" office:value="205.11330000000001" table:style-name="ce2">
            <text:p>205,1133</text:p>
          </table:table-cell>
          <table:table-cell office:value-type="float" office:value="31.774799999999999" table:style-name="ce2">
            <text:p>31,7748</text:p>
          </table:table-cell>
          <table:table-cell office:value-type="string" table:style-name="ce2">
            <text:p>N/A</text:p>
          </table:table-cell>
          <table:table-cell office:value-type="float" office:value="55.584099999999999" table:style-name="ce2">
            <text:p>55,5841</text:p>
          </table:table-cell>
          <table:table-cell office:value-type="float" office:value="87.189599999999999" table:style-name="ce2">
            <text:p>87,1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6" table:style-name="ce2">
            <text:p>6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0" table:style-name="ce2">
            <text:p>92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0" table:style-name="ce2">
            <text:p>320</text:p>
          </table:table-cell>
          <table:table-cell office:value-type="float" office:value="300" table:style-name="ce2">
            <text:p>300</text:p>
          </table:table-cell>
          <table:table-cell office:value-type="float" office:value="835" table:style-name="ce2">
            <text:p>835</text:p>
          </table:table-cell>
          <table:table-cell office:value-type="string" table:style-name="ce2">
            <text:p>1400002C000A028002AE1E1E03980301000D000D0000000000000000000000000000000002620140012C034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1 15:17:5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65" table:style-name="ce2">
            <text:p>65</text:p>
          </table:table-cell>
          <table:table-cell office:value-type="float" office:value="11127" table:style-name="ce2">
            <text:p>111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21:00:56</text:p>
          </table:table-cell>
          <table:table-cell office:value-type="string" table:style-name="ce2">
            <text:p>2020 MAY 21 21:16:29</text:p>
          </table:table-cell>
          <table:table-cell office:value-type="string" table:style-name="ce2">
            <text:p>2020 MAY 21 21:01:06</text:p>
          </table:table-cell>
          <table:table-cell office:value-type="string" table:style-name="ce2">
            <text:p>2020 MAY 21 21:16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21:11:06</text:p>
          </table:table-cell>
          <table:table-cell office:value-type="string" table:style-name="ce2">
            <text:p>2020 MAY 21 21:16:29</text:p>
          </table:table-cell>
          <table:table-cell office:value-type="string" table:style-name="ce2">
            <text:p>2020 MAY 21 21:15:59</text:p>
          </table:table-cell>
          <table:table-cell office:value-type="float" office:value="72.017700000000005" table:style-name="ce2">
            <text:p>72,0177</text:p>
          </table:table-cell>
          <table:table-cell office:value-type="float" office:value="-162.56870000000001" table:style-name="ce2">
            <text:p>-162,5687</text:p>
          </table:table-cell>
          <table:table-cell office:value-type="string" table:style-name="ce2">
            <text:p>2020 MAY 21 21:11:36</text:p>
          </table:table-cell>
          <table:table-cell office:value-type="float" office:value="79.231700000000004" table:style-name="ce2">
            <text:p>79,2317</text:p>
          </table:table-cell>
          <table:table-cell office:value-type="float" office:value="-134.5616" table:style-name="ce2">
            <text:p>-134,5616</text:p>
          </table:table-cell>
          <table:table-cell office:value-type="string" table:style-name="ce2">
            <text:p>2020 MAY 21 21:12:23</text:p>
          </table:table-cell>
          <table:table-cell office:value-type="float" office:value="38.015999999999998" table:style-name="ce2">
            <text:p>38,016</text:p>
          </table:table-cell>
          <table:table-cell office:value-type="float" office:value="2165" table:style-name="ce2">
            <text:p>2165</text:p>
          </table:table-cell>
          <table:table-cell office:value-type="float" office:value="10.1408" table:style-name="ce2">
            <text:p>10,1408</text:p>
          </table:table-cell>
          <table:table-cell office:value-type="float" office:value="205.2612" table:style-name="ce2">
            <text:p>205,2612</text:p>
          </table:table-cell>
          <table:table-cell office:value-type="float" office:value="32.058700000000002" table:style-name="ce2">
            <text:p>32,0587</text:p>
          </table:table-cell>
          <table:table-cell office:value-type="string" table:style-name="ce2">
            <text:p>N/A</text:p>
          </table:table-cell>
          <table:table-cell office:value-type="float" office:value="56.105200000000004" table:style-name="ce2">
            <text:p>56,1052</text:p>
          </table:table-cell>
          <table:table-cell office:value-type="float" office:value="87.992999999999995" table:style-name="ce2">
            <text:p>87,9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7" table:style-name="ce2">
            <text:p>68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3" table:style-name="ce2">
            <text:p>92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3" table:style-name="ce2">
            <text:p>323</text:p>
          </table:table-cell>
          <table:table-cell office:value-type="float" office:value="300" table:style-name="ce2">
            <text:p>300</text:p>
          </table:table-cell>
          <table:table-cell office:value-type="float" office:value="842" table:style-name="ce2">
            <text:p>842</text:p>
          </table:table-cell>
          <table:table-cell office:value-type="string" table:style-name="ce2">
            <text:p>1400002C000A028002AF1E1E039B0301000D000D0000000000000000000000000000000002620143012C034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1 21:11:3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67" table:style-name="ce2">
            <text:p>67</text:p>
          </table:table-cell>
          <table:table-cell office:value-type="float" office:value="11129" table:style-name="ce2">
            <text:p>111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0:56:53</text:p>
          </table:table-cell>
          <table:table-cell office:value-type="string" table:style-name="ce2">
            <text:p>2020 MAY 22 01:12:29</text:p>
          </table:table-cell>
          <table:table-cell office:value-type="string" table:style-name="ce2">
            <text:p>2020 MAY 22 00:57:03</text:p>
          </table:table-cell>
          <table:table-cell office:value-type="string" table:style-name="ce2">
            <text:p>2020 MAY 22 01:12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1:07:03</text:p>
          </table:table-cell>
          <table:table-cell office:value-type="string" table:style-name="ce2">
            <text:p>2020 MAY 22 01:12:29</text:p>
          </table:table-cell>
          <table:table-cell office:value-type="string" table:style-name="ce2">
            <text:p>2020 MAY 22 01:11:59</text:p>
          </table:table-cell>
          <table:table-cell office:value-type="float" office:value="71.845399999999998" table:style-name="ce2">
            <text:p>71,8454</text:p>
          </table:table-cell>
          <table:table-cell office:value-type="float" office:value="139.75810000000001" table:style-name="ce2">
            <text:p>139,7581</text:p>
          </table:table-cell>
          <table:table-cell office:value-type="string" table:style-name="ce2">
            <text:p>2020 MAY 22 01:07:33</text:p>
          </table:table-cell>
          <table:table-cell office:value-type="float" office:value="79.525999999999996" table:style-name="ce2">
            <text:p>79,526</text:p>
          </table:table-cell>
          <table:table-cell office:value-type="float" office:value="167.31280000000001" table:style-name="ce2">
            <text:p>167,3128</text:p>
          </table:table-cell>
          <table:table-cell office:value-type="string" table:style-name="ce2">
            <text:p>2020 MAY 22 01:08:21</text:p>
          </table:table-cell>
          <table:table-cell office:value-type="float" office:value="38.451999999999998" table:style-name="ce2">
            <text:p>38,452</text:p>
          </table:table-cell>
          <table:table-cell office:value-type="float" office:value="2155" table:style-name="ce2">
            <text:p>2155</text:p>
          </table:table-cell>
          <table:table-cell office:value-type="float" office:value="10.0928" table:style-name="ce2">
            <text:p>10,0928</text:p>
          </table:table-cell>
          <table:table-cell office:value-type="float" office:value="205.35990000000001" table:style-name="ce2">
            <text:p>205,3599</text:p>
          </table:table-cell>
          <table:table-cell office:value-type="float" office:value="32.342599999999997" table:style-name="ce2">
            <text:p>32,3426</text:p>
          </table:table-cell>
          <table:table-cell office:value-type="string" table:style-name="ce2">
            <text:p>N/A</text:p>
          </table:table-cell>
          <table:table-cell office:value-type="float" office:value="56.626300000000001" table:style-name="ce2">
            <text:p>56,6263</text:p>
          </table:table-cell>
          <table:table-cell office:value-type="float" office:value="88.796400000000006" table:style-name="ce2">
            <text:p>88,796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8" table:style-name="ce2">
            <text:p>6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6" table:style-name="ce2">
            <text:p>92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6" table:style-name="ce2">
            <text:p>326</text:p>
          </table:table-cell>
          <table:table-cell office:value-type="float" office:value="300" table:style-name="ce2">
            <text:p>300</text:p>
          </table:table-cell>
          <table:table-cell office:value-type="float" office:value="849" table:style-name="ce2">
            <text:p>849</text:p>
          </table:table-cell>
          <table:table-cell office:value-type="string" table:style-name="ce2">
            <text:p>1400002C000A028002B01E1E039E0301000D000D0000000000000000000000000000000002620146012C035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2 01:07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69" table:style-name="ce2">
            <text:p>69</text:p>
          </table:table-cell>
          <table:table-cell office:value-type="float" office:value="11131" table:style-name="ce2">
            <text:p>111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4:52:43</text:p>
          </table:table-cell>
          <table:table-cell office:value-type="string" table:style-name="ce2">
            <text:p>2020 MAY 22 05:08:21</text:p>
          </table:table-cell>
          <table:table-cell office:value-type="string" table:style-name="ce2">
            <text:p>2020 MAY 22 04:52:53</text:p>
          </table:table-cell>
          <table:table-cell office:value-type="string" table:style-name="ce2">
            <text:p>2020 MAY 22 05:08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5:02:53</text:p>
          </table:table-cell>
          <table:table-cell office:value-type="string" table:style-name="ce2">
            <text:p>2020 MAY 22 05:08:21</text:p>
          </table:table-cell>
          <table:table-cell office:value-type="string" table:style-name="ce2">
            <text:p>2020 MAY 22 05:07:51</text:p>
          </table:table-cell>
          <table:table-cell office:value-type="float" office:value="71.855500000000006" table:style-name="ce2">
            <text:p>71,8555</text:p>
          </table:table-cell>
          <table:table-cell office:value-type="float" office:value="82.5501" table:style-name="ce2">
            <text:p>82,5501</text:p>
          </table:table-cell>
          <table:table-cell office:value-type="string" table:style-name="ce2">
            <text:p>2020 MAY 22 05:03:23</text:p>
          </table:table-cell>
          <table:table-cell office:value-type="float" office:value="78.777600000000007" table:style-name="ce2">
            <text:p>78,7776</text:p>
          </table:table-cell>
          <table:table-cell office:value-type="float" office:value="113.19799999999999" table:style-name="ce2">
            <text:p>113,198</text:p>
          </table:table-cell>
          <table:table-cell office:value-type="string" table:style-name="ce2">
            <text:p>2020 MAY 22 05:04:11</text:p>
          </table:table-cell>
          <table:table-cell office:value-type="float" office:value="38.941299999999998" table:style-name="ce2">
            <text:p>38,9413</text:p>
          </table:table-cell>
          <table:table-cell office:value-type="float" office:value="2144" table:style-name="ce2">
            <text:p>2144</text:p>
          </table:table-cell>
          <table:table-cell office:value-type="float" office:value="10.31" table:style-name="ce2">
            <text:p>10,31</text:p>
          </table:table-cell>
          <table:table-cell office:value-type="float" office:value="205.45859999999999" table:style-name="ce2">
            <text:p>205,4586</text:p>
          </table:table-cell>
          <table:table-cell office:value-type="float" office:value="32.5319" table:style-name="ce2">
            <text:p>32,5319</text:p>
          </table:table-cell>
          <table:table-cell office:value-type="string" table:style-name="ce2">
            <text:p>N/A</text:p>
          </table:table-cell>
          <table:table-cell office:value-type="float" office:value="56.973700000000001" table:style-name="ce2">
            <text:p>56,9737</text:p>
          </table:table-cell>
          <table:table-cell office:value-type="float" office:value="89.331999999999994" table:style-name="ce2">
            <text:p>89,3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8" table:style-name="ce2">
            <text:p>6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28" table:style-name="ce2">
            <text:p>9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28" table:style-name="ce2">
            <text:p>328</text:p>
          </table:table-cell>
          <table:table-cell office:value-type="float" office:value="300" table:style-name="ce2">
            <text:p>300</text:p>
          </table:table-cell>
          <table:table-cell office:value-type="float" office:value="853" table:style-name="ce2">
            <text:p>853</text:p>
          </table:table-cell>
          <table:table-cell office:value-type="string" table:style-name="ce2">
            <text:p>1400002C000A028002B01E1E03A00301000D000D0000000000000000000000000000000002620148012C03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2 05:03:2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11133" table:style-name="ce2">
            <text:p>111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08:48:31</text:p>
          </table:table-cell>
          <table:table-cell office:value-type="string" table:style-name="ce2">
            <text:p>2020 MAY 22 09:04:12</text:p>
          </table:table-cell>
          <table:table-cell office:value-type="string" table:style-name="ce2">
            <text:p>2020 MAY 22 08:48:41</text:p>
          </table:table-cell>
          <table:table-cell office:value-type="string" table:style-name="ce2">
            <text:p>2020 MAY 22 09:04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08:58:41</text:p>
          </table:table-cell>
          <table:table-cell office:value-type="string" table:style-name="ce2">
            <text:p>2020 MAY 22 09:04:12</text:p>
          </table:table-cell>
          <table:table-cell office:value-type="string" table:style-name="ce2">
            <text:p>2020 MAY 22 09:03:42</text:p>
          </table:table-cell>
          <table:table-cell office:value-type="float" office:value="71.646600000000007" table:style-name="ce2">
            <text:p>71,6466</text:p>
          </table:table-cell>
          <table:table-cell office:value-type="float" office:value="24.8307" table:style-name="ce2">
            <text:p>24,8307</text:p>
          </table:table-cell>
          <table:table-cell office:value-type="string" table:style-name="ce2">
            <text:p>2020 MAY 22 08:59:11</text:p>
          </table:table-cell>
          <table:table-cell office:value-type="float" office:value="78.957899999999995" table:style-name="ce2">
            <text:p>78,9579</text:p>
          </table:table-cell>
          <table:table-cell office:value-type="float" office:value="55.217700000000001" table:style-name="ce2">
            <text:p>55,2177</text:p>
          </table:table-cell>
          <table:table-cell office:value-type="string" table:style-name="ce2">
            <text:p>2020 MAY 22 08:59:59</text:p>
          </table:table-cell>
          <table:table-cell office:value-type="float" office:value="39.351399999999998" table:style-name="ce2">
            <text:p>39,3514</text:p>
          </table:table-cell>
          <table:table-cell office:value-type="float" office:value="2136" table:style-name="ce2">
            <text:p>2136</text:p>
          </table:table-cell>
          <table:table-cell office:value-type="float" office:value="10.2692" table:style-name="ce2">
            <text:p>10,2692</text:p>
          </table:table-cell>
          <table:table-cell office:value-type="float" office:value="205.5573" table:style-name="ce2">
            <text:p>205,5573</text:p>
          </table:table-cell>
          <table:table-cell office:value-type="float" office:value="32.815800000000003" table:style-name="ce2">
            <text:p>32,8158</text:p>
          </table:table-cell>
          <table:table-cell office:value-type="string" table:style-name="ce2">
            <text:p>N/A</text:p>
          </table:table-cell>
          <table:table-cell office:value-type="float" office:value="57.494900000000001" table:style-name="ce2">
            <text:p>57,4949</text:p>
          </table:table-cell>
          <table:table-cell office:value-type="float" office:value="90.135400000000004" table:style-name="ce2">
            <text:p>90,13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8" table:style-name="ce2">
            <text:p>68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1" table:style-name="ce2">
            <text:p>93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1" table:style-name="ce2">
            <text:p>331</text:p>
          </table:table-cell>
          <table:table-cell office:value-type="float" office:value="300" table:style-name="ce2">
            <text:p>300</text:p>
          </table:table-cell>
          <table:table-cell office:value-type="float" office:value="859" table:style-name="ce2">
            <text:p>859</text:p>
          </table:table-cell>
          <table:table-cell office:value-type="string" table:style-name="ce2">
            <text:p>1400002C000A028002B01E1E03A30301000D000D000000000000000000000000000000000262014B012C035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9" table:style-name="ce3">
            <text:p>779</text:p>
          </table:table-cell>
          <table:table-cell office:value-type="float" office:value="779" table:style-name="ce3">
            <text:p>779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2 08:59:1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73" table:style-name="ce2">
            <text:p>73</text:p>
          </table:table-cell>
          <table:table-cell office:value-type="float" office:value="11135" table:style-name="ce2">
            <text:p>111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12:44:24</text:p>
          </table:table-cell>
          <table:table-cell office:value-type="string" table:style-name="ce2">
            <text:p>2020 MAY 22 13:00:06</text:p>
          </table:table-cell>
          <table:table-cell office:value-type="string" table:style-name="ce2">
            <text:p>2020 MAY 22 12:44:34</text:p>
          </table:table-cell>
          <table:table-cell office:value-type="string" table:style-name="ce2">
            <text:p>2020 MAY 22 13:00: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12:54:34</text:p>
          </table:table-cell>
          <table:table-cell office:value-type="string" table:style-name="ce2">
            <text:p>2020 MAY 22 13:00:06</text:p>
          </table:table-cell>
          <table:table-cell office:value-type="string" table:style-name="ce2">
            <text:p>2020 MAY 22 12:59:36</text:p>
          </table:table-cell>
          <table:table-cell office:value-type="float" office:value="71.594700000000003" table:style-name="ce2">
            <text:p>71,5947</text:p>
          </table:table-cell>
          <table:table-cell office:value-type="float" office:value="-32.5321" table:style-name="ce2">
            <text:p>-32,5321</text:p>
          </table:table-cell>
          <table:table-cell office:value-type="string" table:style-name="ce2">
            <text:p>2020 MAY 22 12:55:04</text:p>
          </table:table-cell>
          <table:table-cell office:value-type="float" office:value="79.408799999999999" table:style-name="ce2">
            <text:p>79,4088</text:p>
          </table:table-cell>
          <table:table-cell office:value-type="float" office:value="-2.7528999999999999" table:style-name="ce2">
            <text:p>-2,7529</text:p>
          </table:table-cell>
          <table:table-cell office:value-type="string" table:style-name="ce2">
            <text:p>2020 MAY 22 12:55:53</text:p>
          </table:table-cell>
          <table:table-cell office:value-type="float" office:value="39.7759" table:style-name="ce2">
            <text:p>39,7759</text:p>
          </table:table-cell>
          <table:table-cell office:value-type="float" office:value="2124" table:style-name="ce2">
            <text:p>2124</text:p>
          </table:table-cell>
          <table:table-cell office:value-type="float" office:value="10.2303" table:style-name="ce2">
            <text:p>10,2303</text:p>
          </table:table-cell>
          <table:table-cell office:value-type="float" office:value="205.65600000000001" table:style-name="ce2">
            <text:p>205,656</text:p>
          </table:table-cell>
          <table:table-cell office:value-type="float" office:value="32.910499999999999" table:style-name="ce2">
            <text:p>32,9105</text:p>
          </table:table-cell>
          <table:table-cell office:value-type="string" table:style-name="ce2">
            <text:p>N/A</text:p>
          </table:table-cell>
          <table:table-cell office:value-type="float" office:value="57.668599999999998" table:style-name="ce2">
            <text:p>57,6686</text:p>
          </table:table-cell>
          <table:table-cell office:value-type="float" office:value="90.403199999999998" table:style-name="ce2">
            <text:p>90,40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89" table:style-name="ce2">
            <text:p>68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2" table:style-name="ce2">
            <text:p>93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2" table:style-name="ce2">
            <text:p>332</text:p>
          </table:table-cell>
          <table:table-cell office:value-type="float" office:value="300" table:style-name="ce2">
            <text:p>300</text:p>
          </table:table-cell>
          <table:table-cell office:value-type="float" office:value="862" table:style-name="ce2">
            <text:p>862</text:p>
          </table:table-cell>
          <table:table-cell office:value-type="string" table:style-name="ce2">
            <text:p>1400002C000A028002B11E1E03A40301000D000D000000000000000000000000000000000262014C012C035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991" table:style-name="ce3">
            <text:p>1991</text:p>
          </table:table-cell>
          <table:table-cell office:value-type="float" office:value="1991" table:style-name="ce3">
            <text:p>1991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2 12:55:0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78" table:style-name="ce2">
            <text:p>78</text:p>
          </table:table-cell>
          <table:table-cell office:value-type="float" office:value="11140" table:style-name="ce2">
            <text:p>111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2 22:34:01</text:p>
          </table:table-cell>
          <table:table-cell office:value-type="string" table:style-name="ce2">
            <text:p>2020 MAY 22 22:49:50</text:p>
          </table:table-cell>
          <table:table-cell office:value-type="string" table:style-name="ce2">
            <text:p>2020 MAY 22 22:34:11</text:p>
          </table:table-cell>
          <table:table-cell office:value-type="string" table:style-name="ce2">
            <text:p>2020 MAY 22 22:49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2 22:44:11</text:p>
          </table:table-cell>
          <table:table-cell office:value-type="string" table:style-name="ce2">
            <text:p>2020 MAY 22 22:49:50</text:p>
          </table:table-cell>
          <table:table-cell office:value-type="string" table:style-name="ce2">
            <text:p>2020 MAY 22 22:49:20</text:p>
          </table:table-cell>
          <table:table-cell office:value-type="float" office:value="71.252399999999994" table:style-name="ce2">
            <text:p>71,2524</text:p>
          </table:table-cell>
          <table:table-cell office:value-type="float" office:value="-176.42009999999999" table:style-name="ce2">
            <text:p>-176,4201</text:p>
          </table:table-cell>
          <table:table-cell office:value-type="string" table:style-name="ce2">
            <text:p>2020 MAY 22 22:44:41</text:p>
          </table:table-cell>
          <table:table-cell office:value-type="float" office:value="79.430899999999994" table:style-name="ce2">
            <text:p>79,4309</text:p>
          </table:table-cell>
          <table:table-cell office:value-type="float" office:value="-145.36369999999999" table:style-name="ce2">
            <text:p>-145,3637</text:p>
          </table:table-cell>
          <table:table-cell office:value-type="string" table:style-name="ce2">
            <text:p>2020 MAY 22 22:45:31</text:p>
          </table:table-cell>
          <table:table-cell office:value-type="float" office:value="40.8504" table:style-name="ce2">
            <text:p>40,8504</text:p>
          </table:table-cell>
          <table:table-cell office:value-type="float" office:value="2098" table:style-name="ce2">
            <text:p>2098</text:p>
          </table:table-cell>
          <table:table-cell office:value-type="float" office:value="10.285600000000001" table:style-name="ce2">
            <text:p>10,2856</text:p>
          </table:table-cell>
          <table:table-cell office:value-type="float" office:value="205.90289999999999" table:style-name="ce2">
            <text:p>205,9029</text:p>
          </table:table-cell>
          <table:table-cell office:value-type="float" office:value="33.573" table:style-name="ce2">
            <text:p>33,573</text:p>
          </table:table-cell>
          <table:table-cell office:value-type="string" table:style-name="ce2">
            <text:p>N/A</text:p>
          </table:table-cell>
          <table:table-cell office:value-type="float" office:value="58.884500000000003" table:style-name="ce2">
            <text:p>58,8845</text:p>
          </table:table-cell>
          <table:table-cell office:value-type="float" office:value="92.277699999999996" table:style-name="ce2">
            <text:p>92,2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0" table:style-name="ce2">
            <text:p>69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39" table:style-name="ce2">
            <text:p>93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39" table:style-name="ce2">
            <text:p>339</text:p>
          </table:table-cell>
          <table:table-cell office:value-type="float" office:value="300" table:style-name="ce2">
            <text:p>300</text:p>
          </table:table-cell>
          <table:table-cell office:value-type="float" office:value="877" table:style-name="ce2">
            <text:p>877</text:p>
          </table:table-cell>
          <table:table-cell office:value-type="string" table:style-name="ce2">
            <text:p>1400002C000A028002B21E1E03AB0301000D000D0000000000000000000000000000000002620153012C036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2 22:44:4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11142" table:style-name="ce2">
            <text:p>111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2:29:57</text:p>
          </table:table-cell>
          <table:table-cell office:value-type="string" table:style-name="ce2">
            <text:p>2020 MAY 23 02:45:49</text:p>
          </table:table-cell>
          <table:table-cell office:value-type="string" table:style-name="ce2">
            <text:p>2020 MAY 23 02:30:07</text:p>
          </table:table-cell>
          <table:table-cell office:value-type="string" table:style-name="ce2">
            <text:p>2020 MAY 23 02:45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2:40:07</text:p>
          </table:table-cell>
          <table:table-cell office:value-type="string" table:style-name="ce2">
            <text:p>2020 MAY 23 02:45:49</text:p>
          </table:table-cell>
          <table:table-cell office:value-type="string" table:style-name="ce2">
            <text:p>2020 MAY 23 02:45:19</text:p>
          </table:table-cell>
          <table:table-cell office:value-type="float" office:value="71.140900000000002" table:style-name="ce2">
            <text:p>71,1409</text:p>
          </table:table-cell>
          <table:table-cell office:value-type="float" office:value="126.06359999999999" table:style-name="ce2">
            <text:p>126,0636</text:p>
          </table:table-cell>
          <table:table-cell office:value-type="string" table:style-name="ce2">
            <text:p>2020 MAY 23 02:40:37</text:p>
          </table:table-cell>
          <table:table-cell office:value-type="float" office:value="79.402900000000002" table:style-name="ce2">
            <text:p>79,4029</text:p>
          </table:table-cell>
          <table:table-cell office:value-type="float" office:value="157.93989999999999" table:style-name="ce2">
            <text:p>157,9399</text:p>
          </table:table-cell>
          <table:table-cell office:value-type="string" table:style-name="ce2">
            <text:p>2020 MAY 23 02:41:28</text:p>
          </table:table-cell>
          <table:table-cell office:value-type="float" office:value="41.305900000000001" table:style-name="ce2">
            <text:p>41,3059</text:p>
          </table:table-cell>
          <table:table-cell office:value-type="float" office:value="2086" table:style-name="ce2">
            <text:p>2086</text:p>
          </table:table-cell>
          <table:table-cell office:value-type="float" office:value="10.3325" table:style-name="ce2">
            <text:p>10,3325</text:p>
          </table:table-cell>
          <table:table-cell office:value-type="float" office:value="206.0018" table:style-name="ce2">
            <text:p>206,0018</text:p>
          </table:table-cell>
          <table:table-cell office:value-type="float" office:value="33.856900000000003" table:style-name="ce2">
            <text:p>33,8569</text:p>
          </table:table-cell>
          <table:table-cell office:value-type="string" table:style-name="ce2">
            <text:p>N/A</text:p>
          </table:table-cell>
          <table:table-cell office:value-type="float" office:value="59.4056" table:style-name="ce2">
            <text:p>59,4056</text:p>
          </table:table-cell>
          <table:table-cell office:value-type="float" office:value="93.081100000000006" table:style-name="ce2">
            <text:p>93,0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1" table:style-name="ce2">
            <text:p>6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2" table:style-name="ce2">
            <text:p>94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2" table:style-name="ce2">
            <text:p>342</text:p>
          </table:table-cell>
          <table:table-cell office:value-type="float" office:value="300" table:style-name="ce2">
            <text:p>300</text:p>
          </table:table-cell>
          <table:table-cell office:value-type="float" office:value="884" table:style-name="ce2">
            <text:p>884</text:p>
          </table:table-cell>
          <table:table-cell office:value-type="string" table:style-name="ce2">
            <text:p>1400002C000A028002B31E1E03AE0301000D000D0000000000000000000000000000000002620156012C037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3 02:40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81" table:style-name="ce2">
            <text:p>81</text:p>
          </table:table-cell>
          <table:table-cell office:value-type="float" office:value="11143" table:style-name="ce2">
            <text:p>111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04:27:51</text:p>
          </table:table-cell>
          <table:table-cell office:value-type="string" table:style-name="ce2">
            <text:p>2020 MAY 23 04:43:44</text:p>
          </table:table-cell>
          <table:table-cell office:value-type="string" table:style-name="ce2">
            <text:p>2020 MAY 23 04:28:01</text:p>
          </table:table-cell>
          <table:table-cell office:value-type="string" table:style-name="ce2">
            <text:p>2020 MAY 23 04:43:4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04:38:01</text:p>
          </table:table-cell>
          <table:table-cell office:value-type="string" table:style-name="ce2">
            <text:p>2020 MAY 23 04:43:44</text:p>
          </table:table-cell>
          <table:table-cell office:value-type="string" table:style-name="ce2">
            <text:p>2020 MAY 23 04:43:14</text:p>
          </table:table-cell>
          <table:table-cell office:value-type="float" office:value="71.171300000000002" table:style-name="ce2">
            <text:p>71,1713</text:p>
          </table:table-cell>
          <table:table-cell office:value-type="float" office:value="97.515900000000002" table:style-name="ce2">
            <text:p>97,5159</text:p>
          </table:table-cell>
          <table:table-cell office:value-type="string" table:style-name="ce2">
            <text:p>2020 MAY 23 04:38:31</text:p>
          </table:table-cell>
          <table:table-cell office:value-type="float" office:value="79.487499999999997" table:style-name="ce2">
            <text:p>79,4875</text:p>
          </table:table-cell>
          <table:table-cell office:value-type="float" office:value="129.90889999999999" table:style-name="ce2">
            <text:p>129,9089</text:p>
          </table:table-cell>
          <table:table-cell office:value-type="string" table:style-name="ce2">
            <text:p>2020 MAY 23 04:39:22</text:p>
          </table:table-cell>
          <table:table-cell office:value-type="float" office:value="41.548000000000002" table:style-name="ce2">
            <text:p>41,548</text:p>
          </table:table-cell>
          <table:table-cell office:value-type="float" office:value="2080" table:style-name="ce2">
            <text:p>2080</text:p>
          </table:table-cell>
          <table:table-cell office:value-type="float" office:value="10.3758" table:style-name="ce2">
            <text:p>10,3758</text:p>
          </table:table-cell>
          <table:table-cell office:value-type="float" office:value="206.05119999999999" table:style-name="ce2">
            <text:p>206,0512</text:p>
          </table:table-cell>
          <table:table-cell office:value-type="float" office:value="33.951500000000003" table:style-name="ce2">
            <text:p>33,9515</text:p>
          </table:table-cell>
          <table:table-cell office:value-type="string" table:style-name="ce2">
            <text:p>N/A</text:p>
          </table:table-cell>
          <table:table-cell office:value-type="float" office:value="59.579300000000003" table:style-name="ce2">
            <text:p>59,5793</text:p>
          </table:table-cell>
          <table:table-cell office:value-type="float" office:value="93.3489" table:style-name="ce2">
            <text:p>93,348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1" table:style-name="ce2">
            <text:p>6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3" table:style-name="ce2">
            <text:p>94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3" table:style-name="ce2">
            <text:p>343</text:p>
          </table:table-cell>
          <table:table-cell office:value-type="float" office:value="300" table:style-name="ce2">
            <text:p>300</text:p>
          </table:table-cell>
          <table:table-cell office:value-type="float" office:value="886" table:style-name="ce2">
            <text:p>886</text:p>
          </table:table-cell>
          <table:table-cell office:value-type="string" table:style-name="ce2">
            <text:p>1400002C000A028002B31E1E03AF0301000D000D0000000000000000000000000000000002620157012C037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57" table:style-name="ce3">
            <text:p>2657</text:p>
          </table:table-cell>
          <table:table-cell office:value-type="float" office:value="2657" table:style-name="ce3">
            <text:p>2657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3 04:38:3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84" table:style-name="ce2">
            <text:p>84</text:p>
          </table:table-cell>
          <table:table-cell office:value-type="float" office:value="11146" table:style-name="ce2">
            <text:p>111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10:21:34</text:p>
          </table:table-cell>
          <table:table-cell office:value-type="string" table:style-name="ce2">
            <text:p>2020 MAY 23 10:37:31</text:p>
          </table:table-cell>
          <table:table-cell office:value-type="string" table:style-name="ce2">
            <text:p>2020 MAY 23 10:21:44</text:p>
          </table:table-cell>
          <table:table-cell office:value-type="string" table:style-name="ce2">
            <text:p>2020 MAY 23 10:37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10:31:44</text:p>
          </table:table-cell>
          <table:table-cell office:value-type="string" table:style-name="ce2">
            <text:p>2020 MAY 23 10:37:31</text:p>
          </table:table-cell>
          <table:table-cell office:value-type="string" table:style-name="ce2">
            <text:p>2020 MAY 23 10:37:01</text:p>
          </table:table-cell>
          <table:table-cell office:value-type="float" office:value="70.912300000000002" table:style-name="ce2">
            <text:p>70,9123</text:p>
          </table:table-cell>
          <table:table-cell office:value-type="float" office:value="11.0867" table:style-name="ce2">
            <text:p>11,0867</text:p>
          </table:table-cell>
          <table:table-cell office:value-type="string" table:style-name="ce2">
            <text:p>2020 MAY 23 10:32:14</text:p>
          </table:table-cell>
          <table:table-cell office:value-type="float" office:value="79.311300000000003" table:style-name="ce2">
            <text:p>79,3113</text:p>
          </table:table-cell>
          <table:table-cell office:value-type="float" office:value="44.346299999999999" table:style-name="ce2">
            <text:p>44,3463</text:p>
          </table:table-cell>
          <table:table-cell office:value-type="string" table:style-name="ce2">
            <text:p>2020 MAY 23 10:33:06</text:p>
          </table:table-cell>
          <table:table-cell office:value-type="float" office:value="42.153100000000002" table:style-name="ce2">
            <text:p>42,1531</text:p>
          </table:table-cell>
          <table:table-cell office:value-type="float" office:value="2064" table:style-name="ce2">
            <text:p>2064</text:p>
          </table:table-cell>
          <table:table-cell office:value-type="float" office:value="10.4086" table:style-name="ce2">
            <text:p>10,4086</text:p>
          </table:table-cell>
          <table:table-cell office:value-type="float" office:value="206.1994" table:style-name="ce2">
            <text:p>206,1994</text:p>
          </table:table-cell>
          <table:table-cell office:value-type="float" office:value="34.330100000000002" table:style-name="ce2">
            <text:p>34,3301</text:p>
          </table:table-cell>
          <table:table-cell office:value-type="string" table:style-name="ce2">
            <text:p>N/A</text:p>
          </table:table-cell>
          <table:table-cell office:value-type="float" office:value="60.274099999999997" table:style-name="ce2">
            <text:p>60,2741</text:p>
          </table:table-cell>
          <table:table-cell office:value-type="float" office:value="94.420100000000005" table:style-name="ce2">
            <text:p>94,4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2" table:style-name="ce2">
            <text:p>69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47" table:style-name="ce2">
            <text:p>94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47" table:style-name="ce2">
            <text:p>347</text:p>
          </table:table-cell>
          <table:table-cell office:value-type="float" office:value="300" table:style-name="ce2">
            <text:p>300</text:p>
          </table:table-cell>
          <table:table-cell office:value-type="float" office:value="895" table:style-name="ce2">
            <text:p>895</text:p>
          </table:table-cell>
          <table:table-cell office:value-type="string" table:style-name="ce2">
            <text:p>1400002C000A028002B41E1E03B30301000D000D000000000000000000000000000000000262015B012C037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3 10:32:1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11151" table:style-name="ce2">
            <text:p>111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20:11:11</text:p>
          </table:table-cell>
          <table:table-cell office:value-type="string" table:style-name="ce2">
            <text:p>2020 MAY 23 20:27:14</text:p>
          </table:table-cell>
          <table:table-cell office:value-type="string" table:style-name="ce2">
            <text:p>2020 MAY 23 20:11:21</text:p>
          </table:table-cell>
          <table:table-cell office:value-type="string" table:style-name="ce2">
            <text:p>2020 MAY 23 20:27: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20:21:21</text:p>
          </table:table-cell>
          <table:table-cell office:value-type="string" table:style-name="ce2">
            <text:p>2020 MAY 23 20:27:14</text:p>
          </table:table-cell>
          <table:table-cell office:value-type="string" table:style-name="ce2">
            <text:p>2020 MAY 23 20:26:44</text:p>
          </table:table-cell>
          <table:table-cell office:value-type="float" office:value="70.677599999999998" table:style-name="ce2">
            <text:p>70,6776</text:p>
          </table:table-cell>
          <table:table-cell office:value-type="float" office:value="-132.54040000000001" table:style-name="ce2">
            <text:p>-132,5404</text:p>
          </table:table-cell>
          <table:table-cell office:value-type="string" table:style-name="ce2">
            <text:p>2020 MAY 23 20:21:51</text:p>
          </table:table-cell>
          <table:table-cell office:value-type="float" office:value="78.669399999999996" table:style-name="ce2">
            <text:p>78,6694</text:p>
          </table:table-cell>
          <table:table-cell office:value-type="float" office:value="-96.271500000000003" table:style-name="ce2">
            <text:p>-96,2715</text:p>
          </table:table-cell>
          <table:table-cell office:value-type="string" table:style-name="ce2">
            <text:p>2020 MAY 23 20:22:44</text:p>
          </table:table-cell>
          <table:table-cell office:value-type="float" office:value="43.244199999999999" table:style-name="ce2">
            <text:p>43,2442</text:p>
          </table:table-cell>
          <table:table-cell office:value-type="float" office:value="2034" table:style-name="ce2">
            <text:p>2034</text:p>
          </table:table-cell>
          <table:table-cell office:value-type="float" office:value="10.5969" table:style-name="ce2">
            <text:p>10,5969</text:p>
          </table:table-cell>
          <table:table-cell office:value-type="float" office:value="206.44659999999999" table:style-name="ce2">
            <text:p>206,4466</text:p>
          </table:table-cell>
          <table:table-cell office:value-type="float" office:value="34.898000000000003" table:style-name="ce2">
            <text:p>34,898</text:p>
          </table:table-cell>
          <table:table-cell office:value-type="string" table:style-name="ce2">
            <text:p>N/A</text:p>
          </table:table-cell>
          <table:table-cell office:value-type="float" office:value="61.316299999999998" table:style-name="ce2">
            <text:p>61,3163</text:p>
          </table:table-cell>
          <table:table-cell office:value-type="float" office:value="96.026899999999998" table:style-name="ce2">
            <text:p>96,026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3" table:style-name="ce2">
            <text:p>6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53" table:style-name="ce2">
            <text:p>95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53" table:style-name="ce2">
            <text:p>353</text:p>
          </table:table-cell>
          <table:table-cell office:value-type="float" office:value="300" table:style-name="ce2">
            <text:p>300</text:p>
          </table:table-cell>
          <table:table-cell office:value-type="float" office:value="908" table:style-name="ce2">
            <text:p>908</text:p>
          </table:table-cell>
          <table:table-cell office:value-type="string" table:style-name="ce2">
            <text:p>1400002C000A028002B51E1E03B90301000D000D0000000000000000000000000000000002620161012C038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3 20:21:5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90" table:style-name="ce2">
            <text:p>90</text:p>
          </table:table-cell>
          <table:table-cell office:value-type="float" office:value="11152" table:style-name="ce2">
            <text:p>111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22:09:07</text:p>
          </table:table-cell>
          <table:table-cell office:value-type="string" table:style-name="ce2">
            <text:p>2020 MAY 23 22:25:12</text:p>
          </table:table-cell>
          <table:table-cell office:value-type="string" table:style-name="ce2">
            <text:p>2020 MAY 23 22:09:17</text:p>
          </table:table-cell>
          <table:table-cell office:value-type="string" table:style-name="ce2">
            <text:p>2020 MAY 23 22:25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22:19:17</text:p>
          </table:table-cell>
          <table:table-cell office:value-type="string" table:style-name="ce2">
            <text:p>2020 MAY 23 22:25:12</text:p>
          </table:table-cell>
          <table:table-cell office:value-type="string" table:style-name="ce2">
            <text:p>2020 MAY 23 22:24:42</text:p>
          </table:table-cell>
          <table:table-cell office:value-type="float" office:value="70.527299999999997" table:style-name="ce2">
            <text:p>70,5273</text:p>
          </table:table-cell>
          <table:table-cell office:value-type="float" office:value="-161.49100000000001" table:style-name="ce2">
            <text:p>-161,491</text:p>
          </table:table-cell>
          <table:table-cell office:value-type="string" table:style-name="ce2">
            <text:p>2020 MAY 23 22:19:47</text:p>
          </table:table-cell>
          <table:table-cell office:value-type="float" office:value="78.761200000000002" table:style-name="ce2">
            <text:p>78,7612</text:p>
          </table:table-cell>
          <table:table-cell office:value-type="float" office:value="-125.4267" table:style-name="ce2">
            <text:p>-125,4267</text:p>
          </table:table-cell>
          <table:table-cell office:value-type="string" table:style-name="ce2">
            <text:p>2020 MAY 23 22:20:40</text:p>
          </table:table-cell>
          <table:table-cell office:value-type="float" office:value="43.413499999999999" table:style-name="ce2">
            <text:p>43,4135</text:p>
          </table:table-cell>
          <table:table-cell office:value-type="float" office:value="2028" table:style-name="ce2">
            <text:p>2028</text:p>
          </table:table-cell>
          <table:table-cell office:value-type="float" office:value="10.5661" table:style-name="ce2">
            <text:p>10,5661</text:p>
          </table:table-cell>
          <table:table-cell office:value-type="float" office:value="206.49610000000001" table:style-name="ce2">
            <text:p>206,4961</text:p>
          </table:table-cell>
          <table:table-cell office:value-type="float" office:value="35.087200000000003" table:style-name="ce2">
            <text:p>35,0872</text:p>
          </table:table-cell>
          <table:table-cell office:value-type="string" table:style-name="ce2">
            <text:p>N/A</text:p>
          </table:table-cell>
          <table:table-cell office:value-type="float" office:value="61.663699999999999" table:style-name="ce2">
            <text:p>61,6637</text:p>
          </table:table-cell>
          <table:table-cell office:value-type="float" office:value="96.5625" table:style-name="ce2">
            <text:p>96,562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3" table:style-name="ce2">
            <text:p>69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55" table:style-name="ce2">
            <text:p>95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55" table:style-name="ce2">
            <text:p>355</text:p>
          </table:table-cell>
          <table:table-cell office:value-type="float" office:value="300" table:style-name="ce2">
            <text:p>300</text:p>
          </table:table-cell>
          <table:table-cell office:value-type="float" office:value="912" table:style-name="ce2">
            <text:p>912</text:p>
          </table:table-cell>
          <table:table-cell office:value-type="string" table:style-name="ce2">
            <text:p>1400002C000A028002B51E1E03BB0301000D000D0000000000000000000000000000000002620163012C039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29" table:style-name="ce3">
            <text:p>929</text:p>
          </table:table-cell>
          <table:table-cell office:value-type="float" office:value="929" table:style-name="ce3">
            <text:p>929</text:p>
          </table:table-cell>
          <table:table-cell office:value-type="float" office:value="0" table:style-name="ce3">
            <text:p>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3 22:19:4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92" table:style-name="ce2">
            <text:p>92</text:p>
          </table:table-cell>
          <table:table-cell office:value-type="float" office:value="11154" table:style-name="ce2">
            <text:p>111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2:05:04</text:p>
          </table:table-cell>
          <table:table-cell office:value-type="string" table:style-name="ce2">
            <text:p>2020 MAY 24 02:21:12</text:p>
          </table:table-cell>
          <table:table-cell office:value-type="string" table:style-name="ce2">
            <text:p>2020 MAY 24 02:05:14</text:p>
          </table:table-cell>
          <table:table-cell office:value-type="string" table:style-name="ce2">
            <text:p>2020 MAY 24 02:21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2:15:14</text:p>
          </table:table-cell>
          <table:table-cell office:value-type="string" table:style-name="ce2">
            <text:p>2020 MAY 24 02:21:12</text:p>
          </table:table-cell>
          <table:table-cell office:value-type="string" table:style-name="ce2">
            <text:p>2020 MAY 24 02:20:42</text:p>
          </table:table-cell>
          <table:table-cell office:value-type="float" office:value="70.348100000000002" table:style-name="ce2">
            <text:p>70,3481</text:p>
          </table:table-cell>
          <table:table-cell office:value-type="float" office:value="140.85470000000001" table:style-name="ce2">
            <text:p>140,8547</text:p>
          </table:table-cell>
          <table:table-cell office:value-type="string" table:style-name="ce2">
            <text:p>2020 MAY 24 02:15:44</text:p>
          </table:table-cell>
          <table:table-cell office:value-type="float" office:value="79.376999999999995" table:style-name="ce2">
            <text:p>79,377</text:p>
          </table:table-cell>
          <table:table-cell office:value-type="float" office:value="176.0378" table:style-name="ce2">
            <text:p>176,0378</text:p>
          </table:table-cell>
          <table:table-cell office:value-type="string" table:style-name="ce2">
            <text:p>2020 MAY 24 02:16:38</text:p>
          </table:table-cell>
          <table:table-cell office:value-type="float" office:value="43.828899999999997" table:style-name="ce2">
            <text:p>43,8289</text:p>
          </table:table-cell>
          <table:table-cell office:value-type="float" office:value="2016" table:style-name="ce2">
            <text:p>2016</text:p>
          </table:table-cell>
          <table:table-cell office:value-type="float" office:value="10.490600000000001" table:style-name="ce2">
            <text:p>10,4906</text:p>
          </table:table-cell>
          <table:table-cell office:value-type="float" office:value="206.595" table:style-name="ce2">
            <text:p>206,595</text:p>
          </table:table-cell>
          <table:table-cell office:value-type="float" office:value="35.371200000000002" table:style-name="ce2">
            <text:p>35,3712</text:p>
          </table:table-cell>
          <table:table-cell office:value-type="string" table:style-name="ce2">
            <text:p>N/A</text:p>
          </table:table-cell>
          <table:table-cell office:value-type="float" office:value="62.184800000000003" table:style-name="ce2">
            <text:p>62,1848</text:p>
          </table:table-cell>
          <table:table-cell office:value-type="float" office:value="97.365899999999996" table:style-name="ce2">
            <text:p>97,365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4" table:style-name="ce2">
            <text:p>69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58" table:style-name="ce2">
            <text:p>9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58" table:style-name="ce2">
            <text:p>358</text:p>
          </table:table-cell>
          <table:table-cell office:value-type="float" office:value="300" table:style-name="ce2">
            <text:p>300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1400002C000A028002B61E1E03BE0301000D000D0000000000000000000000000000000002620166012C039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02:15:4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94" table:style-name="ce2">
            <text:p>94</text:p>
          </table:table-cell>
          <table:table-cell office:value-type="float" office:value="11156" table:style-name="ce2">
            <text:p>11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6:00:53</text:p>
          </table:table-cell>
          <table:table-cell office:value-type="string" table:style-name="ce2">
            <text:p>2020 MAY 24 06:17:05</text:p>
          </table:table-cell>
          <table:table-cell office:value-type="string" table:style-name="ce2">
            <text:p>2020 MAY 24 06:01:03</text:p>
          </table:table-cell>
          <table:table-cell office:value-type="string" table:style-name="ce2">
            <text:p>2020 MAY 24 06:17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6:11:03</text:p>
          </table:table-cell>
          <table:table-cell office:value-type="string" table:style-name="ce2">
            <text:p>2020 MAY 24 06:17:05</text:p>
          </table:table-cell>
          <table:table-cell office:value-type="string" table:style-name="ce2">
            <text:p>2020 MAY 24 06:16:35</text:p>
          </table:table-cell>
          <table:table-cell office:value-type="float" office:value="70.291300000000007" table:style-name="ce2">
            <text:p>70,2913</text:p>
          </table:table-cell>
          <table:table-cell office:value-type="float" office:value="83.485500000000002" table:style-name="ce2">
            <text:p>83,4855</text:p>
          </table:table-cell>
          <table:table-cell office:value-type="string" table:style-name="ce2">
            <text:p>2020 MAY 24 06:11:33</text:p>
          </table:table-cell>
          <table:table-cell office:value-type="float" office:value="79.014799999999994" table:style-name="ce2">
            <text:p>79,0148</text:p>
          </table:table-cell>
          <table:table-cell office:value-type="float" office:value="120.6773" table:style-name="ce2">
            <text:p>120,6773</text:p>
          </table:table-cell>
          <table:table-cell office:value-type="string" table:style-name="ce2">
            <text:p>2020 MAY 24 06:12:27</text:p>
          </table:table-cell>
          <table:table-cell office:value-type="float" office:value="44.296399999999998" table:style-name="ce2">
            <text:p>44,2964</text:p>
          </table:table-cell>
          <table:table-cell office:value-type="float" office:value="2001" table:style-name="ce2">
            <text:p>2001</text:p>
          </table:table-cell>
          <table:table-cell office:value-type="float" office:value="10.6244" table:style-name="ce2">
            <text:p>10,6244</text:p>
          </table:table-cell>
          <table:table-cell office:value-type="float" office:value="206.69399999999999" table:style-name="ce2">
            <text:p>206,694</text:p>
          </table:table-cell>
          <table:table-cell office:value-type="float" office:value="35.749699999999997" table:style-name="ce2">
            <text:p>35,7497</text:p>
          </table:table-cell>
          <table:table-cell office:value-type="string" table:style-name="ce2">
            <text:p>N/A</text:p>
          </table:table-cell>
          <table:table-cell office:value-type="float" office:value="62.879600000000003" table:style-name="ce2">
            <text:p>62,8796</text:p>
          </table:table-cell>
          <table:table-cell office:value-type="float" office:value="98.437100000000001" table:style-name="ce2">
            <text:p>98,437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4" table:style-name="ce2">
            <text:p>69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62" table:style-name="ce2">
            <text:p>96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62" table:style-name="ce2">
            <text:p>362</text:p>
          </table:table-cell>
          <table:table-cell office:value-type="float" office:value="300" table:style-name="ce2">
            <text:p>300</text:p>
          </table:table-cell>
          <table:table-cell office:value-type="float" office:value="927" table:style-name="ce2">
            <text:p>927</text:p>
          </table:table-cell>
          <table:table-cell office:value-type="string" table:style-name="ce2">
            <text:p>1400002C000A028002B61E1E03C20301000D000D000000000000000000000000000000000262016A012C039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06:11:3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95" table:style-name="ce2">
            <text:p>95</text:p>
          </table:table-cell>
          <table:table-cell office:value-type="float" office:value="11157" table:style-name="ce2">
            <text:p>111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07:58:47</text:p>
          </table:table-cell>
          <table:table-cell office:value-type="string" table:style-name="ce2">
            <text:p>2020 MAY 24 08:15:00</text:p>
          </table:table-cell>
          <table:table-cell office:value-type="string" table:style-name="ce2">
            <text:p>2020 MAY 24 07:58:57</text:p>
          </table:table-cell>
          <table:table-cell office:value-type="string" table:style-name="ce2">
            <text:p>2020 MAY 24 08:15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08:08:57</text:p>
          </table:table-cell>
          <table:table-cell office:value-type="string" table:style-name="ce2">
            <text:p>2020 MAY 24 08:15:00</text:p>
          </table:table-cell>
          <table:table-cell office:value-type="string" table:style-name="ce2">
            <text:p>2020 MAY 24 08:14:30</text:p>
          </table:table-cell>
          <table:table-cell office:value-type="float" office:value="70.175399999999996" table:style-name="ce2">
            <text:p>70,1754</text:p>
          </table:table-cell>
          <table:table-cell office:value-type="float" office:value="54.6265" table:style-name="ce2">
            <text:p>54,6265</text:p>
          </table:table-cell>
          <table:table-cell office:value-type="string" table:style-name="ce2">
            <text:p>2020 MAY 24 08:09:27</text:p>
          </table:table-cell>
          <table:table-cell office:value-type="float" office:value="78.794300000000007" table:style-name="ce2">
            <text:p>78,7943</text:p>
          </table:table-cell>
          <table:table-cell office:value-type="float" office:value="92.183800000000005" table:style-name="ce2">
            <text:p>92,1838</text:p>
          </table:table-cell>
          <table:table-cell office:value-type="string" table:style-name="ce2">
            <text:p>2020 MAY 24 08:10:22</text:p>
          </table:table-cell>
          <table:table-cell office:value-type="float" office:value="44.491900000000001" table:style-name="ce2">
            <text:p>44,4919</text:p>
          </table:table-cell>
          <table:table-cell office:value-type="float" office:value="1996" table:style-name="ce2">
            <text:p>1996</text:p>
          </table:table-cell>
          <table:table-cell office:value-type="float" office:value="10.636900000000001" table:style-name="ce2">
            <text:p>10,6369</text:p>
          </table:table-cell>
          <table:table-cell office:value-type="float" office:value="206.74350000000001" table:style-name="ce2">
            <text:p>206,7435</text:p>
          </table:table-cell>
          <table:table-cell office:value-type="float" office:value="35.8444" table:style-name="ce2">
            <text:p>35,8444</text:p>
          </table:table-cell>
          <table:table-cell office:value-type="string" table:style-name="ce2">
            <text:p>N/A</text:p>
          </table:table-cell>
          <table:table-cell office:value-type="float" office:value="63.0533" table:style-name="ce2">
            <text:p>63,0533</text:p>
          </table:table-cell>
          <table:table-cell office:value-type="float" office:value="98.704899999999995" table:style-name="ce2">
            <text:p>98,704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5" table:style-name="ce2">
            <text:p>6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63" table:style-name="ce2">
            <text:p>96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63" table:style-name="ce2">
            <text:p>363</text:p>
          </table:table-cell>
          <table:table-cell office:value-type="float" office:value="300" table:style-name="ce2">
            <text:p>300</text:p>
          </table:table-cell>
          <table:table-cell office:value-type="float" office:value="930" table:style-name="ce2">
            <text:p>930</text:p>
          </table:table-cell>
          <table:table-cell office:value-type="string" table:style-name="ce2">
            <text:p>1400002C000A028002B71E1E03C30301000D000D000000000000000000000000000000000262016B012C03A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08:09:2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97" table:style-name="ce2">
            <text:p>97</text:p>
          </table:table-cell>
          <table:table-cell office:value-type="float" office:value="11159" table:style-name="ce2">
            <text:p>111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1:54:39</text:p>
          </table:table-cell>
          <table:table-cell office:value-type="string" table:style-name="ce2">
            <text:p>2020 MAY 24 12:10:54</text:p>
          </table:table-cell>
          <table:table-cell office:value-type="string" table:style-name="ce2">
            <text:p>2020 MAY 24 11:54:49</text:p>
          </table:table-cell>
          <table:table-cell office:value-type="string" table:style-name="ce2">
            <text:p>2020 MAY 24 12:10:5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12:04:49</text:p>
          </table:table-cell>
          <table:table-cell office:value-type="string" table:style-name="ce2">
            <text:p>2020 MAY 24 12:10:54</text:p>
          </table:table-cell>
          <table:table-cell office:value-type="string" table:style-name="ce2">
            <text:p>2020 MAY 24 12:10:24</text:p>
          </table:table-cell>
          <table:table-cell office:value-type="float" office:value="69.997900000000001" table:style-name="ce2">
            <text:p>69,9979</text:p>
          </table:table-cell>
          <table:table-cell office:value-type="float" office:value="-2.9923000000000002" table:style-name="ce2">
            <text:p>-2,9923</text:p>
          </table:table-cell>
          <table:table-cell office:value-type="string" table:style-name="ce2">
            <text:p>2020 MAY 24 12:05:19</text:p>
          </table:table-cell>
          <table:table-cell office:value-type="float" office:value="78.653400000000005" table:style-name="ce2">
            <text:p>78,6534</text:p>
          </table:table-cell>
          <table:table-cell office:value-type="float" office:value="34.944600000000001" table:style-name="ce2">
            <text:p>34,9446</text:p>
          </table:table-cell>
          <table:table-cell office:value-type="string" table:style-name="ce2">
            <text:p>2020 MAY 24 12:06:14</text:p>
          </table:table-cell>
          <table:table-cell office:value-type="float" office:value="44.863100000000003" table:style-name="ce2">
            <text:p>44,8631</text:p>
          </table:table-cell>
          <table:table-cell office:value-type="float" office:value="1982" table:style-name="ce2">
            <text:p>1982</text:p>
          </table:table-cell>
          <table:table-cell office:value-type="float" office:value="10.646699999999999" table:style-name="ce2">
            <text:p>10,6467</text:p>
          </table:table-cell>
          <table:table-cell office:value-type="float" office:value="206.8424" table:style-name="ce2">
            <text:p>206,8424</text:p>
          </table:table-cell>
          <table:table-cell office:value-type="float" office:value="36.033700000000003" table:style-name="ce2">
            <text:p>36,0337</text:p>
          </table:table-cell>
          <table:table-cell office:value-type="string" table:style-name="ce2">
            <text:p>N/A</text:p>
          </table:table-cell>
          <table:table-cell office:value-type="float" office:value="63.400700000000001" table:style-name="ce2">
            <text:p>63,4007</text:p>
          </table:table-cell>
          <table:table-cell office:value-type="float" office:value="99.240399999999994" table:style-name="ce2">
            <text:p>99,240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5" table:style-name="ce2">
            <text:p>69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65" table:style-name="ce2">
            <text:p>9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65" table:style-name="ce2">
            <text:p>365</text:p>
          </table:table-cell>
          <table:table-cell office:value-type="float" office:value="300" table:style-name="ce2">
            <text:p>300</text:p>
          </table:table-cell>
          <table:table-cell office:value-type="float" office:value="934" table:style-name="ce2">
            <text:p>934</text:p>
          </table:table-cell>
          <table:table-cell office:value-type="string" table:style-name="ce2">
            <text:p>1400002C000A028002B71E1E03C50301000D000D000000000000000000000000000000000262016D012C03A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12:05:1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1162" table:style-name="ce2">
            <text:p>111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17:48:29</text:p>
          </table:table-cell>
          <table:table-cell office:value-type="string" table:style-name="ce2">
            <text:p>2020 MAY 24 18:04:50</text:p>
          </table:table-cell>
          <table:table-cell office:value-type="string" table:style-name="ce2">
            <text:p>2020 MAY 24 17:48:39</text:p>
          </table:table-cell>
          <table:table-cell office:value-type="string" table:style-name="ce2">
            <text:p>2020 MAY 24 18:04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17:58:39</text:p>
          </table:table-cell>
          <table:table-cell office:value-type="string" table:style-name="ce2">
            <text:p>2020 MAY 24 18:04:50</text:p>
          </table:table-cell>
          <table:table-cell office:value-type="string" table:style-name="ce2">
            <text:p>2020 MAY 24 18:04:20</text:p>
          </table:table-cell>
          <table:table-cell office:value-type="float" office:value="69.769800000000004" table:style-name="ce2">
            <text:p>69,7698</text:p>
          </table:table-cell>
          <table:table-cell office:value-type="float" office:value="-89.357200000000006" table:style-name="ce2">
            <text:p>-89,3572</text:p>
          </table:table-cell>
          <table:table-cell office:value-type="string" table:style-name="ce2">
            <text:p>2020 MAY 24 17:59:09</text:p>
          </table:table-cell>
          <table:table-cell office:value-type="float" office:value="79.289199999999994" table:style-name="ce2">
            <text:p>79,2892</text:p>
          </table:table-cell>
          <table:table-cell office:value-type="float" office:value="-51.454099999999997" table:style-name="ce2">
            <text:p>-51,4541</text:p>
          </table:table-cell>
          <table:table-cell office:value-type="string" table:style-name="ce2">
            <text:p>2020 MAY 24 18:00:06</text:p>
          </table:table-cell>
          <table:table-cell office:value-type="float" office:value="45.5139" table:style-name="ce2">
            <text:p>45,5139</text:p>
          </table:table-cell>
          <table:table-cell office:value-type="float" office:value="1961" table:style-name="ce2">
            <text:p>1961</text:p>
          </table:table-cell>
          <table:table-cell office:value-type="float" office:value="10.625299999999999" table:style-name="ce2">
            <text:p>10,6253</text:p>
          </table:table-cell>
          <table:table-cell office:value-type="float" office:value="206.99100000000001" table:style-name="ce2">
            <text:p>206,991</text:p>
          </table:table-cell>
          <table:table-cell office:value-type="float" office:value="36.601500000000001" table:style-name="ce2">
            <text:p>36,6015</text:p>
          </table:table-cell>
          <table:table-cell office:value-type="string" table:style-name="ce2">
            <text:p>N/A</text:p>
          </table:table-cell>
          <table:table-cell office:value-type="float" office:value="64.442899999999995" table:style-name="ce2">
            <text:p>64,4429</text:p>
          </table:table-cell>
          <table:table-cell office:value-type="float" office:value="100.8472" table:style-name="ce2">
            <text:p>100,847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7" table:style-name="ce2">
            <text:p>6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1" table:style-name="ce2">
            <text:p>9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1" table:style-name="ce2">
            <text:p>371</text:p>
          </table:table-cell>
          <table:table-cell office:value-type="float" office:value="300" table:style-name="ce2">
            <text:p>300</text:p>
          </table:table-cell>
          <table:table-cell office:value-type="float" office:value="948" table:style-name="ce2">
            <text:p>948</text:p>
          </table:table-cell>
          <table:table-cell office:value-type="string" table:style-name="ce2">
            <text:p>1400002C000A028002B91E1E03CB0301000D000D0000000000000000000000000000000002620173012C03B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69" table:style-name="ce3">
            <text:p>1769</text:p>
          </table:table-cell>
          <table:table-cell office:value-type="float" office:value="1769" table:style-name="ce3">
            <text:p>1769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17:59:1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102" table:style-name="ce2">
            <text:p>102</text:p>
          </table:table-cell>
          <table:table-cell office:value-type="float" office:value="11164" table:style-name="ce2">
            <text:p>11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21:44:15</text:p>
          </table:table-cell>
          <table:table-cell office:value-type="string" table:style-name="ce2">
            <text:p>2020 MAY 24 22:00:39</text:p>
          </table:table-cell>
          <table:table-cell office:value-type="string" table:style-name="ce2">
            <text:p>2020 MAY 24 21:44:25</text:p>
          </table:table-cell>
          <table:table-cell office:value-type="string" table:style-name="ce2">
            <text:p>2020 MAY 24 22:00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21:54:25</text:p>
          </table:table-cell>
          <table:table-cell office:value-type="string" table:style-name="ce2">
            <text:p>2020 MAY 24 22:00:39</text:p>
          </table:table-cell>
          <table:table-cell office:value-type="string" table:style-name="ce2">
            <text:p>2020 MAY 24 22:00:09</text:p>
          </table:table-cell>
          <table:table-cell office:value-type="float" office:value="69.640299999999996" table:style-name="ce2">
            <text:p>69,6403</text:p>
          </table:table-cell>
          <table:table-cell office:value-type="float" office:value="-146.85290000000001" table:style-name="ce2">
            <text:p>-146,8529</text:p>
          </table:table-cell>
          <table:table-cell office:value-type="string" table:style-name="ce2">
            <text:p>2020 MAY 24 21:54:55</text:p>
          </table:table-cell>
          <table:table-cell office:value-type="float" office:value="78.822100000000006" table:style-name="ce2">
            <text:p>78,8221</text:p>
          </table:table-cell>
          <table:table-cell office:value-type="float" office:value="-107.47629999999999" table:style-name="ce2">
            <text:p>-107,4763</text:p>
          </table:table-cell>
          <table:table-cell office:value-type="string" table:style-name="ce2">
            <text:p>2020 MAY 24 21:55:52</text:p>
          </table:table-cell>
          <table:table-cell office:value-type="float" office:value="45.905000000000001" table:style-name="ce2">
            <text:p>45,905</text:p>
          </table:table-cell>
          <table:table-cell office:value-type="float" office:value="1948" table:style-name="ce2">
            <text:p>1948</text:p>
          </table:table-cell>
          <table:table-cell office:value-type="float" office:value="10.714399999999999" table:style-name="ce2">
            <text:p>10,7144</text:p>
          </table:table-cell>
          <table:table-cell office:value-type="float" office:value="207.09" table:style-name="ce2">
            <text:p>207,09</text:p>
          </table:table-cell>
          <table:table-cell office:value-type="float" office:value="36.885399999999997" table:style-name="ce2">
            <text:p>36,8854</text:p>
          </table:table-cell>
          <table:table-cell office:value-type="string" table:style-name="ce2">
            <text:p>N/A</text:p>
          </table:table-cell>
          <table:table-cell office:value-type="float" office:value="64.963999999999999" table:style-name="ce2">
            <text:p>64,964</text:p>
          </table:table-cell>
          <table:table-cell office:value-type="float" office:value="101.6506" table:style-name="ce2">
            <text:p>101,650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7" table:style-name="ce2">
            <text:p>6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4" table:style-name="ce2">
            <text:p>97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4" table:style-name="ce2">
            <text:p>374</text:p>
          </table:table-cell>
          <table:table-cell office:value-type="float" office:value="300" table:style-name="ce2">
            <text:p>300</text:p>
          </table:table-cell>
          <table:table-cell office:value-type="float" office:value="954" table:style-name="ce2">
            <text:p>954</text:p>
          </table:table-cell>
          <table:table-cell office:value-type="string" table:style-name="ce2">
            <text:p>1400002C000A028002B91E1E03CE0301000D000D0000000000000000000000000000000002620176012C03B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21:54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103" table:style-name="ce2">
            <text:p>103</text:p>
          </table:table-cell>
          <table:table-cell office:value-type="float" office:value="11165" table:style-name="ce2">
            <text:p>111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4 23:42:14</text:p>
          </table:table-cell>
          <table:table-cell office:value-type="string" table:style-name="ce2">
            <text:p>2020 MAY 24 23:58:40</text:p>
          </table:table-cell>
          <table:table-cell office:value-type="string" table:style-name="ce2">
            <text:p>2020 MAY 24 23:42:24</text:p>
          </table:table-cell>
          <table:table-cell office:value-type="string" table:style-name="ce2">
            <text:p>2020 MAY 24 23:58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4 23:52:24</text:p>
          </table:table-cell>
          <table:table-cell office:value-type="string" table:style-name="ce2">
            <text:p>2020 MAY 24 23:58:40</text:p>
          </table:table-cell>
          <table:table-cell office:value-type="string" table:style-name="ce2">
            <text:p>2020 MAY 24 23:58:10</text:p>
          </table:table-cell>
          <table:table-cell office:value-type="float" office:value="69.451800000000006" table:style-name="ce2">
            <text:p>69,4518</text:p>
          </table:table-cell>
          <table:table-cell office:value-type="float" office:value="-175.86619999999999" table:style-name="ce2">
            <text:p>-175,8662</text:p>
          </table:table-cell>
          <table:table-cell office:value-type="string" table:style-name="ce2">
            <text:p>2020 MAY 24 23:52:54</text:p>
          </table:table-cell>
          <table:table-cell office:value-type="float" office:value="79.105000000000004" table:style-name="ce2">
            <text:p>79,105</text:p>
          </table:table-cell>
          <table:table-cell office:value-type="float" office:value="-137.19329999999999" table:style-name="ce2">
            <text:p>-137,1933</text:p>
          </table:table-cell>
          <table:table-cell office:value-type="string" table:style-name="ce2">
            <text:p>2020 MAY 24 23:53:52</text:p>
          </table:table-cell>
          <table:table-cell office:value-type="float" office:value="46.072699999999998" table:style-name="ce2">
            <text:p>46,0727</text:p>
          </table:table-cell>
          <table:table-cell office:value-type="float" office:value="1942" table:style-name="ce2">
            <text:p>1942</text:p>
          </table:table-cell>
          <table:table-cell office:value-type="float" office:value="10.646699999999999" table:style-name="ce2">
            <text:p>10,6467</text:p>
          </table:table-cell>
          <table:table-cell office:value-type="float" office:value="207.1395" table:style-name="ce2">
            <text:p>207,1395</text:p>
          </table:table-cell>
          <table:table-cell office:value-type="float" office:value="37.0747" table:style-name="ce2">
            <text:p>37,0747</text:p>
          </table:table-cell>
          <table:table-cell office:value-type="string" table:style-name="ce2">
            <text:p>N/A</text:p>
          </table:table-cell>
          <table:table-cell office:value-type="float" office:value="65.311400000000006" table:style-name="ce2">
            <text:p>65,3114</text:p>
          </table:table-cell>
          <table:table-cell office:value-type="float" office:value="102.1862" table:style-name="ce2">
            <text:p>102,1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8" table:style-name="ce2">
            <text:p>6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6" table:style-name="ce2">
            <text:p>97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6" table:style-name="ce2">
            <text:p>376</text:p>
          </table:table-cell>
          <table:table-cell office:value-type="float" office:value="300" table:style-name="ce2">
            <text:p>300</text:p>
          </table:table-cell>
          <table:table-cell office:value-type="float" office:value="959" table:style-name="ce2">
            <text:p>959</text:p>
          </table:table-cell>
          <table:table-cell office:value-type="string" table:style-name="ce2">
            <text:p>1400002C000A028002BA1E1E03D00301000D000D0000000000000000000000000000000002620178012C03B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103" table:style-name="ce3">
            <text:p>10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4 23:52:5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105" table:style-name="ce2">
            <text:p>105</text:p>
          </table:table-cell>
          <table:table-cell office:value-type="float" office:value="11167" table:style-name="ce2">
            <text:p>111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3:38:10</text:p>
          </table:table-cell>
          <table:table-cell office:value-type="string" table:style-name="ce2">
            <text:p>2020 MAY 25 03:54:39</text:p>
          </table:table-cell>
          <table:table-cell office:value-type="string" table:style-name="ce2">
            <text:p>2020 MAY 25 03:38:20</text:p>
          </table:table-cell>
          <table:table-cell office:value-type="string" table:style-name="ce2">
            <text:p>2020 MAY 25 03:54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3:48:20</text:p>
          </table:table-cell>
          <table:table-cell office:value-type="string" table:style-name="ce2">
            <text:p>2020 MAY 25 03:54:39</text:p>
          </table:table-cell>
          <table:table-cell office:value-type="string" table:style-name="ce2">
            <text:p>2020 MAY 25 03:54:09</text:p>
          </table:table-cell>
          <table:table-cell office:value-type="float" office:value="69.320700000000002" table:style-name="ce2">
            <text:p>69,3207</text:p>
          </table:table-cell>
          <table:table-cell office:value-type="float" office:value="126.5993" table:style-name="ce2">
            <text:p>126,5993</text:p>
          </table:table-cell>
          <table:table-cell office:value-type="string" table:style-name="ce2">
            <text:p>2020 MAY 25 03:48:50</text:p>
          </table:table-cell>
          <table:table-cell office:value-type="float" office:value="78.157600000000002" table:style-name="ce2">
            <text:p>78,1576</text:p>
          </table:table-cell>
          <table:table-cell office:value-type="float" office:value="167.5427" table:style-name="ce2">
            <text:p>167,5427</text:p>
          </table:table-cell>
          <table:table-cell office:value-type="string" table:style-name="ce2">
            <text:p>2020 MAY 25 03:49:48</text:p>
          </table:table-cell>
          <table:table-cell office:value-type="float" office:value="46.506100000000004" table:style-name="ce2">
            <text:p>46,5061</text:p>
          </table:table-cell>
          <table:table-cell office:value-type="float" office:value="1925" table:style-name="ce2">
            <text:p>1925</text:p>
          </table:table-cell>
          <table:table-cell office:value-type="float" office:value="10.7889" table:style-name="ce2">
            <text:p>10,7889</text:p>
          </table:table-cell>
          <table:table-cell office:value-type="float" office:value="207.23859999999999" table:style-name="ce2">
            <text:p>207,2386</text:p>
          </table:table-cell>
          <table:table-cell office:value-type="float" office:value="37.358600000000003" table:style-name="ce2">
            <text:p>37,3586</text:p>
          </table:table-cell>
          <table:table-cell office:value-type="string" table:style-name="ce2">
            <text:p>N/A</text:p>
          </table:table-cell>
          <table:table-cell office:value-type="float" office:value="65.832499999999996" table:style-name="ce2">
            <text:p>65,8325</text:p>
          </table:table-cell>
          <table:table-cell office:value-type="float" office:value="102.9896" table:style-name="ce2">
            <text:p>102,9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8" table:style-name="ce2">
            <text:p>6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79" table:style-name="ce2">
            <text:p>97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79" table:style-name="ce2">
            <text:p>379</text:p>
          </table:table-cell>
          <table:table-cell office:value-type="float" office:value="300" table:style-name="ce2">
            <text:p>300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1400002C000A028002BA1E1E03D30301000D000D000000000000000000000000000000000262017B012C03C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65" table:style-name="ce3">
            <text:p>2165</text:p>
          </table:table-cell>
          <table:table-cell office:value-type="float" office:value="2165" table:style-name="ce3">
            <text:p>2165</text:p>
          </table:table-cell>
          <table:table-cell office:value-type="float" office:value="0" table:style-name="ce3">
            <text:p>0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5 03:48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107" table:style-name="ce2">
            <text:p>107</text:p>
          </table:table-cell>
          <table:table-cell office:value-type="float" office:value="11169" table:style-name="ce2">
            <text:p>111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07:33:56</text:p>
          </table:table-cell>
          <table:table-cell office:value-type="string" table:style-name="ce2">
            <text:p>2020 MAY 25 07:50:30</text:p>
          </table:table-cell>
          <table:table-cell office:value-type="string" table:style-name="ce2">
            <text:p>2020 MAY 25 07:34:06</text:p>
          </table:table-cell>
          <table:table-cell office:value-type="string" table:style-name="ce2">
            <text:p>2020 MAY 25 07:50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07:44:06</text:p>
          </table:table-cell>
          <table:table-cell office:value-type="string" table:style-name="ce2">
            <text:p>2020 MAY 25 07:50:30</text:p>
          </table:table-cell>
          <table:table-cell office:value-type="string" table:style-name="ce2">
            <text:p>2020 MAY 25 07:50:00</text:p>
          </table:table-cell>
          <table:table-cell office:value-type="float" office:value="69.207700000000003" table:style-name="ce2">
            <text:p>69,2077</text:p>
          </table:table-cell>
          <table:table-cell office:value-type="float" office:value="69.132800000000003" table:style-name="ce2">
            <text:p>69,1328</text:p>
          </table:table-cell>
          <table:table-cell office:value-type="string" table:style-name="ce2">
            <text:p>2020 MAY 25 07:44:36</text:p>
          </table:table-cell>
          <table:table-cell office:value-type="float" office:value="79.215400000000002" table:style-name="ce2">
            <text:p>79,2154</text:p>
          </table:table-cell>
          <table:table-cell office:value-type="float" office:value="109.5168" table:style-name="ce2">
            <text:p>109,5168</text:p>
          </table:table-cell>
          <table:table-cell office:value-type="string" table:style-name="ce2">
            <text:p>2020 MAY 25 07:45:35</text:p>
          </table:table-cell>
          <table:table-cell office:value-type="float" office:value="46.939100000000003" table:style-name="ce2">
            <text:p>46,9391</text:p>
          </table:table-cell>
          <table:table-cell office:value-type="float" office:value="1910" table:style-name="ce2">
            <text:p>1910</text:p>
          </table:table-cell>
          <table:table-cell office:value-type="float" office:value="10.744400000000001" table:style-name="ce2">
            <text:p>10,7444</text:p>
          </table:table-cell>
          <table:table-cell office:value-type="float" office:value="207.33770000000001" table:style-name="ce2">
            <text:p>207,3377</text:p>
          </table:table-cell>
          <table:table-cell office:value-type="float" office:value="37.831899999999997" table:style-name="ce2">
            <text:p>37,8319</text:p>
          </table:table-cell>
          <table:table-cell office:value-type="string" table:style-name="ce2">
            <text:p>N/A</text:p>
          </table:table-cell>
          <table:table-cell office:value-type="float" office:value="66.700999999999993" table:style-name="ce2">
            <text:p>66,701</text:p>
          </table:table-cell>
          <table:table-cell office:value-type="float" office:value="104.32859999999999" table:style-name="ce2">
            <text:p>104,328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9" table:style-name="ce2">
            <text:p>6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84" table:style-name="ce2">
            <text:p>9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84" table:style-name="ce2">
            <text:p>384</text:p>
          </table:table-cell>
          <table:table-cell office:value-type="float" office:value="300" table:style-name="ce2">
            <text:p>300</text:p>
          </table:table-cell>
          <table:table-cell office:value-type="float" office:value="976" table:style-name="ce2">
            <text:p>976</text:p>
          </table:table-cell>
          <table:table-cell office:value-type="string" table:style-name="ce2">
            <text:p>1400002C000A028002BB1E1E03D80301000D000D0000000000000000000000000000000002620180012C03D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5 07:44:3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109" table:style-name="ce2">
            <text:p>109</text:p>
          </table:table-cell>
          <table:table-cell office:value-type="float" office:value="11171" table:style-name="ce2">
            <text:p>111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1:29:47</text:p>
          </table:table-cell>
          <table:table-cell office:value-type="string" table:style-name="ce2">
            <text:p>2020 MAY 25 11:46:24</text:p>
          </table:table-cell>
          <table:table-cell office:value-type="string" table:style-name="ce2">
            <text:p>2020 MAY 25 11:29:57</text:p>
          </table:table-cell>
          <table:table-cell office:value-type="string" table:style-name="ce2">
            <text:p>2020 MAY 25 11:46:2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1:39:57</text:p>
          </table:table-cell>
          <table:table-cell office:value-type="string" table:style-name="ce2">
            <text:p>2020 MAY 25 11:46:24</text:p>
          </table:table-cell>
          <table:table-cell office:value-type="string" table:style-name="ce2">
            <text:p>2020 MAY 25 11:45:54</text:p>
          </table:table-cell>
          <table:table-cell office:value-type="float" office:value="68.946399999999997" table:style-name="ce2">
            <text:p>68,9464</text:p>
          </table:table-cell>
          <table:table-cell office:value-type="float" office:value="11.379300000000001" table:style-name="ce2">
            <text:p>11,3793</text:p>
          </table:table-cell>
          <table:table-cell office:value-type="string" table:style-name="ce2">
            <text:p>2020 MAY 25 11:40:27</text:p>
          </table:table-cell>
          <table:table-cell office:value-type="float" office:value="78.584800000000001" table:style-name="ce2">
            <text:p>78,5848</text:p>
          </table:table-cell>
          <table:table-cell office:value-type="float" office:value="52.7654" table:style-name="ce2">
            <text:p>52,7654</text:p>
          </table:table-cell>
          <table:table-cell office:value-type="string" table:style-name="ce2">
            <text:p>2020 MAY 25 11:41:26</text:p>
          </table:table-cell>
          <table:table-cell office:value-type="float" office:value="47.285600000000002" table:style-name="ce2">
            <text:p>47,2856</text:p>
          </table:table-cell>
          <table:table-cell office:value-type="float" office:value="1896" table:style-name="ce2">
            <text:p>1896</text:p>
          </table:table-cell>
          <table:table-cell office:value-type="float" office:value="10.786099999999999" table:style-name="ce2">
            <text:p>10,7861</text:p>
          </table:table-cell>
          <table:table-cell office:value-type="float" office:value="207.43680000000001" table:style-name="ce2">
            <text:p>207,4368</text:p>
          </table:table-cell>
          <table:table-cell office:value-type="float" office:value="38.1158" table:style-name="ce2">
            <text:p>38,1158</text:p>
          </table:table-cell>
          <table:table-cell office:value-type="string" table:style-name="ce2">
            <text:p>N/A</text:p>
          </table:table-cell>
          <table:table-cell office:value-type="float" office:value="67.222099999999998" table:style-name="ce2">
            <text:p>67,2221</text:p>
          </table:table-cell>
          <table:table-cell office:value-type="float" office:value="105.13200000000001" table:style-name="ce2">
            <text:p>105,1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699" table:style-name="ce2">
            <text:p>69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87" table:style-name="ce2">
            <text:p>98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87" table:style-name="ce2">
            <text:p>387</text:p>
          </table:table-cell>
          <table:table-cell office:value-type="float" office:value="300" table:style-name="ce2">
            <text:p>300</text:p>
          </table:table-cell>
          <table:table-cell office:value-type="float" office:value="982" table:style-name="ce2">
            <text:p>982</text:p>
          </table:table-cell>
          <table:table-cell office:value-type="string" table:style-name="ce2">
            <text:p>1400002C000A028002BB1E1E03DB0301000D000D0000000000000000000000000000000002620183012C03D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7" table:style-name="ce3">
            <text:p>1307</text:p>
          </table:table-cell>
          <table:table-cell office:value-type="float" office:value="1307" table:style-name="ce3">
            <text:p>1307</text:p>
          </table:table-cell>
          <table:table-cell office:value-type="float" office:value="0" table:style-name="ce3">
            <text:p>0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5 11:40:2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110" table:style-name="ce2">
            <text:p>110</text:p>
          </table:table-cell>
          <table:table-cell office:value-type="float" office:value="11172" table:style-name="ce2">
            <text:p>111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3:27:44</text:p>
          </table:table-cell>
          <table:table-cell office:value-type="string" table:style-name="ce2">
            <text:p>2020 MAY 25 13:44:22</text:p>
          </table:table-cell>
          <table:table-cell office:value-type="string" table:style-name="ce2">
            <text:p>2020 MAY 25 13:27:54</text:p>
          </table:table-cell>
          <table:table-cell office:value-type="string" table:style-name="ce2">
            <text:p>2020 MAY 25 13:44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3:37:54</text:p>
          </table:table-cell>
          <table:table-cell office:value-type="string" table:style-name="ce2">
            <text:p>2020 MAY 25 13:44:22</text:p>
          </table:table-cell>
          <table:table-cell office:value-type="string" table:style-name="ce2">
            <text:p>2020 MAY 25 13:43:52</text:p>
          </table:table-cell>
          <table:table-cell office:value-type="float" office:value="68.894900000000007" table:style-name="ce2">
            <text:p>68,8949</text:p>
          </table:table-cell>
          <table:table-cell office:value-type="float" office:value="-17.353100000000001" table:style-name="ce2">
            <text:p>-17,3531</text:p>
          </table:table-cell>
          <table:table-cell office:value-type="string" table:style-name="ce2">
            <text:p>2020 MAY 25 13:38:24</text:p>
          </table:table-cell>
          <table:table-cell office:value-type="float" office:value="78.639700000000005" table:style-name="ce2">
            <text:p>78,6397</text:p>
          </table:table-cell>
          <table:table-cell office:value-type="float" office:value="24.191700000000001" table:style-name="ce2">
            <text:p>24,1917</text:p>
          </table:table-cell>
          <table:table-cell office:value-type="string" table:style-name="ce2">
            <text:p>2020 MAY 25 13:39:24</text:p>
          </table:table-cell>
          <table:table-cell office:value-type="float" office:value="47.475200000000001" table:style-name="ce2">
            <text:p>47,4752</text:p>
          </table:table-cell>
          <table:table-cell office:value-type="float" office:value="1888" table:style-name="ce2">
            <text:p>1888</text:p>
          </table:table-cell>
          <table:table-cell office:value-type="float" office:value="10.7942" table:style-name="ce2">
            <text:p>10,7942</text:p>
          </table:table-cell>
          <table:table-cell office:value-type="float" office:value="207.4863" table:style-name="ce2">
            <text:p>207,4863</text:p>
          </table:table-cell>
          <table:table-cell office:value-type="float" office:value="38.2104" table:style-name="ce2">
            <text:p>38,2104</text:p>
          </table:table-cell>
          <table:table-cell office:value-type="string" table:style-name="ce2">
            <text:p>N/A</text:p>
          </table:table-cell>
          <table:table-cell office:value-type="float" office:value="67.395799999999994" table:style-name="ce2">
            <text:p>67,3958</text:p>
          </table:table-cell>
          <table:table-cell office:value-type="float" office:value="105.3998" table:style-name="ce2">
            <text:p>105,399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0" table:style-name="ce2">
            <text:p>7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88" table:style-name="ce2">
            <text:p>98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88" table:style-name="ce2">
            <text:p>388</text:p>
          </table:table-cell>
          <table:table-cell office:value-type="float" office:value="300" table:style-name="ce2">
            <text:p>300</text:p>
          </table:table-cell>
          <table:table-cell office:value-type="float" office:value="985" table:style-name="ce2">
            <text:p>985</text:p>
          </table:table-cell>
          <table:table-cell office:value-type="string" table:style-name="ce2">
            <text:p>1400002C000A028002BC1E1E03DC0301000D000D0000000000000000000000000000000002620184012C03D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5 13:38:2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113" table:style-name="ce2">
            <text:p>113</text:p>
          </table:table-cell>
          <table:table-cell office:value-type="float" office:value="11175" table:style-name="ce2">
            <text:p>111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9:21:31</text:p>
          </table:table-cell>
          <table:table-cell office:value-type="string" table:style-name="ce2">
            <text:p>2020 MAY 25 19:38:16</text:p>
          </table:table-cell>
          <table:table-cell office:value-type="string" table:style-name="ce2">
            <text:p>2020 MAY 25 19:21:41</text:p>
          </table:table-cell>
          <table:table-cell office:value-type="string" table:style-name="ce2">
            <text:p>2020 MAY 25 19:38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9:31:41</text:p>
          </table:table-cell>
          <table:table-cell office:value-type="string" table:style-name="ce2">
            <text:p>2020 MAY 25 19:38:16</text:p>
          </table:table-cell>
          <table:table-cell office:value-type="string" table:style-name="ce2">
            <text:p>2020 MAY 25 19:37:46</text:p>
          </table:table-cell>
          <table:table-cell office:value-type="float" office:value="68.6023" table:style-name="ce2">
            <text:p>68,6023</text:p>
          </table:table-cell>
          <table:table-cell office:value-type="float" office:value="-103.7991" table:style-name="ce2">
            <text:p>-103,7991</text:p>
          </table:table-cell>
          <table:table-cell office:value-type="string" table:style-name="ce2">
            <text:p>2020 MAY 25 19:32:11</text:p>
          </table:table-cell>
          <table:table-cell office:value-type="float" office:value="78.743099999999998" table:style-name="ce2">
            <text:p>78,7431</text:p>
          </table:table-cell>
          <table:table-cell office:value-type="float" office:value="-61.298200000000001" table:style-name="ce2">
            <text:p>-61,2982</text:p>
          </table:table-cell>
          <table:table-cell office:value-type="string" table:style-name="ce2">
            <text:p>2020 MAY 25 19:33:12</text:p>
          </table:table-cell>
          <table:table-cell office:value-type="float" office:value="48.114600000000003" table:style-name="ce2">
            <text:p>48,1146</text:p>
          </table:table-cell>
          <table:table-cell office:value-type="float" office:value="1865" table:style-name="ce2">
            <text:p>1865</text:p>
          </table:table-cell>
          <table:table-cell office:value-type="float" office:value="10.832800000000001" table:style-name="ce2">
            <text:p>10,8328</text:p>
          </table:table-cell>
          <table:table-cell office:value-type="float" office:value="207.63509999999999" table:style-name="ce2">
            <text:p>207,6351</text:p>
          </table:table-cell>
          <table:table-cell office:value-type="float" office:value="38.872900000000001" table:style-name="ce2">
            <text:p>38,8729</text:p>
          </table:table-cell>
          <table:table-cell office:value-type="string" table:style-name="ce2">
            <text:p>N/A</text:p>
          </table:table-cell>
          <table:table-cell office:value-type="float" office:value="68.611699999999999" table:style-name="ce2">
            <text:p>68,6117</text:p>
          </table:table-cell>
          <table:table-cell office:value-type="float" office:value="107.2743" table:style-name="ce2">
            <text:p>107,2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1" table:style-name="ce2">
            <text:p>70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5" table:style-name="ce2">
            <text:p>9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5" table:style-name="ce2">
            <text:p>395</text:p>
          </table:table-cell>
          <table:table-cell office:value-type="float" office:value="300" table:style-name="ce2">
            <text:p>300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400002C000A028002BD1E1E03E30301000D000D000000000000000000000000000000000262018B012C03E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9" table:style-name="ce3">
            <text:p>779</text:p>
          </table:table-cell>
          <table:table-cell office:value-type="float" office:value="779" table:style-name="ce3">
            <text:p>779</text:p>
          </table:table-cell>
          <table:table-cell office:value-type="float" office:value="0" table:style-name="ce3">
            <text:p>0</text:p>
          </table:table-cell>
          <table:table-cell office:value-type="float" office:value="113" table:style-name="ce3">
            <text:p>11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5 19:32:1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115" table:style-name="ce2">
            <text:p>115</text:p>
          </table:table-cell>
          <table:table-cell office:value-type="float" office:value="11177" table:style-name="ce2">
            <text:p>111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23:17:20</text:p>
          </table:table-cell>
          <table:table-cell office:value-type="string" table:style-name="ce2">
            <text:p>2020 MAY 25 23:34:09</text:p>
          </table:table-cell>
          <table:table-cell office:value-type="string" table:style-name="ce2">
            <text:p>2020 MAY 25 23:17:30</text:p>
          </table:table-cell>
          <table:table-cell office:value-type="string" table:style-name="ce2">
            <text:p>2020 MAY 25 23:34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23:27:30</text:p>
          </table:table-cell>
          <table:table-cell office:value-type="string" table:style-name="ce2">
            <text:p>2020 MAY 25 23:34:09</text:p>
          </table:table-cell>
          <table:table-cell office:value-type="string" table:style-name="ce2">
            <text:p>2020 MAY 25 23:33:39</text:p>
          </table:table-cell>
          <table:table-cell office:value-type="float" office:value="68.344099999999997" table:style-name="ce2">
            <text:p>68,3441</text:p>
          </table:table-cell>
          <table:table-cell office:value-type="float" office:value="-161.5232" table:style-name="ce2">
            <text:p>-161,5232</text:p>
          </table:table-cell>
          <table:table-cell office:value-type="string" table:style-name="ce2">
            <text:p>2020 MAY 25 23:28:00</text:p>
          </table:table-cell>
          <table:table-cell office:value-type="float" office:value="79.014499999999998" table:style-name="ce2">
            <text:p>79,0145</text:p>
          </table:table-cell>
          <table:table-cell office:value-type="float" office:value="-119.2573" table:style-name="ce2">
            <text:p>-119,2573</text:p>
          </table:table-cell>
          <table:table-cell office:value-type="string" table:style-name="ce2">
            <text:p>2020 MAY 25 23:29:02</text:p>
          </table:table-cell>
          <table:table-cell office:value-type="float" office:value="48.441699999999997" table:style-name="ce2">
            <text:p>48,4417</text:p>
          </table:table-cell>
          <table:table-cell office:value-type="float" office:value="1850" table:style-name="ce2">
            <text:p>1850</text:p>
          </table:table-cell>
          <table:table-cell office:value-type="float" office:value="10.7933" table:style-name="ce2">
            <text:p>10,7933</text:p>
          </table:table-cell>
          <table:table-cell office:value-type="float" office:value="207.73419999999999" table:style-name="ce2">
            <text:p>207,7342</text:p>
          </table:table-cell>
          <table:table-cell office:value-type="float" office:value="39.2515" table:style-name="ce2">
            <text:p>39,2515</text:p>
          </table:table-cell>
          <table:table-cell office:value-type="string" table:style-name="ce2">
            <text:p>N/A</text:p>
          </table:table-cell>
          <table:table-cell office:value-type="float" office:value="69.3065" table:style-name="ce2">
            <text:p>69,3065</text:p>
          </table:table-cell>
          <table:table-cell office:value-type="float" office:value="108.3455" table:style-name="ce2">
            <text:p>108,345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2" table:style-name="ce2">
            <text:p>70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999" table:style-name="ce2">
            <text:p>99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399" table:style-name="ce2">
            <text:p>399</text:p>
          </table:table-cell>
          <table:table-cell office:value-type="float" office:value="300" table:style-name="ce2">
            <text:p>300</text:p>
          </table:table-cell>
          <table:table-cell office:value-type="float" office:value="1009" table:style-name="ce2">
            <text:p>1009</text:p>
          </table:table-cell>
          <table:table-cell office:value-type="string" table:style-name="ce2">
            <text:p>1400002C000A028002BE1E1E03E70301000D000D000000000000000000000000000000000262018F012C03F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115" table:style-name="ce3">
            <text:p>11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5 23:28:0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11178" table:style-name="ce2">
            <text:p>111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1:15:20</text:p>
          </table:table-cell>
          <table:table-cell office:value-type="string" table:style-name="ce2">
            <text:p>2020 MAY 26 01:32:11</text:p>
          </table:table-cell>
          <table:table-cell office:value-type="string" table:style-name="ce2">
            <text:p>2020 MAY 26 01:15:30</text:p>
          </table:table-cell>
          <table:table-cell office:value-type="string" table:style-name="ce2">
            <text:p>2020 MAY 26 01:32: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1:25:30</text:p>
          </table:table-cell>
          <table:table-cell office:value-type="string" table:style-name="ce2">
            <text:p>2020 MAY 26 01:32:11</text:p>
          </table:table-cell>
          <table:table-cell office:value-type="string" table:style-name="ce2">
            <text:p>2020 MAY 26 01:31:41</text:p>
          </table:table-cell>
          <table:table-cell office:value-type="float" office:value="68.159300000000002" table:style-name="ce2">
            <text:p>68,1593</text:p>
          </table:table-cell>
          <table:table-cell office:value-type="float" office:value="169.49950000000001" table:style-name="ce2">
            <text:p>169,4995</text:p>
          </table:table-cell>
          <table:table-cell office:value-type="string" table:style-name="ce2">
            <text:p>2020 MAY 26 01:26:00</text:p>
          </table:table-cell>
          <table:table-cell office:value-type="float" office:value="78.971599999999995" table:style-name="ce2">
            <text:p>78,9716</text:p>
          </table:table-cell>
          <table:table-cell office:value-type="float" office:value="-148.31569999999999" table:style-name="ce2">
            <text:p>-148,3157</text:p>
          </table:table-cell>
          <table:table-cell office:value-type="string" table:style-name="ce2">
            <text:p>2020 MAY 26 01:27:03</text:p>
          </table:table-cell>
          <table:table-cell office:value-type="float" office:value="48.616300000000003" table:style-name="ce2">
            <text:p>48,6163</text:p>
          </table:table-cell>
          <table:table-cell office:value-type="float" office:value="1843" table:style-name="ce2">
            <text:p>1843</text:p>
          </table:table-cell>
          <table:table-cell office:value-type="float" office:value="10.77" table:style-name="ce2">
            <text:p>10,77</text:p>
          </table:table-cell>
          <table:table-cell office:value-type="float" office:value="207.78389999999999" table:style-name="ce2">
            <text:p>207,7839</text:p>
          </table:table-cell>
          <table:table-cell office:value-type="float" office:value="39.440800000000003" table:style-name="ce2">
            <text:p>39,4408</text:p>
          </table:table-cell>
          <table:table-cell office:value-type="string" table:style-name="ce2">
            <text:p>N/A</text:p>
          </table:table-cell>
          <table:table-cell office:value-type="float" office:value="69.653899999999993" table:style-name="ce2">
            <text:p>69,6539</text:p>
          </table:table-cell>
          <table:table-cell office:value-type="float" office:value="108.8811" table:style-name="ce2">
            <text:p>108,8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3" table:style-name="ce2">
            <text:p>70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1" table:style-name="ce2">
            <text:p>10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1" table:style-name="ce2">
            <text:p>401</text:p>
          </table:table-cell>
          <table:table-cell office:value-type="float" office:value="300" table:style-name="ce2">
            <text:p>300</text:p>
          </table:table-cell>
          <table:table-cell office:value-type="float" office:value="1014" table:style-name="ce2">
            <text:p>1014</text:p>
          </table:table-cell>
          <table:table-cell office:value-type="string" table:style-name="ce2">
            <text:p>1400002C000A028002BF1E1E03E90301000D000D0000000000000000000000000000000002620191012C03F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16" table:style-name="ce3">
            <text:p>11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6 01:26:0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118" table:style-name="ce2">
            <text:p>118</text:p>
          </table:table-cell>
          <table:table-cell office:value-type="float" office:value="11180" table:style-name="ce2">
            <text:p>111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5:11:12</text:p>
          </table:table-cell>
          <table:table-cell office:value-type="string" table:style-name="ce2">
            <text:p>2020 MAY 26 05:28:08</text:p>
          </table:table-cell>
          <table:table-cell office:value-type="string" table:style-name="ce2">
            <text:p>2020 MAY 26 05:11:22</text:p>
          </table:table-cell>
          <table:table-cell office:value-type="string" table:style-name="ce2">
            <text:p>2020 MAY 26 05:28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5:21:22</text:p>
          </table:table-cell>
          <table:table-cell office:value-type="string" table:style-name="ce2">
            <text:p>2020 MAY 26 05:28:08</text:p>
          </table:table-cell>
          <table:table-cell office:value-type="string" table:style-name="ce2">
            <text:p>2020 MAY 26 05:27:38</text:p>
          </table:table-cell>
          <table:table-cell office:value-type="float" office:value="68.055800000000005" table:style-name="ce2">
            <text:p>68,0558</text:p>
          </table:table-cell>
          <table:table-cell office:value-type="float" office:value="112.0364" table:style-name="ce2">
            <text:p>112,0364</text:p>
          </table:table-cell>
          <table:table-cell office:value-type="string" table:style-name="ce2">
            <text:p>2020 MAY 26 05:21:52</text:p>
          </table:table-cell>
          <table:table-cell office:value-type="float" office:value="79.075199999999995" table:style-name="ce2">
            <text:p>79,0752</text:p>
          </table:table-cell>
          <table:table-cell office:value-type="float" office:value="155.3725" table:style-name="ce2">
            <text:p>155,3725</text:p>
          </table:table-cell>
          <table:table-cell office:value-type="string" table:style-name="ce2">
            <text:p>2020 MAY 26 05:22:56</text:p>
          </table:table-cell>
          <table:table-cell office:value-type="float" office:value="49.054000000000002" table:style-name="ce2">
            <text:p>49,054</text:p>
          </table:table-cell>
          <table:table-cell office:value-type="float" office:value="1823" table:style-name="ce2">
            <text:p>1823</text:p>
          </table:table-cell>
          <table:table-cell office:value-type="float" office:value="10.8414" table:style-name="ce2">
            <text:p>10,8414</text:p>
          </table:table-cell>
          <table:table-cell office:value-type="float" office:value="207.88310000000001" table:style-name="ce2">
            <text:p>207,8831</text:p>
          </table:table-cell>
          <table:table-cell office:value-type="float" office:value="39.914000000000001" table:style-name="ce2">
            <text:p>39,914</text:p>
          </table:table-cell>
          <table:table-cell office:value-type="string" table:style-name="ce2">
            <text:p>N/A</text:p>
          </table:table-cell>
          <table:table-cell office:value-type="float" office:value="70.522400000000005" table:style-name="ce2">
            <text:p>70,5224</text:p>
          </table:table-cell>
          <table:table-cell office:value-type="float" office:value="110.2201" table:style-name="ce2">
            <text:p>110,2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4" table:style-name="ce2">
            <text:p>7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06" table:style-name="ce2">
            <text:p>10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06" table:style-name="ce2">
            <text:p>406</text:p>
          </table:table-cell>
          <table:table-cell office:value-type="float" office:value="300" table:style-name="ce2">
            <text:p>300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1400002C000A028002C01E1E03EE0301000D000D0000000000000000000000000000000002620196012C040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118" table:style-name="ce3">
            <text:p>11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6 05:21:5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120" table:style-name="ce2">
            <text:p>120</text:p>
          </table:table-cell>
          <table:table-cell office:value-type="float" office:value="11182" table:style-name="ce2">
            <text:p>111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09:07:00</text:p>
          </table:table-cell>
          <table:table-cell office:value-type="string" table:style-name="ce2">
            <text:p>2020 MAY 26 09:24:00</text:p>
          </table:table-cell>
          <table:table-cell office:value-type="string" table:style-name="ce2">
            <text:p>2020 MAY 26 09:07:10</text:p>
          </table:table-cell>
          <table:table-cell office:value-type="string" table:style-name="ce2">
            <text:p>2020 MAY 26 09:24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09:17:10</text:p>
          </table:table-cell>
          <table:table-cell office:value-type="string" table:style-name="ce2">
            <text:p>2020 MAY 26 09:24:00</text:p>
          </table:table-cell>
          <table:table-cell office:value-type="string" table:style-name="ce2">
            <text:p>2020 MAY 26 09:23:30</text:p>
          </table:table-cell>
          <table:table-cell office:value-type="float" office:value="67.797799999999995" table:style-name="ce2">
            <text:p>67,7978</text:p>
          </table:table-cell>
          <table:table-cell office:value-type="float" office:value="54.333199999999998" table:style-name="ce2">
            <text:p>54,3332</text:p>
          </table:table-cell>
          <table:table-cell office:value-type="string" table:style-name="ce2">
            <text:p>2020 MAY 26 09:17:40</text:p>
          </table:table-cell>
          <table:table-cell office:value-type="float" office:value="78.596100000000007" table:style-name="ce2">
            <text:p>78,5961</text:p>
          </table:table-cell>
          <table:table-cell office:value-type="float" office:value="98.667299999999997" table:style-name="ce2">
            <text:p>98,6673</text:p>
          </table:table-cell>
          <table:table-cell office:value-type="string" table:style-name="ce2">
            <text:p>2020 MAY 26 09:18:44</text:p>
          </table:table-cell>
          <table:table-cell office:value-type="float" office:value="49.433300000000003" table:style-name="ce2">
            <text:p>49,4333</text:p>
          </table:table-cell>
          <table:table-cell office:value-type="float" office:value="1807" table:style-name="ce2">
            <text:p>1807</text:p>
          </table:table-cell>
          <table:table-cell office:value-type="float" office:value="10.885300000000001" table:style-name="ce2">
            <text:p>10,8853</text:p>
          </table:table-cell>
          <table:table-cell office:value-type="float" office:value="207.98230000000001" table:style-name="ce2">
            <text:p>207,9823</text:p>
          </table:table-cell>
          <table:table-cell office:value-type="float" office:value="40.2926" table:style-name="ce2">
            <text:p>40,2926</text:p>
          </table:table-cell>
          <table:table-cell office:value-type="string" table:style-name="ce2">
            <text:p>N/A</text:p>
          </table:table-cell>
          <table:table-cell office:value-type="float" office:value="71.217200000000005" table:style-name="ce2">
            <text:p>71,2172</text:p>
          </table:table-cell>
          <table:table-cell office:value-type="float" office:value="111.29130000000001" table:style-name="ce2">
            <text:p>111,291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4" table:style-name="ce2">
            <text:p>7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0" table:style-name="ce2">
            <text:p>10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0" table:style-name="ce2">
            <text:p>410</text:p>
          </table:table-cell>
          <table:table-cell office:value-type="float" office:value="300" table:style-name="ce2">
            <text:p>300</text:p>
          </table:table-cell>
          <table:table-cell office:value-type="float" office:value="1033" table:style-name="ce2">
            <text:p>1033</text:p>
          </table:table-cell>
          <table:table-cell office:value-type="string" table:style-name="ce2">
            <text:p>1400002C000A028002C01E1E03F20301000D000D000000000000000000000000000000000262019A012C040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6 09:17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21" table:style-name="ce2">
            <text:p>121</text:p>
          </table:table-cell>
          <table:table-cell office:value-type="float" office:value="11183" table:style-name="ce2">
            <text:p>111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1:04:56</text:p>
          </table:table-cell>
          <table:table-cell office:value-type="string" table:style-name="ce2">
            <text:p>2020 MAY 26 11:21:58</text:p>
          </table:table-cell>
          <table:table-cell office:value-type="string" table:style-name="ce2">
            <text:p>2020 MAY 26 11:05:06</text:p>
          </table:table-cell>
          <table:table-cell office:value-type="string" table:style-name="ce2">
            <text:p>2020 MAY 26 11:21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11:15:06</text:p>
          </table:table-cell>
          <table:table-cell office:value-type="string" table:style-name="ce2">
            <text:p>2020 MAY 26 11:21:58</text:p>
          </table:table-cell>
          <table:table-cell office:value-type="string" table:style-name="ce2">
            <text:p>2020 MAY 26 11:21:28</text:p>
          </table:table-cell>
          <table:table-cell office:value-type="float" office:value="67.630399999999995" table:style-name="ce2">
            <text:p>67,6304</text:p>
          </table:table-cell>
          <table:table-cell office:value-type="float" office:value="25.412800000000001" table:style-name="ce2">
            <text:p>25,4128</text:p>
          </table:table-cell>
          <table:table-cell office:value-type="string" table:style-name="ce2">
            <text:p>2020 MAY 26 11:15:36</text:p>
          </table:table-cell>
          <table:table-cell office:value-type="float" office:value="78.419300000000007" table:style-name="ce2">
            <text:p>78,4193</text:p>
          </table:table-cell>
          <table:table-cell office:value-type="float" office:value="69.923100000000005" table:style-name="ce2">
            <text:p>69,9231</text:p>
          </table:table-cell>
          <table:table-cell office:value-type="string" table:style-name="ce2">
            <text:p>2020 MAY 26 11:16:41</text:p>
          </table:table-cell>
          <table:table-cell office:value-type="float" office:value="49.588799999999999" table:style-name="ce2">
            <text:p>49,5888</text:p>
          </table:table-cell>
          <table:table-cell office:value-type="float" office:value="1800" table:style-name="ce2">
            <text:p>1800</text:p>
          </table:table-cell>
          <table:table-cell office:value-type="float" office:value="10.8817" table:style-name="ce2">
            <text:p>10,8817</text:p>
          </table:table-cell>
          <table:table-cell office:value-type="float" office:value="208.03190000000001" table:style-name="ce2">
            <text:p>208,0319</text:p>
          </table:table-cell>
          <table:table-cell office:value-type="float" office:value="40.4818" table:style-name="ce2">
            <text:p>40,4818</text:p>
          </table:table-cell>
          <table:table-cell office:value-type="string" table:style-name="ce2">
            <text:p>N/A</text:p>
          </table:table-cell>
          <table:table-cell office:value-type="float" office:value="71.564599999999999" table:style-name="ce2">
            <text:p>71,5646</text:p>
          </table:table-cell>
          <table:table-cell office:value-type="float" office:value="111.82689999999999" table:style-name="ce2">
            <text:p>111,826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5" table:style-name="ce2">
            <text:p>7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2" table:style-name="ce2">
            <text:p>10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2" table:style-name="ce2">
            <text:p>412</text:p>
          </table:table-cell>
          <table:table-cell office:value-type="float" office:value="300" table:style-name="ce2">
            <text:p>300</text:p>
          </table:table-cell>
          <table:table-cell office:value-type="float" office:value="1038" table:style-name="ce2">
            <text:p>1038</text:p>
          </table:table-cell>
          <table:table-cell office:value-type="string" table:style-name="ce2">
            <text:p>1400002C000A028002C11E1E03F40301000D000D000000000000000000000000000000000262019C012C040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21" table:style-name="ce3">
            <text:p>12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6 11:15:3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125" table:style-name="ce2">
            <text:p>125</text:p>
          </table:table-cell>
          <table:table-cell office:value-type="float" office:value="11187" table:style-name="ce2">
            <text:p>111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18:56:43</text:p>
          </table:table-cell>
          <table:table-cell office:value-type="string" table:style-name="ce2">
            <text:p>2020 MAY 26 19:13:53</text:p>
          </table:table-cell>
          <table:table-cell office:value-type="string" table:style-name="ce2">
            <text:p>2020 MAY 26 18:56:53</text:p>
          </table:table-cell>
          <table:table-cell office:value-type="string" table:style-name="ce2">
            <text:p>2020 MAY 26 19:13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19:06:53</text:p>
          </table:table-cell>
          <table:table-cell office:value-type="string" table:style-name="ce2">
            <text:p>2020 MAY 26 19:13:53</text:p>
          </table:table-cell>
          <table:table-cell office:value-type="string" table:style-name="ce2">
            <text:p>2020 MAY 26 19:13:23</text:p>
          </table:table-cell>
          <table:table-cell office:value-type="float" office:value="67.232399999999998" table:style-name="ce2">
            <text:p>67,2324</text:p>
          </table:table-cell>
          <table:table-cell office:value-type="float" office:value="-89.817899999999995" table:style-name="ce2">
            <text:p>-89,8179</text:p>
          </table:table-cell>
          <table:table-cell office:value-type="string" table:style-name="ce2">
            <text:p>2020 MAY 26 19:07:23</text:p>
          </table:table-cell>
          <table:table-cell office:value-type="float" office:value="78.293099999999995" table:style-name="ce2">
            <text:p>78,2931</text:p>
          </table:table-cell>
          <table:table-cell office:value-type="float" office:value="-44.0242" table:style-name="ce2">
            <text:p>-44,0242</text:p>
          </table:table-cell>
          <table:table-cell office:value-type="string" table:style-name="ce2">
            <text:p>2020 MAY 26 19:08:30</text:p>
          </table:table-cell>
          <table:table-cell office:value-type="float" office:value="50.363999999999997" table:style-name="ce2">
            <text:p>50,364</text:p>
          </table:table-cell>
          <table:table-cell office:value-type="float" office:value="1764" table:style-name="ce2">
            <text:p>1764</text:p>
          </table:table-cell>
          <table:table-cell office:value-type="float" office:value="10.9369" table:style-name="ce2">
            <text:p>10,9369</text:p>
          </table:table-cell>
          <table:table-cell office:value-type="float" office:value="208.2304" table:style-name="ce2">
            <text:p>208,2304</text:p>
          </table:table-cell>
          <table:table-cell office:value-type="float" office:value="41.238999999999997" table:style-name="ce2">
            <text:p>41,239</text:p>
          </table:table-cell>
          <table:table-cell office:value-type="string" table:style-name="ce2">
            <text:p>N/A</text:p>
          </table:table-cell>
          <table:table-cell office:value-type="float" office:value="72.9542" table:style-name="ce2">
            <text:p>72,9542</text:p>
          </table:table-cell>
          <table:table-cell office:value-type="float" office:value="113.9693" table:style-name="ce2">
            <text:p>113,96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7" table:style-name="ce2">
            <text:p>7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0" table:style-name="ce2">
            <text:p>102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0" table:style-name="ce2">
            <text:p>420</text:p>
          </table:table-cell>
          <table:table-cell office:value-type="float" office:value="300" table:style-name="ce2">
            <text:p>300</text:p>
          </table:table-cell>
          <table:table-cell office:value-type="float" office:value="1056" table:style-name="ce2">
            <text:p>1056</text:p>
          </table:table-cell>
          <table:table-cell office:value-type="string" table:style-name="ce2">
            <text:p>1400002C000A028002C31E1E03FC0301000D000D00000000000000000000000000000000026201A4012C04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6 19:07:2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127" table:style-name="ce2">
            <text:p>127</text:p>
          </table:table-cell>
          <table:table-cell office:value-type="float" office:value="11189" table:style-name="ce2">
            <text:p>11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6 22:52:28</text:p>
          </table:table-cell>
          <table:table-cell office:value-type="string" table:style-name="ce2">
            <text:p>2020 MAY 26 23:09:43</text:p>
          </table:table-cell>
          <table:table-cell office:value-type="string" table:style-name="ce2">
            <text:p>2020 MAY 26 22:52:38</text:p>
          </table:table-cell>
          <table:table-cell office:value-type="string" table:style-name="ce2">
            <text:p>2020 MAY 26 23:09:4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6 23:02:38</text:p>
          </table:table-cell>
          <table:table-cell office:value-type="string" table:style-name="ce2">
            <text:p>2020 MAY 26 23:09:43</text:p>
          </table:table-cell>
          <table:table-cell office:value-type="string" table:style-name="ce2">
            <text:p>2020 MAY 26 23:09:13</text:p>
          </table:table-cell>
          <table:table-cell office:value-type="float" office:value="67.044700000000006" table:style-name="ce2">
            <text:p>67,0447</text:p>
          </table:table-cell>
          <table:table-cell office:value-type="float" office:value="-147.37979999999999" table:style-name="ce2">
            <text:p>-147,3798</text:p>
          </table:table-cell>
          <table:table-cell office:value-type="string" table:style-name="ce2">
            <text:p>2020 MAY 26 23:03:08</text:p>
          </table:table-cell>
          <table:table-cell office:value-type="float" office:value="78.918899999999994" table:style-name="ce2">
            <text:p>78,9189</text:p>
          </table:table-cell>
          <table:table-cell office:value-type="float" office:value="-101.65470000000001" table:style-name="ce2">
            <text:p>-101,6547</text:p>
          </table:table-cell>
          <table:table-cell office:value-type="string" table:style-name="ce2">
            <text:p>2020 MAY 26 23:04:16</text:p>
          </table:table-cell>
          <table:table-cell office:value-type="float" office:value="50.704099999999997" table:style-name="ce2">
            <text:p>50,7041</text:p>
          </table:table-cell>
          <table:table-cell office:value-type="float" office:value="1745" table:style-name="ce2">
            <text:p>1745</text:p>
          </table:table-cell>
          <table:table-cell office:value-type="float" office:value="10.9183" table:style-name="ce2">
            <text:p>10,9183</text:p>
          </table:table-cell>
          <table:table-cell office:value-type="float" office:value="208.3297" table:style-name="ce2">
            <text:p>208,3297</text:p>
          </table:table-cell>
          <table:table-cell office:value-type="float" office:value="41.712200000000003" table:style-name="ce2">
            <text:p>41,7122</text:p>
          </table:table-cell>
          <table:table-cell office:value-type="string" table:style-name="ce2">
            <text:p>N/A</text:p>
          </table:table-cell>
          <table:table-cell office:value-type="float" office:value="73.822699999999998" table:style-name="ce2">
            <text:p>73,8227</text:p>
          </table:table-cell>
          <table:table-cell office:value-type="float" office:value="115.3082" table:style-name="ce2">
            <text:p>115,308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8" table:style-name="ce2">
            <text:p>70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5" table:style-name="ce2">
            <text:p>102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5" table:style-name="ce2">
            <text:p>425</text:p>
          </table:table-cell>
          <table:table-cell office:value-type="float" office:value="300" table:style-name="ce2">
            <text:p>300</text:p>
          </table:table-cell>
          <table:table-cell office:value-type="float" office:value="812" table:style-name="ce2">
            <text:p>812</text:p>
          </table:table-cell>
          <table:table-cell office:value-type="string" table:style-name="ce2">
            <text:p>1400002C000A028002C41E1E04010301000D000D00000000000000000000000000000000026201A9012C032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65" table:style-name="ce3">
            <text:p>2165</text:p>
          </table:table-cell>
          <table:table-cell office:value-type="float" office:value="2165" table:style-name="ce3">
            <text:p>2165</text:p>
          </table:table-cell>
          <table:table-cell office:value-type="float" office:value="0" table:style-name="ce3">
            <text:p>0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6 23:03:0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11190" table:style-name="ce2">
            <text:p>111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0:50:29</text:p>
          </table:table-cell>
          <table:table-cell office:value-type="string" table:style-name="ce2">
            <text:p>2020 MAY 27 01:07:46</text:p>
          </table:table-cell>
          <table:table-cell office:value-type="string" table:style-name="ce2">
            <text:p>2020 MAY 27 00:50:39</text:p>
          </table:table-cell>
          <table:table-cell office:value-type="string" table:style-name="ce2">
            <text:p>2020 MAY 27 01:07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1:00:39</text:p>
          </table:table-cell>
          <table:table-cell office:value-type="string" table:style-name="ce2">
            <text:p>2020 MAY 27 01:07:46</text:p>
          </table:table-cell>
          <table:table-cell office:value-type="string" table:style-name="ce2">
            <text:p>2020 MAY 27 01:07:16</text:p>
          </table:table-cell>
          <table:table-cell office:value-type="float" office:value="66.774799999999999" table:style-name="ce2">
            <text:p>66,7748</text:p>
          </table:table-cell>
          <table:table-cell office:value-type="float" office:value="-176.46520000000001" table:style-name="ce2">
            <text:p>-176,4652</text:p>
          </table:table-cell>
          <table:table-cell office:value-type="string" table:style-name="ce2">
            <text:p>2020 MAY 27 01:01:09</text:p>
          </table:table-cell>
          <table:table-cell office:value-type="float" office:value="78.063299999999998" table:style-name="ce2">
            <text:p>78,0633</text:p>
          </table:table-cell>
          <table:table-cell office:value-type="float" office:value="-130.0992" table:style-name="ce2">
            <text:p>-130,0992</text:p>
          </table:table-cell>
          <table:table-cell office:value-type="string" table:style-name="ce2">
            <text:p>2020 MAY 27 01:02:17</text:p>
          </table:table-cell>
          <table:table-cell office:value-type="float" office:value="50.850099999999998" table:style-name="ce2">
            <text:p>50,8501</text:p>
          </table:table-cell>
          <table:table-cell office:value-type="float" office:value="1738" table:style-name="ce2">
            <text:p>1738</text:p>
          </table:table-cell>
          <table:table-cell office:value-type="float" office:value="10.9361" table:style-name="ce2">
            <text:p>10,9361</text:p>
          </table:table-cell>
          <table:table-cell office:value-type="float" office:value="208.3794" table:style-name="ce2">
            <text:p>208,3794</text:p>
          </table:table-cell>
          <table:table-cell office:value-type="float" office:value="41.901499999999999" table:style-name="ce2">
            <text:p>41,9015</text:p>
          </table:table-cell>
          <table:table-cell office:value-type="string" table:style-name="ce2">
            <text:p>N/A</text:p>
          </table:table-cell>
          <table:table-cell office:value-type="float" office:value="74.170100000000005" table:style-name="ce2">
            <text:p>74,1701</text:p>
          </table:table-cell>
          <table:table-cell office:value-type="float" office:value="115.8438" table:style-name="ce2">
            <text:p>115,843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8" table:style-name="ce2">
            <text:p>70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7" table:style-name="ce2">
            <text:p>102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7" table:style-name="ce2">
            <text:p>427</text:p>
          </table:table-cell>
          <table:table-cell office:value-type="float" office:value="300" table:style-name="ce2">
            <text:p>300</text:p>
          </table:table-cell>
          <table:table-cell office:value-type="float" office:value="816" table:style-name="ce2">
            <text:p>816</text:p>
          </table:table-cell>
          <table:table-cell office:value-type="string" table:style-name="ce2">
            <text:p>1400002C000A028002C41E1E04030301000D000D00000000000000000000000000000000026201AB012C03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71" table:style-name="ce3">
            <text:p>2171</text:p>
          </table:table-cell>
          <table:table-cell office:value-type="float" office:value="2171" table:style-name="ce3">
            <text:p>2171</text:p>
          </table:table-cell>
          <table:table-cell office:value-type="float" office:value="0" table:style-name="ce3">
            <text:p>0</text:p>
          </table:table-cell>
          <table:table-cell office:value-type="float" office:value="128" table:style-name="ce3">
            <text:p>12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7 01:01:0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130" table:style-name="ce2">
            <text:p>130</text:p>
          </table:table-cell>
          <table:table-cell office:value-type="float" office:value="11192" table:style-name="ce2">
            <text:p>111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4:46:23</text:p>
          </table:table-cell>
          <table:table-cell office:value-type="string" table:style-name="ce2">
            <text:p>2020 MAY 27 05:03:46</text:p>
          </table:table-cell>
          <table:table-cell office:value-type="string" table:style-name="ce2">
            <text:p>2020 MAY 27 04:46:33</text:p>
          </table:table-cell>
          <table:table-cell office:value-type="string" table:style-name="ce2">
            <text:p>2020 MAY 27 05:03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4:56:33</text:p>
          </table:table-cell>
          <table:table-cell office:value-type="string" table:style-name="ce2">
            <text:p>2020 MAY 27 05:03:46</text:p>
          </table:table-cell>
          <table:table-cell office:value-type="string" table:style-name="ce2">
            <text:p>2020 MAY 27 05:03:16</text:p>
          </table:table-cell>
          <table:table-cell office:value-type="float" office:value="66.5732" table:style-name="ce2">
            <text:p>66,5732</text:p>
          </table:table-cell>
          <table:table-cell office:value-type="float" office:value="125.9194" table:style-name="ce2">
            <text:p>125,9194</text:p>
          </table:table-cell>
          <table:table-cell office:value-type="string" table:style-name="ce2">
            <text:p>2020 MAY 27 04:57:03</text:p>
          </table:table-cell>
          <table:table-cell office:value-type="float" office:value="78.571399999999997" table:style-name="ce2">
            <text:p>78,5714</text:p>
          </table:table-cell>
          <table:table-cell office:value-type="float" office:value="172.63759999999999" table:style-name="ce2">
            <text:p>172,6376</text:p>
          </table:table-cell>
          <table:table-cell office:value-type="string" table:style-name="ce2">
            <text:p>2020 MAY 27 04:58:13</text:p>
          </table:table-cell>
          <table:table-cell office:value-type="float" office:value="51.2498" table:style-name="ce2">
            <text:p>51,2498</text:p>
          </table:table-cell>
          <table:table-cell office:value-type="float" office:value="1717" table:style-name="ce2">
            <text:p>1717</text:p>
          </table:table-cell>
          <table:table-cell office:value-type="float" office:value="10.9444" table:style-name="ce2">
            <text:p>10,9444</text:p>
          </table:table-cell>
          <table:table-cell office:value-type="float" office:value="208.4787" table:style-name="ce2">
            <text:p>208,4787</text:p>
          </table:table-cell>
          <table:table-cell office:value-type="float" office:value="42.469299999999997" table:style-name="ce2">
            <text:p>42,4693</text:p>
          </table:table-cell>
          <table:table-cell office:value-type="string" table:style-name="ce2">
            <text:p>N/A</text:p>
          </table:table-cell>
          <table:table-cell office:value-type="float" office:value="75.212299999999999" table:style-name="ce2">
            <text:p>75,2123</text:p>
          </table:table-cell>
          <table:table-cell office:value-type="float" office:value="117.45059999999999" table:style-name="ce2">
            <text:p>117,450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0" table:style-name="ce2">
            <text:p>7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3" table:style-name="ce2">
            <text:p>103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3" table:style-name="ce2">
            <text:p>433</text:p>
          </table:table-cell>
          <table:table-cell office:value-type="float" office:value="300" table:style-name="ce2">
            <text:p>300</text:p>
          </table:table-cell>
          <table:table-cell office:value-type="float" office:value="830" table:style-name="ce2">
            <text:p>830</text:p>
          </table:table-cell>
          <table:table-cell office:value-type="string" table:style-name="ce2">
            <text:p>1400002C000A028002C61E1E04090301000D000D00000000000000000000000000000000026201B1012C033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7 04:57:0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132" table:style-name="ce2">
            <text:p>132</text:p>
          </table:table-cell>
          <table:table-cell office:value-type="float" office:value="11194" table:style-name="ce2">
            <text:p>111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08:42:10</text:p>
          </table:table-cell>
          <table:table-cell office:value-type="string" table:style-name="ce2">
            <text:p>2020 MAY 27 08:59:38</text:p>
          </table:table-cell>
          <table:table-cell office:value-type="string" table:style-name="ce2">
            <text:p>2020 MAY 27 08:42:20</text:p>
          </table:table-cell>
          <table:table-cell office:value-type="string" table:style-name="ce2">
            <text:p>2020 MAY 27 08:59:3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08:52:20</text:p>
          </table:table-cell>
          <table:table-cell office:value-type="string" table:style-name="ce2">
            <text:p>2020 MAY 27 08:59:38</text:p>
          </table:table-cell>
          <table:table-cell office:value-type="string" table:style-name="ce2">
            <text:p>2020 MAY 27 08:59:08</text:p>
          </table:table-cell>
          <table:table-cell office:value-type="float" office:value="66.360100000000003" table:style-name="ce2">
            <text:p>66,3601</text:p>
          </table:table-cell>
          <table:table-cell office:value-type="float" office:value="68.322699999999998" table:style-name="ce2">
            <text:p>68,3227</text:p>
          </table:table-cell>
          <table:table-cell office:value-type="string" table:style-name="ce2">
            <text:p>2020 MAY 27 08:52:50</text:p>
          </table:table-cell>
          <table:table-cell office:value-type="float" office:value="78.047200000000004" table:style-name="ce2">
            <text:p>78,0472</text:p>
          </table:table-cell>
          <table:table-cell office:value-type="float" office:value="116.4661" table:style-name="ce2">
            <text:p>116,4661</text:p>
          </table:table-cell>
          <table:table-cell office:value-type="string" table:style-name="ce2">
            <text:p>2020 MAY 27 08:54:00</text:p>
          </table:table-cell>
          <table:table-cell office:value-type="float" office:value="51.638800000000003" table:style-name="ce2">
            <text:p>51,6388</text:p>
          </table:table-cell>
          <table:table-cell office:value-type="float" office:value="1696" table:style-name="ce2">
            <text:p>1696</text:p>
          </table:table-cell>
          <table:table-cell office:value-type="float" office:value="11.023899999999999" table:style-name="ce2">
            <text:p>11,0239</text:p>
          </table:table-cell>
          <table:table-cell office:value-type="float" office:value="208.578" table:style-name="ce2">
            <text:p>208,578</text:p>
          </table:table-cell>
          <table:table-cell office:value-type="float" office:value="42.942500000000003" table:style-name="ce2">
            <text:p>42,9425</text:p>
          </table:table-cell>
          <table:table-cell office:value-type="string" table:style-name="ce2">
            <text:p>N/A</text:p>
          </table:table-cell>
          <table:table-cell office:value-type="float" office:value="76.080799999999996" table:style-name="ce2">
            <text:p>76,0808</text:p>
          </table:table-cell>
          <table:table-cell office:value-type="float" office:value="118.78959999999999" table:style-name="ce2">
            <text:p>118,789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0" table:style-name="ce2">
            <text:p>7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8" table:style-name="ce2">
            <text:p>103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8" table:style-name="ce2">
            <text:p>438</text:p>
          </table:table-cell>
          <table:table-cell office:value-type="float" office:value="300" table:style-name="ce2">
            <text:p>300</text:p>
          </table:table-cell>
          <table:table-cell office:value-type="float" office:value="840" table:style-name="ce2">
            <text:p>840</text:p>
          </table:table-cell>
          <table:table-cell office:value-type="string" table:style-name="ce2">
            <text:p>1400002C000A028002C61E1E040E0301000D000D00000000000000000000000000000000026201B6012C034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7 08:52:5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134" table:style-name="ce2">
            <text:p>134</text:p>
          </table:table-cell>
          <table:table-cell office:value-type="float" office:value="11196" table:style-name="ce2">
            <text:p>11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2:38:01</text:p>
          </table:table-cell>
          <table:table-cell office:value-type="string" table:style-name="ce2">
            <text:p>2020 MAY 27 12:55:34</text:p>
          </table:table-cell>
          <table:table-cell office:value-type="string" table:style-name="ce2">
            <text:p>2020 MAY 27 12:38:11</text:p>
          </table:table-cell>
          <table:table-cell office:value-type="string" table:style-name="ce2">
            <text:p>2020 MAY 27 12:55:3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2:48:11</text:p>
          </table:table-cell>
          <table:table-cell office:value-type="string" table:style-name="ce2">
            <text:p>2020 MAY 27 12:55:34</text:p>
          </table:table-cell>
          <table:table-cell office:value-type="string" table:style-name="ce2">
            <text:p>2020 MAY 27 12:55:04</text:p>
          </table:table-cell>
          <table:table-cell office:value-type="float" office:value="66.016199999999998" table:style-name="ce2">
            <text:p>66,0162</text:p>
          </table:table-cell>
          <table:table-cell office:value-type="float" office:value="10.522399999999999" table:style-name="ce2">
            <text:p>10,5224</text:p>
          </table:table-cell>
          <table:table-cell office:value-type="string" table:style-name="ce2">
            <text:p>2020 MAY 27 12:48:41</text:p>
          </table:table-cell>
          <table:table-cell office:value-type="float" office:value="78.513599999999997" table:style-name="ce2">
            <text:p>78,5136</text:p>
          </table:table-cell>
          <table:table-cell office:value-type="float" office:value="58.117899999999999" table:style-name="ce2">
            <text:p>58,1179</text:p>
          </table:table-cell>
          <table:table-cell office:value-type="string" table:style-name="ce2">
            <text:p>2020 MAY 27 12:49:53</text:p>
          </table:table-cell>
          <table:table-cell office:value-type="float" office:value="51.932200000000002" table:style-name="ce2">
            <text:p>51,9322</text:p>
          </table:table-cell>
          <table:table-cell office:value-type="float" office:value="1678" table:style-name="ce2">
            <text:p>1678</text:p>
          </table:table-cell>
          <table:table-cell office:value-type="float" office:value="10.959199999999999" table:style-name="ce2">
            <text:p>10,9592</text:p>
          </table:table-cell>
          <table:table-cell office:value-type="float" office:value="208.67740000000001" table:style-name="ce2">
            <text:p>208,6774</text:p>
          </table:table-cell>
          <table:table-cell office:value-type="float" office:value="43.415700000000001" table:style-name="ce2">
            <text:p>43,4157</text:p>
          </table:table-cell>
          <table:table-cell office:value-type="string" table:style-name="ce2">
            <text:p>N/A</text:p>
          </table:table-cell>
          <table:table-cell office:value-type="float" office:value="76.949299999999994" table:style-name="ce2">
            <text:p>76,9493</text:p>
          </table:table-cell>
          <table:table-cell office:value-type="float" office:value="120.12860000000001" table:style-name="ce2">
            <text:p>120,128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2" table:style-name="ce2">
            <text:p>71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3" table:style-name="ce2">
            <text:p>104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3" table:style-name="ce2">
            <text:p>443</text:p>
          </table:table-cell>
          <table:table-cell office:value-type="float" office:value="300" table:style-name="ce2">
            <text:p>300</text:p>
          </table:table-cell>
          <table:table-cell office:value-type="float" office:value="852" table:style-name="ce2">
            <text:p>852</text:p>
          </table:table-cell>
          <table:table-cell office:value-type="string" table:style-name="ce2">
            <text:p>1400002C000A028002C81E1E04130301000D000D00000000000000000000000000000000026201BB012C035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7 12:48:4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135" table:style-name="ce2">
            <text:p>135</text:p>
          </table:table-cell>
          <table:table-cell office:value-type="float" office:value="11197" table:style-name="ce2">
            <text:p>111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4:35:58</text:p>
          </table:table-cell>
          <table:table-cell office:value-type="string" table:style-name="ce2">
            <text:p>2020 MAY 27 14:53:33</text:p>
          </table:table-cell>
          <table:table-cell office:value-type="string" table:style-name="ce2">
            <text:p>2020 MAY 27 14:36:08</text:p>
          </table:table-cell>
          <table:table-cell office:value-type="string" table:style-name="ce2">
            <text:p>2020 MAY 27 14:53:3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4:46:08</text:p>
          </table:table-cell>
          <table:table-cell office:value-type="string" table:style-name="ce2">
            <text:p>2020 MAY 27 14:53:33</text:p>
          </table:table-cell>
          <table:table-cell office:value-type="string" table:style-name="ce2">
            <text:p>2020 MAY 27 14:53:03</text:p>
          </table:table-cell>
          <table:table-cell office:value-type="float" office:value="65.923000000000002" table:style-name="ce2">
            <text:p>65,923</text:p>
          </table:table-cell>
          <table:table-cell office:value-type="float" office:value="-18.264099999999999" table:style-name="ce2">
            <text:p>-18,2641</text:p>
          </table:table-cell>
          <table:table-cell office:value-type="string" table:style-name="ce2">
            <text:p>2020 MAY 27 14:46:38</text:p>
          </table:table-cell>
          <table:table-cell office:value-type="float" office:value="78.637200000000007" table:style-name="ce2">
            <text:p>78,6372</text:p>
          </table:table-cell>
          <table:table-cell office:value-type="float" office:value="29.459900000000001" table:style-name="ce2">
            <text:p>29,4599</text:p>
          </table:table-cell>
          <table:table-cell office:value-type="string" table:style-name="ce2">
            <text:p>2020 MAY 27 14:47:51</text:p>
          </table:table-cell>
          <table:table-cell office:value-type="float" office:value="52.099899999999998" table:style-name="ce2">
            <text:p>52,0999</text:p>
          </table:table-cell>
          <table:table-cell office:value-type="float" office:value="1668" table:style-name="ce2">
            <text:p>1668</text:p>
          </table:table-cell>
          <table:table-cell office:value-type="float" office:value="10.961399999999999" table:style-name="ce2">
            <text:p>10,9614</text:p>
          </table:table-cell>
          <table:table-cell office:value-type="float" office:value="208.72710000000001" table:style-name="ce2">
            <text:p>208,7271</text:p>
          </table:table-cell>
          <table:table-cell office:value-type="float" office:value="43.604999999999997" table:style-name="ce2">
            <text:p>43,605</text:p>
          </table:table-cell>
          <table:table-cell office:value-type="string" table:style-name="ce2">
            <text:p>N/A</text:p>
          </table:table-cell>
          <table:table-cell office:value-type="float" office:value="77.296700000000001" table:style-name="ce2">
            <text:p>77,2967</text:p>
          </table:table-cell>
          <table:table-cell office:value-type="float" office:value="120.66419999999999" table:style-name="ce2">
            <text:p>120,664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3" table:style-name="ce2">
            <text:p>71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5" table:style-name="ce2">
            <text:p>104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5" table:style-name="ce2">
            <text:p>445</text:p>
          </table:table-cell>
          <table:table-cell office:value-type="float" office:value="300" table:style-name="ce2">
            <text:p>300</text:p>
          </table:table-cell>
          <table:table-cell office:value-type="float" office:value="857" table:style-name="ce2">
            <text:p>857</text:p>
          </table:table-cell>
          <table:table-cell office:value-type="string" table:style-name="ce2">
            <text:p>1400002C000A028002C91E1E04150301000D000D00000000000000000000000000000000026201BD012C035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7 14:46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138" table:style-name="ce2">
            <text:p>138</text:p>
          </table:table-cell>
          <table:table-cell office:value-type="float" office:value="11200" table:style-name="ce2">
            <text:p>112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20:29:45</text:p>
          </table:table-cell>
          <table:table-cell office:value-type="string" table:style-name="ce2">
            <text:p>2020 MAY 27 20:47:29</text:p>
          </table:table-cell>
          <table:table-cell office:value-type="string" table:style-name="ce2">
            <text:p>2020 MAY 27 20:29:55</text:p>
          </table:table-cell>
          <table:table-cell office:value-type="string" table:style-name="ce2">
            <text:p>2020 MAY 27 20:47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20:39:55</text:p>
          </table:table-cell>
          <table:table-cell office:value-type="string" table:style-name="ce2">
            <text:p>2020 MAY 27 20:47:29</text:p>
          </table:table-cell>
          <table:table-cell office:value-type="string" table:style-name="ce2">
            <text:p>2020 MAY 27 20:46:59</text:p>
          </table:table-cell>
          <table:table-cell office:value-type="float" office:value="65.468199999999996" table:style-name="ce2">
            <text:p>65,4682</text:p>
          </table:table-cell>
          <table:table-cell office:value-type="float" office:value="-104.8622" table:style-name="ce2">
            <text:p>-104,8622</text:p>
          </table:table-cell>
          <table:table-cell office:value-type="string" table:style-name="ce2">
            <text:p>2020 MAY 27 20:40:25</text:p>
          </table:table-cell>
          <table:table-cell office:value-type="float" office:value="77.825900000000004" table:style-name="ce2">
            <text:p>77,8259</text:p>
          </table:table-cell>
          <table:table-cell office:value-type="float" office:value="-55.245800000000003" table:style-name="ce2">
            <text:p>-55,2458</text:p>
          </table:table-cell>
          <table:table-cell office:value-type="string" table:style-name="ce2">
            <text:p>2020 MAY 27 20:41:39</text:p>
          </table:table-cell>
          <table:table-cell office:value-type="float" office:value="52.676900000000003" table:style-name="ce2">
            <text:p>52,6769</text:p>
          </table:table-cell>
          <table:table-cell office:value-type="float" office:value="1638" table:style-name="ce2">
            <text:p>1638</text:p>
          </table:table-cell>
          <table:table-cell office:value-type="float" office:value="11.052199999999999" table:style-name="ce2">
            <text:p>11,0522</text:p>
          </table:table-cell>
          <table:table-cell office:value-type="float" office:value="208.87620000000001" table:style-name="ce2">
            <text:p>208,8762</text:p>
          </table:table-cell>
          <table:table-cell office:value-type="float" office:value="44.456800000000001" table:style-name="ce2">
            <text:p>44,4568</text:p>
          </table:table-cell>
          <table:table-cell office:value-type="string" table:style-name="ce2">
            <text:p>N/A</text:p>
          </table:table-cell>
          <table:table-cell office:value-type="float" office:value="78.86" table:style-name="ce2">
            <text:p>78,86</text:p>
          </table:table-cell>
          <table:table-cell office:value-type="float" office:value="123.07429999999999" table:style-name="ce2">
            <text:p>123,0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4" table:style-name="ce2">
            <text:p>71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4" table:style-name="ce2">
            <text:p>105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4" table:style-name="ce2">
            <text:p>454</text:p>
          </table:table-cell>
          <table:table-cell office:value-type="float" office:value="300" table:style-name="ce2">
            <text:p>300</text:p>
          </table:table-cell>
          <table:table-cell office:value-type="float" office:value="876" table:style-name="ce2">
            <text:p>876</text:p>
          </table:table-cell>
          <table:table-cell office:value-type="string" table:style-name="ce2">
            <text:p>1400002C000A028002CA1E1E041E0301000D000D00000000000000000000000000000000026201C6012C036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7 20:40:2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140" table:style-name="ce2">
            <text:p>140</text:p>
          </table:table-cell>
          <table:table-cell office:value-type="float" office:value="11202" table:style-name="ce2">
            <text:p>112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0:25:36</text:p>
          </table:table-cell>
          <table:table-cell office:value-type="string" table:style-name="ce2">
            <text:p>2020 MAY 28 00:43:25</text:p>
          </table:table-cell>
          <table:table-cell office:value-type="string" table:style-name="ce2">
            <text:p>2020 MAY 28 00:25:46</text:p>
          </table:table-cell>
          <table:table-cell office:value-type="string" table:style-name="ce2">
            <text:p>2020 MAY 28 00:43:2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0:35:46</text:p>
          </table:table-cell>
          <table:table-cell office:value-type="string" table:style-name="ce2">
            <text:p>2020 MAY 28 00:43:25</text:p>
          </table:table-cell>
          <table:table-cell office:value-type="string" table:style-name="ce2">
            <text:p>2020 MAY 28 00:42:55</text:p>
          </table:table-cell>
          <table:table-cell office:value-type="float" office:value="65.091200000000001" table:style-name="ce2">
            <text:p>65,0912</text:p>
          </table:table-cell>
          <table:table-cell office:value-type="float" office:value="-162.67910000000001" table:style-name="ce2">
            <text:p>-162,6791</text:p>
          </table:table-cell>
          <table:table-cell office:value-type="string" table:style-name="ce2">
            <text:p>2020 MAY 28 00:36:16</text:p>
          </table:table-cell>
          <table:table-cell office:value-type="float" office:value="78.5839" table:style-name="ce2">
            <text:p>78,5839</text:p>
          </table:table-cell>
          <table:table-cell office:value-type="float" office:value="-114.1118" table:style-name="ce2">
            <text:p>-114,1118</text:p>
          </table:table-cell>
          <table:table-cell office:value-type="string" table:style-name="ce2">
            <text:p>2020 MAY 28 00:37:32</text:p>
          </table:table-cell>
          <table:table-cell office:value-type="float" office:value="52.942799999999998" table:style-name="ce2">
            <text:p>52,9428</text:p>
          </table:table-cell>
          <table:table-cell office:value-type="float" office:value="1619" table:style-name="ce2">
            <text:p>1619</text:p>
          </table:table-cell>
          <table:table-cell office:value-type="float" office:value="10.953099999999999" table:style-name="ce2">
            <text:p>10,9531</text:p>
          </table:table-cell>
          <table:table-cell office:value-type="float" office:value="208.97559999999999" table:style-name="ce2">
            <text:p>208,9756</text:p>
          </table:table-cell>
          <table:table-cell office:value-type="float" office:value="44.93" table:style-name="ce2">
            <text:p>44,93</text:p>
          </table:table-cell>
          <table:table-cell office:value-type="string" table:style-name="ce2">
            <text:p>N/A</text:p>
          </table:table-cell>
          <table:table-cell office:value-type="float" office:value="79.728499999999997" table:style-name="ce2">
            <text:p>79,7285</text:p>
          </table:table-cell>
          <table:table-cell office:value-type="float" office:value="124.41330000000001" table:style-name="ce2">
            <text:p>124,413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6" table:style-name="ce2">
            <text:p>7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9" table:style-name="ce2">
            <text:p>105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9" table:style-name="ce2">
            <text:p>459</text:p>
          </table:table-cell>
          <table:table-cell office:value-type="float" office:value="300" table:style-name="ce2">
            <text:p>300</text:p>
          </table:table-cell>
          <table:table-cell office:value-type="float" office:value="888" table:style-name="ce2">
            <text:p>888</text:p>
          </table:table-cell>
          <table:table-cell office:value-type="string" table:style-name="ce2">
            <text:p>1400002C000A028002CC1E1E04230301000D000D00000000000000000000000000000000026201CB012C037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00:36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141" table:style-name="ce2">
            <text:p>141</text:p>
          </table:table-cell>
          <table:table-cell office:value-type="float" office:value="11203" table:style-name="ce2">
            <text:p>112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2:23:37</text:p>
          </table:table-cell>
          <table:table-cell office:value-type="string" table:style-name="ce2">
            <text:p>2020 MAY 28 02:41:28</text:p>
          </table:table-cell>
          <table:table-cell office:value-type="string" table:style-name="ce2">
            <text:p>2020 MAY 28 02:23:47</text:p>
          </table:table-cell>
          <table:table-cell office:value-type="string" table:style-name="ce2">
            <text:p>2020 MAY 28 02:41:2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2:33:47</text:p>
          </table:table-cell>
          <table:table-cell office:value-type="string" table:style-name="ce2">
            <text:p>2020 MAY 28 02:41:28</text:p>
          </table:table-cell>
          <table:table-cell office:value-type="string" table:style-name="ce2">
            <text:p>2020 MAY 28 02:40:58</text:p>
          </table:table-cell>
          <table:table-cell office:value-type="float" office:value="64.854799999999997" table:style-name="ce2">
            <text:p>64,8548</text:p>
          </table:table-cell>
          <table:table-cell office:value-type="float" office:value="168.33330000000001" table:style-name="ce2">
            <text:p>168,3333</text:p>
          </table:table-cell>
          <table:table-cell office:value-type="string" table:style-name="ce2">
            <text:p>2020 MAY 28 02:34:17</text:p>
          </table:table-cell>
          <table:table-cell office:value-type="float" office:value="78.036699999999996" table:style-name="ce2">
            <text:p>78,0367</text:p>
          </table:table-cell>
          <table:table-cell office:value-type="float" office:value="-142.74440000000001" table:style-name="ce2">
            <text:p>-142,7444</text:p>
          </table:table-cell>
          <table:table-cell office:value-type="string" table:style-name="ce2">
            <text:p>2020 MAY 28 02:35:33</text:p>
          </table:table-cell>
          <table:table-cell office:value-type="float" office:value="53.0946" table:style-name="ce2">
            <text:p>53,0946</text:p>
          </table:table-cell>
          <table:table-cell office:value-type="float" office:value="1610" table:style-name="ce2">
            <text:p>1610</text:p>
          </table:table-cell>
          <table:table-cell office:value-type="float" office:value="10.958299999999999" table:style-name="ce2">
            <text:p>10,9583</text:p>
          </table:table-cell>
          <table:table-cell office:value-type="float" office:value="209.02539999999999" table:style-name="ce2">
            <text:p>209,0254</text:p>
          </table:table-cell>
          <table:table-cell office:value-type="float" office:value="45.119300000000003" table:style-name="ce2">
            <text:p>45,1193</text:p>
          </table:table-cell>
          <table:table-cell office:value-type="string" table:style-name="ce2">
            <text:p>N/A</text:p>
          </table:table-cell>
          <table:table-cell office:value-type="float" office:value="80.075900000000004" table:style-name="ce2">
            <text:p>80,0759</text:p>
          </table:table-cell>
          <table:table-cell office:value-type="float" office:value="124.94889999999999" table:style-name="ce2">
            <text:p>124,948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6" table:style-name="ce2">
            <text:p>7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1" table:style-name="ce2">
            <text:p>10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1" table:style-name="ce2">
            <text:p>461</text:p>
          </table:table-cell>
          <table:table-cell office:value-type="float" office:value="300" table:style-name="ce2">
            <text:p>300</text:p>
          </table:table-cell>
          <table:table-cell office:value-type="float" office:value="892" table:style-name="ce2">
            <text:p>892</text:p>
          </table:table-cell>
          <table:table-cell office:value-type="string" table:style-name="ce2">
            <text:p>1400002C000A028002CC1E1E04250301000D000D00000000000000000000000000000000026201CD012C037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3">
            <text:p>14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02:34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143" table:style-name="ce2">
            <text:p>143</text:p>
          </table:table-cell>
          <table:table-cell office:value-type="float" office:value="11205" table:style-name="ce2">
            <text:p>112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06:19:27</text:p>
          </table:table-cell>
          <table:table-cell office:value-type="string" table:style-name="ce2">
            <text:p>2020 MAY 28 06:37:26</text:p>
          </table:table-cell>
          <table:table-cell office:value-type="string" table:style-name="ce2">
            <text:p>2020 MAY 28 06:19:37</text:p>
          </table:table-cell>
          <table:table-cell office:value-type="string" table:style-name="ce2">
            <text:p>2020 MAY 28 06:37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06:29:37</text:p>
          </table:table-cell>
          <table:table-cell office:value-type="string" table:style-name="ce2">
            <text:p>2020 MAY 28 06:37:26</text:p>
          </table:table-cell>
          <table:table-cell office:value-type="string" table:style-name="ce2">
            <text:p>2020 MAY 28 06:36:56</text:p>
          </table:table-cell>
          <table:table-cell office:value-type="float" office:value="64.669700000000006" table:style-name="ce2">
            <text:p>64,6697</text:p>
          </table:table-cell>
          <table:table-cell office:value-type="float" office:value="110.77889999999999" table:style-name="ce2">
            <text:p>110,7789</text:p>
          </table:table-cell>
          <table:table-cell office:value-type="string" table:style-name="ce2">
            <text:p>2020 MAY 28 06:30:07</text:p>
          </table:table-cell>
          <table:table-cell office:value-type="float" office:value="78.553899999999999" table:style-name="ce2">
            <text:p>78,5539</text:p>
          </table:table-cell>
          <table:table-cell office:value-type="float" office:value="160.67590000000001" table:style-name="ce2">
            <text:p>160,6759</text:p>
          </table:table-cell>
          <table:table-cell office:value-type="string" table:style-name="ce2">
            <text:p>2020 MAY 28 06:31:25</text:p>
          </table:table-cell>
          <table:table-cell office:value-type="float" office:value="53.490600000000001" table:style-name="ce2">
            <text:p>53,4906</text:p>
          </table:table-cell>
          <table:table-cell office:value-type="float" office:value="1584" table:style-name="ce2">
            <text:p>1584</text:p>
          </table:table-cell>
          <table:table-cell office:value-type="float" office:value="11.011100000000001" table:style-name="ce2">
            <text:p>11,0111</text:p>
          </table:table-cell>
          <table:table-cell office:value-type="float" office:value="209.12479999999999" table:style-name="ce2">
            <text:p>209,1248</text:p>
          </table:table-cell>
          <table:table-cell office:value-type="float" office:value="45.876399999999997" table:style-name="ce2">
            <text:p>45,8764</text:p>
          </table:table-cell>
          <table:table-cell office:value-type="string" table:style-name="ce2">
            <text:p>N/A</text:p>
          </table:table-cell>
          <table:table-cell office:value-type="float" office:value="81.465500000000006" table:style-name="ce2">
            <text:p>81,4655</text:p>
          </table:table-cell>
          <table:table-cell office:value-type="float" office:value="127.0913" table:style-name="ce2">
            <text:p>127,091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8" table:style-name="ce2">
            <text:p>71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9" table:style-name="ce2">
            <text:p>106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9" table:style-name="ce2">
            <text:p>469</text:p>
          </table:table-cell>
          <table:table-cell office:value-type="float" office:value="300" table:style-name="ce2">
            <text:p>300</text:p>
          </table:table-cell>
          <table:table-cell office:value-type="float" office:value="910" table:style-name="ce2">
            <text:p>910</text:p>
          </table:table-cell>
          <table:table-cell office:value-type="string" table:style-name="ce2">
            <text:p>1400002C000A028002CE1E1E042D0301000D000D00000000000000000000000000000000026201D5012C038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06:30:0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145" table:style-name="ce2">
            <text:p>145</text:p>
          </table:table-cell>
          <table:table-cell office:value-type="float" office:value="11207" table:style-name="ce2">
            <text:p>112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0:15:16</text:p>
          </table:table-cell>
          <table:table-cell office:value-type="string" table:style-name="ce2">
            <text:p>2020 MAY 28 10:33:21</text:p>
          </table:table-cell>
          <table:table-cell office:value-type="string" table:style-name="ce2">
            <text:p>2020 MAY 28 10:15:26</text:p>
          </table:table-cell>
          <table:table-cell office:value-type="string" table:style-name="ce2">
            <text:p>2020 MAY 28 10:33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0:25:26</text:p>
          </table:table-cell>
          <table:table-cell office:value-type="string" table:style-name="ce2">
            <text:p>2020 MAY 28 10:33:21</text:p>
          </table:table-cell>
          <table:table-cell office:value-type="string" table:style-name="ce2">
            <text:p>2020 MAY 28 10:32:51</text:p>
          </table:table-cell>
          <table:table-cell office:value-type="float" office:value="64.238799999999998" table:style-name="ce2">
            <text:p>64,2388</text:p>
          </table:table-cell>
          <table:table-cell office:value-type="float" office:value="52.922800000000002" table:style-name="ce2">
            <text:p>52,9228</text:p>
          </table:table-cell>
          <table:table-cell office:value-type="string" table:style-name="ce2">
            <text:p>2020 MAY 28 10:25:56</text:p>
          </table:table-cell>
          <table:table-cell office:value-type="float" office:value="77.815899999999999" table:style-name="ce2">
            <text:p>77,8159</text:p>
          </table:table-cell>
          <table:table-cell office:value-type="float" office:value="103.6725" table:style-name="ce2">
            <text:p>103,6725</text:p>
          </table:table-cell>
          <table:table-cell office:value-type="string" table:style-name="ce2">
            <text:p>2020 MAY 28 10:27:15</text:p>
          </table:table-cell>
          <table:table-cell office:value-type="float" office:value="53.8095" table:style-name="ce2">
            <text:p>53,8095</text:p>
          </table:table-cell>
          <table:table-cell office:value-type="float" office:value="1564" table:style-name="ce2">
            <text:p>1564</text:p>
          </table:table-cell>
          <table:table-cell office:value-type="float" office:value="11.035600000000001" table:style-name="ce2">
            <text:p>11,0356</text:p>
          </table:table-cell>
          <table:table-cell office:value-type="float" office:value="209.2243" table:style-name="ce2">
            <text:p>209,2243</text:p>
          </table:table-cell>
          <table:table-cell office:value-type="float" office:value="46.444299999999998" table:style-name="ce2">
            <text:p>46,4443</text:p>
          </table:table-cell>
          <table:table-cell office:value-type="string" table:style-name="ce2">
            <text:p>N/A</text:p>
          </table:table-cell>
          <table:table-cell office:value-type="float" office:value="82.5077" table:style-name="ce2">
            <text:p>82,5077</text:p>
          </table:table-cell>
          <table:table-cell office:value-type="float" office:value="128.69810000000001" table:style-name="ce2">
            <text:p>128,698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9" table:style-name="ce2">
            <text:p>71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5" table:style-name="ce2">
            <text:p>107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5" table:style-name="ce2">
            <text:p>475</text:p>
          </table:table-cell>
          <table:table-cell office:value-type="float" office:value="300" table:style-name="ce2">
            <text:p>300</text:p>
          </table:table-cell>
          <table:table-cell office:value-type="float" office:value="923" table:style-name="ce2">
            <text:p>923</text:p>
          </table:table-cell>
          <table:table-cell office:value-type="string" table:style-name="ce2">
            <text:p>1400002C000A028002CF1E1E04330301000D000D00000000000000000000000000000000026201DB012C039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10:25:5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146" table:style-name="ce2">
            <text:p>146</text:p>
          </table:table-cell>
          <table:table-cell office:value-type="float" office:value="11208" table:style-name="ce2">
            <text:p>112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2:13:12</text:p>
          </table:table-cell>
          <table:table-cell office:value-type="string" table:style-name="ce2">
            <text:p>2020 MAY 28 12:31:19</text:p>
          </table:table-cell>
          <table:table-cell office:value-type="string" table:style-name="ce2">
            <text:p>2020 MAY 28 12:13:22</text:p>
          </table:table-cell>
          <table:table-cell office:value-type="string" table:style-name="ce2">
            <text:p>2020 MAY 28 12:31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2:23:22</text:p>
          </table:table-cell>
          <table:table-cell office:value-type="string" table:style-name="ce2">
            <text:p>2020 MAY 28 12:31:19</text:p>
          </table:table-cell>
          <table:table-cell office:value-type="string" table:style-name="ce2">
            <text:p>2020 MAY 28 12:30:49</text:p>
          </table:table-cell>
          <table:table-cell office:value-type="float" office:value="64.076700000000002" table:style-name="ce2">
            <text:p>64,0767</text:p>
          </table:table-cell>
          <table:table-cell office:value-type="float" office:value="24.0654" table:style-name="ce2">
            <text:p>24,0654</text:p>
          </table:table-cell>
          <table:table-cell office:value-type="string" table:style-name="ce2">
            <text:p>2020 MAY 28 12:23:52</text:p>
          </table:table-cell>
          <table:table-cell office:value-type="float" office:value="78.2273" table:style-name="ce2">
            <text:p>78,2273</text:p>
          </table:table-cell>
          <table:table-cell office:value-type="float" office:value="74.256799999999998" table:style-name="ce2">
            <text:p>74,2568</text:p>
          </table:table-cell>
          <table:table-cell office:value-type="string" table:style-name="ce2">
            <text:p>2020 MAY 28 12:25:12</text:p>
          </table:table-cell>
          <table:table-cell office:value-type="float" office:value="53.933799999999998" table:style-name="ce2">
            <text:p>53,9338</text:p>
          </table:table-cell>
          <table:table-cell office:value-type="float" office:value="1553" table:style-name="ce2">
            <text:p>1553</text:p>
          </table:table-cell>
          <table:table-cell office:value-type="float" office:value="10.9869" table:style-name="ce2">
            <text:p>10,9869</text:p>
          </table:table-cell>
          <table:table-cell office:value-type="float" office:value="209.274" table:style-name="ce2">
            <text:p>209,274</text:p>
          </table:table-cell>
          <table:table-cell office:value-type="float" office:value="46.633600000000001" table:style-name="ce2">
            <text:p>46,6336</text:p>
          </table:table-cell>
          <table:table-cell office:value-type="string" table:style-name="ce2">
            <text:p>N/A</text:p>
          </table:table-cell>
          <table:table-cell office:value-type="float" office:value="82.855099999999993" table:style-name="ce2">
            <text:p>82,8551</text:p>
          </table:table-cell>
          <table:table-cell office:value-type="float" office:value="129.2337" table:style-name="ce2">
            <text:p>129,233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0" table:style-name="ce2">
            <text:p>72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7" table:style-name="ce2">
            <text:p>10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7" table:style-name="ce2">
            <text:p>477</text:p>
          </table:table-cell>
          <table:table-cell office:value-type="float" office:value="300" table:style-name="ce2">
            <text:p>300</text:p>
          </table:table-cell>
          <table:table-cell office:value-type="float" office:value="928" table:style-name="ce2">
            <text:p>928</text:p>
          </table:table-cell>
          <table:table-cell office:value-type="string" table:style-name="ce2">
            <text:p>1400002C000A028002D01E1E04350301000D000D00000000000000000000000000000000026201DD012C03A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12:23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148" table:style-name="ce2">
            <text:p>148</text:p>
          </table:table-cell>
          <table:table-cell office:value-type="float" office:value="11210" table:style-name="ce2">
            <text:p>112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16:09:07</text:p>
          </table:table-cell>
          <table:table-cell office:value-type="string" table:style-name="ce2">
            <text:p>2020 MAY 28 16:27:19</text:p>
          </table:table-cell>
          <table:table-cell office:value-type="string" table:style-name="ce2">
            <text:p>2020 MAY 28 16:09:17</text:p>
          </table:table-cell>
          <table:table-cell office:value-type="string" table:style-name="ce2">
            <text:p>2020 MAY 28 16:27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16:19:17</text:p>
          </table:table-cell>
          <table:table-cell office:value-type="string" table:style-name="ce2">
            <text:p>2020 MAY 28 16:27:19</text:p>
          </table:table-cell>
          <table:table-cell office:value-type="string" table:style-name="ce2">
            <text:p>2020 MAY 28 16:26:49</text:p>
          </table:table-cell>
          <table:table-cell office:value-type="float" office:value="63.803899999999999" table:style-name="ce2">
            <text:p>63,8039</text:p>
          </table:table-cell>
          <table:table-cell office:value-type="float" office:value="-33.596400000000003" table:style-name="ce2">
            <text:p>-33,5964</text:p>
          </table:table-cell>
          <table:table-cell office:value-type="string" table:style-name="ce2">
            <text:p>2020 MAY 28 16:19:47</text:p>
          </table:table-cell>
          <table:table-cell office:value-type="float" office:value="78.266999999999996" table:style-name="ce2">
            <text:p>78,267</text:p>
          </table:table-cell>
          <table:table-cell office:value-type="float" office:value="16.968900000000001" table:style-name="ce2">
            <text:p>16,9689</text:p>
          </table:table-cell>
          <table:table-cell office:value-type="string" table:style-name="ce2">
            <text:p>2020 MAY 28 16:21:08</text:p>
          </table:table-cell>
          <table:table-cell office:value-type="float" office:value="54.241700000000002" table:style-name="ce2">
            <text:p>54,2417</text:p>
          </table:table-cell>
          <table:table-cell office:value-type="float" office:value="1531" table:style-name="ce2">
            <text:p>1531</text:p>
          </table:table-cell>
          <table:table-cell office:value-type="float" office:value="10.994199999999999" table:style-name="ce2">
            <text:p>10,9942</text:p>
          </table:table-cell>
          <table:table-cell office:value-type="float" office:value="209.37360000000001" table:style-name="ce2">
            <text:p>209,3736</text:p>
          </table:table-cell>
          <table:table-cell office:value-type="float" office:value="47.1068" table:style-name="ce2">
            <text:p>47,1068</text:p>
          </table:table-cell>
          <table:table-cell office:value-type="string" table:style-name="ce2">
            <text:p>N/A</text:p>
          </table:table-cell>
          <table:table-cell office:value-type="float" office:value="83.723600000000005" table:style-name="ce2">
            <text:p>83,7236</text:p>
          </table:table-cell>
          <table:table-cell office:value-type="float" office:value="130.57259999999999" table:style-name="ce2">
            <text:p>130,5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1" table:style-name="ce2">
            <text:p>72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82" table:style-name="ce2">
            <text:p>108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82" table:style-name="ce2">
            <text:p>482</text:p>
          </table:table-cell>
          <table:table-cell office:value-type="float" office:value="300" table:style-name="ce2">
            <text:p>300</text:p>
          </table:table-cell>
          <table:table-cell office:value-type="float" office:value="939" table:style-name="ce2">
            <text:p>939</text:p>
          </table:table-cell>
          <table:table-cell office:value-type="string" table:style-name="ce2">
            <text:p>1400002C000A028002D11E1E043A0301000D000D00000000000000000000000000000000026201E2012C03A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9" table:style-name="ce3">
            <text:p>809</text:p>
          </table:table-cell>
          <table:table-cell office:value-type="float" office:value="809" table:style-name="ce3">
            <text:p>809</text:p>
          </table:table-cell>
          <table:table-cell office:value-type="float" office:value="0" table:style-name="ce3">
            <text:p>0</text:p>
          </table:table-cell>
          <table:table-cell office:value-type="float" office:value="148" table:style-name="ce3">
            <text:p>14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16:19:4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151" table:style-name="ce2">
            <text:p>151</text:p>
          </table:table-cell>
          <table:table-cell office:value-type="float" office:value="11213" table:style-name="ce2">
            <text:p>112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8 22:02:50</text:p>
          </table:table-cell>
          <table:table-cell office:value-type="string" table:style-name="ce2">
            <text:p>2020 MAY 28 22:21:13</text:p>
          </table:table-cell>
          <table:table-cell office:value-type="string" table:style-name="ce2">
            <text:p>2020 MAY 28 22:03:00</text:p>
          </table:table-cell>
          <table:table-cell office:value-type="string" table:style-name="ce2">
            <text:p>2020 MAY 28 22:21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8 22:13:00</text:p>
          </table:table-cell>
          <table:table-cell office:value-type="string" table:style-name="ce2">
            <text:p>2020 MAY 28 22:21:13</text:p>
          </table:table-cell>
          <table:table-cell office:value-type="string" table:style-name="ce2">
            <text:p>2020 MAY 28 22:20:43</text:p>
          </table:table-cell>
          <table:table-cell office:value-type="float" office:value="63.31" table:style-name="ce2">
            <text:p>63,31</text:p>
          </table:table-cell>
          <table:table-cell office:value-type="float" office:value="-120.1572" table:style-name="ce2">
            <text:p>-120,1572</text:p>
          </table:table-cell>
          <table:table-cell office:value-type="string" table:style-name="ce2">
            <text:p>2020 MAY 28 22:13:30</text:p>
          </table:table-cell>
          <table:table-cell office:value-type="float" office:value="77.957700000000003" table:style-name="ce2">
            <text:p>77,9577</text:p>
          </table:table-cell>
          <table:table-cell office:value-type="float" office:value="-68.037099999999995" table:style-name="ce2">
            <text:p>-68,0371</text:p>
          </table:table-cell>
          <table:table-cell office:value-type="string" table:style-name="ce2">
            <text:p>2020 MAY 28 22:14:54</text:p>
          </table:table-cell>
          <table:table-cell office:value-type="float" office:value="54.771299999999997" table:style-name="ce2">
            <text:p>54,7713</text:p>
          </table:table-cell>
          <table:table-cell office:value-type="float" office:value="1495" table:style-name="ce2">
            <text:p>1495</text:p>
          </table:table-cell>
          <table:table-cell office:value-type="float" office:value="11.063599999999999" table:style-name="ce2">
            <text:p>11,0636</text:p>
          </table:table-cell>
          <table:table-cell office:value-type="float" office:value="209.52279999999999" table:style-name="ce2">
            <text:p>209,5228</text:p>
          </table:table-cell>
          <table:table-cell office:value-type="float" office:value="48.1479" table:style-name="ce2">
            <text:p>48,1479</text:p>
          </table:table-cell>
          <table:table-cell office:value-type="string" table:style-name="ce2">
            <text:p>N/A</text:p>
          </table:table-cell>
          <table:table-cell office:value-type="float" office:value="85.634299999999996" table:style-name="ce2">
            <text:p>85,6343</text:p>
          </table:table-cell>
          <table:table-cell office:value-type="float" office:value="133.51840000000001" table:style-name="ce2">
            <text:p>133,518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4" table:style-name="ce2">
            <text:p>72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3" table:style-name="ce2">
            <text:p>10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3" table:style-name="ce2">
            <text:p>493</text:p>
          </table:table-cell>
          <table:table-cell office:value-type="float" office:value="300" table:style-name="ce2">
            <text:p>300</text:p>
          </table:table-cell>
          <table:table-cell office:value-type="float" office:value="964" table:style-name="ce2">
            <text:p>964</text:p>
          </table:table-cell>
          <table:table-cell office:value-type="string" table:style-name="ce2">
            <text:p>1400002C000A028002D41E1E04450301000D000D00000000000000000000000000000000026201ED012C03C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51" table:style-name="ce3">
            <text:p>2651</text:p>
          </table:table-cell>
          <table:table-cell office:value-type="float" office:value="2651" table:style-name="ce3">
            <text:p>2651</text:p>
          </table:table-cell>
          <table:table-cell office:value-type="float" office:value="0" table:style-name="ce3">
            <text:p>0</text:p>
          </table:table-cell>
          <table:table-cell office:value-type="float" office:value="151" table:style-name="ce3">
            <text:p>15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8 22:13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153" table:style-name="ce2">
            <text:p>153</text:p>
          </table:table-cell>
          <table:table-cell office:value-type="float" office:value="11215" table:style-name="ce2">
            <text:p>112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1:58:47</text:p>
          </table:table-cell>
          <table:table-cell office:value-type="string" table:style-name="ce2">
            <text:p>2020 MAY 29 02:17:16</text:p>
          </table:table-cell>
          <table:table-cell office:value-type="string" table:style-name="ce2">
            <text:p>2020 MAY 29 01:58:57</text:p>
          </table:table-cell>
          <table:table-cell office:value-type="string" table:style-name="ce2">
            <text:p>2020 MAY 29 02:17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2:08:57</text:p>
          </table:table-cell>
          <table:table-cell office:value-type="string" table:style-name="ce2">
            <text:p>2020 MAY 29 02:17:16</text:p>
          </table:table-cell>
          <table:table-cell office:value-type="string" table:style-name="ce2">
            <text:p>2020 MAY 29 02:16:46</text:p>
          </table:table-cell>
          <table:table-cell office:value-type="float" office:value="62.741399999999999" table:style-name="ce2">
            <text:p>62,7414</text:p>
          </table:table-cell>
          <table:table-cell office:value-type="float" office:value="-178.16040000000001" table:style-name="ce2">
            <text:p>-178,1604</text:p>
          </table:table-cell>
          <table:table-cell office:value-type="string" table:style-name="ce2">
            <text:p>2020 MAY 29 02:09:27</text:p>
          </table:table-cell>
          <table:table-cell office:value-type="float" office:value="78.024199999999993" table:style-name="ce2">
            <text:p>78,0242</text:p>
          </table:table-cell>
          <table:table-cell office:value-type="float" office:value="-126.8668" table:style-name="ce2">
            <text:p>-126,8668</text:p>
          </table:table-cell>
          <table:table-cell office:value-type="string" table:style-name="ce2">
            <text:p>2020 MAY 29 02:10:52</text:p>
          </table:table-cell>
          <table:table-cell office:value-type="float" office:value="54.992199999999997" table:style-name="ce2">
            <text:p>54,9922</text:p>
          </table:table-cell>
          <table:table-cell office:value-type="float" office:value="1476" table:style-name="ce2">
            <text:p>1476</text:p>
          </table:table-cell>
          <table:table-cell office:value-type="float" office:value="10.968299999999999" table:style-name="ce2">
            <text:p>10,9683</text:p>
          </table:table-cell>
          <table:table-cell office:value-type="float" office:value="209.6224" table:style-name="ce2">
            <text:p>209,6224</text:p>
          </table:table-cell>
          <table:table-cell office:value-type="float" office:value="48.715699999999998" table:style-name="ce2">
            <text:p>48,7157</text:p>
          </table:table-cell>
          <table:table-cell office:value-type="string" table:style-name="ce2">
            <text:p>N/A</text:p>
          </table:table-cell>
          <table:table-cell office:value-type="float" office:value="86.676500000000004" table:style-name="ce2">
            <text:p>86,6765</text:p>
          </table:table-cell>
          <table:table-cell office:value-type="float" office:value="135.12520000000001" table:style-name="ce2">
            <text:p>135,125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5" table:style-name="ce2">
            <text:p>72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9" table:style-name="ce2">
            <text:p>109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9" table:style-name="ce2">
            <text:p>499</text:p>
          </table:table-cell>
          <table:table-cell office:value-type="float" office:value="300" table:style-name="ce2">
            <text:p>300</text:p>
          </table:table-cell>
          <table:table-cell office:value-type="float" office:value="977" table:style-name="ce2">
            <text:p>977</text:p>
          </table:table-cell>
          <table:table-cell office:value-type="string" table:style-name="ce2">
            <text:p>1400002C000A028002D51E1E044B0301000D000D00000000000000000000000000000000026201F3012C03D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75" table:style-name="ce3">
            <text:p>875</text:p>
          </table:table-cell>
          <table:table-cell office:value-type="float" office:value="875" table:style-name="ce3">
            <text:p>875</text:p>
          </table:table-cell>
          <table:table-cell office:value-type="float" office:value="0" table:style-name="ce3">
            <text:p>0</text:p>
          </table:table-cell>
          <table:table-cell office:value-type="float" office:value="153" table:style-name="ce3">
            <text:p>15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02:09:2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154" table:style-name="ce2">
            <text:p>154</text:p>
          </table:table-cell>
          <table:table-cell office:value-type="float" office:value="11216" table:style-name="ce2">
            <text:p>112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3:56:46</text:p>
          </table:table-cell>
          <table:table-cell office:value-type="string" table:style-name="ce2">
            <text:p>2020 MAY 29 04:15:18</text:p>
          </table:table-cell>
          <table:table-cell office:value-type="string" table:style-name="ce2">
            <text:p>2020 MAY 29 03:56:56</text:p>
          </table:table-cell>
          <table:table-cell office:value-type="string" table:style-name="ce2">
            <text:p>2020 MAY 29 04:15: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4:06:56</text:p>
          </table:table-cell>
          <table:table-cell office:value-type="string" table:style-name="ce2">
            <text:p>2020 MAY 29 04:15:18</text:p>
          </table:table-cell>
          <table:table-cell office:value-type="string" table:style-name="ce2">
            <text:p>2020 MAY 29 04:14:48</text:p>
          </table:table-cell>
          <table:table-cell office:value-type="float" office:value="62.553899999999999" table:style-name="ce2">
            <text:p>62,5539</text:p>
          </table:table-cell>
          <table:table-cell office:value-type="float" office:value="152.95410000000001" table:style-name="ce2">
            <text:p>152,9541</text:p>
          </table:table-cell>
          <table:table-cell office:value-type="string" table:style-name="ce2">
            <text:p>2020 MAY 29 04:07:26</text:p>
          </table:table-cell>
          <table:table-cell office:value-type="float" office:value="77.932500000000005" table:style-name="ce2">
            <text:p>77,9325</text:p>
          </table:table-cell>
          <table:table-cell office:value-type="float" office:value="-155.5102" table:style-name="ce2">
            <text:p>-155,5102</text:p>
          </table:table-cell>
          <table:table-cell office:value-type="string" table:style-name="ce2">
            <text:p>2020 MAY 29 04:08:52</text:p>
          </table:table-cell>
          <table:table-cell office:value-type="float" office:value="55.151299999999999" table:style-name="ce2">
            <text:p>55,1513</text:p>
          </table:table-cell>
          <table:table-cell office:value-type="float" office:value="1463" table:style-name="ce2">
            <text:p>1463</text:p>
          </table:table-cell>
          <table:table-cell office:value-type="float" office:value="10.9725" table:style-name="ce2">
            <text:p>10,9725</text:p>
          </table:table-cell>
          <table:table-cell office:value-type="float" office:value="209.6722" table:style-name="ce2">
            <text:p>209,6722</text:p>
          </table:table-cell>
          <table:table-cell office:value-type="float" office:value="48.999600000000001" table:style-name="ce2">
            <text:p>48,9996</text:p>
          </table:table-cell>
          <table:table-cell office:value-type="string" table:style-name="ce2">
            <text:p>N/A</text:p>
          </table:table-cell>
          <table:table-cell office:value-type="float" office:value="87.197599999999994" table:style-name="ce2">
            <text:p>87,1976</text:p>
          </table:table-cell>
          <table:table-cell office:value-type="float" office:value="135.92859999999999" table:style-name="ce2">
            <text:p>135,928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6" table:style-name="ce2">
            <text:p>72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2" table:style-name="ce2">
            <text:p>110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02" table:style-name="ce2">
            <text:p>502</text:p>
          </table:table-cell>
          <table:table-cell office:value-type="float" office:value="300" table:style-name="ce2">
            <text:p>300</text:p>
          </table:table-cell>
          <table:table-cell office:value-type="float" office:value="984" table:style-name="ce2">
            <text:p>984</text:p>
          </table:table-cell>
          <table:table-cell office:value-type="string" table:style-name="ce2">
            <text:p>1400002C000A028002D61E1E044E0301000D000D00000000000000000000000000000000026201F6012C03D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154" table:style-name="ce3">
            <text:p>15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04:07:2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156" table:style-name="ce2">
            <text:p>156</text:p>
          </table:table-cell>
          <table:table-cell office:value-type="float" office:value="11218" table:style-name="ce2">
            <text:p>112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07:52:33</text:p>
          </table:table-cell>
          <table:table-cell office:value-type="string" table:style-name="ce2">
            <text:p>2020 MAY 29 08:11:15</text:p>
          </table:table-cell>
          <table:table-cell office:value-type="string" table:style-name="ce2">
            <text:p>2020 MAY 29 07:52:43</text:p>
          </table:table-cell>
          <table:table-cell office:value-type="string" table:style-name="ce2">
            <text:p>2020 MAY 29 08:11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08:02:43</text:p>
          </table:table-cell>
          <table:table-cell office:value-type="string" table:style-name="ce2">
            <text:p>2020 MAY 29 08:11:15</text:p>
          </table:table-cell>
          <table:table-cell office:value-type="string" table:style-name="ce2">
            <text:p>2020 MAY 29 08:10:45</text:p>
          </table:table-cell>
          <table:table-cell office:value-type="float" office:value="62.299700000000001" table:style-name="ce2">
            <text:p>62,2997</text:p>
          </table:table-cell>
          <table:table-cell office:value-type="float" office:value="95.352099999999993" table:style-name="ce2">
            <text:p>95,3521</text:p>
          </table:table-cell>
          <table:table-cell office:value-type="string" table:style-name="ce2">
            <text:p>2020 MAY 29 08:03:13</text:p>
          </table:table-cell>
          <table:table-cell office:value-type="float" office:value="78.224599999999995" table:style-name="ce2">
            <text:p>78,2246</text:p>
          </table:table-cell>
          <table:table-cell office:value-type="float" office:value="148.35040000000001" table:style-name="ce2">
            <text:p>148,3504</text:p>
          </table:table-cell>
          <table:table-cell office:value-type="string" table:style-name="ce2">
            <text:p>2020 MAY 29 08:04:42</text:p>
          </table:table-cell>
          <table:table-cell office:value-type="float" office:value="55.523899999999998" table:style-name="ce2">
            <text:p>55,5239</text:p>
          </table:table-cell>
          <table:table-cell office:value-type="float" office:value="1432" table:style-name="ce2">
            <text:p>1432</text:p>
          </table:table-cell>
          <table:table-cell office:value-type="float" office:value="11.053900000000001" table:style-name="ce2">
            <text:p>11,0539</text:p>
          </table:table-cell>
          <table:table-cell office:value-type="float" office:value="209.77180000000001" table:style-name="ce2">
            <text:p>209,7718</text:p>
          </table:table-cell>
          <table:table-cell office:value-type="float" office:value="49.946100000000001" table:style-name="ce2">
            <text:p>49,9461</text:p>
          </table:table-cell>
          <table:table-cell office:value-type="string" table:style-name="ce2">
            <text:p>N/A</text:p>
          </table:table-cell>
          <table:table-cell office:value-type="float" office:value="88.934600000000003" table:style-name="ce2">
            <text:p>88,9346</text:p>
          </table:table-cell>
          <table:table-cell office:value-type="float" office:value="138.60650000000001" table:style-name="ce2">
            <text:p>138,606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9" table:style-name="ce2">
            <text:p>72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2" table:style-name="ce2">
            <text:p>11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2" table:style-name="ce2">
            <text:p>512</text:p>
          </table:table-cell>
          <table:table-cell office:value-type="float" office:value="300" table:style-name="ce2">
            <text:p>300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1400002C000A028002D91E1E04580301000D000D0000000000000000000000000000000002620200012C02F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08:03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158" table:style-name="ce2">
            <text:p>158</text:p>
          </table:table-cell>
          <table:table-cell office:value-type="float" office:value="11220" table:style-name="ce2">
            <text:p>112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1:48:25</text:p>
          </table:table-cell>
          <table:table-cell office:value-type="string" table:style-name="ce2">
            <text:p>2020 MAY 29 12:07:13</text:p>
          </table:table-cell>
          <table:table-cell office:value-type="string" table:style-name="ce2">
            <text:p>2020 MAY 29 11:48:35</text:p>
          </table:table-cell>
          <table:table-cell office:value-type="string" table:style-name="ce2">
            <text:p>2020 MAY 29 12:07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1:58:35</text:p>
          </table:table-cell>
          <table:table-cell office:value-type="string" table:style-name="ce2">
            <text:p>2020 MAY 29 12:07:13</text:p>
          </table:table-cell>
          <table:table-cell office:value-type="string" table:style-name="ce2">
            <text:p>2020 MAY 29 12:06:43</text:p>
          </table:table-cell>
          <table:table-cell office:value-type="float" office:value="61.703099999999999" table:style-name="ce2">
            <text:p>61,7031</text:p>
          </table:table-cell>
          <table:table-cell office:value-type="float" office:value="37.3782" table:style-name="ce2">
            <text:p>37,3782</text:p>
          </table:table-cell>
          <table:table-cell office:value-type="string" table:style-name="ce2">
            <text:p>2020 MAY 29 11:59:05</text:p>
          </table:table-cell>
          <table:table-cell office:value-type="float" office:value="77.810299999999998" table:style-name="ce2">
            <text:p>77,8103</text:p>
          </table:table-cell>
          <table:table-cell office:value-type="float" office:value="90.02" table:style-name="ce2">
            <text:p>90,02</text:p>
          </table:table-cell>
          <table:table-cell office:value-type="string" table:style-name="ce2">
            <text:p>2020 MAY 29 12:00:35</text:p>
          </table:table-cell>
          <table:table-cell office:value-type="float" office:value="55.768700000000003" table:style-name="ce2">
            <text:p>55,7687</text:p>
          </table:table-cell>
          <table:table-cell office:value-type="float" office:value="1413" table:style-name="ce2">
            <text:p>1413</text:p>
          </table:table-cell>
          <table:table-cell office:value-type="float" office:value="10.990600000000001" table:style-name="ce2">
            <text:p>10,9906</text:p>
          </table:table-cell>
          <table:table-cell office:value-type="float" office:value="209.87139999999999" table:style-name="ce2">
            <text:p>209,8714</text:p>
          </table:table-cell>
          <table:table-cell office:value-type="float" office:value="50.5139" table:style-name="ce2">
            <text:p>50,5139</text:p>
          </table:table-cell>
          <table:table-cell office:value-type="string" table:style-name="ce2">
            <text:p>N/A</text:p>
          </table:table-cell>
          <table:table-cell office:value-type="float" office:value="89.976799999999997" table:style-name="ce2">
            <text:p>89,9768</text:p>
          </table:table-cell>
          <table:table-cell office:value-type="float" office:value="140.2133" table:style-name="ce2">
            <text:p>140,213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0" table:style-name="ce2">
            <text:p>7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8" table:style-name="ce2">
            <text:p>11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8" table:style-name="ce2">
            <text:p>518</text:p>
          </table:table-cell>
          <table:table-cell office:value-type="float" office:value="300" table:style-name="ce2">
            <text:p>300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1400002C000A028002DA1E1E045E0301000D000D0000000000000000000000000000000002620206012C02F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3">
            <text:p>15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11:59:0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160" table:style-name="ce2">
            <text:p>160</text:p>
          </table:table-cell>
          <table:table-cell office:value-type="float" office:value="11222" table:style-name="ce2">
            <text:p>112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5:44:19</text:p>
          </table:table-cell>
          <table:table-cell office:value-type="string" table:style-name="ce2">
            <text:p>2020 MAY 29 16:03:13</text:p>
          </table:table-cell>
          <table:table-cell office:value-type="string" table:style-name="ce2">
            <text:p>2020 MAY 29 15:44:29</text:p>
          </table:table-cell>
          <table:table-cell office:value-type="string" table:style-name="ce2">
            <text:p>2020 MAY 29 16:03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5:54:29</text:p>
          </table:table-cell>
          <table:table-cell office:value-type="string" table:style-name="ce2">
            <text:p>2020 MAY 29 16:03:13</text:p>
          </table:table-cell>
          <table:table-cell office:value-type="string" table:style-name="ce2">
            <text:p>2020 MAY 29 16:02:43</text:p>
          </table:table-cell>
          <table:table-cell office:value-type="float" office:value="61.379100000000001" table:style-name="ce2">
            <text:p>61,3791</text:p>
          </table:table-cell>
          <table:table-cell office:value-type="float" office:value="-20.297499999999999" table:style-name="ce2">
            <text:p>-20,2975</text:p>
          </table:table-cell>
          <table:table-cell office:value-type="string" table:style-name="ce2">
            <text:p>2020 MAY 29 15:54:59</text:p>
          </table:table-cell>
          <table:table-cell office:value-type="float" office:value="78.0595" table:style-name="ce2">
            <text:p>78,0595</text:p>
          </table:table-cell>
          <table:table-cell office:value-type="float" office:value="32.430100000000003" table:style-name="ce2">
            <text:p>32,4301</text:p>
          </table:table-cell>
          <table:table-cell office:value-type="string" table:style-name="ce2">
            <text:p>2020 MAY 29 15:56:31</text:p>
          </table:table-cell>
          <table:table-cell office:value-type="float" office:value="56.021999999999998" table:style-name="ce2">
            <text:p>56,022</text:p>
          </table:table-cell>
          <table:table-cell office:value-type="float" office:value="1388" table:style-name="ce2">
            <text:p>1388</text:p>
          </table:table-cell>
          <table:table-cell office:value-type="float" office:value="10.976900000000001" table:style-name="ce2">
            <text:p>10,9769</text:p>
          </table:table-cell>
          <table:table-cell office:value-type="float" office:value="209.97110000000001" table:style-name="ce2">
            <text:p>209,9711</text:p>
          </table:table-cell>
          <table:table-cell office:value-type="float" office:value="51.081800000000001" table:style-name="ce2">
            <text:p>51,0818</text:p>
          </table:table-cell>
          <table:table-cell office:value-type="string" table:style-name="ce2">
            <text:p>N/A</text:p>
          </table:table-cell>
          <table:table-cell office:value-type="float" office:value="91.019000000000005" table:style-name="ce2">
            <text:p>91,019</text:p>
          </table:table-cell>
          <table:table-cell office:value-type="float" office:value="141.8201" table:style-name="ce2">
            <text:p>141,8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2" table:style-name="ce2">
            <text:p>73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24" table:style-name="ce2">
            <text:p>112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24" table:style-name="ce2">
            <text:p>524</text:p>
          </table:table-cell>
          <table:table-cell office:value-type="float" office:value="300" table:style-name="ce2">
            <text:p>300</text:p>
          </table:table-cell>
          <table:table-cell office:value-type="float" office:value="779" table:style-name="ce2">
            <text:p>779</text:p>
          </table:table-cell>
          <table:table-cell office:value-type="string" table:style-name="ce2">
            <text:p>1400002C000A028002DC1E1E04640301000D000D000000000000000000000000000000000262020C012C030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59" table:style-name="ce3">
            <text:p>2159</text:p>
          </table:table-cell>
          <table:table-cell office:value-type="float" office:value="2159" table:style-name="ce3">
            <text:p>2159</text:p>
          </table:table-cell>
          <table:table-cell office:value-type="float" office:value="0" table:style-name="ce3">
            <text:p>0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15:55:0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162" table:style-name="ce2">
            <text:p>162</text:p>
          </table:table-cell>
          <table:table-cell office:value-type="float" office:value="11224" table:style-name="ce2">
            <text:p>112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9:40:14</text:p>
          </table:table-cell>
          <table:table-cell office:value-type="string" table:style-name="ce2">
            <text:p>2020 MAY 29 19:59:15</text:p>
          </table:table-cell>
          <table:table-cell office:value-type="string" table:style-name="ce2">
            <text:p>2020 MAY 29 19:40:24</text:p>
          </table:table-cell>
          <table:table-cell office:value-type="string" table:style-name="ce2">
            <text:p>2020 MAY 29 19:59: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9:50:24</text:p>
          </table:table-cell>
          <table:table-cell office:value-type="string" table:style-name="ce2">
            <text:p>2020 MAY 29 19:59:15</text:p>
          </table:table-cell>
          <table:table-cell office:value-type="string" table:style-name="ce2">
            <text:p>2020 MAY 29 19:58:45</text:p>
          </table:table-cell>
          <table:table-cell office:value-type="float" office:value="60.9131" table:style-name="ce2">
            <text:p>60,9131</text:p>
          </table:table-cell>
          <table:table-cell office:value-type="float" office:value="-78.121200000000002" table:style-name="ce2">
            <text:p>-78,1212</text:p>
          </table:table-cell>
          <table:table-cell office:value-type="string" table:style-name="ce2">
            <text:p>2020 MAY 29 19:50:54</text:p>
          </table:table-cell>
          <table:table-cell office:value-type="float" office:value="77.568700000000007" table:style-name="ce2">
            <text:p>77,5687</text:p>
          </table:table-cell>
          <table:table-cell office:value-type="float" office:value="-24.6935" table:style-name="ce2">
            <text:p>-24,6935</text:p>
          </table:table-cell>
          <table:table-cell office:value-type="string" table:style-name="ce2">
            <text:p>2020 MAY 29 19:52:27</text:p>
          </table:table-cell>
          <table:table-cell office:value-type="float" office:value="56.348399999999998" table:style-name="ce2">
            <text:p>56,3484</text:p>
          </table:table-cell>
          <table:table-cell office:value-type="float" office:value="1364" table:style-name="ce2">
            <text:p>1364</text:p>
          </table:table-cell>
          <table:table-cell office:value-type="float" office:value="10.994999999999999" table:style-name="ce2">
            <text:p>10,995</text:p>
          </table:table-cell>
          <table:table-cell office:value-type="float" office:value="210.07069999999999" table:style-name="ce2">
            <text:p>210,0707</text:p>
          </table:table-cell>
          <table:table-cell office:value-type="float" office:value="51.744300000000003" table:style-name="ce2">
            <text:p>51,7443</text:p>
          </table:table-cell>
          <table:table-cell office:value-type="string" table:style-name="ce2">
            <text:p>N/A</text:p>
          </table:table-cell>
          <table:table-cell office:value-type="float" office:value="92.234899999999996" table:style-name="ce2">
            <text:p>92,2349</text:p>
          </table:table-cell>
          <table:table-cell office:value-type="float" office:value="143.69470000000001" table:style-name="ce2">
            <text:p>143,694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3" table:style-name="ce2">
            <text:p>73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31" table:style-name="ce2">
            <text:p>113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31" table:style-name="ce2">
            <text:p>531</text:p>
          </table:table-cell>
          <table:table-cell office:value-type="float" office:value="300" table:style-name="ce2">
            <text:p>300</text:p>
          </table:table-cell>
          <table:table-cell office:value-type="float" office:value="794" table:style-name="ce2">
            <text:p>794</text:p>
          </table:table-cell>
          <table:table-cell office:value-type="string" table:style-name="ce2">
            <text:p>1400002C000A028002DD1E1E046B0301000D000D0000000000000000000000000000000002620213012C031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162" table:style-name="ce3">
            <text:p>16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19:50:5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164" table:style-name="ce2">
            <text:p>164</text:p>
          </table:table-cell>
          <table:table-cell office:value-type="float" office:value="11226" table:style-name="ce2">
            <text:p>112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23:35:59</text:p>
          </table:table-cell>
          <table:table-cell office:value-type="string" table:style-name="ce2">
            <text:p>2020 MAY 29 23:55:09</text:p>
          </table:table-cell>
          <table:table-cell office:value-type="string" table:style-name="ce2">
            <text:p>2020 MAY 29 23:36:09</text:p>
          </table:table-cell>
          <table:table-cell office:value-type="string" table:style-name="ce2">
            <text:p>2020 MAY 29 23:55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23:46:09</text:p>
          </table:table-cell>
          <table:table-cell office:value-type="string" table:style-name="ce2">
            <text:p>2020 MAY 29 23:55:09</text:p>
          </table:table-cell>
          <table:table-cell office:value-type="string" table:style-name="ce2">
            <text:p>2020 MAY 29 23:54:39</text:p>
          </table:table-cell>
          <table:table-cell office:value-type="float" office:value="60.524299999999997" table:style-name="ce2">
            <text:p>60,5243</text:p>
          </table:table-cell>
          <table:table-cell office:value-type="float" office:value="-135.8237" table:style-name="ce2">
            <text:p>-135,8237</text:p>
          </table:table-cell>
          <table:table-cell office:value-type="string" table:style-name="ce2">
            <text:p>2020 MAY 29 23:46:39</text:p>
          </table:table-cell>
          <table:table-cell office:value-type="float" office:value="78.072299999999998" table:style-name="ce2">
            <text:p>78,0723</text:p>
          </table:table-cell>
          <table:table-cell office:value-type="float" office:value="-82.149500000000003" table:style-name="ce2">
            <text:p>-82,1495</text:p>
          </table:table-cell>
          <table:table-cell office:value-type="string" table:style-name="ce2">
            <text:p>2020 MAY 29 23:48:15</text:p>
          </table:table-cell>
          <table:table-cell office:value-type="float" office:value="56.614899999999999" table:style-name="ce2">
            <text:p>56,6149</text:p>
          </table:table-cell>
          <table:table-cell office:value-type="float" office:value="1338" table:style-name="ce2">
            <text:p>1338</text:p>
          </table:table-cell>
          <table:table-cell office:value-type="float" office:value="10.988099999999999" table:style-name="ce2">
            <text:p>10,9881</text:p>
          </table:table-cell>
          <table:table-cell office:value-type="float" office:value="210.1703" table:style-name="ce2">
            <text:p>210,1703</text:p>
          </table:table-cell>
          <table:table-cell office:value-type="float" office:value="52.595999999999997" table:style-name="ce2">
            <text:p>52,596</text:p>
          </table:table-cell>
          <table:table-cell office:value-type="string" table:style-name="ce2">
            <text:p>N/A</text:p>
          </table:table-cell>
          <table:table-cell office:value-type="float" office:value="93.798199999999994" table:style-name="ce2">
            <text:p>93,7982</text:p>
          </table:table-cell>
          <table:table-cell office:value-type="float" office:value="146.10480000000001" table:style-name="ce2">
            <text:p>146,104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6" table:style-name="ce2">
            <text:p>73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40" table:style-name="ce2">
            <text:p>114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40" table:style-name="ce2">
            <text:p>540</text:p>
          </table:table-cell>
          <table:table-cell office:value-type="float" office:value="300" table:style-name="ce2">
            <text:p>300</text:p>
          </table:table-cell>
          <table:table-cell office:value-type="float" office:value="815" table:style-name="ce2">
            <text:p>815</text:p>
          </table:table-cell>
          <table:table-cell office:value-type="string" table:style-name="ce2">
            <text:p>1400002C000A028002E01E1E04740301000D000D000000000000000000000000000000000262021C012C032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3">
            <text:p>16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29 23:46:4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float" office:value="166" table:style-name="ce2">
            <text:p>166</text:p>
          </table:table-cell>
          <table:table-cell office:value-type="float" office:value="11228" table:style-name="ce2">
            <text:p>112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3:32:02</text:p>
          </table:table-cell>
          <table:table-cell office:value-type="string" table:style-name="ce2">
            <text:p>2020 MAY 30 03:51:18</text:p>
          </table:table-cell>
          <table:table-cell office:value-type="string" table:style-name="ce2">
            <text:p>2020 MAY 30 03:32:12</text:p>
          </table:table-cell>
          <table:table-cell office:value-type="string" table:style-name="ce2">
            <text:p>2020 MAY 30 03:51: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3:42:12</text:p>
          </table:table-cell>
          <table:table-cell office:value-type="string" table:style-name="ce2">
            <text:p>2020 MAY 30 03:51:18</text:p>
          </table:table-cell>
          <table:table-cell office:value-type="string" table:style-name="ce2">
            <text:p>2020 MAY 30 03:50:48</text:p>
          </table:table-cell>
          <table:table-cell office:value-type="float" office:value="59.808100000000003" table:style-name="ce2">
            <text:p>59,8081</text:p>
          </table:table-cell>
          <table:table-cell office:value-type="float" office:value="166.10560000000001" table:style-name="ce2">
            <text:p>166,1056</text:p>
          </table:table-cell>
          <table:table-cell office:value-type="string" table:style-name="ce2">
            <text:p>2020 MAY 30 03:42:42</text:p>
          </table:table-cell>
          <table:table-cell office:value-type="float" office:value="77.836500000000001" table:style-name="ce2">
            <text:p>77,8365</text:p>
          </table:table-cell>
          <table:table-cell office:value-type="float" office:value="-141.35489999999999" table:style-name="ce2">
            <text:p>-141,3549</text:p>
          </table:table-cell>
          <table:table-cell office:value-type="string" table:style-name="ce2">
            <text:p>2020 MAY 30 03:44:20</text:p>
          </table:table-cell>
          <table:table-cell office:value-type="float" office:value="56.814" table:style-name="ce2">
            <text:p>56,814</text:p>
          </table:table-cell>
          <table:table-cell office:value-type="float" office:value="1318" table:style-name="ce2">
            <text:p>1318</text:p>
          </table:table-cell>
          <table:table-cell office:value-type="float" office:value="10.869400000000001" table:style-name="ce2">
            <text:p>10,8694</text:p>
          </table:table-cell>
          <table:table-cell office:value-type="float" office:value="210.27010000000001" table:style-name="ce2">
            <text:p>210,2701</text:p>
          </table:table-cell>
          <table:table-cell office:value-type="float" office:value="53.163899999999998" table:style-name="ce2">
            <text:p>53,1639</text:p>
          </table:table-cell>
          <table:table-cell office:value-type="string" table:style-name="ce2">
            <text:p>N/A</text:p>
          </table:table-cell>
          <table:table-cell office:value-type="float" office:value="94.840400000000002" table:style-name="ce2">
            <text:p>94,8404</text:p>
          </table:table-cell>
          <table:table-cell office:value-type="float" office:value="147.7116" table:style-name="ce2">
            <text:p>147,711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8" table:style-name="ce2">
            <text:p>73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46" table:style-name="ce2">
            <text:p>11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46" table:style-name="ce2">
            <text:p>546</text:p>
          </table:table-cell>
          <table:table-cell office:value-type="float" office:value="300" table:style-name="ce2">
            <text:p>300</text:p>
          </table:table-cell>
          <table:table-cell office:value-type="float" office:value="829" table:style-name="ce2">
            <text:p>829</text:p>
          </table:table-cell>
          <table:table-cell office:value-type="string" table:style-name="ce2">
            <text:p>1400002C000A028002E21E1E047A0301000D000D0000000000000000000000000000000002620222012C033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53" table:style-name="ce3">
            <text:p>2153</text:p>
          </table:table-cell>
          <table:table-cell office:value-type="float" office:value="2153" table:style-name="ce3">
            <text:p>2153</text:p>
          </table:table-cell>
          <table:table-cell office:value-type="float" office:value="0" table:style-name="ce3">
            <text:p>0</text:p>
          </table:table-cell>
          <table:table-cell office:value-type="float" office:value="166" table:style-name="ce3">
            <text:p>16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0 03:42:4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167" table:style-name="ce2">
            <text:p>167</text:p>
          </table:table-cell>
          <table:table-cell office:value-type="float" office:value="11229" table:style-name="ce2">
            <text:p>112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5:29:59</text:p>
          </table:table-cell>
          <table:table-cell office:value-type="string" table:style-name="ce2">
            <text:p>2020 MAY 30 05:49:20</text:p>
          </table:table-cell>
          <table:table-cell office:value-type="string" table:style-name="ce2">
            <text:p>2020 MAY 30 05:30:09</text:p>
          </table:table-cell>
          <table:table-cell office:value-type="string" table:style-name="ce2">
            <text:p>2020 MAY 30 05:49: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5:40:09</text:p>
          </table:table-cell>
          <table:table-cell office:value-type="string" table:style-name="ce2">
            <text:p>2020 MAY 30 05:49:20</text:p>
          </table:table-cell>
          <table:table-cell office:value-type="string" table:style-name="ce2">
            <text:p>2020 MAY 30 05:48:50</text:p>
          </table:table-cell>
          <table:table-cell office:value-type="float" office:value="59.6096" table:style-name="ce2">
            <text:p>59,6096</text:p>
          </table:table-cell>
          <table:table-cell office:value-type="float" office:value="137.24029999999999" table:style-name="ce2">
            <text:p>137,2403</text:p>
          </table:table-cell>
          <table:table-cell office:value-type="string" table:style-name="ce2">
            <text:p>2020 MAY 30 05:40:39</text:p>
          </table:table-cell>
          <table:table-cell office:value-type="float" office:value="77.369100000000003" table:style-name="ce2">
            <text:p>77,3691</text:p>
          </table:table-cell>
          <table:table-cell office:value-type="float" office:value="-169.03909999999999" table:style-name="ce2">
            <text:p>-169,0391</text:p>
          </table:table-cell>
          <table:table-cell office:value-type="string" table:style-name="ce2">
            <text:p>2020 MAY 30 05:42:17</text:p>
          </table:table-cell>
          <table:table-cell office:value-type="float" office:value="56.9758" table:style-name="ce2">
            <text:p>56,9758</text:p>
          </table:table-cell>
          <table:table-cell office:value-type="float" office:value="1300" table:style-name="ce2">
            <text:p>1300</text:p>
          </table:table-cell>
          <table:table-cell office:value-type="float" office:value="10.9367" table:style-name="ce2">
            <text:p>10,9367</text:p>
          </table:table-cell>
          <table:table-cell office:value-type="float" office:value="210.32" table:style-name="ce2">
            <text:p>210,32</text:p>
          </table:table-cell>
          <table:table-cell office:value-type="float" office:value="53.637099999999997" table:style-name="ce2">
            <text:p>53,6371</text:p>
          </table:table-cell>
          <table:table-cell office:value-type="string" table:style-name="ce2">
            <text:p>N/A</text:p>
          </table:table-cell>
          <table:table-cell office:value-type="float" office:value="95.709000000000003" table:style-name="ce2">
            <text:p>95,709</text:p>
          </table:table-cell>
          <table:table-cell office:value-type="float" office:value="149.0506" table:style-name="ce2">
            <text:p>149,050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8" table:style-name="ce2">
            <text:p>73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51" table:style-name="ce2">
            <text:p>115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51" table:style-name="ce2">
            <text:p>551</text:p>
          </table:table-cell>
          <table:table-cell office:value-type="float" office:value="300" table:style-name="ce2">
            <text:p>300</text:p>
          </table:table-cell>
          <table:table-cell office:value-type="float" office:value="839" table:style-name="ce2">
            <text:p>839</text:p>
          </table:table-cell>
          <table:table-cell office:value-type="string" table:style-name="ce2">
            <text:p>1400002C000A028002E21E1E047F0301000D000D0000000000000000000000000000000002620227012C034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3" table:style-name="ce3">
            <text:p>773</text:p>
          </table:table-cell>
          <table:table-cell office:value-type="float" office:value="773" table:style-name="ce3">
            <text:p>773</text:p>
          </table:table-cell>
          <table:table-cell office:value-type="float" office:value="0" table:style-name="ce3">
            <text:p>0</text:p>
          </table:table-cell>
          <table:table-cell office:value-type="float" office:value="167" table:style-name="ce3">
            <text:p>16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0 05:40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169" table:style-name="ce2">
            <text:p>169</text:p>
          </table:table-cell>
          <table:table-cell office:value-type="float" office:value="11231" table:style-name="ce2">
            <text:p>112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09:25:45</text:p>
          </table:table-cell>
          <table:table-cell office:value-type="string" table:style-name="ce2">
            <text:p>2020 MAY 30 09:45:17</text:p>
          </table:table-cell>
          <table:table-cell office:value-type="string" table:style-name="ce2">
            <text:p>2020 MAY 30 09:25:55</text:p>
          </table:table-cell>
          <table:table-cell office:value-type="string" table:style-name="ce2">
            <text:p>2020 MAY 30 09:45: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09:35:55</text:p>
          </table:table-cell>
          <table:table-cell office:value-type="string" table:style-name="ce2">
            <text:p>2020 MAY 30 09:45:17</text:p>
          </table:table-cell>
          <table:table-cell office:value-type="string" table:style-name="ce2">
            <text:p>2020 MAY 30 09:44:47</text:p>
          </table:table-cell>
          <table:table-cell office:value-type="float" office:value="59.206099999999999" table:style-name="ce2">
            <text:p>59,2061</text:p>
          </table:table-cell>
          <table:table-cell office:value-type="float" office:value="79.537199999999999" table:style-name="ce2">
            <text:p>79,5372</text:p>
          </table:table-cell>
          <table:table-cell office:value-type="string" table:style-name="ce2">
            <text:p>2020 MAY 30 09:36:25</text:p>
          </table:table-cell>
          <table:table-cell office:value-type="float" office:value="77.819500000000005" table:style-name="ce2">
            <text:p>77,8195</text:p>
          </table:table-cell>
          <table:table-cell office:value-type="float" office:value="134.04220000000001" table:style-name="ce2">
            <text:p>134,0422</text:p>
          </table:table-cell>
          <table:table-cell office:value-type="string" table:style-name="ce2">
            <text:p>2020 MAY 30 09:38:07</text:p>
          </table:table-cell>
          <table:table-cell office:value-type="float" office:value="57.2958" table:style-name="ce2">
            <text:p>57,2958</text:p>
          </table:table-cell>
          <table:table-cell office:value-type="float" office:value="1269" table:style-name="ce2">
            <text:p>1269</text:p>
          </table:table-cell>
          <table:table-cell office:value-type="float" office:value="10.9658" table:style-name="ce2">
            <text:p>10,9658</text:p>
          </table:table-cell>
          <table:table-cell office:value-type="float" office:value="210.41970000000001" table:style-name="ce2">
            <text:p>210,4197</text:p>
          </table:table-cell>
          <table:table-cell office:value-type="float" office:value="54.678199999999997" table:style-name="ce2">
            <text:p>54,6782</text:p>
          </table:table-cell>
          <table:table-cell office:value-type="string" table:style-name="ce2">
            <text:p>N/A</text:p>
          </table:table-cell>
          <table:table-cell office:value-type="float" office:value="97.619699999999995" table:style-name="ce2">
            <text:p>97,6197</text:p>
          </table:table-cell>
          <table:table-cell office:value-type="float" office:value="151.99629999999999" table:style-name="ce2">
            <text:p>151,996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2" table:style-name="ce2">
            <text:p>74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62" table:style-name="ce2">
            <text:p>116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62" table:style-name="ce2">
            <text:p>562</text:p>
          </table:table-cell>
          <table:table-cell office:value-type="float" office:value="300" table:style-name="ce2">
            <text:p>300</text:p>
          </table:table-cell>
          <table:table-cell office:value-type="float" office:value="865" table:style-name="ce2">
            <text:p>865</text:p>
          </table:table-cell>
          <table:table-cell office:value-type="string" table:style-name="ce2">
            <text:p>1400002C000A028002E61E1E048A0301000D000D0000000000000000000000000000000002620232012C036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69" table:style-name="ce3">
            <text:p>16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0 09:36:2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0" table:style-name="ce2">
            <text:p>0</text:p>
          </table:table-cell>
          <table:table-cell office:value-type="float" office:value="174" table:style-name="ce2">
            <text:p>174</text:p>
          </table:table-cell>
          <table:table-cell office:value-type="float" office:value="11236" table:style-name="ce2">
            <text:p>112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19:15:34</text:p>
          </table:table-cell>
          <table:table-cell office:value-type="string" table:style-name="ce2">
            <text:p>2020 MAY 30 19:35:23</text:p>
          </table:table-cell>
          <table:table-cell office:value-type="string" table:style-name="ce2">
            <text:p>2020 MAY 30 19:15:44</text:p>
          </table:table-cell>
          <table:table-cell office:value-type="string" table:style-name="ce2">
            <text:p>2020 MAY 30 19:35:2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19:25:44</text:p>
          </table:table-cell>
          <table:table-cell office:value-type="string" table:style-name="ce2">
            <text:p>2020 MAY 30 19:35:23</text:p>
          </table:table-cell>
          <table:table-cell office:value-type="string" table:style-name="ce2">
            <text:p>2020 MAY 30 19:34:53</text:p>
          </table:table-cell>
          <table:table-cell office:value-type="float" office:value="57.8461" table:style-name="ce2">
            <text:p>57,8461</text:p>
          </table:table-cell>
          <table:table-cell office:value-type="float" office:value="-65.046700000000001" table:style-name="ce2">
            <text:p>-65,0467</text:p>
          </table:table-cell>
          <table:table-cell office:value-type="string" table:style-name="ce2">
            <text:p>2020 MAY 30 19:26:14</text:p>
          </table:table-cell>
          <table:table-cell office:value-type="float" office:value="76.888900000000007" table:style-name="ce2">
            <text:p>76,8889</text:p>
          </table:table-cell>
          <table:table-cell office:value-type="float" office:value="-10.3553" table:style-name="ce2">
            <text:p>-10,3553</text:p>
          </table:table-cell>
          <table:table-cell office:value-type="string" table:style-name="ce2">
            <text:p>2020 MAY 30 19:28:00</text:p>
          </table:table-cell>
          <table:table-cell office:value-type="float" office:value="57.854300000000002" table:style-name="ce2">
            <text:p>57,8543</text:p>
          </table:table-cell>
          <table:table-cell office:value-type="float" office:value="1208" table:style-name="ce2">
            <text:p>1208</text:p>
          </table:table-cell>
          <table:table-cell office:value-type="float" office:value="10.904999999999999" table:style-name="ce2">
            <text:p>10,905</text:p>
          </table:table-cell>
          <table:table-cell office:value-type="float" office:value="210.66909999999999" table:style-name="ce2">
            <text:p>210,6691</text:p>
          </table:table-cell>
          <table:table-cell office:value-type="float" office:value="56.287100000000002" table:style-name="ce2">
            <text:p>56,2871</text:p>
          </table:table-cell>
          <table:table-cell office:value-type="string" table:style-name="ce2">
            <text:p>N/A</text:p>
          </table:table-cell>
          <table:table-cell office:value-type="float" office:value="100.57259999999999" table:style-name="ce2">
            <text:p>100,5726</text:p>
          </table:table-cell>
          <table:table-cell office:value-type="float" office:value="156.5489" table:style-name="ce2">
            <text:p>156,548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6" table:style-name="ce2">
            <text:p>74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79" table:style-name="ce2">
            <text:p>117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79" table:style-name="ce2">
            <text:p>579</text:p>
          </table:table-cell>
          <table:table-cell office:value-type="float" office:value="300" table:style-name="ce2">
            <text:p>300</text:p>
          </table:table-cell>
          <table:table-cell office:value-type="float" office:value="903" table:style-name="ce2">
            <text:p>903</text:p>
          </table:table-cell>
          <table:table-cell office:value-type="string" table:style-name="ce2">
            <text:p>1400002C000A028002EA1E1E049B0301000D000D0000000000000000000000000000000002620243012C038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3" table:style-name="ce3">
            <text:p>773</text:p>
          </table:table-cell>
          <table:table-cell office:value-type="float" office:value="773" table:style-name="ce3">
            <text:p>773</text:p>
          </table:table-cell>
          <table:table-cell office:value-type="float" office:value="0" table:style-name="ce3">
            <text:p>0</text:p>
          </table:table-cell>
          <table:table-cell office:value-type="float" office:value="174" table:style-name="ce3">
            <text:p>17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0 19:26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175" table:style-name="ce2">
            <text:p>175</text:p>
          </table:table-cell>
          <table:table-cell office:value-type="float" office:value="11237" table:style-name="ce2">
            <text:p>112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0 21:13:28</text:p>
          </table:table-cell>
          <table:table-cell office:value-type="string" table:style-name="ce2">
            <text:p>2020 MAY 30 21:33:22</text:p>
          </table:table-cell>
          <table:table-cell office:value-type="string" table:style-name="ce2">
            <text:p>2020 MAY 30 21:13:38</text:p>
          </table:table-cell>
          <table:table-cell office:value-type="string" table:style-name="ce2">
            <text:p>2020 MAY 30 21:33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0 21:23:38</text:p>
          </table:table-cell>
          <table:table-cell office:value-type="string" table:style-name="ce2">
            <text:p>2020 MAY 30 21:33:22</text:p>
          </table:table-cell>
          <table:table-cell office:value-type="string" table:style-name="ce2">
            <text:p>2020 MAY 30 21:32:52</text:p>
          </table:table-cell>
          <table:table-cell office:value-type="float" office:value="57.596299999999999" table:style-name="ce2">
            <text:p>57,5963</text:p>
          </table:table-cell>
          <table:table-cell office:value-type="float" office:value="-93.926400000000001" table:style-name="ce2">
            <text:p>-93,9264</text:p>
          </table:table-cell>
          <table:table-cell office:value-type="string" table:style-name="ce2">
            <text:p>2020 MAY 30 21:24:08</text:p>
          </table:table-cell>
          <table:table-cell office:value-type="float" office:value="77.025400000000005" table:style-name="ce2">
            <text:p>77,0254</text:p>
          </table:table-cell>
          <table:table-cell office:value-type="float" office:value="-39.067999999999998" table:style-name="ce2">
            <text:p>-39,068</text:p>
          </table:table-cell>
          <table:table-cell office:value-type="string" table:style-name="ce2">
            <text:p>2020 MAY 30 21:25:56</text:p>
          </table:table-cell>
          <table:table-cell office:value-type="float" office:value="58.006300000000003" table:style-name="ce2">
            <text:p>58,0063</text:p>
          </table:table-cell>
          <table:table-cell office:value-type="float" office:value="1193" table:style-name="ce2">
            <text:p>1193</text:p>
          </table:table-cell>
          <table:table-cell office:value-type="float" office:value="10.9031" table:style-name="ce2">
            <text:p>10,9031</text:p>
          </table:table-cell>
          <table:table-cell office:value-type="float" office:value="210.71899999999999" table:style-name="ce2">
            <text:p>210,719</text:p>
          </table:table-cell>
          <table:table-cell office:value-type="float" office:value="56.760300000000001" table:style-name="ce2">
            <text:p>56,7603</text:p>
          </table:table-cell>
          <table:table-cell office:value-type="string" table:style-name="ce2">
            <text:p>N/A</text:p>
          </table:table-cell>
          <table:table-cell office:value-type="float" office:value="101.44110000000001" table:style-name="ce2">
            <text:p>101,4411</text:p>
          </table:table-cell>
          <table:table-cell office:value-type="float" office:value="157.8879" table:style-name="ce2">
            <text:p>157,887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8" table:style-name="ce2">
            <text:p>74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84" table:style-name="ce2">
            <text:p>11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84" table:style-name="ce2">
            <text:p>584</text:p>
          </table:table-cell>
          <table:table-cell office:value-type="float" office:value="300" table:style-name="ce2">
            <text:p>300</text:p>
          </table:table-cell>
          <table:table-cell office:value-type="float" office:value="915" table:style-name="ce2">
            <text:p>915</text:p>
          </table:table-cell>
          <table:table-cell office:value-type="string" table:style-name="ce2">
            <text:p>1400002C000A028002EC1E1E04A00301000D000D0000000000000000000000000000000002620248012C039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75" table:style-name="ce3">
            <text:p>875</text:p>
          </table:table-cell>
          <table:table-cell office:value-type="float" office:value="875" table:style-name="ce3">
            <text:p>875</text:p>
          </table:table-cell>
          <table:table-cell office:value-type="float" office:value="0" table:style-name="ce3">
            <text:p>0</text:p>
          </table:table-cell>
          <table:table-cell office:value-type="float" office:value="175" table:style-name="ce3">
            <text:p>17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0 21:24:0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2">
            <text:p>78</text:p>
          </table:table-cell>
          <table:table-cell office:value-type="float" office:value="0" table:style-name="ce2">
            <text:p>0</text:p>
          </table:table-cell>
          <table:table-cell office:value-type="float" office:value="177" table:style-name="ce2">
            <text:p>177</text:p>
          </table:table-cell>
          <table:table-cell office:value-type="float" office:value="11239" table:style-name="ce2">
            <text:p>112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1:09:18</text:p>
          </table:table-cell>
          <table:table-cell office:value-type="string" table:style-name="ce2">
            <text:p>2020 MAY 31 01:29:21</text:p>
          </table:table-cell>
          <table:table-cell office:value-type="string" table:style-name="ce2">
            <text:p>2020 MAY 31 01:09:28</text:p>
          </table:table-cell>
          <table:table-cell office:value-type="string" table:style-name="ce2">
            <text:p>2020 MAY 31 01:29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1:19:28</text:p>
          </table:table-cell>
          <table:table-cell office:value-type="string" table:style-name="ce2">
            <text:p>2020 MAY 31 01:29:21</text:p>
          </table:table-cell>
          <table:table-cell office:value-type="string" table:style-name="ce2">
            <text:p>2020 MAY 31 01:28:51</text:p>
          </table:table-cell>
          <table:table-cell office:value-type="float" office:value="57.002800000000001" table:style-name="ce2">
            <text:p>57,0028</text:p>
          </table:table-cell>
          <table:table-cell office:value-type="float" office:value="-151.75919999999999" table:style-name="ce2">
            <text:p>-151,7592</text:p>
          </table:table-cell>
          <table:table-cell office:value-type="string" table:style-name="ce2">
            <text:p>2020 MAY 31 01:19:58</text:p>
          </table:table-cell>
          <table:table-cell office:value-type="float" office:value="77.260300000000001" table:style-name="ce2">
            <text:p>77,2603</text:p>
          </table:table-cell>
          <table:table-cell office:value-type="float" office:value="-97.351299999999995" table:style-name="ce2">
            <text:p>-97,3513</text:p>
          </table:table-cell>
          <table:table-cell office:value-type="string" table:style-name="ce2">
            <text:p>2020 MAY 31 01:21:49</text:p>
          </table:table-cell>
          <table:table-cell office:value-type="float" office:value="58.170200000000001" table:style-name="ce2">
            <text:p>58,1702</text:p>
          </table:table-cell>
          <table:table-cell office:value-type="float" office:value="1166" table:style-name="ce2">
            <text:p>1166</text:p>
          </table:table-cell>
          <table:table-cell office:value-type="float" office:value="10.8422" table:style-name="ce2">
            <text:p>10,8422</text:p>
          </table:table-cell>
          <table:table-cell office:value-type="float" office:value="210.81880000000001" table:style-name="ce2">
            <text:p>210,8188</text:p>
          </table:table-cell>
          <table:table-cell office:value-type="float" office:value="57.612099999999998" table:style-name="ce2">
            <text:p>57,6121</text:p>
          </table:table-cell>
          <table:table-cell office:value-type="string" table:style-name="ce2">
            <text:p>N/A</text:p>
          </table:table-cell>
          <table:table-cell office:value-type="float" office:value="103.0044" table:style-name="ce2">
            <text:p>103,0044</text:p>
          </table:table-cell>
          <table:table-cell office:value-type="float" office:value="160.298" table:style-name="ce2">
            <text:p>160,29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1" table:style-name="ce2">
            <text:p>75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93" table:style-name="ce2">
            <text:p>11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93" table:style-name="ce2">
            <text:p>593</text:p>
          </table:table-cell>
          <table:table-cell office:value-type="float" office:value="300" table:style-name="ce2">
            <text:p>300</text:p>
          </table:table-cell>
          <table:table-cell office:value-type="float" office:value="936" table:style-name="ce2">
            <text:p>936</text:p>
          </table:table-cell>
          <table:table-cell office:value-type="string" table:style-name="ce2">
            <text:p>1400002C000A028002EF1E1E04A90301000D000D0000000000000000000000000000000002620251012C03A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177" table:style-name="ce3">
            <text:p>17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1 01:19:5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179" table:style-name="ce2">
            <text:p>179</text:p>
          </table:table-cell>
          <table:table-cell office:value-type="float" office:value="11241" table:style-name="ce2">
            <text:p>112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5:05:21</text:p>
          </table:table-cell>
          <table:table-cell office:value-type="string" table:style-name="ce2">
            <text:p>2020 MAY 31 05:25:31</text:p>
          </table:table-cell>
          <table:table-cell office:value-type="string" table:style-name="ce2">
            <text:p>2020 MAY 31 05:05:31</text:p>
          </table:table-cell>
          <table:table-cell office:value-type="string" table:style-name="ce2">
            <text:p>2020 MAY 31 05:25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5:15:31</text:p>
          </table:table-cell>
          <table:table-cell office:value-type="string" table:style-name="ce2">
            <text:p>2020 MAY 31 05:25:31</text:p>
          </table:table-cell>
          <table:table-cell office:value-type="string" table:style-name="ce2">
            <text:p>2020 MAY 31 05:25:01</text:p>
          </table:table-cell>
          <table:table-cell office:value-type="float" office:value="56.291600000000003" table:style-name="ce2">
            <text:p>56,2916</text:p>
          </table:table-cell>
          <table:table-cell office:value-type="float" office:value="150.28450000000001" table:style-name="ce2">
            <text:p>150,2845</text:p>
          </table:table-cell>
          <table:table-cell office:value-type="string" table:style-name="ce2">
            <text:p>2020 MAY 31 05:16:01</text:p>
          </table:table-cell>
          <table:table-cell office:value-type="float" office:value="76.774600000000007" table:style-name="ce2">
            <text:p>76,7746</text:p>
          </table:table-cell>
          <table:table-cell office:value-type="float" office:value="-155.6994" table:style-name="ce2">
            <text:p>-155,6994</text:p>
          </table:table-cell>
          <table:table-cell office:value-type="string" table:style-name="ce2">
            <text:p>2020 MAY 31 05:17:54</text:p>
          </table:table-cell>
          <table:table-cell office:value-type="float" office:value="58.368200000000002" table:style-name="ce2">
            <text:p>58,3682</text:p>
          </table:table-cell>
          <table:table-cell office:value-type="float" office:value="1141" table:style-name="ce2">
            <text:p>1141</text:p>
          </table:table-cell>
          <table:table-cell office:value-type="float" office:value="10.7806" table:style-name="ce2">
            <text:p>10,7806</text:p>
          </table:table-cell>
          <table:table-cell office:value-type="float" office:value="210.9186" table:style-name="ce2">
            <text:p>210,9186</text:p>
          </table:table-cell>
          <table:table-cell office:value-type="float" office:value="58.2746" table:style-name="ce2">
            <text:p>58,2746</text:p>
          </table:table-cell>
          <table:table-cell office:value-type="string" table:style-name="ce2">
            <text:p>N/A</text:p>
          </table:table-cell>
          <table:table-cell office:value-type="float" office:value="104.22029999999999" table:style-name="ce2">
            <text:p>104,2203</text:p>
          </table:table-cell>
          <table:table-cell office:value-type="float" office:value="162.17259999999999" table:style-name="ce2">
            <text:p>162,1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3" table:style-name="ce2">
            <text:p>75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00" table:style-name="ce2">
            <text:p>120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00" table:style-name="ce2">
            <text:p>600</text:p>
          </table:table-cell>
          <table:table-cell office:value-type="float" office:value="300" table:style-name="ce2">
            <text:p>300</text:p>
          </table:table-cell>
          <table:table-cell office:value-type="float" office:value="952" table:style-name="ce2">
            <text:p>952</text:p>
          </table:table-cell>
          <table:table-cell office:value-type="string" table:style-name="ce2">
            <text:p>1400002C000A028002F11E1E04B00301000D000D0000000000000000000000000000000002620258012C03B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179" table:style-name="ce3">
            <text:p>17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1 05:16:0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181" table:style-name="ce2">
            <text:p>181</text:p>
          </table:table-cell>
          <table:table-cell office:value-type="float" office:value="11243" table:style-name="ce2">
            <text:p>112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09:01:08</text:p>
          </table:table-cell>
          <table:table-cell office:value-type="string" table:style-name="ce2">
            <text:p>2020 MAY 31 09:21:32</text:p>
          </table:table-cell>
          <table:table-cell office:value-type="string" table:style-name="ce2">
            <text:p>2020 MAY 31 09:01:18</text:p>
          </table:table-cell>
          <table:table-cell office:value-type="string" table:style-name="ce2">
            <text:p>2020 MAY 31 09:21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09:11:18</text:p>
          </table:table-cell>
          <table:table-cell office:value-type="string" table:style-name="ce2">
            <text:p>2020 MAY 31 09:21:32</text:p>
          </table:table-cell>
          <table:table-cell office:value-type="string" table:style-name="ce2">
            <text:p>2020 MAY 31 09:21:02</text:p>
          </table:table-cell>
          <table:table-cell office:value-type="float" office:value="55.801699999999997" table:style-name="ce2">
            <text:p>55,8017</text:p>
          </table:table-cell>
          <table:table-cell office:value-type="float" office:value="92.551599999999993" table:style-name="ce2">
            <text:p>92,5516</text:p>
          </table:table-cell>
          <table:table-cell office:value-type="string" table:style-name="ce2">
            <text:p>2020 MAY 31 09:11:48</text:p>
          </table:table-cell>
          <table:table-cell office:value-type="float" office:value="77.112200000000001" table:style-name="ce2">
            <text:p>77,1122</text:p>
          </table:table-cell>
          <table:table-cell office:value-type="float" office:value="147.76609999999999" table:style-name="ce2">
            <text:p>147,7661</text:p>
          </table:table-cell>
          <table:table-cell office:value-type="string" table:style-name="ce2">
            <text:p>2020 MAY 31 09:13:45</text:p>
          </table:table-cell>
          <table:table-cell office:value-type="float" office:value="58.664299999999997" table:style-name="ce2">
            <text:p>58,6643</text:p>
          </table:table-cell>
          <table:table-cell office:value-type="float" office:value="1103" table:style-name="ce2">
            <text:p>1103</text:p>
          </table:table-cell>
          <table:table-cell office:value-type="float" office:value="10.835800000000001" table:style-name="ce2">
            <text:p>10,8358</text:p>
          </table:table-cell>
          <table:table-cell office:value-type="float" office:value="211.01849999999999" table:style-name="ce2">
            <text:p>211,0185</text:p>
          </table:table-cell>
          <table:table-cell office:value-type="float" office:value="59.599499999999999" table:style-name="ce2">
            <text:p>59,5995</text:p>
          </table:table-cell>
          <table:table-cell office:value-type="string" table:style-name="ce2">
            <text:p>N/A</text:p>
          </table:table-cell>
          <table:table-cell office:value-type="float" office:value="106.6521" table:style-name="ce2">
            <text:p>106,6521</text:p>
          </table:table-cell>
          <table:table-cell office:value-type="float" office:value="165.92179999999999" table:style-name="ce2">
            <text:p>165,921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7" table:style-name="ce2">
            <text:p>75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14" table:style-name="ce2">
            <text:p>121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14" table:style-name="ce2">
            <text:p>614</text:p>
          </table:table-cell>
          <table:table-cell office:value-type="float" office:value="300" table:style-name="ce2">
            <text:p>300</text:p>
          </table:table-cell>
          <table:table-cell office:value-type="float" office:value="984" table:style-name="ce2">
            <text:p>984</text:p>
          </table:table-cell>
          <table:table-cell office:value-type="string" table:style-name="ce2">
            <text:p>1400002C000A028002F51E1E04BE0301000D000D0000000000000000000000000000000002620266012C03D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47" table:style-name="ce3">
            <text:p>2147</text:p>
          </table:table-cell>
          <table:table-cell office:value-type="float" office:value="2147" table:style-name="ce3">
            <text:p>2147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3">
            <text:p>18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1 09:11:4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float" office:value="182" table:style-name="ce2">
            <text:p>182</text:p>
          </table:table-cell>
          <table:table-cell office:value-type="float" office:value="11244" table:style-name="ce2">
            <text:p>112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0:59:05</text:p>
          </table:table-cell>
          <table:table-cell office:value-type="string" table:style-name="ce2">
            <text:p>2020 MAY 31 11:19:33</text:p>
          </table:table-cell>
          <table:table-cell office:value-type="string" table:style-name="ce2">
            <text:p>2020 MAY 31 10:59:15</text:p>
          </table:table-cell>
          <table:table-cell office:value-type="string" table:style-name="ce2">
            <text:p>2020 MAY 31 11:19:3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1:09:15</text:p>
          </table:table-cell>
          <table:table-cell office:value-type="string" table:style-name="ce2">
            <text:p>2020 MAY 31 11:19:33</text:p>
          </table:table-cell>
          <table:table-cell office:value-type="string" table:style-name="ce2">
            <text:p>2020 MAY 31 11:19:03</text:p>
          </table:table-cell>
          <table:table-cell office:value-type="float" office:value="55.362299999999998" table:style-name="ce2">
            <text:p>55,3623</text:p>
          </table:table-cell>
          <table:table-cell office:value-type="float" office:value="63.540100000000002" table:style-name="ce2">
            <text:p>63,5401</text:p>
          </table:table-cell>
          <table:table-cell office:value-type="string" table:style-name="ce2">
            <text:p>2020 MAY 31 11:09:45</text:p>
          </table:table-cell>
          <table:table-cell office:value-type="float" office:value="77.113600000000005" table:style-name="ce2">
            <text:p>77,1136</text:p>
          </table:table-cell>
          <table:table-cell office:value-type="float" office:value="117.94110000000001" table:style-name="ce2">
            <text:p>117,9411</text:p>
          </table:table-cell>
          <table:table-cell office:value-type="string" table:style-name="ce2">
            <text:p>2020 MAY 31 11:11:43</text:p>
          </table:table-cell>
          <table:table-cell office:value-type="float" office:value="58.755600000000001" table:style-name="ce2">
            <text:p>58,7556</text:p>
          </table:table-cell>
          <table:table-cell office:value-type="float" office:value="1093" table:style-name="ce2">
            <text:p>1093</text:p>
          </table:table-cell>
          <table:table-cell office:value-type="float" office:value="10.760300000000001" table:style-name="ce2">
            <text:p>10,7603</text:p>
          </table:table-cell>
          <table:table-cell office:value-type="float" office:value="211.0684" table:style-name="ce2">
            <text:p>211,0684</text:p>
          </table:table-cell>
          <table:table-cell office:value-type="float" office:value="59.978099999999998" table:style-name="ce2">
            <text:p>59,9781</text:p>
          </table:table-cell>
          <table:table-cell office:value-type="string" table:style-name="ce2">
            <text:p>N/A</text:p>
          </table:table-cell>
          <table:table-cell office:value-type="float" office:value="107.34690000000001" table:style-name="ce2">
            <text:p>107,3469</text:p>
          </table:table-cell>
          <table:table-cell office:value-type="float" office:value="166.99299999999999" table:style-name="ce2">
            <text:p>166,99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8" table:style-name="ce2">
            <text:p>75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18" table:style-name="ce2">
            <text:p>12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18" table:style-name="ce2">
            <text:p>618</text:p>
          </table:table-cell>
          <table:table-cell office:value-type="float" office:value="300" table:style-name="ce2">
            <text:p>300</text:p>
          </table:table-cell>
          <table:table-cell office:value-type="float" office:value="993" table:style-name="ce2">
            <text:p>993</text:p>
          </table:table-cell>
          <table:table-cell office:value-type="string" table:style-name="ce2">
            <text:p>1400002C000A028002F61E1E04C20301000D000D000000000000000000000000000000000262026A012C03E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182" table:style-name="ce3">
            <text:p>18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1 11:09:4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float" office:value="185" table:style-name="ce2">
            <text:p>185</text:p>
          </table:table-cell>
          <table:table-cell office:value-type="float" office:value="11247" table:style-name="ce2">
            <text:p>112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16:53:01</text:p>
          </table:table-cell>
          <table:table-cell office:value-type="string" table:style-name="ce2">
            <text:p>2020 MAY 31 17:13:39</text:p>
          </table:table-cell>
          <table:table-cell office:value-type="string" table:style-name="ce2">
            <text:p>2020 MAY 31 16:53:11</text:p>
          </table:table-cell>
          <table:table-cell office:value-type="string" table:style-name="ce2">
            <text:p>2020 MAY 31 17:13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17:03:11</text:p>
          </table:table-cell>
          <table:table-cell office:value-type="string" table:style-name="ce2">
            <text:p>2020 MAY 31 17:13:39</text:p>
          </table:table-cell>
          <table:table-cell office:value-type="string" table:style-name="ce2">
            <text:p>2020 MAY 31 17:13:09</text:p>
          </table:table-cell>
          <table:table-cell office:value-type="float" office:value="54.469900000000003" table:style-name="ce2">
            <text:p>54,4699</text:p>
          </table:table-cell>
          <table:table-cell office:value-type="float" office:value="-23.165600000000001" table:style-name="ce2">
            <text:p>-23,1656</text:p>
          </table:table-cell>
          <table:table-cell office:value-type="string" table:style-name="ce2">
            <text:p>2020 MAY 31 17:03:41</text:p>
          </table:table-cell>
          <table:table-cell office:value-type="float" office:value="77.010499999999993" table:style-name="ce2">
            <text:p>77,0105</text:p>
          </table:table-cell>
          <table:table-cell office:value-type="float" office:value="30.292200000000001" table:style-name="ce2">
            <text:p>30,2922</text:p>
          </table:table-cell>
          <table:table-cell office:value-type="string" table:style-name="ce2">
            <text:p>2020 MAY 31 17:05:43</text:p>
          </table:table-cell>
          <table:table-cell office:value-type="float" office:value="58.974299999999999" table:style-name="ce2">
            <text:p>58,9743</text:p>
          </table:table-cell>
          <table:table-cell office:value-type="float" office:value="1055" table:style-name="ce2">
            <text:p>1055</text:p>
          </table:table-cell>
          <table:table-cell office:value-type="float" office:value="10.6572" table:style-name="ce2">
            <text:p>10,6572</text:p>
          </table:table-cell>
          <table:table-cell office:value-type="float" office:value="211.2182" table:style-name="ce2">
            <text:p>211,2182</text:p>
          </table:table-cell>
          <table:table-cell office:value-type="float" office:value="60.924500000000002" table:style-name="ce2">
            <text:p>60,9245</text:p>
          </table:table-cell>
          <table:table-cell office:value-type="string" table:style-name="ce2">
            <text:p>N/A</text:p>
          </table:table-cell>
          <table:table-cell office:value-type="float" office:value="109.0839" table:style-name="ce2">
            <text:p>109,0839</text:p>
          </table:table-cell>
          <table:table-cell office:value-type="float" office:value="169.67089999999999" table:style-name="ce2">
            <text:p>169,670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62" table:style-name="ce2">
            <text:p>76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28" table:style-name="ce2">
            <text:p>12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28" table:style-name="ce2">
            <text:p>628</text:p>
          </table:table-cell>
          <table:table-cell office:value-type="float" office:value="300" table:style-name="ce2">
            <text:p>300</text:p>
          </table:table-cell>
          <table:table-cell office:value-type="float" office:value="1017" table:style-name="ce2">
            <text:p>1017</text:p>
          </table:table-cell>
          <table:table-cell office:value-type="string" table:style-name="ce2">
            <text:p>1400002C000A028002FA1E1E04CC0301000D000D0000000000000000000000000000000002620274012C03F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85" table:style-name="ce3">
            <text:p>18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1 17:03:4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188" table:style-name="ce2">
            <text:p>188</text:p>
          </table:table-cell>
          <table:table-cell office:value-type="float" office:value="11250" table:style-name="ce2">
            <text:p>112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22:46:50</text:p>
          </table:table-cell>
          <table:table-cell office:value-type="string" table:style-name="ce2">
            <text:p>2020 MAY 31 23:07:44</text:p>
          </table:table-cell>
          <table:table-cell office:value-type="string" table:style-name="ce2">
            <text:p>2020 MAY 31 22:47:00</text:p>
          </table:table-cell>
          <table:table-cell office:value-type="string" table:style-name="ce2">
            <text:p>2020 MAY 31 23:07:4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22:57:00</text:p>
          </table:table-cell>
          <table:table-cell office:value-type="string" table:style-name="ce2">
            <text:p>2020 MAY 31 23:07:44</text:p>
          </table:table-cell>
          <table:table-cell office:value-type="string" table:style-name="ce2">
            <text:p>2020 MAY 31 23:07:14</text:p>
          </table:table-cell>
          <table:table-cell office:value-type="float" office:value="53.477899999999998" table:style-name="ce2">
            <text:p>53,4779</text:p>
          </table:table-cell>
          <table:table-cell office:value-type="float" office:value="-109.9115" table:style-name="ce2">
            <text:p>-109,9115</text:p>
          </table:table-cell>
          <table:table-cell office:value-type="string" table:style-name="ce2">
            <text:p>2020 MAY 31 22:57:30</text:p>
          </table:table-cell>
          <table:table-cell office:value-type="float" office:value="76.551100000000005" table:style-name="ce2">
            <text:p>76,5511</text:p>
          </table:table-cell>
          <table:table-cell office:value-type="float" office:value="-55.639899999999997" table:style-name="ce2">
            <text:p>-55,6399</text:p>
          </table:table-cell>
          <table:table-cell office:value-type="string" table:style-name="ce2">
            <text:p>2020 MAY 31 22:59:37</text:p>
          </table:table-cell>
          <table:table-cell office:value-type="float" office:value="59.336100000000002" table:style-name="ce2">
            <text:p>59,3361</text:p>
          </table:table-cell>
          <table:table-cell office:value-type="float" office:value="1010" table:style-name="ce2">
            <text:p>1010</text:p>
          </table:table-cell>
          <table:table-cell office:value-type="float" office:value="10.666700000000001" table:style-name="ce2">
            <text:p>10,6667</text:p>
          </table:table-cell>
          <table:table-cell office:value-type="float" office:value="211.3681" table:style-name="ce2">
            <text:p>211,3681</text:p>
          </table:table-cell>
          <table:table-cell office:value-type="float" office:value="62.438800000000001" table:style-name="ce2">
            <text:p>62,4388</text:p>
          </table:table-cell>
          <table:table-cell office:value-type="string" table:style-name="ce2">
            <text:p>N/A</text:p>
          </table:table-cell>
          <table:table-cell office:value-type="float" office:value="111.8631" table:style-name="ce2">
            <text:p>111,8631</text:p>
          </table:table-cell>
          <table:table-cell office:value-type="float" office:value="173.95570000000001" table:style-name="ce2">
            <text:p>173,955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67" table:style-name="ce2">
            <text:p>76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44" table:style-name="ce2">
            <text:p>124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44" table:style-name="ce2">
            <text:p>644</text:p>
          </table:table-cell>
          <table:table-cell office:value-type="float" office:value="300" table:style-name="ce2">
            <text:p>300</text:p>
          </table:table-cell>
          <table:table-cell office:value-type="float" office:value="1054" table:style-name="ce2">
            <text:p>1054</text:p>
          </table:table-cell>
          <table:table-cell office:value-type="string" table:style-name="ce2">
            <text:p>1400002C000A028002FF1E1E04DC0301000D000D0000000000000000000000000000000002620284012C041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69" table:style-name="ce3">
            <text:p>1769</text:p>
          </table:table-cell>
          <table:table-cell office:value-type="float" office:value="1769" table:style-name="ce3">
            <text:p>1769</text:p>
          </table:table-cell>
          <table:table-cell office:value-type="float" office:value="0" table:style-name="ce3">
            <text:p>0</text:p>
          </table:table-cell>
          <table:table-cell office:value-type="float" office:value="188" table:style-name="ce3">
            <text:p>18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MAY 31 22:57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191" table:style-name="ce2">
            <text:p>191</text:p>
          </table:table-cell>
          <table:table-cell office:value-type="float" office:value="11253" table:style-name="ce2">
            <text:p>112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4:40:54</text:p>
          </table:table-cell>
          <table:table-cell office:value-type="string" table:style-name="ce2">
            <text:p>2020 JUN 01 05:01:58</text:p>
          </table:table-cell>
          <table:table-cell office:value-type="string" table:style-name="ce2">
            <text:p>2020 JUN 01 04:41:04</text:p>
          </table:table-cell>
          <table:table-cell office:value-type="string" table:style-name="ce2">
            <text:p>2020 JUN 01 05:01:5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04:51:04</text:p>
          </table:table-cell>
          <table:table-cell office:value-type="string" table:style-name="ce2">
            <text:p>2020 JUN 01 05:01:58</text:p>
          </table:table-cell>
          <table:table-cell office:value-type="string" table:style-name="ce2">
            <text:p>2020 JUN 01 05:01:28</text:p>
          </table:table-cell>
          <table:table-cell office:value-type="float" office:value="52.174199999999999" table:style-name="ce2">
            <text:p>52,1742</text:p>
          </table:table-cell>
          <table:table-cell office:value-type="float" office:value="163.1318" table:style-name="ce2">
            <text:p>163,1318</text:p>
          </table:table-cell>
          <table:table-cell office:value-type="string" table:style-name="ce2">
            <text:p>2020 JUN 01 04:51:34</text:p>
          </table:table-cell>
          <table:table-cell office:value-type="float" office:value="76.384600000000006" table:style-name="ce2">
            <text:p>76,3846</text:p>
          </table:table-cell>
          <table:table-cell office:value-type="float" office:value="-145.22130000000001" table:style-name="ce2">
            <text:p>-145,2213</text:p>
          </table:table-cell>
          <table:table-cell office:value-type="string" table:style-name="ce2">
            <text:p>2020 JUN 01 04:53:44</text:p>
          </table:table-cell>
          <table:table-cell office:value-type="float" office:value="59.495100000000001" table:style-name="ce2">
            <text:p>59,4951</text:p>
          </table:table-cell>
          <table:table-cell office:value-type="float" office:value="981" table:style-name="ce2">
            <text:p>981</text:p>
          </table:table-cell>
          <table:table-cell office:value-type="float" office:value="10.4369" table:style-name="ce2">
            <text:p>10,4369</text:p>
          </table:table-cell>
          <table:table-cell office:value-type="float" office:value="211.5181" table:style-name="ce2">
            <text:p>211,5181</text:p>
          </table:table-cell>
          <table:table-cell office:value-type="float" office:value="63.385199999999998" table:style-name="ce2">
            <text:p>63,3852</text:p>
          </table:table-cell>
          <table:table-cell office:value-type="string" table:style-name="ce2">
            <text:p>N/A</text:p>
          </table:table-cell>
          <table:table-cell office:value-type="float" office:value="113.6001" table:style-name="ce2">
            <text:p>113,6001</text:p>
          </table:table-cell>
          <table:table-cell office:value-type="float" office:value="176.6336" table:style-name="ce2">
            <text:p>176,633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70" table:style-name="ce2">
            <text:p>77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54" table:style-name="ce2">
            <text:p>125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54" table:style-name="ce2">
            <text:p>654</text:p>
          </table:table-cell>
          <table:table-cell office:value-type="float" office:value="300" table:style-name="ce2">
            <text:p>300</text:p>
          </table:table-cell>
          <table:table-cell office:value-type="float" office:value="822" table:style-name="ce2">
            <text:p>822</text:p>
          </table:table-cell>
          <table:table-cell office:value-type="string" table:style-name="ce2">
            <text:p>1400002C000A028003021E1E04E60301000D000D000000000000000000000000000000000262028E012C03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57" table:style-name="ce3">
            <text:p>2657</text:p>
          </table:table-cell>
          <table:table-cell office:value-type="float" office:value="2657" table:style-name="ce3">
            <text:p>2657</text:p>
          </table:table-cell>
          <table:table-cell office:value-type="float" office:value="0" table:style-name="ce3">
            <text:p>0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1 04:51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192" table:style-name="ce2">
            <text:p>192</text:p>
          </table:table-cell>
          <table:table-cell office:value-type="float" office:value="11254" table:style-name="ce2">
            <text:p>112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06:38:50</text:p>
          </table:table-cell>
          <table:table-cell office:value-type="string" table:style-name="ce2">
            <text:p>2020 JUN 01 07:00:02</text:p>
          </table:table-cell>
          <table:table-cell office:value-type="string" table:style-name="ce2">
            <text:p>2020 JUN 01 06:39:00</text:p>
          </table:table-cell>
          <table:table-cell office:value-type="string" table:style-name="ce2">
            <text:p>2020 JUN 01 07:00: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06:49:00</text:p>
          </table:table-cell>
          <table:table-cell office:value-type="string" table:style-name="ce2">
            <text:p>2020 JUN 01 07:00:02</text:p>
          </table:table-cell>
          <table:table-cell office:value-type="string" table:style-name="ce2">
            <text:p>2020 JUN 01 06:59:32</text:p>
          </table:table-cell>
          <table:table-cell office:value-type="float" office:value="51.8611" table:style-name="ce2">
            <text:p>51,8611</text:p>
          </table:table-cell>
          <table:table-cell office:value-type="float" office:value="134.23599999999999" table:style-name="ce2">
            <text:p>134,236</text:p>
          </table:table-cell>
          <table:table-cell office:value-type="string" table:style-name="ce2">
            <text:p>2020 JUN 01 06:49:30</text:p>
          </table:table-cell>
          <table:table-cell office:value-type="float" office:value="76.487200000000001" table:style-name="ce2">
            <text:p>76,4872</text:p>
          </table:table-cell>
          <table:table-cell office:value-type="float" office:value="-173.53649999999999" table:style-name="ce2">
            <text:p>-173,5365</text:p>
          </table:table-cell>
          <table:table-cell office:value-type="string" table:style-name="ce2">
            <text:p>2020 JUN 01 06:51:43</text:p>
          </table:table-cell>
          <table:table-cell office:value-type="float" office:value="59.614699999999999" table:style-name="ce2">
            <text:p>59,6147</text:p>
          </table:table-cell>
          <table:table-cell office:value-type="float" office:value="959" table:style-name="ce2">
            <text:p>959</text:p>
          </table:table-cell>
          <table:table-cell office:value-type="float" office:value="10.4617" table:style-name="ce2">
            <text:p>10,4617</text:p>
          </table:table-cell>
          <table:table-cell office:value-type="float" office:value="211.56809999999999" table:style-name="ce2">
            <text:p>211,5681</text:p>
          </table:table-cell>
          <table:table-cell office:value-type="float" office:value="64.142399999999995" table:style-name="ce2">
            <text:p>64,1424</text:p>
          </table:table-cell>
          <table:table-cell office:value-type="string" table:style-name="ce2">
            <text:p>N/A</text:p>
          </table:table-cell>
          <table:table-cell office:value-type="float" office:value="114.9897" table:style-name="ce2">
            <text:p>114,9897</text:p>
          </table:table-cell>
          <table:table-cell office:value-type="float" office:value="178.77600000000001" table:style-name="ce2">
            <text:p>178,77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73" table:style-name="ce2">
            <text:p>77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62" table:style-name="ce2">
            <text:p>126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62" table:style-name="ce2">
            <text:p>662</text:p>
          </table:table-cell>
          <table:table-cell office:value-type="float" office:value="300" table:style-name="ce2">
            <text:p>300</text:p>
          </table:table-cell>
          <table:table-cell office:value-type="float" office:value="841" table:style-name="ce2">
            <text:p>841</text:p>
          </table:table-cell>
          <table:table-cell office:value-type="string" table:style-name="ce2">
            <text:p>1400002C000A028003051E1E04EE0301000D000D0000000000000000000000000000000002620296012C034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192" table:style-name="ce3">
            <text:p>19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1 06:49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194" table:style-name="ce2">
            <text:p>194</text:p>
          </table:table-cell>
          <table:table-cell office:value-type="float" office:value="11256" table:style-name="ce2">
            <text:p>112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0:34:39</text:p>
          </table:table-cell>
          <table:table-cell office:value-type="string" table:style-name="ce2">
            <text:p>2020 JUN 01 10:56:04</text:p>
          </table:table-cell>
          <table:table-cell office:value-type="string" table:style-name="ce2">
            <text:p>2020 JUN 01 10:34:49</text:p>
          </table:table-cell>
          <table:table-cell office:value-type="string" table:style-name="ce2">
            <text:p>2020 JUN 01 10:56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10:44:49</text:p>
          </table:table-cell>
          <table:table-cell office:value-type="string" table:style-name="ce2">
            <text:p>2020 JUN 01 10:56:04</text:p>
          </table:table-cell>
          <table:table-cell office:value-type="string" table:style-name="ce2">
            <text:p>2020 JUN 01 10:55:34</text:p>
          </table:table-cell>
          <table:table-cell office:value-type="float" office:value="51.157400000000003" table:style-name="ce2">
            <text:p>51,1574</text:p>
          </table:table-cell>
          <table:table-cell office:value-type="float" office:value="76.427899999999994" table:style-name="ce2">
            <text:p>76,4279</text:p>
          </table:table-cell>
          <table:table-cell office:value-type="string" table:style-name="ce2">
            <text:p>2020 JUN 01 10:45:19</text:p>
          </table:table-cell>
          <table:table-cell office:value-type="float" office:value="76.199299999999994" table:style-name="ce2">
            <text:p>76,1993</text:p>
          </table:table-cell>
          <table:table-cell office:value-type="float" office:value="129.583" table:style-name="ce2">
            <text:p>129,583</text:p>
          </table:table-cell>
          <table:table-cell office:value-type="string" table:style-name="ce2">
            <text:p>2020 JUN 01 10:47:36</text:p>
          </table:table-cell>
          <table:table-cell office:value-type="float" office:value="59.839799999999997" table:style-name="ce2">
            <text:p>59,8398</text:p>
          </table:table-cell>
          <table:table-cell office:value-type="float" office:value="923" table:style-name="ce2">
            <text:p>923</text:p>
          </table:table-cell>
          <table:table-cell office:value-type="float" office:value="10.494199999999999" table:style-name="ce2">
            <text:p>10,4942</text:p>
          </table:table-cell>
          <table:table-cell office:value-type="float" office:value="211.66800000000001" table:style-name="ce2">
            <text:p>211,668</text:p>
          </table:table-cell>
          <table:table-cell office:value-type="float" office:value="65.372699999999995" table:style-name="ce2">
            <text:p>65,3727</text:p>
          </table:table-cell>
          <table:table-cell office:value-type="string" table:style-name="ce2">
            <text:p>N/A</text:p>
          </table:table-cell>
          <table:table-cell office:value-type="float" office:value="117.2478" table:style-name="ce2">
            <text:p>117,2478</text:p>
          </table:table-cell>
          <table:table-cell office:value-type="float" office:value="182.25729999999999" table:style-name="ce2">
            <text:p>182,257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77" table:style-name="ce2">
            <text:p>7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75" table:style-name="ce2">
            <text:p>127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75" table:style-name="ce2">
            <text:p>675</text:p>
          </table:table-cell>
          <table:table-cell office:value-type="float" office:value="300" table:style-name="ce2">
            <text:p>300</text:p>
          </table:table-cell>
          <table:table-cell office:value-type="float" office:value="871" table:style-name="ce2">
            <text:p>871</text:p>
          </table:table-cell>
          <table:table-cell office:value-type="string" table:style-name="ce2">
            <text:p>1400002C000A028003091E1E04FB0301000D000D00000000000000000000000000000000026202A3012C03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194" table:style-name="ce3">
            <text:p>19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1 10:45:1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11259" table:style-name="ce2">
            <text:p>112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16:28:37</text:p>
          </table:table-cell>
          <table:table-cell office:value-type="string" table:style-name="ce2">
            <text:p>2020 JUN 01 16:50:12</text:p>
          </table:table-cell>
          <table:table-cell office:value-type="string" table:style-name="ce2">
            <text:p>2020 JUN 01 16:28:47</text:p>
          </table:table-cell>
          <table:table-cell office:value-type="string" table:style-name="ce2">
            <text:p>2020 JUN 01 16:50: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16:38:47</text:p>
          </table:table-cell>
          <table:table-cell office:value-type="string" table:style-name="ce2">
            <text:p>2020 JUN 01 16:50:12</text:p>
          </table:table-cell>
          <table:table-cell office:value-type="string" table:style-name="ce2">
            <text:p>2020 JUN 01 16:49:42</text:p>
          </table:table-cell>
          <table:table-cell office:value-type="float" office:value="50.033000000000001" table:style-name="ce2">
            <text:p>50,033</text:p>
          </table:table-cell>
          <table:table-cell office:value-type="float" office:value="-10.3239" table:style-name="ce2">
            <text:p>-10,3239</text:p>
          </table:table-cell>
          <table:table-cell office:value-type="string" table:style-name="ce2">
            <text:p>2020 JUN 01 16:39:17</text:p>
          </table:table-cell>
          <table:table-cell office:value-type="float" office:value="76.193100000000001" table:style-name="ce2">
            <text:p>76,1931</text:p>
          </table:table-cell>
          <table:table-cell office:value-type="float" office:value="40.651800000000001" table:style-name="ce2">
            <text:p>40,6518</text:p>
          </table:table-cell>
          <table:table-cell office:value-type="string" table:style-name="ce2">
            <text:p>2020 JUN 01 16:41:39</text:p>
          </table:table-cell>
          <table:table-cell office:value-type="float" office:value="59.963799999999999" table:style-name="ce2">
            <text:p>59,9638</text:p>
          </table:table-cell>
          <table:table-cell office:value-type="float" office:value="889" table:style-name="ce2">
            <text:p>889</text:p>
          </table:table-cell>
          <table:table-cell office:value-type="float" office:value="10.306100000000001" table:style-name="ce2">
            <text:p>10,3061</text:p>
          </table:table-cell>
          <table:table-cell office:value-type="float" office:value="211.81809999999999" table:style-name="ce2">
            <text:p>211,8181</text:p>
          </table:table-cell>
          <table:table-cell office:value-type="float" office:value="66.319100000000006" table:style-name="ce2">
            <text:p>66,3191</text:p>
          </table:table-cell>
          <table:table-cell office:value-type="string" table:style-name="ce2">
            <text:p>N/A</text:p>
          </table:table-cell>
          <table:table-cell office:value-type="float" office:value="118.98480000000001" table:style-name="ce2">
            <text:p>118,9848</text:p>
          </table:table-cell>
          <table:table-cell office:value-type="float" office:value="184.93530000000001" table:style-name="ce2">
            <text:p>184,935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82" table:style-name="ce2">
            <text:p>7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85" table:style-name="ce2">
            <text:p>128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85" table:style-name="ce2">
            <text:p>685</text:p>
          </table:table-cell>
          <table:table-cell office:value-type="float" office:value="300" table:style-name="ce2">
            <text:p>300</text:p>
          </table:table-cell>
          <table:table-cell office:value-type="float" office:value="641" table:style-name="ce2">
            <text:p>641</text:p>
          </table:table-cell>
          <table:table-cell office:value-type="string" table:style-name="ce2">
            <text:p>1400002C000A0280030E1E1E05050301000D000D00000000000000000000000000000000026202AD012C028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197" table:style-name="ce3">
            <text:p>19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1 16:39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office:value-type="float" office:value="199" table:style-name="ce2">
            <text:p>199</text:p>
          </table:table-cell>
          <table:table-cell office:value-type="float" office:value="11261" table:style-name="ce2">
            <text:p>112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1 20:24:37</text:p>
          </table:table-cell>
          <table:table-cell office:value-type="string" table:style-name="ce2">
            <text:p>2020 JUN 01 20:46:21</text:p>
          </table:table-cell>
          <table:table-cell office:value-type="string" table:style-name="ce2">
            <text:p>2020 JUN 01 20:24:47</text:p>
          </table:table-cell>
          <table:table-cell office:value-type="string" table:style-name="ce2">
            <text:p>2020 JUN 01 20:46: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1 20:34:47</text:p>
          </table:table-cell>
          <table:table-cell office:value-type="string" table:style-name="ce2">
            <text:p>2020 JUN 01 20:46:21</text:p>
          </table:table-cell>
          <table:table-cell office:value-type="string" table:style-name="ce2">
            <text:p>2020 JUN 01 20:45:51</text:p>
          </table:table-cell>
          <table:table-cell office:value-type="float" office:value="49.207099999999997" table:style-name="ce2">
            <text:p>49,2071</text:p>
          </table:table-cell>
          <table:table-cell office:value-type="float" office:value="-68.201599999999999" table:style-name="ce2">
            <text:p>-68,2016</text:p>
          </table:table-cell>
          <table:table-cell office:value-type="string" table:style-name="ce2">
            <text:p>2020 JUN 01 20:35:17</text:p>
          </table:table-cell>
          <table:table-cell office:value-type="float" office:value="76.123999999999995" table:style-name="ce2">
            <text:p>76,124</text:p>
          </table:table-cell>
          <table:table-cell office:value-type="float" office:value="-18.195499999999999" table:style-name="ce2">
            <text:p>-18,1955</text:p>
          </table:table-cell>
          <table:table-cell office:value-type="string" table:style-name="ce2">
            <text:p>2020 JUN 01 20:37:42</text:p>
          </table:table-cell>
          <table:table-cell office:value-type="float" office:value="60.1511" table:style-name="ce2">
            <text:p>60,1511</text:p>
          </table:table-cell>
          <table:table-cell office:value-type="float" office:value="866" table:style-name="ce2">
            <text:p>866</text:p>
          </table:table-cell>
          <table:table-cell office:value-type="float" office:value="10.210599999999999" table:style-name="ce2">
            <text:p>10,2106</text:p>
          </table:table-cell>
          <table:table-cell office:value-type="float" office:value="211.91810000000001" table:style-name="ce2">
            <text:p>211,9181</text:p>
          </table:table-cell>
          <table:table-cell office:value-type="float" office:value="67.170900000000003" table:style-name="ce2">
            <text:p>67,1709</text:p>
          </table:table-cell>
          <table:table-cell office:value-type="string" table:style-name="ce2">
            <text:p>N/A</text:p>
          </table:table-cell>
          <table:table-cell office:value-type="float" office:value="120.54810000000001" table:style-name="ce2">
            <text:p>120,5481</text:p>
          </table:table-cell>
          <table:table-cell office:value-type="float" office:value="187.34549999999999" table:style-name="ce2">
            <text:p>187,345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85" table:style-name="ce2">
            <text:p>7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94" table:style-name="ce2">
            <text:p>129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94" table:style-name="ce2">
            <text:p>694</text:p>
          </table:table-cell>
          <table:table-cell office:value-type="float" office:value="300" table:style-name="ce2">
            <text:p>300</text:p>
          </table:table-cell>
          <table:table-cell office:value-type="float" office:value="662" table:style-name="ce2">
            <text:p>662</text:p>
          </table:table-cell>
          <table:table-cell office:value-type="string" table:style-name="ce2">
            <text:p>1400002C000A028003111E1E050E0301000D000D00000000000000000000000000000000026202B6012C029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199" table:style-name="ce3">
            <text:p>19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1 20:35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float" office:value="201" table:style-name="ce2">
            <text:p>201</text:p>
          </table:table-cell>
          <table:table-cell office:value-type="float" office:value="11263" table:style-name="ce2">
            <text:p>112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0:20:26</text:p>
          </table:table-cell>
          <table:table-cell office:value-type="string" table:style-name="ce2">
            <text:p>2020 JUN 02 00:42:22</text:p>
          </table:table-cell>
          <table:table-cell office:value-type="string" table:style-name="ce2">
            <text:p>2020 JUN 02 00:20:36</text:p>
          </table:table-cell>
          <table:table-cell office:value-type="string" table:style-name="ce2">
            <text:p>2020 JUN 02 00:42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0:30:36</text:p>
          </table:table-cell>
          <table:table-cell office:value-type="string" table:style-name="ce2">
            <text:p>2020 JUN 02 00:42:22</text:p>
          </table:table-cell>
          <table:table-cell office:value-type="string" table:style-name="ce2">
            <text:p>2020 JUN 02 00:41:52</text:p>
          </table:table-cell>
          <table:table-cell office:value-type="float" office:value="48.4482" table:style-name="ce2">
            <text:p>48,4482</text:p>
          </table:table-cell>
          <table:table-cell office:value-type="float" office:value="-125.9961" table:style-name="ce2">
            <text:p>-125,9961</text:p>
          </table:table-cell>
          <table:table-cell office:value-type="string" table:style-name="ce2">
            <text:p>2020 JUN 02 00:31:06</text:p>
          </table:table-cell>
          <table:table-cell office:value-type="float" office:value="75.787999999999997" table:style-name="ce2">
            <text:p>75,788</text:p>
          </table:table-cell>
          <table:table-cell office:value-type="float" office:value="-75.456800000000001" table:style-name="ce2">
            <text:p>-75,4568</text:p>
          </table:table-cell>
          <table:table-cell office:value-type="string" table:style-name="ce2">
            <text:p>2020 JUN 02 00:33:35</text:p>
          </table:table-cell>
          <table:table-cell office:value-type="float" office:value="60.303400000000003" table:style-name="ce2">
            <text:p>60,3034</text:p>
          </table:table-cell>
          <table:table-cell office:value-type="float" office:value="832" table:style-name="ce2">
            <text:p>832</text:p>
          </table:table-cell>
          <table:table-cell office:value-type="float" office:value="10.217499999999999" table:style-name="ce2">
            <text:p>10,2175</text:p>
          </table:table-cell>
          <table:table-cell office:value-type="float" office:value="212.0181" table:style-name="ce2">
            <text:p>212,0181</text:p>
          </table:table-cell>
          <table:table-cell office:value-type="float" office:value="68.306600000000003" table:style-name="ce2">
            <text:p>68,3066</text:p>
          </table:table-cell>
          <table:table-cell office:value-type="string" table:style-name="ce2">
            <text:p>N/A</text:p>
          </table:table-cell>
          <table:table-cell office:value-type="float" office:value="122.63249999999999" table:style-name="ce2">
            <text:p>122,6325</text:p>
          </table:table-cell>
          <table:table-cell office:value-type="float" office:value="190.559" table:style-name="ce2">
            <text:p>190,55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89" table:style-name="ce2">
            <text:p>78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06" table:style-name="ce2">
            <text:p>13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06" table:style-name="ce2">
            <text:p>706</text:p>
          </table:table-cell>
          <table:table-cell office:value-type="float" office:value="300" table:style-name="ce2">
            <text:p>300</text:p>
          </table:table-cell>
          <table:table-cell office:value-type="float" office:value="690" table:style-name="ce2">
            <text:p>690</text:p>
          </table:table-cell>
          <table:table-cell office:value-type="string" table:style-name="ce2">
            <text:p>1400002C000A028003151E1E051A0301000D000D00000000000000000000000000000000026202C2012C02B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201" table:style-name="ce3">
            <text:p>20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2 00:31:0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205" table:style-name="ce2">
            <text:p>205</text:p>
          </table:table-cell>
          <table:table-cell office:value-type="float" office:value="11267" table:style-name="ce2">
            <text:p>112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08:12:34</text:p>
          </table:table-cell>
          <table:table-cell office:value-type="string" table:style-name="ce2">
            <text:p>2020 JUN 02 08:34:48</text:p>
          </table:table-cell>
          <table:table-cell office:value-type="string" table:style-name="ce2">
            <text:p>2020 JUN 02 08:12:44</text:p>
          </table:table-cell>
          <table:table-cell office:value-type="string" table:style-name="ce2">
            <text:p>2020 JUN 02 08:34: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08:22:44</text:p>
          </table:table-cell>
          <table:table-cell office:value-type="string" table:style-name="ce2">
            <text:p>2020 JUN 02 08:34:48</text:p>
          </table:table-cell>
          <table:table-cell office:value-type="string" table:style-name="ce2">
            <text:p>2020 JUN 02 08:34:18</text:p>
          </table:table-cell>
          <table:table-cell office:value-type="float" office:value="46.489699999999999" table:style-name="ce2">
            <text:p>46,4897</text:p>
          </table:table-cell>
          <table:table-cell office:value-type="float" office:value="118.12090000000001" table:style-name="ce2">
            <text:p>118,1209</text:p>
          </table:table-cell>
          <table:table-cell office:value-type="string" table:style-name="ce2">
            <text:p>2020 JUN 02 08:23:14</text:p>
          </table:table-cell>
          <table:table-cell office:value-type="float" office:value="75.463800000000006" table:style-name="ce2">
            <text:p>75,4638</text:p>
          </table:table-cell>
          <table:table-cell office:value-type="float" office:value="165.59129999999999" table:style-name="ce2">
            <text:p>165,5913</text:p>
          </table:table-cell>
          <table:table-cell office:value-type="string" table:style-name="ce2">
            <text:p>2020 JUN 02 08:25:50</text:p>
          </table:table-cell>
          <table:table-cell office:value-type="float" office:value="60.498100000000001" table:style-name="ce2">
            <text:p>60,4981</text:p>
          </table:table-cell>
          <table:table-cell office:value-type="float" office:value="787" table:style-name="ce2">
            <text:p>787</text:p>
          </table:table-cell>
          <table:table-cell office:value-type="float" office:value="9.9443999999999999" table:style-name="ce2">
            <text:p>9,9444</text:p>
          </table:table-cell>
          <table:table-cell office:value-type="float" office:value="212.2184" table:style-name="ce2">
            <text:p>212,2184</text:p>
          </table:table-cell>
          <table:table-cell office:value-type="float" office:value="70.010199999999998" table:style-name="ce2">
            <text:p>70,0102</text:p>
          </table:table-cell>
          <table:table-cell office:value-type="string" table:style-name="ce2">
            <text:p>N/A</text:p>
          </table:table-cell>
          <table:table-cell office:value-type="float" office:value="125.7591" table:style-name="ce2">
            <text:p>125,7591</text:p>
          </table:table-cell>
          <table:table-cell office:value-type="float" office:value="195.3794" table:style-name="ce2">
            <text:p>195,379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96" table:style-name="ce2">
            <text:p>79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24" table:style-name="ce2">
            <text:p>132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24" table:style-name="ce2">
            <text:p>724</text:p>
          </table:table-cell>
          <table:table-cell office:value-type="float" office:value="300" table:style-name="ce2">
            <text:p>300</text:p>
          </table:table-cell>
          <table:table-cell office:value-type="float" office:value="733" table:style-name="ce2">
            <text:p>733</text:p>
          </table:table-cell>
          <table:table-cell office:value-type="string" table:style-name="ce2">
            <text:p>1400002C000A0280031C1E1E052C0301000D000D00000000000000000000000000000000026202D4012C02D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205" table:style-name="ce3">
            <text:p>20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2 08:23:1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206" table:style-name="ce2">
            <text:p>206</text:p>
          </table:table-cell>
          <table:table-cell office:value-type="float" office:value="11268" table:style-name="ce2">
            <text:p>112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0:10:30</text:p>
          </table:table-cell>
          <table:table-cell office:value-type="string" table:style-name="ce2">
            <text:p>2020 JUN 02 10:32:50</text:p>
          </table:table-cell>
          <table:table-cell office:value-type="string" table:style-name="ce2">
            <text:p>2020 JUN 02 10:10:40</text:p>
          </table:table-cell>
          <table:table-cell office:value-type="string" table:style-name="ce2">
            <text:p>2020 JUN 02 10:32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10:20:40</text:p>
          </table:table-cell>
          <table:table-cell office:value-type="string" table:style-name="ce2">
            <text:p>2020 JUN 02 10:32:50</text:p>
          </table:table-cell>
          <table:table-cell office:value-type="string" table:style-name="ce2">
            <text:p>2020 JUN 02 10:32:20</text:p>
          </table:table-cell>
          <table:table-cell office:value-type="float" office:value="46.07" table:style-name="ce2">
            <text:p>46,07</text:p>
          </table:table-cell>
          <table:table-cell office:value-type="float" office:value="89.214200000000005" table:style-name="ce2">
            <text:p>89,2142</text:p>
          </table:table-cell>
          <table:table-cell office:value-type="string" table:style-name="ce2">
            <text:p>2020 JUN 02 10:21:10</text:p>
          </table:table-cell>
          <table:table-cell office:value-type="float" office:value="74.874499999999998" table:style-name="ce2">
            <text:p>74,8745</text:p>
          </table:table-cell>
          <table:table-cell office:value-type="float" office:value="137.75890000000001" table:style-name="ce2">
            <text:p>137,7589</text:p>
          </table:table-cell>
          <table:table-cell office:value-type="string" table:style-name="ce2">
            <text:p>2020 JUN 02 10:23:48</text:p>
          </table:table-cell>
          <table:table-cell office:value-type="float" office:value="60.588700000000003" table:style-name="ce2">
            <text:p>60,5887</text:p>
          </table:table-cell>
          <table:table-cell office:value-type="float" office:value="769" table:style-name="ce2">
            <text:p>769</text:p>
          </table:table-cell>
          <table:table-cell office:value-type="float" office:value="10.0017" table:style-name="ce2">
            <text:p>10,0017</text:p>
          </table:table-cell>
          <table:table-cell office:value-type="float" office:value="212.26849999999999" table:style-name="ce2">
            <text:p>212,2685</text:p>
          </table:table-cell>
          <table:table-cell office:value-type="float" office:value="70.578000000000003" table:style-name="ce2">
            <text:p>70,578</text:p>
          </table:table-cell>
          <table:table-cell office:value-type="string" table:style-name="ce2">
            <text:p>N/A</text:p>
          </table:table-cell>
          <table:table-cell office:value-type="float" office:value="126.8013" table:style-name="ce2">
            <text:p>126,8013</text:p>
          </table:table-cell>
          <table:table-cell office:value-type="float" office:value="196.9862" table:style-name="ce2">
            <text:p>196,9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98" table:style-name="ce2">
            <text:p>79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0" table:style-name="ce2">
            <text:p>133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0" table:style-name="ce2">
            <text:p>730</text:p>
          </table:table-cell>
          <table:table-cell office:value-type="float" office:value="300" table:style-name="ce2">
            <text:p>30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1400002C000A0280031E1E1E05320301000D000D00000000000000000000000000000000026202DA012C02E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206" table:style-name="ce3">
            <text:p>20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2 10:21:1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0" table:style-name="ce2">
            <text:p>0</text:p>
          </table:table-cell>
          <table:table-cell office:value-type="float" office:value="209" table:style-name="ce2">
            <text:p>209</text:p>
          </table:table-cell>
          <table:table-cell office:value-type="float" office:value="11271" table:style-name="ce2">
            <text:p>112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6:04:37</text:p>
          </table:table-cell>
          <table:table-cell office:value-type="string" table:style-name="ce2">
            <text:p>2020 JUN 02 16:27:01</text:p>
          </table:table-cell>
          <table:table-cell office:value-type="string" table:style-name="ce2">
            <text:p>2020 JUN 02 16:04:47</text:p>
          </table:table-cell>
          <table:table-cell office:value-type="string" table:style-name="ce2">
            <text:p>2020 JUN 02 16:27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16:14:47</text:p>
          </table:table-cell>
          <table:table-cell office:value-type="string" table:style-name="ce2">
            <text:p>2020 JUN 02 16:27:01</text:p>
          </table:table-cell>
          <table:table-cell office:value-type="string" table:style-name="ce2">
            <text:p>2020 JUN 02 16:26:31</text:p>
          </table:table-cell>
          <table:table-cell office:value-type="float" office:value="44.6663" table:style-name="ce2">
            <text:p>44,6663</text:p>
          </table:table-cell>
          <table:table-cell office:value-type="float" office:value="2.4203000000000001" table:style-name="ce2">
            <text:p>2,4203</text:p>
          </table:table-cell>
          <table:table-cell office:value-type="string" table:style-name="ce2">
            <text:p>2020 JUN 02 16:15:17</text:p>
          </table:table-cell>
          <table:table-cell office:value-type="float" office:value="74.296000000000006" table:style-name="ce2">
            <text:p>74,296</text:p>
          </table:table-cell>
          <table:table-cell office:value-type="float" office:value="47.444899999999997" table:style-name="ce2">
            <text:p>47,4449</text:p>
          </table:table-cell>
          <table:table-cell office:value-type="string" table:style-name="ce2">
            <text:p>2020 JUN 02 16:17:58</text:p>
          </table:table-cell>
          <table:table-cell office:value-type="float" office:value="60.623100000000001" table:style-name="ce2">
            <text:p>60,6231</text:p>
          </table:table-cell>
          <table:table-cell office:value-type="float" office:value="752" table:style-name="ce2">
            <text:p>752</text:p>
          </table:table-cell>
          <table:table-cell office:value-type="float" office:value="9.7239000000000004" table:style-name="ce2">
            <text:p>9,7239</text:p>
          </table:table-cell>
          <table:table-cell office:value-type="float" office:value="212.4188" table:style-name="ce2">
            <text:p>212,4188</text:p>
          </table:table-cell>
          <table:table-cell office:value-type="float" office:value="70.956599999999995" table:style-name="ce2">
            <text:p>70,9566</text:p>
          </table:table-cell>
          <table:table-cell office:value-type="string" table:style-name="ce2">
            <text:p>N/A</text:p>
          </table:table-cell>
          <table:table-cell office:value-type="float" office:value="127.4961" table:style-name="ce2">
            <text:p>127,4961</text:p>
          </table:table-cell>
          <table:table-cell office:value-type="float" office:value="198.0573" table:style-name="ce2">
            <text:p>198,057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01" table:style-name="ce2">
            <text:p>80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4" table:style-name="ce2">
            <text:p>133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4" table:style-name="ce2">
            <text:p>734</text:p>
          </table:table-cell>
          <table:table-cell office:value-type="float" office:value="300" table:style-name="ce2">
            <text:p>30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1400002C000A028003211E1E05360301000D000D00000000000000000000000000000000026202DE012C02F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2 16:15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212" table:style-name="ce2">
            <text:p>212</text:p>
          </table:table-cell>
          <table:table-cell office:value-type="float" office:value="11274" table:style-name="ce2">
            <text:p>112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21:58:41</text:p>
          </table:table-cell>
          <table:table-cell office:value-type="string" table:style-name="ce2">
            <text:p>2020 JUN 02 22:21:18</text:p>
          </table:table-cell>
          <table:table-cell office:value-type="string" table:style-name="ce2">
            <text:p>2020 JUN 02 21:58:51</text:p>
          </table:table-cell>
          <table:table-cell office:value-type="string" table:style-name="ce2">
            <text:p>2020 JUN 02 22:21: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22:08:51</text:p>
          </table:table-cell>
          <table:table-cell office:value-type="string" table:style-name="ce2">
            <text:p>2020 JUN 02 22:21:18</text:p>
          </table:table-cell>
          <table:table-cell office:value-type="string" table:style-name="ce2">
            <text:p>2020 JUN 02 22:20:48</text:p>
          </table:table-cell>
          <table:table-cell office:value-type="float" office:value="43.226100000000002" table:style-name="ce2">
            <text:p>43,2261</text:p>
          </table:table-cell>
          <table:table-cell office:value-type="float" office:value="-84.386200000000002" table:style-name="ce2">
            <text:p>-84,3862</text:p>
          </table:table-cell>
          <table:table-cell office:value-type="string" table:style-name="ce2">
            <text:p>2020 JUN 02 22:09:21</text:p>
          </table:table-cell>
          <table:table-cell office:value-type="float" office:value="74.120400000000004" table:style-name="ce2">
            <text:p>74,1204</text:p>
          </table:table-cell>
          <table:table-cell office:value-type="float" office:value="-41.645400000000002" table:style-name="ce2">
            <text:p>-41,6454</text:p>
          </table:table-cell>
          <table:table-cell office:value-type="string" table:style-name="ce2">
            <text:p>2020 JUN 02 22:12:07</text:p>
          </table:table-cell>
          <table:table-cell office:value-type="float" office:value="60.813499999999998" table:style-name="ce2">
            <text:p>60,8135</text:p>
          </table:table-cell>
          <table:table-cell office:value-type="float" office:value="723" table:style-name="ce2">
            <text:p>723</text:p>
          </table:table-cell>
          <table:table-cell office:value-type="float" office:value="9.5266999999999999" table:style-name="ce2">
            <text:p>9,5267</text:p>
          </table:table-cell>
          <table:table-cell office:value-type="float" office:value="212.56909999999999" table:style-name="ce2">
            <text:p>212,5691</text:p>
          </table:table-cell>
          <table:table-cell office:value-type="float" office:value="72.186999999999998" table:style-name="ce2">
            <text:p>72,187</text:p>
          </table:table-cell>
          <table:table-cell office:value-type="string" table:style-name="ce2">
            <text:p>N/A</text:p>
          </table:table-cell>
          <table:table-cell office:value-type="float" office:value="129.7542" table:style-name="ce2">
            <text:p>129,7542</text:p>
          </table:table-cell>
          <table:table-cell office:value-type="float" office:value="201.53870000000001" table:style-name="ce2">
            <text:p>201,538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06" table:style-name="ce2">
            <text:p>8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47" table:style-name="ce2">
            <text:p>134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47" table:style-name="ce2">
            <text:p>747</text:p>
          </table:table-cell>
          <table:table-cell office:value-type="float" office:value="300" table:style-name="ce2">
            <text:p>300</text:p>
          </table:table-cell>
          <table:table-cell office:value-type="float" office:value="789" table:style-name="ce2">
            <text:p>789</text:p>
          </table:table-cell>
          <table:table-cell office:value-type="string" table:style-name="ce2">
            <text:p>1400002C000A028003261E1E05430301000D000D00000000000000000000000000000000026202EB012C03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9" table:style-name="ce3">
            <text:p>809</text:p>
          </table:table-cell>
          <table:table-cell office:value-type="float" office:value="809" table:style-name="ce3">
            <text:p>809</text:p>
          </table:table-cell>
          <table:table-cell office:value-type="float" office:value="0" table:style-name="ce3">
            <text:p>0</text:p>
          </table:table-cell>
          <table:table-cell office:value-type="float" office:value="212" table:style-name="ce3">
            <text:p>21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2 22:09:2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215" table:style-name="ce2">
            <text:p>215</text:p>
          </table:table-cell>
          <table:table-cell office:value-type="float" office:value="11277" table:style-name="ce2">
            <text:p>112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3:52:50</text:p>
          </table:table-cell>
          <table:table-cell office:value-type="string" table:style-name="ce2">
            <text:p>2020 JUN 03 04:15:32</text:p>
          </table:table-cell>
          <table:table-cell office:value-type="string" table:style-name="ce2">
            <text:p>2020 JUN 03 03:53:00</text:p>
          </table:table-cell>
          <table:table-cell office:value-type="string" table:style-name="ce2">
            <text:p>2020 JUN 03 04:15:3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04:03:00</text:p>
          </table:table-cell>
          <table:table-cell office:value-type="string" table:style-name="ce2">
            <text:p>2020 JUN 03 04:15:32</text:p>
          </table:table-cell>
          <table:table-cell office:value-type="string" table:style-name="ce2">
            <text:p>2020 JUN 03 04:15:02</text:p>
          </table:table-cell>
          <table:table-cell office:value-type="float" office:value="41.650599999999997" table:style-name="ce2">
            <text:p>41,6506</text:p>
          </table:table-cell>
          <table:table-cell office:value-type="float" office:value="-171.21279999999999" table:style-name="ce2">
            <text:p>-171,2128</text:p>
          </table:table-cell>
          <table:table-cell office:value-type="string" table:style-name="ce2">
            <text:p>2020 JUN 03 04:03:30</text:p>
          </table:table-cell>
          <table:table-cell office:value-type="float" office:value="73.128600000000006" table:style-name="ce2">
            <text:p>73,1286</text:p>
          </table:table-cell>
          <table:table-cell office:value-type="float" office:value="-131.27160000000001" table:style-name="ce2">
            <text:p>-131,2716</text:p>
          </table:table-cell>
          <table:table-cell office:value-type="string" table:style-name="ce2">
            <text:p>2020 JUN 03 04:06:18</text:p>
          </table:table-cell>
          <table:table-cell office:value-type="float" office:value="60.8277" table:style-name="ce2">
            <text:p>60,8277</text:p>
          </table:table-cell>
          <table:table-cell office:value-type="float" office:value="708" table:style-name="ce2">
            <text:p>708</text:p>
          </table:table-cell>
          <table:table-cell office:value-type="float" office:value="9.2952999999999992" table:style-name="ce2">
            <text:p>9,2953</text:p>
          </table:table-cell>
          <table:table-cell office:value-type="float" office:value="212.71950000000001" table:style-name="ce2">
            <text:p>212,7195</text:p>
          </table:table-cell>
          <table:table-cell office:value-type="float" office:value="72.660200000000003" table:style-name="ce2">
            <text:p>72,6602</text:p>
          </table:table-cell>
          <table:table-cell office:value-type="string" table:style-name="ce2">
            <text:p>N/A</text:p>
          </table:table-cell>
          <table:table-cell office:value-type="float" office:value="130.62270000000001" table:style-name="ce2">
            <text:p>130,6227</text:p>
          </table:table-cell>
          <table:table-cell office:value-type="float" office:value="202.8777" table:style-name="ce2">
            <text:p>202,8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08" table:style-name="ce2">
            <text:p>80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52" table:style-name="ce2">
            <text:p>135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52" table:style-name="ce2">
            <text:p>752</text:p>
          </table:table-cell>
          <table:table-cell office:value-type="float" office:value="300" table:style-name="ce2">
            <text:p>300</text:p>
          </table:table-cell>
          <table:table-cell office:value-type="float" office:value="801" table:style-name="ce2">
            <text:p>801</text:p>
          </table:table-cell>
          <table:table-cell office:value-type="string" table:style-name="ce2">
            <text:p>1400002C000A028003281E1E05480301000D000D00000000000000000000000000000000026202F0012C03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15" table:style-name="ce3">
            <text:p>21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3 04:03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217" table:style-name="ce2">
            <text:p>217</text:p>
          </table:table-cell>
          <table:table-cell office:value-type="float" office:value="11279" table:style-name="ce2">
            <text:p>112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07:48:56</text:p>
          </table:table-cell>
          <table:table-cell office:value-type="string" table:style-name="ce2">
            <text:p>2020 JUN 03 08:11:47</text:p>
          </table:table-cell>
          <table:table-cell office:value-type="string" table:style-name="ce2">
            <text:p>2020 JUN 03 07:49:06</text:p>
          </table:table-cell>
          <table:table-cell office:value-type="string" table:style-name="ce2">
            <text:p>2020 JUN 03 08:11:4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07:59:06</text:p>
          </table:table-cell>
          <table:table-cell office:value-type="string" table:style-name="ce2">
            <text:p>2020 JUN 03 08:11:47</text:p>
          </table:table-cell>
          <table:table-cell office:value-type="string" table:style-name="ce2">
            <text:p>2020 JUN 03 08:11:17</text:p>
          </table:table-cell>
          <table:table-cell office:value-type="float" office:value="40.642699999999998" table:style-name="ce2">
            <text:p>40,6427</text:p>
          </table:table-cell>
          <table:table-cell office:value-type="float" office:value="130.9145" table:style-name="ce2">
            <text:p>130,9145</text:p>
          </table:table-cell>
          <table:table-cell office:value-type="string" table:style-name="ce2">
            <text:p>2020 JUN 03 07:59:36</text:p>
          </table:table-cell>
          <table:table-cell office:value-type="float" office:value="72.672600000000003" table:style-name="ce2">
            <text:p>72,6726</text:p>
          </table:table-cell>
          <table:table-cell office:value-type="float" office:value="170.18049999999999" table:style-name="ce2">
            <text:p>170,1805</text:p>
          </table:table-cell>
          <table:table-cell office:value-type="string" table:style-name="ce2">
            <text:p>2020 JUN 03 08:02:28</text:p>
          </table:table-cell>
          <table:table-cell office:value-type="float" office:value="60.916899999999998" table:style-name="ce2">
            <text:p>60,9169</text:p>
          </table:table-cell>
          <table:table-cell office:value-type="float" office:value="683" table:style-name="ce2">
            <text:p>683</text:p>
          </table:table-cell>
          <table:table-cell office:value-type="float" office:value="9.2210999999999999" table:style-name="ce2">
            <text:p>9,2211</text:p>
          </table:table-cell>
          <table:table-cell office:value-type="float" office:value="212.81970000000001" table:style-name="ce2">
            <text:p>212,8197</text:p>
          </table:table-cell>
          <table:table-cell office:value-type="float" office:value="73.511899999999997" table:style-name="ce2">
            <text:p>73,5119</text:p>
          </table:table-cell>
          <table:table-cell office:value-type="string" table:style-name="ce2">
            <text:p>N/A</text:p>
          </table:table-cell>
          <table:table-cell office:value-type="float" office:value="132.18600000000001" table:style-name="ce2">
            <text:p>132,186</text:p>
          </table:table-cell>
          <table:table-cell office:value-type="float" office:value="205.2878" table:style-name="ce2">
            <text:p>205,287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2" table:style-name="ce2">
            <text:p>81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1" table:style-name="ce2">
            <text:p>13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1" table:style-name="ce2">
            <text:p>761</text:p>
          </table:table-cell>
          <table:table-cell office:value-type="float" office:value="300" table:style-name="ce2">
            <text:p>300</text:p>
          </table:table-cell>
          <table:table-cell office:value-type="float" office:value="823" table:style-name="ce2">
            <text:p>823</text:p>
          </table:table-cell>
          <table:table-cell office:value-type="string" table:style-name="ce2">
            <text:p>1400002C000A0280032C1E1E05510301000D000D00000000000000000000000000000000026202F9012C03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3 07:59:3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219" table:style-name="ce2">
            <text:p>219</text:p>
          </table:table-cell>
          <table:table-cell office:value-type="float" office:value="11281" table:style-name="ce2">
            <text:p>112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1:44:54</text:p>
          </table:table-cell>
          <table:table-cell office:value-type="string" table:style-name="ce2">
            <text:p>2020 JUN 03 12:07:55</text:p>
          </table:table-cell>
          <table:table-cell office:value-type="string" table:style-name="ce2">
            <text:p>2020 JUN 03 11:45:04</text:p>
          </table:table-cell>
          <table:table-cell office:value-type="string" table:style-name="ce2">
            <text:p>2020 JUN 03 12:07:5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11:55:04</text:p>
          </table:table-cell>
          <table:table-cell office:value-type="string" table:style-name="ce2">
            <text:p>2020 JUN 03 12:07:55</text:p>
          </table:table-cell>
          <table:table-cell office:value-type="string" table:style-name="ce2">
            <text:p>2020 JUN 03 12:07:25</text:p>
          </table:table-cell>
          <table:table-cell office:value-type="float" office:value="39.563800000000001" table:style-name="ce2">
            <text:p>39,5638</text:p>
          </table:table-cell>
          <table:table-cell office:value-type="float" office:value="73.051900000000003" table:style-name="ce2">
            <text:p>73,0519</text:p>
          </table:table-cell>
          <table:table-cell office:value-type="string" table:style-name="ce2">
            <text:p>2020 JUN 03 11:55:34</text:p>
          </table:table-cell>
          <table:table-cell office:value-type="float" office:value="72.408699999999996" table:style-name="ce2">
            <text:p>72,4087</text:p>
          </table:table-cell>
          <table:table-cell office:value-type="float" office:value="111.02160000000001" table:style-name="ce2">
            <text:p>111,0216</text:p>
          </table:table-cell>
          <table:table-cell office:value-type="string" table:style-name="ce2">
            <text:p>2020 JUN 03 11:58:30</text:p>
          </table:table-cell>
          <table:table-cell office:value-type="float" office:value="61.021700000000003" table:style-name="ce2">
            <text:p>61,0217</text:p>
          </table:table-cell>
          <table:table-cell office:value-type="float" office:value="663" table:style-name="ce2">
            <text:p>663</text:p>
          </table:table-cell>
          <table:table-cell office:value-type="float" office:value="9.1038999999999994" table:style-name="ce2">
            <text:p>9,1039</text:p>
          </table:table-cell>
          <table:table-cell office:value-type="float" office:value="212.92" table:style-name="ce2">
            <text:p>212,92</text:p>
          </table:table-cell>
          <table:table-cell office:value-type="float" office:value="74.458399999999997" table:style-name="ce2">
            <text:p>74,4584</text:p>
          </table:table-cell>
          <table:table-cell office:value-type="string" table:style-name="ce2">
            <text:p>N/A</text:p>
          </table:table-cell>
          <table:table-cell office:value-type="float" office:value="133.92310000000001" table:style-name="ce2">
            <text:p>133,9231</text:p>
          </table:table-cell>
          <table:table-cell office:value-type="float" office:value="207.9658" table:style-name="ce2">
            <text:p>207,965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6" table:style-name="ce2">
            <text:p>8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1" table:style-name="ce2">
            <text:p>13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1" table:style-name="ce2">
            <text:p>771</text:p>
          </table:table-cell>
          <table:table-cell office:value-type="float" office:value="300" table:style-name="ce2">
            <text:p>300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1400002C000A028003301E1E055B0301000D000D0000000000000000000000000000000002620303012C025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3" table:style-name="ce3">
            <text:p>773</text:p>
          </table:table-cell>
          <table:table-cell office:value-type="float" office:value="773" table:style-name="ce3">
            <text:p>773</text:p>
          </table:table-cell>
          <table:table-cell office:value-type="float" office:value="0" table:style-name="ce3">
            <text:p>0</text:p>
          </table:table-cell>
          <table:table-cell office:value-type="float" office:value="219" table:style-name="ce3">
            <text:p>21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3 11:55:3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222" table:style-name="ce2">
            <text:p>222</text:p>
          </table:table-cell>
          <table:table-cell office:value-type="float" office:value="11284" table:style-name="ce2">
            <text:p>112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3 17:39:10</text:p>
          </table:table-cell>
          <table:table-cell office:value-type="string" table:style-name="ce2">
            <text:p>2020 JUN 03 18:02:10</text:p>
          </table:table-cell>
          <table:table-cell office:value-type="string" table:style-name="ce2">
            <text:p>2020 JUN 03 17:39:20</text:p>
          </table:table-cell>
          <table:table-cell office:value-type="string" table:style-name="ce2">
            <text:p>2020 JUN 03 18:02: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3 17:49:20</text:p>
          </table:table-cell>
          <table:table-cell office:value-type="string" table:style-name="ce2">
            <text:p>2020 JUN 03 18:02:10</text:p>
          </table:table-cell>
          <table:table-cell office:value-type="string" table:style-name="ce2">
            <text:p>2020 JUN 03 18:01:40</text:p>
          </table:table-cell>
          <table:table-cell office:value-type="float" office:value="38.084800000000001" table:style-name="ce2">
            <text:p>38,0848</text:p>
          </table:table-cell>
          <table:table-cell office:value-type="float" office:value="-13.6767" table:style-name="ce2">
            <text:p>-13,6767</text:p>
          </table:table-cell>
          <table:table-cell office:value-type="string" table:style-name="ce2">
            <text:p>2020 JUN 03 17:49:50</text:p>
          </table:table-cell>
          <table:table-cell office:value-type="float" office:value="71.237300000000005" table:style-name="ce2">
            <text:p>71,2373</text:p>
          </table:table-cell>
          <table:table-cell office:value-type="float" office:value="21.261700000000001" table:style-name="ce2">
            <text:p>21,2617</text:p>
          </table:table-cell>
          <table:table-cell office:value-type="string" table:style-name="ce2">
            <text:p>2020 JUN 03 17:52:46</text:p>
          </table:table-cell>
          <table:table-cell office:value-type="float" office:value="60.965600000000002" table:style-name="ce2">
            <text:p>60,9656</text:p>
          </table:table-cell>
          <table:table-cell office:value-type="float" office:value="659" table:style-name="ce2">
            <text:p>659</text:p>
          </table:table-cell>
          <table:table-cell office:value-type="float" office:value="8.8656000000000006" table:style-name="ce2">
            <text:p>8,8656</text:p>
          </table:table-cell>
          <table:table-cell office:value-type="float" office:value="213.07050000000001" table:style-name="ce2">
            <text:p>213,0705</text:p>
          </table:table-cell>
          <table:table-cell office:value-type="float" office:value="74.363699999999994" table:style-name="ce2">
            <text:p>74,3637</text:p>
          </table:table-cell>
          <table:table-cell office:value-type="string" table:style-name="ce2">
            <text:p>N/A</text:p>
          </table:table-cell>
          <table:table-cell office:value-type="float" office:value="133.74940000000001" table:style-name="ce2">
            <text:p>133,7494</text:p>
          </table:table-cell>
          <table:table-cell office:value-type="float" office:value="207.69800000000001" table:style-name="ce2">
            <text:p>207,69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6" table:style-name="ce2">
            <text:p>8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0" table:style-name="ce2">
            <text:p>137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0" table:style-name="ce2">
            <text:p>770</text:p>
          </table:table-cell>
          <table:table-cell office:value-type="float" office:value="300" table:style-name="ce2">
            <text:p>300</text:p>
          </table:table-cell>
          <table:table-cell office:value-type="float" office:value="590" table:style-name="ce2">
            <text:p>590</text:p>
          </table:table-cell>
          <table:table-cell office:value-type="string" table:style-name="ce2">
            <text:p>1400002C000A028003301E1E055A0301000D000D0000000000000000000000000000000002620302012C024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65" table:style-name="ce3">
            <text:p>2165</text:p>
          </table:table-cell>
          <table:table-cell office:value-type="float" office:value="2165" table:style-name="ce3">
            <text:p>2165</text:p>
          </table:table-cell>
          <table:table-cell office:value-type="float" office:value="0" table:style-name="ce3">
            <text:p>0</text:p>
          </table:table-cell>
          <table:table-cell office:value-type="float" office:value="222" table:style-name="ce3">
            <text:p>22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3 17:49:5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float" office:value="226" table:style-name="ce2">
            <text:p>226</text:p>
          </table:table-cell>
          <table:table-cell office:value-type="float" office:value="11288" table:style-name="ce2">
            <text:p>112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1:31:22</text:p>
          </table:table-cell>
          <table:table-cell office:value-type="string" table:style-name="ce2">
            <text:p>2020 JUN 04 01:54:29</text:p>
          </table:table-cell>
          <table:table-cell office:value-type="string" table:style-name="ce2">
            <text:p>2020 JUN 04 01:31:32</text:p>
          </table:table-cell>
          <table:table-cell office:value-type="string" table:style-name="ce2">
            <text:p>2020 JUN 04 01:54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1:41:32</text:p>
          </table:table-cell>
          <table:table-cell office:value-type="string" table:style-name="ce2">
            <text:p>2020 JUN 04 01:54:29</text:p>
          </table:table-cell>
          <table:table-cell office:value-type="string" table:style-name="ce2">
            <text:p>2020 JUN 04 01:53:59</text:p>
          </table:table-cell>
          <table:table-cell office:value-type="float" office:value="35.938299999999998" table:style-name="ce2">
            <text:p>35,9383</text:p>
          </table:table-cell>
          <table:table-cell office:value-type="float" office:value="-129.34620000000001" table:style-name="ce2">
            <text:p>-129,3462</text:p>
          </table:table-cell>
          <table:table-cell office:value-type="string" table:style-name="ce2">
            <text:p>2020 JUN 04 01:42:02</text:p>
          </table:table-cell>
          <table:table-cell office:value-type="float" office:value="69.932500000000005" table:style-name="ce2">
            <text:p>69,9325</text:p>
          </table:table-cell>
          <table:table-cell office:value-type="float" office:value="-97.5154" table:style-name="ce2">
            <text:p>-97,5154</text:p>
          </table:table-cell>
          <table:table-cell office:value-type="string" table:style-name="ce2">
            <text:p>2020 JUN 04 01:45:01</text:p>
          </table:table-cell>
          <table:table-cell office:value-type="float" office:value="61.0595" table:style-name="ce2">
            <text:p>61,0595</text:p>
          </table:table-cell>
          <table:table-cell office:value-type="float" office:value="643" table:style-name="ce2">
            <text:p>643</text:p>
          </table:table-cell>
          <table:table-cell office:value-type="float" office:value="8.6050000000000004" table:style-name="ce2">
            <text:p>8,605</text:p>
          </table:table-cell>
          <table:table-cell office:value-type="float" office:value="213.27119999999999" table:style-name="ce2">
            <text:p>213,2712</text:p>
          </table:table-cell>
          <table:table-cell office:value-type="float" office:value="75.026200000000003" table:style-name="ce2">
            <text:p>75,0262</text:p>
          </table:table-cell>
          <table:table-cell office:value-type="string" table:style-name="ce2">
            <text:p>N/A</text:p>
          </table:table-cell>
          <table:table-cell office:value-type="float" office:value="134.96530000000001" table:style-name="ce2">
            <text:p>134,9653</text:p>
          </table:table-cell>
          <table:table-cell office:value-type="float" office:value="209.57259999999999" table:style-name="ce2">
            <text:p>209,5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9" table:style-name="ce2">
            <text:p>81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7" table:style-name="ce2">
            <text:p>13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7" table:style-name="ce2">
            <text:p>777</text:p>
          </table:table-cell>
          <table:table-cell office:value-type="float" office:value="300" table:style-name="ce2">
            <text:p>300</text:p>
          </table:table-cell>
          <table:table-cell office:value-type="float" office:value="607" table:style-name="ce2">
            <text:p>607</text:p>
          </table:table-cell>
          <table:table-cell office:value-type="string" table:style-name="ce2">
            <text:p>1400002C000A028003331E1E05610301000D000D0000000000000000000000000000000002620309012C025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9" table:style-name="ce3">
            <text:p>779</text:p>
          </table:table-cell>
          <table:table-cell office:value-type="float" office:value="779" table:style-name="ce3">
            <text:p>779</text:p>
          </table:table-cell>
          <table:table-cell office:value-type="float" office:value="0" table:style-name="ce3">
            <text:p>0</text:p>
          </table:table-cell>
          <table:table-cell office:value-type="float" office:value="226" table:style-name="ce3">
            <text:p>22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4 01:42:0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9" table:style-name="ce2">
            <text:p>99</text:p>
          </table:table-cell>
          <table:table-cell office:value-type="float" office:value="0" table:style-name="ce2">
            <text:p>0</text:p>
          </table:table-cell>
          <table:table-cell office:value-type="float" office:value="227" table:style-name="ce2">
            <text:p>227</text:p>
          </table:table-cell>
          <table:table-cell office:value-type="float" office:value="11289" table:style-name="ce2">
            <text:p>112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03:29:38</text:p>
          </table:table-cell>
          <table:table-cell office:value-type="string" table:style-name="ce2">
            <text:p>2020 JUN 04 03:52:39</text:p>
          </table:table-cell>
          <table:table-cell office:value-type="string" table:style-name="ce2">
            <text:p>2020 JUN 04 03:29:48</text:p>
          </table:table-cell>
          <table:table-cell office:value-type="string" table:style-name="ce2">
            <text:p>2020 JUN 04 03:52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03:39:48</text:p>
          </table:table-cell>
          <table:table-cell office:value-type="string" table:style-name="ce2">
            <text:p>2020 JUN 04 03:52:39</text:p>
          </table:table-cell>
          <table:table-cell office:value-type="string" table:style-name="ce2">
            <text:p>2020 JUN 04 03:52:09</text:p>
          </table:table-cell>
          <table:table-cell office:value-type="float" office:value="35.193600000000004" table:style-name="ce2">
            <text:p>35,1936</text:p>
          </table:table-cell>
          <table:table-cell office:value-type="float" office:value="-158.3561" table:style-name="ce2">
            <text:p>-158,3561</text:p>
          </table:table-cell>
          <table:table-cell office:value-type="string" table:style-name="ce2">
            <text:p>2020 JUN 04 03:40:18</text:p>
          </table:table-cell>
          <table:table-cell office:value-type="float" office:value="68.868200000000002" table:style-name="ce2">
            <text:p>68,8682</text:p>
          </table:table-cell>
          <table:table-cell office:value-type="float" office:value="-127.6754" table:style-name="ce2">
            <text:p>-127,6754</text:p>
          </table:table-cell>
          <table:table-cell office:value-type="string" table:style-name="ce2">
            <text:p>2020 JUN 04 03:43:14</text:p>
          </table:table-cell>
          <table:table-cell office:value-type="float" office:value="60.990900000000003" table:style-name="ce2">
            <text:p>60,9909</text:p>
          </table:table-cell>
          <table:table-cell office:value-type="float" office:value="661" table:style-name="ce2">
            <text:p>661</text:p>
          </table:table-cell>
          <table:table-cell office:value-type="float" office:value="8.5124999999999993" table:style-name="ce2">
            <text:p>8,5125</text:p>
          </table:table-cell>
          <table:table-cell office:value-type="float" office:value="213.32149999999999" table:style-name="ce2">
            <text:p>213,3215</text:p>
          </table:table-cell>
          <table:table-cell office:value-type="float" office:value="74.458399999999997" table:style-name="ce2">
            <text:p>74,4584</text:p>
          </table:table-cell>
          <table:table-cell office:value-type="string" table:style-name="ce2">
            <text:p>N/A</text:p>
          </table:table-cell>
          <table:table-cell office:value-type="float" office:value="133.92310000000001" table:style-name="ce2">
            <text:p>133,9231</text:p>
          </table:table-cell>
          <table:table-cell office:value-type="float" office:value="207.9658" table:style-name="ce2">
            <text:p>207,965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6" table:style-name="ce2">
            <text:p>8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1" table:style-name="ce2">
            <text:p>13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1" table:style-name="ce2">
            <text:p>771</text:p>
          </table:table-cell>
          <table:table-cell office:value-type="float" office:value="300" table:style-name="ce2">
            <text:p>300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1400002C000A028003301E1E055B0301000D000D0000000000000000000000000000000002620303012C025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227" table:style-name="ce3">
            <text:p>22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4 03:40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231" table:style-name="ce2">
            <text:p>231</text:p>
          </table:table-cell>
          <table:table-cell office:value-type="float" office:value="11293" table:style-name="ce2">
            <text:p>112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1:22:02</text:p>
          </table:table-cell>
          <table:table-cell office:value-type="string" table:style-name="ce2">
            <text:p>2020 JUN 04 11:45:09</text:p>
          </table:table-cell>
          <table:table-cell office:value-type="string" table:style-name="ce2">
            <text:p>2020 JUN 04 11:22:12</text:p>
          </table:table-cell>
          <table:table-cell office:value-type="string" table:style-name="ce2">
            <text:p>2020 JUN 04 11:45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1:32:12</text:p>
          </table:table-cell>
          <table:table-cell office:value-type="string" table:style-name="ce2">
            <text:p>2020 JUN 04 11:45:09</text:p>
          </table:table-cell>
          <table:table-cell office:value-type="string" table:style-name="ce2">
            <text:p>2020 JUN 04 11:44:39</text:p>
          </table:table-cell>
          <table:table-cell office:value-type="float" office:value="32.838500000000003" table:style-name="ce2">
            <text:p>32,8385</text:p>
          </table:table-cell>
          <table:table-cell office:value-type="float" office:value="85.905000000000001" table:style-name="ce2">
            <text:p>85,905</text:p>
          </table:table-cell>
          <table:table-cell office:value-type="string" table:style-name="ce2">
            <text:p>2020 JUN 04 11:32:42</text:p>
          </table:table-cell>
          <table:table-cell office:value-type="float" office:value="67.058800000000005" table:style-name="ce2">
            <text:p>67,0588</text:p>
          </table:table-cell>
          <table:table-cell office:value-type="float" office:value="114.3916" table:style-name="ce2">
            <text:p>114,3916</text:p>
          </table:table-cell>
          <table:table-cell office:value-type="string" table:style-name="ce2">
            <text:p>2020 JUN 04 11:35:40</text:p>
          </table:table-cell>
          <table:table-cell office:value-type="float" office:value="61.05" table:style-name="ce2">
            <text:p>61,05</text:p>
          </table:table-cell>
          <table:table-cell office:value-type="float" office:value="650" table:style-name="ce2">
            <text:p>650</text:p>
          </table:table-cell>
          <table:table-cell office:value-type="float" office:value="8.3117000000000001" table:style-name="ce2">
            <text:p>8,3117</text:p>
          </table:table-cell>
          <table:table-cell office:value-type="float" office:value="213.5224" table:style-name="ce2">
            <text:p>213,5224</text:p>
          </table:table-cell>
          <table:table-cell office:value-type="float" office:value="75.026200000000003" table:style-name="ce2">
            <text:p>75,0262</text:p>
          </table:table-cell>
          <table:table-cell office:value-type="string" table:style-name="ce2">
            <text:p>N/A</text:p>
          </table:table-cell>
          <table:table-cell office:value-type="float" office:value="134.96530000000001" table:style-name="ce2">
            <text:p>134,9653</text:p>
          </table:table-cell>
          <table:table-cell office:value-type="float" office:value="209.57259999999999" table:style-name="ce2">
            <text:p>209,572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8" table:style-name="ce2">
            <text:p>81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77" table:style-name="ce2">
            <text:p>13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77" table:style-name="ce2">
            <text:p>777</text:p>
          </table:table-cell>
          <table:table-cell office:value-type="float" office:value="300" table:style-name="ce2">
            <text:p>300</text:p>
          </table:table-cell>
          <table:table-cell office:value-type="float" office:value="606" table:style-name="ce2">
            <text:p>606</text:p>
          </table:table-cell>
          <table:table-cell office:value-type="string" table:style-name="ce2">
            <text:p>1400002C000A028003321E1E05610301000D000D0000000000000000000000000000000002620309012C025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9" table:style-name="ce3">
            <text:p>809</text:p>
          </table:table-cell>
          <table:table-cell office:value-type="float" office:value="809" table:style-name="ce3">
            <text:p>809</text:p>
          </table:table-cell>
          <table:table-cell office:value-type="float" office:value="0" table:style-name="ce3">
            <text:p>0</text:p>
          </table:table-cell>
          <table:table-cell office:value-type="float" office:value="231" table:style-name="ce3">
            <text:p>23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4 11:32:4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float" office:value="233" table:style-name="ce2">
            <text:p>233</text:p>
          </table:table-cell>
          <table:table-cell office:value-type="float" office:value="11295" table:style-name="ce2">
            <text:p>112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5:18:22</text:p>
          </table:table-cell>
          <table:table-cell office:value-type="string" table:style-name="ce2">
            <text:p>2020 JUN 04 15:41:19</text:p>
          </table:table-cell>
          <table:table-cell office:value-type="string" table:style-name="ce2">
            <text:p>2020 JUN 04 15:18:32</text:p>
          </table:table-cell>
          <table:table-cell office:value-type="string" table:style-name="ce2">
            <text:p>2020 JUN 04 15:41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5:28:32</text:p>
          </table:table-cell>
          <table:table-cell office:value-type="string" table:style-name="ce2">
            <text:p>2020 JUN 04 15:41:19</text:p>
          </table:table-cell>
          <table:table-cell office:value-type="string" table:style-name="ce2">
            <text:p>2020 JUN 04 15:40:49</text:p>
          </table:table-cell>
          <table:table-cell office:value-type="float" office:value="31.640699999999999" table:style-name="ce2">
            <text:p>31,6407</text:p>
          </table:table-cell>
          <table:table-cell office:value-type="float" office:value="28.062999999999999" table:style-name="ce2">
            <text:p>28,063</text:p>
          </table:table-cell>
          <table:table-cell office:value-type="string" table:style-name="ce2">
            <text:p>2020 JUN 04 15:29:02</text:p>
          </table:table-cell>
          <table:table-cell office:value-type="float" office:value="65.805700000000002" table:style-name="ce2">
            <text:p>65,8057</text:p>
          </table:table-cell>
          <table:table-cell office:value-type="float" office:value="53.451099999999997" table:style-name="ce2">
            <text:p>53,4511</text:p>
          </table:table-cell>
          <table:table-cell office:value-type="string" table:style-name="ce2">
            <text:p>2020 JUN 04 15:31:56</text:p>
          </table:table-cell>
          <table:table-cell office:value-type="float" office:value="60.934100000000001" table:style-name="ce2">
            <text:p>60,9341</text:p>
          </table:table-cell>
          <table:table-cell office:value-type="float" office:value="676" table:style-name="ce2">
            <text:p>676</text:p>
          </table:table-cell>
          <table:table-cell office:value-type="float" office:value="8.0816999999999997" table:style-name="ce2">
            <text:p>8,0817</text:p>
          </table:table-cell>
          <table:table-cell office:value-type="float" office:value="213.62299999999999" table:style-name="ce2">
            <text:p>213,623</text:p>
          </table:table-cell>
          <table:table-cell office:value-type="float" office:value="74.079800000000006" table:style-name="ce2">
            <text:p>74,0798</text:p>
          </table:table-cell>
          <table:table-cell office:value-type="string" table:style-name="ce2">
            <text:p>N/A</text:p>
          </table:table-cell>
          <table:table-cell office:value-type="float" office:value="133.22819999999999" table:style-name="ce2">
            <text:p>133,2282</text:p>
          </table:table-cell>
          <table:table-cell office:value-type="float" office:value="206.8946" table:style-name="ce2">
            <text:p>206,894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4" table:style-name="ce2">
            <text:p>81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7" table:style-name="ce2">
            <text:p>136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7" table:style-name="ce2">
            <text:p>767</text:p>
          </table:table-cell>
          <table:table-cell office:value-type="float" office:value="300" table:style-name="ce2">
            <text:p>300</text:p>
          </table:table-cell>
          <table:table-cell office:value-type="float" office:value="837" table:style-name="ce2">
            <text:p>837</text:p>
          </table:table-cell>
          <table:table-cell office:value-type="string" table:style-name="ce2">
            <text:p>1400002C000A0280032E1E1E05570301000D000D00000000000000000000000000000000026202FF012C034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233" table:style-name="ce3">
            <text:p>23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4 15:29:0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0" table:style-name="ce2">
            <text:p>0</text:p>
          </table:table-cell>
          <table:table-cell office:value-type="float" office:value="234" table:style-name="ce2">
            <text:p>234</text:p>
          </table:table-cell>
          <table:table-cell office:value-type="float" office:value="11296" table:style-name="ce2">
            <text:p>112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7:16:30</text:p>
          </table:table-cell>
          <table:table-cell office:value-type="string" table:style-name="ce2">
            <text:p>2020 JUN 04 17:39:25</text:p>
          </table:table-cell>
          <table:table-cell office:value-type="string" table:style-name="ce2">
            <text:p>2020 JUN 04 17:16:40</text:p>
          </table:table-cell>
          <table:table-cell office:value-type="string" table:style-name="ce2">
            <text:p>2020 JUN 04 17:39:2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7:26:40</text:p>
          </table:table-cell>
          <table:table-cell office:value-type="string" table:style-name="ce2">
            <text:p>2020 JUN 04 17:39:25</text:p>
          </table:table-cell>
          <table:table-cell office:value-type="string" table:style-name="ce2">
            <text:p>2020 JUN 04 17:38:55</text:p>
          </table:table-cell>
          <table:table-cell office:value-type="float" office:value="31.184000000000001" table:style-name="ce2">
            <text:p>31,184</text:p>
          </table:table-cell>
          <table:table-cell office:value-type="float" office:value="-0.81055999999999995" table:style-name="ce2">
            <text:p>-0,81056</text:p>
          </table:table-cell>
          <table:table-cell office:value-type="string" table:style-name="ce2">
            <text:p>2020 JUN 04 17:27:10</text:p>
          </table:table-cell>
          <table:table-cell office:value-type="float" office:value="65.312799999999996" table:style-name="ce2">
            <text:p>65,3128</text:p>
          </table:table-cell>
          <table:table-cell office:value-type="float" office:value="23.911999999999999" table:style-name="ce2">
            <text:p>23,912</text:p>
          </table:table-cell>
          <table:table-cell office:value-type="string" table:style-name="ce2">
            <text:p>2020 JUN 04 17:30:03</text:p>
          </table:table-cell>
          <table:table-cell office:value-type="float" office:value="60.891500000000001" table:style-name="ce2">
            <text:p>60,8915</text:p>
          </table:table-cell>
          <table:table-cell office:value-type="float" office:value="679" table:style-name="ce2">
            <text:p>679</text:p>
          </table:table-cell>
          <table:table-cell office:value-type="float" office:value="8.0282999999999998" table:style-name="ce2">
            <text:p>8,0283</text:p>
          </table:table-cell>
          <table:table-cell office:value-type="float" office:value="213.67320000000001" table:style-name="ce2">
            <text:p>213,6732</text:p>
          </table:table-cell>
          <table:table-cell office:value-type="float" office:value="73.890500000000003" table:style-name="ce2">
            <text:p>73,8905</text:p>
          </table:table-cell>
          <table:table-cell office:value-type="string" table:style-name="ce2">
            <text:p>N/A</text:p>
          </table:table-cell>
          <table:table-cell office:value-type="float" office:value="132.88079999999999" table:style-name="ce2">
            <text:p>132,8808</text:p>
          </table:table-cell>
          <table:table-cell office:value-type="float" office:value="206.35900000000001" table:style-name="ce2">
            <text:p>206,35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3" table:style-name="ce2">
            <text:p>81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5" table:style-name="ce2">
            <text:p>13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5" table:style-name="ce2">
            <text:p>765</text:p>
          </table:table-cell>
          <table:table-cell office:value-type="float" office:value="300" table:style-name="ce2">
            <text:p>300</text:p>
          </table:table-cell>
          <table:table-cell office:value-type="float" office:value="832" table:style-name="ce2">
            <text:p>832</text:p>
          </table:table-cell>
          <table:table-cell office:value-type="string" table:style-name="ce2">
            <text:p>1400002C000A0280032D1E1E05550301000D000D00000000000000000000000000000000026202FD012C034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29" table:style-name="ce3">
            <text:p>929</text:p>
          </table:table-cell>
          <table:table-cell office:value-type="float" office:value="929" table:style-name="ce3">
            <text:p>929</text:p>
          </table:table-cell>
          <table:table-cell office:value-type="float" office:value="0" table:style-name="ce3">
            <text:p>0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4 17:27:1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0" table:style-name="ce2">
            <text:p>0</text:p>
          </table:table-cell>
          <table:table-cell office:value-type="float" office:value="238" table:style-name="ce2">
            <text:p>238</text:p>
          </table:table-cell>
          <table:table-cell office:value-type="float" office:value="11300" table:style-name="ce2">
            <text:p>113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1:08:57</text:p>
          </table:table-cell>
          <table:table-cell office:value-type="string" table:style-name="ce2">
            <text:p>2020 JUN 05 01:31:50</text:p>
          </table:table-cell>
          <table:table-cell office:value-type="string" table:style-name="ce2">
            <text:p>2020 JUN 05 01:09:07</text:p>
          </table:table-cell>
          <table:table-cell office:value-type="string" table:style-name="ce2">
            <text:p>2020 JUN 05 01:31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1:19:07</text:p>
          </table:table-cell>
          <table:table-cell office:value-type="string" table:style-name="ce2">
            <text:p>2020 JUN 05 01:31:50</text:p>
          </table:table-cell>
          <table:table-cell office:value-type="string" table:style-name="ce2">
            <text:p>2020 JUN 05 01:31:20</text:p>
          </table:table-cell>
          <table:table-cell office:value-type="float" office:value="28.843599999999999" table:style-name="ce2">
            <text:p>28,8436</text:p>
          </table:table-cell>
          <table:table-cell office:value-type="float" office:value="-116.4657" table:style-name="ce2">
            <text:p>-116,4657</text:p>
          </table:table-cell>
          <table:table-cell office:value-type="string" table:style-name="ce2">
            <text:p>2020 JUN 05 01:19:37</text:p>
          </table:table-cell>
          <table:table-cell office:value-type="float" office:value="63.0533" table:style-name="ce2">
            <text:p>63,0533</text:p>
          </table:table-cell>
          <table:table-cell office:value-type="float" office:value="-93.779799999999994" table:style-name="ce2">
            <text:p>-93,7798</text:p>
          </table:table-cell>
          <table:table-cell office:value-type="string" table:style-name="ce2">
            <text:p>2020 JUN 05 01:22:29</text:p>
          </table:table-cell>
          <table:table-cell office:value-type="float" office:value="60.892699999999998" table:style-name="ce2">
            <text:p>60,8927</text:p>
          </table:table-cell>
          <table:table-cell office:value-type="float" office:value="690" table:style-name="ce2">
            <text:p>690</text:p>
          </table:table-cell>
          <table:table-cell office:value-type="float" office:value="7.8441999999999998" table:style-name="ce2">
            <text:p>7,8442</text:p>
          </table:table-cell>
          <table:table-cell office:value-type="float" office:value="213.87430000000001" table:style-name="ce2">
            <text:p>213,8743</text:p>
          </table:table-cell>
          <table:table-cell office:value-type="float" office:value="73.7012" table:style-name="ce2">
            <text:p>73,7012</text:p>
          </table:table-cell>
          <table:table-cell office:value-type="string" table:style-name="ce2">
            <text:p>N/A</text:p>
          </table:table-cell>
          <table:table-cell office:value-type="float" office:value="132.5334" table:style-name="ce2">
            <text:p>132,5334</text:p>
          </table:table-cell>
          <table:table-cell office:value-type="float" office:value="205.82339999999999" table:style-name="ce2">
            <text:p>205,823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12" table:style-name="ce2">
            <text:p>81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63" table:style-name="ce2">
            <text:p>136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63" table:style-name="ce2">
            <text:p>763</text:p>
          </table:table-cell>
          <table:table-cell office:value-type="float" office:value="300" table:style-name="ce2">
            <text:p>300</text:p>
          </table:table-cell>
          <table:table-cell office:value-type="float" office:value="827" table:style-name="ce2">
            <text:p>827</text:p>
          </table:table-cell>
          <table:table-cell office:value-type="string" table:style-name="ce2">
            <text:p>1400002C000A0280032C1E1E05530301000D000D00000000000000000000000000000000026202FB012C033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5 01:19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4" table:style-name="ce2">
            <text:p>104</text:p>
          </table:table-cell>
          <table:table-cell office:value-type="float" office:value="0" table:style-name="ce2">
            <text:p>0</text:p>
          </table:table-cell>
          <table:table-cell office:value-type="float" office:value="240" table:style-name="ce2">
            <text:p>240</text:p>
          </table:table-cell>
          <table:table-cell office:value-type="float" office:value="11302" table:style-name="ce2">
            <text:p>113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5:05:27</text:p>
          </table:table-cell>
          <table:table-cell office:value-type="string" table:style-name="ce2">
            <text:p>2020 JUN 05 05:28:07</text:p>
          </table:table-cell>
          <table:table-cell office:value-type="string" table:style-name="ce2">
            <text:p>2020 JUN 05 05:05:37</text:p>
          </table:table-cell>
          <table:table-cell office:value-type="string" table:style-name="ce2">
            <text:p>2020 JUN 05 05:28: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5:15:37</text:p>
          </table:table-cell>
          <table:table-cell office:value-type="string" table:style-name="ce2">
            <text:p>2020 JUN 05 05:28:07</text:p>
          </table:table-cell>
          <table:table-cell office:value-type="string" table:style-name="ce2">
            <text:p>2020 JUN 05 05:27:37</text:p>
          </table:table-cell>
          <table:table-cell office:value-type="float" office:value="27.479900000000001" table:style-name="ce2">
            <text:p>27,4799</text:p>
          </table:table-cell>
          <table:table-cell office:value-type="float" office:value="-174.36259999999999" table:style-name="ce2">
            <text:p>-174,3626</text:p>
          </table:table-cell>
          <table:table-cell office:value-type="string" table:style-name="ce2">
            <text:p>2020 JUN 05 05:16:07</text:p>
          </table:table-cell>
          <table:table-cell office:value-type="float" office:value="61.138100000000001" table:style-name="ce2">
            <text:p>61,1381</text:p>
          </table:table-cell>
          <table:table-cell office:value-type="float" office:value="-153.48490000000001" table:style-name="ce2">
            <text:p>-153,4849</text:p>
          </table:table-cell>
          <table:table-cell office:value-type="string" table:style-name="ce2">
            <text:p>2020 JUN 05 05:18:53</text:p>
          </table:table-cell>
          <table:table-cell office:value-type="float" office:value="60.725200000000001" table:style-name="ce2">
            <text:p>60,7252</text:p>
          </table:table-cell>
          <table:table-cell office:value-type="float" office:value="727" table:style-name="ce2">
            <text:p>727</text:p>
          </table:table-cell>
          <table:table-cell office:value-type="float" office:value="7.6993999999999998" table:style-name="ce2">
            <text:p>7,6994</text:p>
          </table:table-cell>
          <table:table-cell office:value-type="float" office:value="213.97499999999999" table:style-name="ce2">
            <text:p>213,975</text:p>
          </table:table-cell>
          <table:table-cell office:value-type="float" office:value="72.4709" table:style-name="ce2">
            <text:p>72,4709</text:p>
          </table:table-cell>
          <table:table-cell office:value-type="string" table:style-name="ce2">
            <text:p>N/A</text:p>
          </table:table-cell>
          <table:table-cell office:value-type="float" office:value="130.27529999999999" table:style-name="ce2">
            <text:p>130,2753</text:p>
          </table:table-cell>
          <table:table-cell office:value-type="float" office:value="202.34209999999999" table:style-name="ce2">
            <text:p>202,342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06" table:style-name="ce2">
            <text:p>8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50" table:style-name="ce2">
            <text:p>135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50" table:style-name="ce2">
            <text:p>750</text:p>
          </table:table-cell>
          <table:table-cell office:value-type="float" office:value="300" table:style-name="ce2">
            <text:p>300</text:p>
          </table:table-cell>
          <table:table-cell office:value-type="float" office:value="795" table:style-name="ce2">
            <text:p>795</text:p>
          </table:table-cell>
          <table:table-cell office:value-type="string" table:style-name="ce2">
            <text:p>1400002C000A028003261E1E05460301000D000D00000000000000000000000000000000026202EE012C031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03" table:style-name="ce3">
            <text:p>1103</text:p>
          </table:table-cell>
          <table:table-cell office:value-type="float" office:value="1103" table:style-name="ce3">
            <text:p>1103</text:p>
          </table:table-cell>
          <table:table-cell office:value-type="float" office:value="0" table:style-name="ce3">
            <text:p>0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5 05:16:0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float" office:value="242" table:style-name="ce2">
            <text:p>242</text:p>
          </table:table-cell>
          <table:table-cell office:value-type="float" office:value="11304" table:style-name="ce2">
            <text:p>113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09:01:47</text:p>
          </table:table-cell>
          <table:table-cell office:value-type="string" table:style-name="ce2">
            <text:p>2020 JUN 05 09:24:26</text:p>
          </table:table-cell>
          <table:table-cell office:value-type="string" table:style-name="ce2">
            <text:p>2020 JUN 05 09:01:57</text:p>
          </table:table-cell>
          <table:table-cell office:value-type="string" table:style-name="ce2">
            <text:p>2020 JUN 05 09:24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09:11:57</text:p>
          </table:table-cell>
          <table:table-cell office:value-type="string" table:style-name="ce2">
            <text:p>2020 JUN 05 09:24:26</text:p>
          </table:table-cell>
          <table:table-cell office:value-type="string" table:style-name="ce2">
            <text:p>2020 JUN 05 09:23:56</text:p>
          </table:table-cell>
          <table:table-cell office:value-type="float" office:value="26.214300000000001" table:style-name="ce2">
            <text:p>26,2143</text:p>
          </table:table-cell>
          <table:table-cell office:value-type="float" office:value="127.77160000000001" table:style-name="ce2">
            <text:p>127,7716</text:p>
          </table:table-cell>
          <table:table-cell office:value-type="string" table:style-name="ce2">
            <text:p>2020 JUN 05 09:12:27</text:p>
          </table:table-cell>
          <table:table-cell office:value-type="float" office:value="59.953499999999998" table:style-name="ce2">
            <text:p>59,9535</text:p>
          </table:table-cell>
          <table:table-cell office:value-type="float" office:value="147.5941" table:style-name="ce2">
            <text:p>147,5941</text:p>
          </table:table-cell>
          <table:table-cell office:value-type="string" table:style-name="ce2">
            <text:p>2020 JUN 05 09:15:12</text:p>
          </table:table-cell>
          <table:table-cell office:value-type="float" office:value="60.697000000000003" table:style-name="ce2">
            <text:p>60,697</text:p>
          </table:table-cell>
          <table:table-cell office:value-type="float" office:value="733" table:style-name="ce2">
            <text:p>733</text:p>
          </table:table-cell>
          <table:table-cell office:value-type="float" office:value="7.6041999999999996" table:style-name="ce2">
            <text:p>7,6042</text:p>
          </table:table-cell>
          <table:table-cell office:value-type="float" office:value="214.07560000000001" table:style-name="ce2">
            <text:p>214,0756</text:p>
          </table:table-cell>
          <table:table-cell office:value-type="float" office:value="72.376199999999997" table:style-name="ce2">
            <text:p>72,3762</text:p>
          </table:table-cell>
          <table:table-cell office:value-type="string" table:style-name="ce2">
            <text:p>N/A</text:p>
          </table:table-cell>
          <table:table-cell office:value-type="float" office:value="130.10159999999999" table:style-name="ce2">
            <text:p>130,1016</text:p>
          </table:table-cell>
          <table:table-cell office:value-type="float" office:value="202.07429999999999" table:style-name="ce2">
            <text:p>202,0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05" table:style-name="ce2">
            <text:p>8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49" table:style-name="ce2">
            <text:p>134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49" table:style-name="ce2">
            <text:p>749</text:p>
          </table:table-cell>
          <table:table-cell office:value-type="float" office:value="300" table:style-name="ce2">
            <text:p>300</text:p>
          </table:table-cell>
          <table:table-cell office:value-type="float" office:value="792" table:style-name="ce2">
            <text:p>792</text:p>
          </table:table-cell>
          <table:table-cell office:value-type="string" table:style-name="ce2">
            <text:p>1400002C000A028003251E1E05450301000D000D00000000000000000000000000000000026202ED012C03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42" table:style-name="ce3">
            <text:p>24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5 09:12:2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6" table:style-name="ce2">
            <text:p>106</text:p>
          </table:table-cell>
          <table:table-cell office:value-type="float" office:value="0" table:style-name="ce2">
            <text:p>0</text:p>
          </table:table-cell>
          <table:table-cell office:value-type="float" office:value="245" table:style-name="ce2">
            <text:p>245</text:p>
          </table:table-cell>
          <table:table-cell office:value-type="float" office:value="11307" table:style-name="ce2">
            <text:p>113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4:56:15</text:p>
          </table:table-cell>
          <table:table-cell office:value-type="string" table:style-name="ce2">
            <text:p>2020 JUN 05 15:18:42</text:p>
          </table:table-cell>
          <table:table-cell office:value-type="string" table:style-name="ce2">
            <text:p>2020 JUN 05 14:56:25</text:p>
          </table:table-cell>
          <table:table-cell office:value-type="string" table:style-name="ce2">
            <text:p>2020 JUN 05 15:18: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15:06:25</text:p>
          </table:table-cell>
          <table:table-cell office:value-type="string" table:style-name="ce2">
            <text:p>2020 JUN 05 15:18:42</text:p>
          </table:table-cell>
          <table:table-cell office:value-type="string" table:style-name="ce2">
            <text:p>2020 JUN 05 15:18:12</text:p>
          </table:table-cell>
          <table:table-cell office:value-type="float" office:value="24.285499999999999" table:style-name="ce2">
            <text:p>24,2855</text:p>
          </table:table-cell>
          <table:table-cell office:value-type="float" office:value="41.026899999999998" table:style-name="ce2">
            <text:p>41,0269</text:p>
          </table:table-cell>
          <table:table-cell office:value-type="string" table:style-name="ce2">
            <text:p>2020 JUN 05 15:06:55</text:p>
          </table:table-cell>
          <table:table-cell office:value-type="float" office:value="57.498699999999999" table:style-name="ce2">
            <text:p>57,4987</text:p>
          </table:table-cell>
          <table:table-cell office:value-type="float" office:value="59.223399999999998" table:style-name="ce2">
            <text:p>59,2234</text:p>
          </table:table-cell>
          <table:table-cell office:value-type="string" table:style-name="ce2">
            <text:p>2020 JUN 05 15:09:35</text:p>
          </table:table-cell>
          <table:table-cell office:value-type="float" office:value="60.571300000000001" table:style-name="ce2">
            <text:p>60,5713</text:p>
          </table:table-cell>
          <table:table-cell office:value-type="float" office:value="769" table:style-name="ce2">
            <text:p>769</text:p>
          </table:table-cell>
          <table:table-cell office:value-type="float" office:value="7.4614000000000003" table:style-name="ce2">
            <text:p>7,4614</text:p>
          </table:table-cell>
          <table:table-cell office:value-type="float" office:value="214.22649999999999" table:style-name="ce2">
            <text:p>214,2265</text:p>
          </table:table-cell>
          <table:table-cell office:value-type="float" office:value="71.240499999999997" table:style-name="ce2">
            <text:p>71,2405</text:p>
          </table:table-cell>
          <table:table-cell office:value-type="string" table:style-name="ce2">
            <text:p>N/A</text:p>
          </table:table-cell>
          <table:table-cell office:value-type="float" office:value="128.0172" table:style-name="ce2">
            <text:p>128,0172</text:p>
          </table:table-cell>
          <table:table-cell office:value-type="float" office:value="198.86070000000001" table:style-name="ce2">
            <text:p>198,860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800" table:style-name="ce2">
            <text:p>80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7" table:style-name="ce2">
            <text:p>133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7" table:style-name="ce2">
            <text:p>737</text:p>
          </table:table-cell>
          <table:table-cell office:value-type="float" office:value="300" table:style-name="ce2">
            <text:p>30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1400002C000A028003201E1E05390301000D000D00000000000000000000000000000000026202E1012C02F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245" table:style-name="ce3">
            <text:p>24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5 15:06:5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0" table:style-name="ce2">
            <text:p>0</text:p>
          </table:table-cell>
          <table:table-cell office:value-type="float" office:value="247" table:style-name="ce2">
            <text:p>247</text:p>
          </table:table-cell>
          <table:table-cell office:value-type="float" office:value="11309" table:style-name="ce2">
            <text:p>113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5 18:52:36</text:p>
          </table:table-cell>
          <table:table-cell office:value-type="string" table:style-name="ce2">
            <text:p>2020 JUN 05 19:14:56</text:p>
          </table:table-cell>
          <table:table-cell office:value-type="string" table:style-name="ce2">
            <text:p>2020 JUN 05 18:52:46</text:p>
          </table:table-cell>
          <table:table-cell office:value-type="string" table:style-name="ce2">
            <text:p>2020 JUN 05 19:14:5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5 19:02:46</text:p>
          </table:table-cell>
          <table:table-cell office:value-type="string" table:style-name="ce2">
            <text:p>2020 JUN 05 19:14:56</text:p>
          </table:table-cell>
          <table:table-cell office:value-type="string" table:style-name="ce2">
            <text:p>2020 JUN 05 19:14:26</text:p>
          </table:table-cell>
          <table:table-cell office:value-type="float" office:value="23.235900000000001" table:style-name="ce2">
            <text:p>23,2359</text:p>
          </table:table-cell>
          <table:table-cell office:value-type="float" office:value="-16.738399999999999" table:style-name="ce2">
            <text:p>-16,7384</text:p>
          </table:table-cell>
          <table:table-cell office:value-type="string" table:style-name="ce2">
            <text:p>2020 JUN 05 19:03:16</text:p>
          </table:table-cell>
          <table:table-cell office:value-type="float" office:value="56.186500000000002" table:style-name="ce2">
            <text:p>56,1865</text:p>
          </table:table-cell>
          <table:table-cell office:value-type="float" office:value="0.34927999999999998" table:style-name="ce2">
            <text:p>0,34928</text:p>
          </table:table-cell>
          <table:table-cell office:value-type="string" table:style-name="ce2">
            <text:p>2020 JUN 05 19:05:53</text:p>
          </table:table-cell>
          <table:table-cell office:value-type="float" office:value="60.429600000000001" table:style-name="ce2">
            <text:p>60,4296</text:p>
          </table:table-cell>
          <table:table-cell office:value-type="float" office:value="787" table:style-name="ce2">
            <text:p>787</text:p>
          </table:table-cell>
          <table:table-cell office:value-type="float" office:value="7.3693999999999997" table:style-name="ce2">
            <text:p>7,3694</text:p>
          </table:table-cell>
          <table:table-cell office:value-type="float" office:value="214.3272" table:style-name="ce2">
            <text:p>214,3272</text:p>
          </table:table-cell>
          <table:table-cell office:value-type="float" office:value="70.578000000000003" table:style-name="ce2">
            <text:p>70,578</text:p>
          </table:table-cell>
          <table:table-cell office:value-type="string" table:style-name="ce2">
            <text:p>N/A</text:p>
          </table:table-cell>
          <table:table-cell office:value-type="float" office:value="126.8013" table:style-name="ce2">
            <text:p>126,8013</text:p>
          </table:table-cell>
          <table:table-cell office:value-type="float" office:value="196.9862" table:style-name="ce2">
            <text:p>196,9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97" table:style-name="ce2">
            <text:p>79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30" table:style-name="ce2">
            <text:p>133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30" table:style-name="ce2">
            <text:p>730</text:p>
          </table:table-cell>
          <table:table-cell office:value-type="float" office:value="300" table:style-name="ce2">
            <text:p>30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1400002C000A0280031D1E1E05320301000D000D00000000000000000000000000000000026202DA012C02E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247" table:style-name="ce3">
            <text:p>24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5 19:03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2">
            <text:p>0</text:p>
          </table:table-cell>
          <table:table-cell office:value-type="float" office:value="251" table:style-name="ce2">
            <text:p>251</text:p>
          </table:table-cell>
          <table:table-cell office:value-type="float" office:value="11313" table:style-name="ce2">
            <text:p>113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2:45:13</text:p>
          </table:table-cell>
          <table:table-cell office:value-type="string" table:style-name="ce2">
            <text:p>2020 JUN 06 03:07:20</text:p>
          </table:table-cell>
          <table:table-cell office:value-type="string" table:style-name="ce2">
            <text:p>2020 JUN 06 02:45:23</text:p>
          </table:table-cell>
          <table:table-cell office:value-type="string" table:style-name="ce2">
            <text:p>2020 JUN 06 03:07: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02:55:23</text:p>
          </table:table-cell>
          <table:table-cell office:value-type="string" table:style-name="ce2">
            <text:p>2020 JUN 06 03:07:20</text:p>
          </table:table-cell>
          <table:table-cell office:value-type="string" table:style-name="ce2">
            <text:p>2020 JUN 06 03:06:50</text:p>
          </table:table-cell>
          <table:table-cell office:value-type="float" office:value="20.767800000000001" table:style-name="ce2">
            <text:p>20,7678</text:p>
          </table:table-cell>
          <table:table-cell office:value-type="float" office:value="-132.34970000000001" table:style-name="ce2">
            <text:p>-132,3497</text:p>
          </table:table-cell>
          <table:table-cell office:value-type="string" table:style-name="ce2">
            <text:p>2020 JUN 06 02:55:53</text:p>
          </table:table-cell>
          <table:table-cell office:value-type="float" office:value="53.112099999999998" table:style-name="ce2">
            <text:p>53,1121</text:p>
          </table:table-cell>
          <table:table-cell office:value-type="float" office:value="-116.7418" table:style-name="ce2">
            <text:p>-116,7418</text:p>
          </table:table-cell>
          <table:table-cell office:value-type="string" table:style-name="ce2">
            <text:p>2020 JUN 06 02:58:24</text:p>
          </table:table-cell>
          <table:table-cell office:value-type="float" office:value="60.271000000000001" table:style-name="ce2">
            <text:p>60,271</text:p>
          </table:table-cell>
          <table:table-cell office:value-type="float" office:value="827" table:style-name="ce2">
            <text:p>827</text:p>
          </table:table-cell>
          <table:table-cell office:value-type="float" office:value="7.2282999999999999" table:style-name="ce2">
            <text:p>7,2283</text:p>
          </table:table-cell>
          <table:table-cell office:value-type="float" office:value="214.52860000000001" table:style-name="ce2">
            <text:p>214,5286</text:p>
          </table:table-cell>
          <table:table-cell office:value-type="float" office:value="69.347700000000003" table:style-name="ce2">
            <text:p>69,3477</text:p>
          </table:table-cell>
          <table:table-cell office:value-type="string" table:style-name="ce2">
            <text:p>N/A</text:p>
          </table:table-cell>
          <table:table-cell office:value-type="float" office:value="124.5432" table:style-name="ce2">
            <text:p>124,5432</text:p>
          </table:table-cell>
          <table:table-cell office:value-type="float" office:value="193.50479999999999" table:style-name="ce2">
            <text:p>193,504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91" table:style-name="ce2">
            <text:p>79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17" table:style-name="ce2">
            <text:p>131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17" table:style-name="ce2">
            <text:p>717</text:p>
          </table:table-cell>
          <table:table-cell office:value-type="float" office:value="300" table:style-name="ce2">
            <text:p>300</text:p>
          </table:table-cell>
          <table:table-cell office:value-type="float" office:value="714" table:style-name="ce2">
            <text:p>714</text:p>
          </table:table-cell>
          <table:table-cell office:value-type="string" table:style-name="ce2">
            <text:p>1400002C000A028003171E1E05250301000D000D00000000000000000000000000000000026202CD012C02C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87" table:style-name="ce3">
            <text:p>2687</text:p>
          </table:table-cell>
          <table:table-cell office:value-type="float" office:value="2687" table:style-name="ce3">
            <text:p>2687</text:p>
          </table:table-cell>
          <table:table-cell office:value-type="float" office:value="0" table:style-name="ce3">
            <text:p>0</text:p>
          </table:table-cell>
          <table:table-cell office:value-type="float" office:value="251" table:style-name="ce3">
            <text:p>25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6 02:55:5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9" table:style-name="ce2">
            <text:p>109</text:p>
          </table:table-cell>
          <table:table-cell office:value-type="float" office:value="0" table:style-name="ce2">
            <text:p>0</text:p>
          </table:table-cell>
          <table:table-cell office:value-type="float" office:value="252" table:style-name="ce2">
            <text:p>252</text:p>
          </table:table-cell>
          <table:table-cell office:value-type="float" office:value="11314" table:style-name="ce2">
            <text:p>113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4:43:32</text:p>
          </table:table-cell>
          <table:table-cell office:value-type="string" table:style-name="ce2">
            <text:p>2020 JUN 06 05:05:29</text:p>
          </table:table-cell>
          <table:table-cell office:value-type="string" table:style-name="ce2">
            <text:p>2020 JUN 06 04:43:42</text:p>
          </table:table-cell>
          <table:table-cell office:value-type="string" table:style-name="ce2">
            <text:p>2020 JUN 06 05:05:2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04:53:42</text:p>
          </table:table-cell>
          <table:table-cell office:value-type="string" table:style-name="ce2">
            <text:p>2020 JUN 06 05:05:29</text:p>
          </table:table-cell>
          <table:table-cell office:value-type="string" table:style-name="ce2">
            <text:p>2020 JUN 06 05:04:59</text:p>
          </table:table-cell>
          <table:table-cell office:value-type="float" office:value="20.069400000000002" table:style-name="ce2">
            <text:p>20,0694</text:p>
          </table:table-cell>
          <table:table-cell office:value-type="float" office:value="-161.28530000000001" table:style-name="ce2">
            <text:p>-161,2853</text:p>
          </table:table-cell>
          <table:table-cell office:value-type="string" table:style-name="ce2">
            <text:p>2020 JUN 06 04:54:12</text:p>
          </table:table-cell>
          <table:table-cell office:value-type="float" office:value="51.73" table:style-name="ce2">
            <text:p>51,73</text:p>
          </table:table-cell>
          <table:table-cell office:value-type="float" office:value="-145.60130000000001" table:style-name="ce2">
            <text:p>-145,6013</text:p>
          </table:table-cell>
          <table:table-cell office:value-type="string" table:style-name="ce2">
            <text:p>2020 JUN 06 04:56:39</text:p>
          </table:table-cell>
          <table:table-cell office:value-type="float" office:value="60.146500000000003" table:style-name="ce2">
            <text:p>60,1465</text:p>
          </table:table-cell>
          <table:table-cell office:value-type="float" office:value="853" table:style-name="ce2">
            <text:p>853</text:p>
          </table:table-cell>
          <table:table-cell office:value-type="float" office:value="7.2230999999999996" table:style-name="ce2">
            <text:p>7,2231</text:p>
          </table:table-cell>
          <table:table-cell office:value-type="float" office:value="214.57900000000001" table:style-name="ce2">
            <text:p>214,579</text:p>
          </table:table-cell>
          <table:table-cell office:value-type="float" office:value="68.401300000000006" table:style-name="ce2">
            <text:p>68,4013</text:p>
          </table:table-cell>
          <table:table-cell office:value-type="string" table:style-name="ce2">
            <text:p>N/A</text:p>
          </table:table-cell>
          <table:table-cell office:value-type="float" office:value="122.8062" table:style-name="ce2">
            <text:p>122,8062</text:p>
          </table:table-cell>
          <table:table-cell office:value-type="float" office:value="190.82679999999999" table:style-name="ce2">
            <text:p>190,826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87" table:style-name="ce2">
            <text:p>78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307" table:style-name="ce2">
            <text:p>13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707" table:style-name="ce2">
            <text:p>707</text:p>
          </table:table-cell>
          <table:table-cell office:value-type="float" office:value="300" table:style-name="ce2">
            <text:p>300</text:p>
          </table:table-cell>
          <table:table-cell office:value-type="float" office:value="690" table:style-name="ce2">
            <text:p>690</text:p>
          </table:table-cell>
          <table:table-cell office:value-type="string" table:style-name="ce2">
            <text:p>1400002C000A028003131E1E051B0301000D000D00000000000000000000000000000000026202C3012C02B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252" table:style-name="ce3">
            <text:p>25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6 04:54:1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float" office:value="259" table:style-name="ce2">
            <text:p>259</text:p>
          </table:table-cell>
          <table:table-cell office:value-type="float" office:value="11321" table:style-name="ce2">
            <text:p>113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18:30:51</text:p>
          </table:table-cell>
          <table:table-cell office:value-type="string" table:style-name="ce2">
            <text:p>2020 JUN 06 18:52:19</text:p>
          </table:table-cell>
          <table:table-cell office:value-type="string" table:style-name="ce2">
            <text:p>2020 JUN 06 18:31:01</text:p>
          </table:table-cell>
          <table:table-cell office:value-type="string" table:style-name="ce2">
            <text:p>2020 JUN 06 18:52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18:41:01</text:p>
          </table:table-cell>
          <table:table-cell office:value-type="string" table:style-name="ce2">
            <text:p>2020 JUN 06 18:52:19</text:p>
          </table:table-cell>
          <table:table-cell office:value-type="string" table:style-name="ce2">
            <text:p>2020 JUN 06 18:51:49</text:p>
          </table:table-cell>
          <table:table-cell office:value-type="float" office:value="15.768000000000001" table:style-name="ce2">
            <text:p>15,768</text:p>
          </table:table-cell>
          <table:table-cell office:value-type="float" office:value="-3.5882999999999998" table:style-name="ce2">
            <text:p>-3,5883</text:p>
          </table:table-cell>
          <table:table-cell office:value-type="string" table:style-name="ce2">
            <text:p>2020 JUN 06 18:41:31</text:p>
          </table:table-cell>
          <table:table-cell office:value-type="float" office:value="46.141599999999997" table:style-name="ce2">
            <text:p>46,1416</text:p>
          </table:table-cell>
          <table:table-cell office:value-type="float" office:value="9.2134999999999998" table:style-name="ce2">
            <text:p>9,2135</text:p>
          </table:table-cell>
          <table:table-cell office:value-type="string" table:style-name="ce2">
            <text:p>2020 JUN 06 18:43:47</text:p>
          </table:table-cell>
          <table:table-cell office:value-type="float" office:value="59.635199999999998" table:style-name="ce2">
            <text:p>59,6352</text:p>
          </table:table-cell>
          <table:table-cell office:value-type="float" office:value="940" table:style-name="ce2">
            <text:p>940</text:p>
          </table:table-cell>
          <table:table-cell office:value-type="float" office:value="6.9611000000000001" table:style-name="ce2">
            <text:p>6,9611</text:p>
          </table:table-cell>
          <table:table-cell office:value-type="float" office:value="214.93170000000001" table:style-name="ce2">
            <text:p>214,9317</text:p>
          </table:table-cell>
          <table:table-cell office:value-type="float" office:value="65.656599999999997" table:style-name="ce2">
            <text:p>65,6566</text:p>
          </table:table-cell>
          <table:table-cell office:value-type="string" table:style-name="ce2">
            <text:p>N/A</text:p>
          </table:table-cell>
          <table:table-cell office:value-type="float" office:value="117.7689" table:style-name="ce2">
            <text:p>117,7689</text:p>
          </table:table-cell>
          <table:table-cell office:value-type="float" office:value="183.0607" table:style-name="ce2">
            <text:p>183,060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76" table:style-name="ce2">
            <text:p>7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78" table:style-name="ce2">
            <text:p>127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78" table:style-name="ce2">
            <text:p>678</text:p>
          </table:table-cell>
          <table:table-cell office:value-type="float" office:value="300" table:style-name="ce2">
            <text:p>300</text:p>
          </table:table-cell>
          <table:table-cell office:value-type="float" office:value="876" table:style-name="ce2">
            <text:p>876</text:p>
          </table:table-cell>
          <table:table-cell office:value-type="string" table:style-name="ce2">
            <text:p>1400002C000A028003081E1E04FE0301000D000D00000000000000000000000000000000026202A6012C036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259" table:style-name="ce3">
            <text:p>25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6 18:41:3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float" office:value="263" table:style-name="ce2">
            <text:p>263</text:p>
          </table:table-cell>
          <table:table-cell office:value-type="float" office:value="11325" table:style-name="ce2">
            <text:p>113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2:23:30</text:p>
          </table:table-cell>
          <table:table-cell office:value-type="string" table:style-name="ce2">
            <text:p>2020 JUN 07 02:44:44</text:p>
          </table:table-cell>
          <table:table-cell office:value-type="string" table:style-name="ce2">
            <text:p>2020 JUN 07 02:23:40</text:p>
          </table:table-cell>
          <table:table-cell office:value-type="string" table:style-name="ce2">
            <text:p>2020 JUN 07 02:44:4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2:33:40</text:p>
          </table:table-cell>
          <table:table-cell office:value-type="string" table:style-name="ce2">
            <text:p>2020 JUN 07 02:44:44</text:p>
          </table:table-cell>
          <table:table-cell office:value-type="string" table:style-name="ce2">
            <text:p>2020 JUN 07 02:44:14</text:p>
          </table:table-cell>
          <table:table-cell office:value-type="float" office:value="13.303800000000001" table:style-name="ce2">
            <text:p>13,3038</text:p>
          </table:table-cell>
          <table:table-cell office:value-type="float" office:value="-119.16249999999999" table:style-name="ce2">
            <text:p>-119,1625</text:p>
          </table:table-cell>
          <table:table-cell office:value-type="string" table:style-name="ce2">
            <text:p>2020 JUN 07 02:34:10</text:p>
          </table:table-cell>
          <table:table-cell office:value-type="float" office:value="42.9437" table:style-name="ce2">
            <text:p>42,9437</text:p>
          </table:table-cell>
          <table:table-cell office:value-type="float" office:value="-107.2206" table:style-name="ce2">
            <text:p>-107,2206</text:p>
          </table:table-cell>
          <table:table-cell office:value-type="string" table:style-name="ce2">
            <text:p>2020 JUN 07 02:36:21</text:p>
          </table:table-cell>
          <table:table-cell office:value-type="float" office:value="59.3979" table:style-name="ce2">
            <text:p>59,3979</text:p>
          </table:table-cell>
          <table:table-cell office:value-type="float" office:value="986" table:style-name="ce2">
            <text:p>986</text:p>
          </table:table-cell>
          <table:table-cell office:value-type="float" office:value="6.8642000000000003" table:style-name="ce2">
            <text:p>6,8642</text:p>
          </table:table-cell>
          <table:table-cell office:value-type="float" office:value="215.13329999999999" table:style-name="ce2">
            <text:p>215,1333</text:p>
          </table:table-cell>
          <table:table-cell office:value-type="float" office:value="64.331699999999998" table:style-name="ce2">
            <text:p>64,3317</text:p>
          </table:table-cell>
          <table:table-cell office:value-type="string" table:style-name="ce2">
            <text:p>N/A</text:p>
          </table:table-cell>
          <table:table-cell office:value-type="float" office:value="115.33710000000001" table:style-name="ce2">
            <text:p>115,3371</text:p>
          </table:table-cell>
          <table:table-cell office:value-type="float" office:value="179.3116" table:style-name="ce2">
            <text:p>179,311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71" table:style-name="ce2">
            <text:p>77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64" table:style-name="ce2">
            <text:p>12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64" table:style-name="ce2">
            <text:p>664</text:p>
          </table:table-cell>
          <table:table-cell office:value-type="float" office:value="300" table:style-name="ce2">
            <text:p>300</text:p>
          </table:table-cell>
          <table:table-cell office:value-type="float" office:value="843" table:style-name="ce2">
            <text:p>843</text:p>
          </table:table-cell>
          <table:table-cell office:value-type="string" table:style-name="ce2">
            <text:p>1400002C000A028003031E1E04F00301000D000D0000000000000000000000000000000002620298012C034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35" table:style-name="ce3">
            <text:p>2735</text:p>
          </table:table-cell>
          <table:table-cell office:value-type="float" office:value="2735" table:style-name="ce3">
            <text:p>2735</text:p>
          </table:table-cell>
          <table:table-cell office:value-type="float" office:value="0" table:style-name="ce3">
            <text:p>0</text:p>
          </table:table-cell>
          <table:table-cell office:value-type="float" office:value="263" table:style-name="ce3">
            <text:p>26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7 02:34:1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float" office:value="265" table:style-name="ce2">
            <text:p>265</text:p>
          </table:table-cell>
          <table:table-cell office:value-type="float" office:value="11327" table:style-name="ce2">
            <text:p>113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06:20:00</text:p>
          </table:table-cell>
          <table:table-cell office:value-type="string" table:style-name="ce2">
            <text:p>2020 JUN 07 06:41:01</text:p>
          </table:table-cell>
          <table:table-cell office:value-type="string" table:style-name="ce2">
            <text:p>2020 JUN 07 06:20:10</text:p>
          </table:table-cell>
          <table:table-cell office:value-type="string" table:style-name="ce2">
            <text:p>2020 JUN 07 06:41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06:30:10</text:p>
          </table:table-cell>
          <table:table-cell office:value-type="string" table:style-name="ce2">
            <text:p>2020 JUN 07 06:41:01</text:p>
          </table:table-cell>
          <table:table-cell office:value-type="string" table:style-name="ce2">
            <text:p>2020 JUN 07 06:40:31</text:p>
          </table:table-cell>
          <table:table-cell office:value-type="float" office:value="11.953799999999999" table:style-name="ce2">
            <text:p>11,9538</text:p>
          </table:table-cell>
          <table:table-cell office:value-type="float" office:value="-176.9967" table:style-name="ce2">
            <text:p>-176,9967</text:p>
          </table:table-cell>
          <table:table-cell office:value-type="string" table:style-name="ce2">
            <text:p>2020 JUN 07 06:30:40</text:p>
          </table:table-cell>
          <table:table-cell office:value-type="float" office:value="40.960999999999999" table:style-name="ce2">
            <text:p>40,961</text:p>
          </table:table-cell>
          <table:table-cell office:value-type="float" office:value="-165.93430000000001" table:style-name="ce2">
            <text:p>-165,9343</text:p>
          </table:table-cell>
          <table:table-cell office:value-type="string" table:style-name="ce2">
            <text:p>2020 JUN 07 06:32:47</text:p>
          </table:table-cell>
          <table:table-cell office:value-type="float" office:value="59.118899999999996" table:style-name="ce2">
            <text:p>59,1189</text:p>
          </table:table-cell>
          <table:table-cell office:value-type="float" office:value="1029" table:style-name="ce2">
            <text:p>1029</text:p>
          </table:table-cell>
          <table:table-cell office:value-type="float" office:value="6.7855999999999996" table:style-name="ce2">
            <text:p>6,7856</text:p>
          </table:table-cell>
          <table:table-cell office:value-type="float" office:value="215.23419999999999" table:style-name="ce2">
            <text:p>215,2342</text:p>
          </table:table-cell>
          <table:table-cell office:value-type="float" office:value="63.101300000000002" table:style-name="ce2">
            <text:p>63,1013</text:p>
          </table:table-cell>
          <table:table-cell office:value-type="string" table:style-name="ce2">
            <text:p>N/A</text:p>
          </table:table-cell>
          <table:table-cell office:value-type="float" office:value="113.07899999999999" table:style-name="ce2">
            <text:p>113,079</text:p>
          </table:table-cell>
          <table:table-cell office:value-type="float" office:value="175.83019999999999" table:style-name="ce2">
            <text:p>175,830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67" table:style-name="ce2">
            <text:p>76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51" table:style-name="ce2">
            <text:p>125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51" table:style-name="ce2">
            <text:p>651</text:p>
          </table:table-cell>
          <table:table-cell office:value-type="float" office:value="300" table:style-name="ce2">
            <text:p>300</text:p>
          </table:table-cell>
          <table:table-cell office:value-type="float" office:value="1068" table:style-name="ce2">
            <text:p>1068</text:p>
          </table:table-cell>
          <table:table-cell office:value-type="string" table:style-name="ce2">
            <text:p>1400002C000A028002FF1E1E04E30301000D000D000000000000000000000000000000000262028B012C042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265" table:style-name="ce3">
            <text:p>26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7 06:30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3" table:style-name="ce2">
            <text:p>113</text:p>
          </table:table-cell>
          <table:table-cell office:value-type="float" office:value="0" table:style-name="ce2">
            <text:p>0</text:p>
          </table:table-cell>
          <table:table-cell office:value-type="float" office:value="268" table:style-name="ce2">
            <text:p>268</text:p>
          </table:table-cell>
          <table:table-cell office:value-type="float" office:value="11330" table:style-name="ce2">
            <text:p>113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2:14:33</text:p>
          </table:table-cell>
          <table:table-cell office:value-type="string" table:style-name="ce2">
            <text:p>2020 JUN 07 12:35:26</text:p>
          </table:table-cell>
          <table:table-cell office:value-type="string" table:style-name="ce2">
            <text:p>2020 JUN 07 12:14:43</text:p>
          </table:table-cell>
          <table:table-cell office:value-type="string" table:style-name="ce2">
            <text:p>2020 JUN 07 12:35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12:24:43</text:p>
          </table:table-cell>
          <table:table-cell office:value-type="string" table:style-name="ce2">
            <text:p>2020 JUN 07 12:35:26</text:p>
          </table:table-cell>
          <table:table-cell office:value-type="string" table:style-name="ce2">
            <text:p>2020 JUN 07 12:34:56</text:p>
          </table:table-cell>
          <table:table-cell office:value-type="float" office:value="9.9947999999999997" table:style-name="ce2">
            <text:p>9,9948</text:p>
          </table:table-cell>
          <table:table-cell office:value-type="float" office:value="96.274900000000002" table:style-name="ce2">
            <text:p>96,2749</text:p>
          </table:table-cell>
          <table:table-cell office:value-type="string" table:style-name="ce2">
            <text:p>2020 JUN 07 12:25:13</text:p>
          </table:table-cell>
          <table:table-cell office:value-type="float" office:value="38.565600000000003" table:style-name="ce2">
            <text:p>38,5656</text:p>
          </table:table-cell>
          <table:table-cell office:value-type="float" office:value="106.883" table:style-name="ce2">
            <text:p>106,883</text:p>
          </table:table-cell>
          <table:table-cell office:value-type="string" table:style-name="ce2">
            <text:p>2020 JUN 07 12:27:16</text:p>
          </table:table-cell>
          <table:table-cell office:value-type="float" office:value="58.932699999999997" table:style-name="ce2">
            <text:p>58,9327</text:p>
          </table:table-cell>
          <table:table-cell office:value-type="float" office:value="1059" table:style-name="ce2">
            <text:p>1059</text:p>
          </table:table-cell>
          <table:table-cell office:value-type="float" office:value="6.7233000000000001" table:style-name="ce2">
            <text:p>6,7233</text:p>
          </table:table-cell>
          <table:table-cell office:value-type="float" office:value="215.38550000000001" table:style-name="ce2">
            <text:p>215,3855</text:p>
          </table:table-cell>
          <table:table-cell office:value-type="float" office:value="62.344200000000001" table:style-name="ce2">
            <text:p>62,3442</text:p>
          </table:table-cell>
          <table:table-cell office:value-type="string" table:style-name="ce2">
            <text:p>N/A</text:p>
          </table:table-cell>
          <table:table-cell office:value-type="float" office:value="111.68940000000001" table:style-name="ce2">
            <text:p>111,6894</text:p>
          </table:table-cell>
          <table:table-cell office:value-type="float" office:value="173.68790000000001" table:style-name="ce2">
            <text:p>173,6879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63" table:style-name="ce2">
            <text:p>76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43" table:style-name="ce2">
            <text:p>124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43" table:style-name="ce2">
            <text:p>643</text:p>
          </table:table-cell>
          <table:table-cell office:value-type="float" office:value="300" table:style-name="ce2">
            <text:p>300</text:p>
          </table:table-cell>
          <table:table-cell office:value-type="float" office:value="1048" table:style-name="ce2">
            <text:p>1048</text:p>
          </table:table-cell>
          <table:table-cell office:value-type="string" table:style-name="ce2">
            <text:p>1400002C000A028002FB1E1E04DB0301000D000D0000000000000000000000000000000002620283012C04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268" table:style-name="ce3">
            <text:p>26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7 12:25:1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4" table:style-name="ce2">
            <text:p>114</text:p>
          </table:table-cell>
          <table:table-cell office:value-type="float" office:value="0" table:style-name="ce2">
            <text:p>0</text:p>
          </table:table-cell>
          <table:table-cell office:value-type="float" office:value="270" table:style-name="ce2">
            <text:p>270</text:p>
          </table:table-cell>
          <table:table-cell office:value-type="float" office:value="11332" table:style-name="ce2">
            <text:p>113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7 16:10:54</text:p>
          </table:table-cell>
          <table:table-cell office:value-type="string" table:style-name="ce2">
            <text:p>2020 JUN 07 16:31:34</text:p>
          </table:table-cell>
          <table:table-cell office:value-type="string" table:style-name="ce2">
            <text:p>2020 JUN 07 16:11:04</text:p>
          </table:table-cell>
          <table:table-cell office:value-type="string" table:style-name="ce2">
            <text:p>2020 JUN 07 16:31:3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7 16:21:04</text:p>
          </table:table-cell>
          <table:table-cell office:value-type="string" table:style-name="ce2">
            <text:p>2020 JUN 07 16:31:34</text:p>
          </table:table-cell>
          <table:table-cell office:value-type="string" table:style-name="ce2">
            <text:p>2020 JUN 07 16:31:04</text:p>
          </table:table-cell>
          <table:table-cell office:value-type="float" office:value="8.7814999999999994" table:style-name="ce2">
            <text:p>8,7815</text:p>
          </table:table-cell>
          <table:table-cell office:value-type="float" office:value="38.517099999999999" table:style-name="ce2">
            <text:p>38,5171</text:p>
          </table:table-cell>
          <table:table-cell office:value-type="string" table:style-name="ce2">
            <text:p>2020 JUN 07 16:21:34</text:p>
          </table:table-cell>
          <table:table-cell office:value-type="float" office:value="36.598799999999997" table:style-name="ce2">
            <text:p>36,5988</text:p>
          </table:table-cell>
          <table:table-cell office:value-type="float" office:value="48.834299999999999" table:style-name="ce2">
            <text:p>48,8343</text:p>
          </table:table-cell>
          <table:table-cell office:value-type="string" table:style-name="ce2">
            <text:p>2020 JUN 07 16:23:33</text:p>
          </table:table-cell>
          <table:table-cell office:value-type="float" office:value="58.671700000000001" table:style-name="ce2">
            <text:p>58,6717</text:p>
          </table:table-cell>
          <table:table-cell office:value-type="float" office:value="1097" table:style-name="ce2">
            <text:p>1097</text:p>
          </table:table-cell>
          <table:table-cell office:value-type="float" office:value="6.6863999999999999" table:style-name="ce2">
            <text:p>6,6864</text:p>
          </table:table-cell>
          <table:table-cell office:value-type="float" office:value="215.4864" table:style-name="ce2">
            <text:p>215,4864</text:p>
          </table:table-cell>
          <table:table-cell office:value-type="float" office:value="61.113799999999998" table:style-name="ce2">
            <text:p>61,1138</text:p>
          </table:table-cell>
          <table:table-cell office:value-type="string" table:style-name="ce2">
            <text:p>N/A</text:p>
          </table:table-cell>
          <table:table-cell office:value-type="float" office:value="109.43129999999999" table:style-name="ce2">
            <text:p>109,4313</text:p>
          </table:table-cell>
          <table:table-cell office:value-type="float" office:value="170.20650000000001" table:style-name="ce2">
            <text:p>170,206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9" table:style-name="ce2">
            <text:p>75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30" table:style-name="ce2">
            <text:p>123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30" table:style-name="ce2">
            <text:p>630</text:p>
          </table:table-cell>
          <table:table-cell office:value-type="float" office:value="300" table:style-name="ce2">
            <text:p>300</text:p>
          </table:table-cell>
          <table:table-cell office:value-type="float" office:value="1018" table:style-name="ce2">
            <text:p>1018</text:p>
          </table:table-cell>
          <table:table-cell office:value-type="string" table:style-name="ce2">
            <text:p>1400002C000A028002F71E1E04CE0301000D000D0000000000000000000000000000000002620276012C03F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7 16:21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5" table:style-name="ce2">
            <text:p>115</text:p>
          </table:table-cell>
          <table:table-cell office:value-type="float" office:value="0" table:style-name="ce2">
            <text:p>0</text:p>
          </table:table-cell>
          <table:table-cell office:value-type="float" office:value="275" table:style-name="ce2">
            <text:p>275</text:p>
          </table:table-cell>
          <table:table-cell office:value-type="float" office:value="11337" table:style-name="ce2">
            <text:p>113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2:01:45</text:p>
          </table:table-cell>
          <table:table-cell office:value-type="string" table:style-name="ce2">
            <text:p>2020 JUN 08 02:22:05</text:p>
          </table:table-cell>
          <table:table-cell office:value-type="string" table:style-name="ce2">
            <text:p>2020 JUN 08 02:01:55</text:p>
          </table:table-cell>
          <table:table-cell office:value-type="string" table:style-name="ce2">
            <text:p>2020 JUN 08 02:22:0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2:11:55</text:p>
          </table:table-cell>
          <table:table-cell office:value-type="string" table:style-name="ce2">
            <text:p>2020 JUN 08 02:22:05</text:p>
          </table:table-cell>
          <table:table-cell office:value-type="string" table:style-name="ce2">
            <text:p>2020 JUN 08 02:21:35</text:p>
          </table:table-cell>
          <table:table-cell office:value-type="float" office:value="5.9519000000000002" table:style-name="ce2">
            <text:p>5,9519</text:p>
          </table:table-cell>
          <table:table-cell office:value-type="float" office:value="-105.8669" table:style-name="ce2">
            <text:p>-105,8669</text:p>
          </table:table-cell>
          <table:table-cell office:value-type="string" table:style-name="ce2">
            <text:p>2020 JUN 08 02:12:25</text:p>
          </table:table-cell>
          <table:table-cell office:value-type="float" office:value="32.631300000000003" table:style-name="ce2">
            <text:p>32,6313</text:p>
          </table:table-cell>
          <table:table-cell office:value-type="float" office:value="-96.140199999999993" table:style-name="ce2">
            <text:p>-96,1402</text:p>
          </table:table-cell>
          <table:table-cell office:value-type="string" table:style-name="ce2">
            <text:p>2020 JUN 08 02:14:18</text:p>
          </table:table-cell>
          <table:table-cell office:value-type="float" office:value="58.195" table:style-name="ce2">
            <text:p>58,195</text:p>
          </table:table-cell>
          <table:table-cell office:value-type="float" office:value="1158" table:style-name="ce2">
            <text:p>1158</text:p>
          </table:table-cell>
          <table:table-cell office:value-type="float" office:value="6.6036000000000001" table:style-name="ce2">
            <text:p>6,6036</text:p>
          </table:table-cell>
          <table:table-cell office:value-type="float" office:value="215.73869999999999" table:style-name="ce2">
            <text:p>215,7387</text:p>
          </table:table-cell>
          <table:table-cell office:value-type="float" office:value="59.220999999999997" table:style-name="ce2">
            <text:p>59,221</text:p>
          </table:table-cell>
          <table:table-cell office:value-type="string" table:style-name="ce2">
            <text:p>N/A</text:p>
          </table:table-cell>
          <table:table-cell office:value-type="float" office:value="105.9573" table:style-name="ce2">
            <text:p>105,9573</text:p>
          </table:table-cell>
          <table:table-cell office:value-type="float" office:value="164.85059999999999" table:style-name="ce2">
            <text:p>164,850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3" table:style-name="ce2">
            <text:p>75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10" table:style-name="ce2">
            <text:p>12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10" table:style-name="ce2">
            <text:p>610</text:p>
          </table:table-cell>
          <table:table-cell office:value-type="float" office:value="300" table:style-name="ce2">
            <text:p>300</text:p>
          </table:table-cell>
          <table:table-cell office:value-type="float" office:value="972" table:style-name="ce2">
            <text:p>972</text:p>
          </table:table-cell>
          <table:table-cell office:value-type="string" table:style-name="ce2">
            <text:p>1400002C000A028002F11E1E04BA0301000D000D0000000000000000000000000000000002620262012C03C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21" table:style-name="ce3">
            <text:p>821</text:p>
          </table:table-cell>
          <table:table-cell office:value-type="float" office:value="821" table:style-name="ce3">
            <text:p>821</text:p>
          </table:table-cell>
          <table:table-cell office:value-type="float" office:value="0" table:style-name="ce3">
            <text:p>0</text:p>
          </table:table-cell>
          <table:table-cell office:value-type="float" office:value="275" table:style-name="ce3">
            <text:p>27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02:12:2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float" office:value="276" table:style-name="ce2">
            <text:p>276</text:p>
          </table:table-cell>
          <table:table-cell office:value-type="float" office:value="11338" table:style-name="ce2">
            <text:p>113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3:59:53</text:p>
          </table:table-cell>
          <table:table-cell office:value-type="string" table:style-name="ce2">
            <text:p>2020 JUN 08 04:20:09</text:p>
          </table:table-cell>
          <table:table-cell office:value-type="string" table:style-name="ce2">
            <text:p>2020 JUN 08 04:00:03</text:p>
          </table:table-cell>
          <table:table-cell office:value-type="string" table:style-name="ce2">
            <text:p>2020 JUN 08 04:20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4:10:03</text:p>
          </table:table-cell>
          <table:table-cell office:value-type="string" table:style-name="ce2">
            <text:p>2020 JUN 08 04:20:09</text:p>
          </table:table-cell>
          <table:table-cell office:value-type="string" table:style-name="ce2">
            <text:p>2020 JUN 08 04:19:39</text:p>
          </table:table-cell>
          <table:table-cell office:value-type="float" office:value="5.3966000000000003" table:style-name="ce2">
            <text:p>5,3966</text:p>
          </table:table-cell>
          <table:table-cell office:value-type="float" office:value="-134.732" table:style-name="ce2">
            <text:p>-134,732</text:p>
          </table:table-cell>
          <table:table-cell office:value-type="string" table:style-name="ce2">
            <text:p>2020 JUN 08 04:10:33</text:p>
          </table:table-cell>
          <table:table-cell office:value-type="float" office:value="31.978100000000001" table:style-name="ce2">
            <text:p>31,9781</text:p>
          </table:table-cell>
          <table:table-cell office:value-type="float" office:value="-125.70010000000001" table:style-name="ce2">
            <text:p>-125,7001</text:p>
          </table:table-cell>
          <table:table-cell office:value-type="string" table:style-name="ce2">
            <text:p>2020 JUN 08 04:12:25</text:p>
          </table:table-cell>
          <table:table-cell office:value-type="float" office:value="58.049700000000001" table:style-name="ce2">
            <text:p>58,0497</text:p>
          </table:table-cell>
          <table:table-cell office:value-type="float" office:value="1173" table:style-name="ce2">
            <text:p>1173</text:p>
          </table:table-cell>
          <table:table-cell office:value-type="float" office:value="6.5486000000000004" table:style-name="ce2">
            <text:p>6,5486</text:p>
          </table:table-cell>
          <table:table-cell office:value-type="float" office:value="215.78919999999999" table:style-name="ce2">
            <text:p>215,7892</text:p>
          </table:table-cell>
          <table:table-cell office:value-type="float" office:value="58.842399999999998" table:style-name="ce2">
            <text:p>58,8424</text:p>
          </table:table-cell>
          <table:table-cell office:value-type="string" table:style-name="ce2">
            <text:p>N/A</text:p>
          </table:table-cell>
          <table:table-cell office:value-type="float" office:value="105.2625" table:style-name="ce2">
            <text:p>105,2625</text:p>
          </table:table-cell>
          <table:table-cell office:value-type="float" office:value="163.77940000000001" table:style-name="ce2">
            <text:p>163,779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52" table:style-name="ce2">
            <text:p>75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206" table:style-name="ce2">
            <text:p>12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606" table:style-name="ce2">
            <text:p>606</text:p>
          </table:table-cell>
          <table:table-cell office:value-type="float" office:value="300" table:style-name="ce2">
            <text:p>300</text:p>
          </table:table-cell>
          <table:table-cell office:value-type="float" office:value="963" table:style-name="ce2">
            <text:p>963</text:p>
          </table:table-cell>
          <table:table-cell office:value-type="string" table:style-name="ce2">
            <text:p>1400002C000A028002F01E1E04B60301000D000D000000000000000000000000000000000262025E012C03C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10" table:style-name="ce3">
            <text:p>3110</text:p>
          </table:table-cell>
          <table:table-cell office:value-type="float" office:value="3110" table:style-name="ce3">
            <text:p>3110</text:p>
          </table:table-cell>
          <table:table-cell office:value-type="float" office:value="0" table:style-name="ce3">
            <text:p>0</text:p>
          </table:table-cell>
          <table:table-cell office:value-type="float" office:value="276" table:style-name="ce3">
            <text:p>27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04:10:3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0" table:style-name="ce2">
            <text:p>0</text:p>
          </table:table-cell>
          <table:table-cell office:value-type="float" office:value="278" table:style-name="ce2">
            <text:p>278</text:p>
          </table:table-cell>
          <table:table-cell office:value-type="float" office:value="11340" table:style-name="ce2">
            <text:p>113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07:56:22</text:p>
          </table:table-cell>
          <table:table-cell office:value-type="string" table:style-name="ce2">
            <text:p>2020 JUN 08 08:16:26</text:p>
          </table:table-cell>
          <table:table-cell office:value-type="string" table:style-name="ce2">
            <text:p>2020 JUN 08 07:56:32</text:p>
          </table:table-cell>
          <table:table-cell office:value-type="string" table:style-name="ce2">
            <text:p>2020 JUN 08 08:16:2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08:06:32</text:p>
          </table:table-cell>
          <table:table-cell office:value-type="string" table:style-name="ce2">
            <text:p>2020 JUN 08 08:16:26</text:p>
          </table:table-cell>
          <table:table-cell office:value-type="string" table:style-name="ce2">
            <text:p>2020 JUN 08 08:15:56</text:p>
          </table:table-cell>
          <table:table-cell office:value-type="float" office:value="4.1384999999999996" table:style-name="ce2">
            <text:p>4,1385</text:p>
          </table:table-cell>
          <table:table-cell office:value-type="float" office:value="167.4622" table:style-name="ce2">
            <text:p>167,4622</text:p>
          </table:table-cell>
          <table:table-cell office:value-type="string" table:style-name="ce2">
            <text:p>2020 JUN 08 08:07:02</text:p>
          </table:table-cell>
          <table:table-cell office:value-type="float" office:value="30.044499999999999" table:style-name="ce2">
            <text:p>30,0445</text:p>
          </table:table-cell>
          <table:table-cell office:value-type="float" office:value="176.20079999999999" table:style-name="ce2">
            <text:p>176,2008</text:p>
          </table:table-cell>
          <table:table-cell office:value-type="string" table:style-name="ce2">
            <text:p>2020 JUN 08 08:08:50</text:p>
          </table:table-cell>
          <table:table-cell office:value-type="float" office:value="57.752699999999997" table:style-name="ce2">
            <text:p>57,7527</text:p>
          </table:table-cell>
          <table:table-cell office:value-type="float" office:value="1211" table:style-name="ce2">
            <text:p>1211</text:p>
          </table:table-cell>
          <table:table-cell office:value-type="float" office:value="6.5106000000000002" table:style-name="ce2">
            <text:p>6,5106</text:p>
          </table:table-cell>
          <table:table-cell office:value-type="float" office:value="215.89019999999999" table:style-name="ce2">
            <text:p>215,8902</text:p>
          </table:table-cell>
          <table:table-cell office:value-type="float" office:value="57.706699999999998" table:style-name="ce2">
            <text:p>57,7067</text:p>
          </table:table-cell>
          <table:table-cell office:value-type="string" table:style-name="ce2">
            <text:p>N/A</text:p>
          </table:table-cell>
          <table:table-cell office:value-type="float" office:value="103.1781" table:style-name="ce2">
            <text:p>103,1781</text:p>
          </table:table-cell>
          <table:table-cell office:value-type="float" office:value="160.5658" table:style-name="ce2">
            <text:p>160,565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8" table:style-name="ce2">
            <text:p>74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94" table:style-name="ce2">
            <text:p>119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94" table:style-name="ce2">
            <text:p>594</text:p>
          </table:table-cell>
          <table:table-cell office:value-type="float" office:value="300" table:style-name="ce2">
            <text:p>300</text:p>
          </table:table-cell>
          <table:table-cell office:value-type="float" office:value="935" table:style-name="ce2">
            <text:p>935</text:p>
          </table:table-cell>
          <table:table-cell office:value-type="string" table:style-name="ce2">
            <text:p>1400002C000A028002EC1E1E04AA0301000D000D0000000000000000000000000000000002620252012C03A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85" table:style-name="ce3">
            <text:p>785</text:p>
          </table:table-cell>
          <table:table-cell office:value-type="float" office:value="785" table:style-name="ce3">
            <text:p>785</text:p>
          </table:table-cell>
          <table:table-cell office:value-type="float" office:value="0" table:style-name="ce3">
            <text:p>0</text:p>
          </table:table-cell>
          <table:table-cell office:value-type="float" office:value="278" table:style-name="ce3">
            <text:p>27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08:07:0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2">
            <text:p>118</text:p>
          </table:table-cell>
          <table:table-cell office:value-type="float" office:value="0" table:style-name="ce2">
            <text:p>0</text:p>
          </table:table-cell>
          <table:table-cell office:value-type="float" office:value="281" table:style-name="ce2">
            <text:p>281</text:p>
          </table:table-cell>
          <table:table-cell office:value-type="float" office:value="11343" table:style-name="ce2">
            <text:p>113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3:50:50</text:p>
          </table:table-cell>
          <table:table-cell office:value-type="string" table:style-name="ce2">
            <text:p>2020 JUN 08 14:10:46</text:p>
          </table:table-cell>
          <table:table-cell office:value-type="string" table:style-name="ce2">
            <text:p>2020 JUN 08 13:51:00</text:p>
          </table:table-cell>
          <table:table-cell office:value-type="string" table:style-name="ce2">
            <text:p>2020 JUN 08 14:10:4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4:01:00</text:p>
          </table:table-cell>
          <table:table-cell office:value-type="string" table:style-name="ce2">
            <text:p>2020 JUN 08 14:10:46</text:p>
          </table:table-cell>
          <table:table-cell office:value-type="string" table:style-name="ce2">
            <text:p>2020 JUN 08 14:10:16</text:p>
          </table:table-cell>
          <table:table-cell office:value-type="float" office:value="2.2393000000000001" table:style-name="ce2">
            <text:p>2,2393</text:p>
          </table:table-cell>
          <table:table-cell office:value-type="float" office:value="80.771500000000003" table:style-name="ce2">
            <text:p>80,7715</text:p>
          </table:table-cell>
          <table:table-cell office:value-type="string" table:style-name="ce2">
            <text:p>2020 JUN 08 14:01:30</text:p>
          </table:table-cell>
          <table:table-cell office:value-type="float" office:value="27.4938" table:style-name="ce2">
            <text:p>27,4938</text:p>
          </table:table-cell>
          <table:table-cell office:value-type="float" office:value="89.955799999999996" table:style-name="ce2">
            <text:p>89,9558</text:p>
          </table:table-cell>
          <table:table-cell office:value-type="string" table:style-name="ce2">
            <text:p>2020 JUN 08 14:03:15</text:p>
          </table:table-cell>
          <table:table-cell office:value-type="float" office:value="57.499099999999999" table:style-name="ce2">
            <text:p>57,4991</text:p>
          </table:table-cell>
          <table:table-cell office:value-type="float" office:value="1242" table:style-name="ce2">
            <text:p>1242</text:p>
          </table:table-cell>
          <table:table-cell office:value-type="float" office:value="6.5094000000000003" table:style-name="ce2">
            <text:p>6,5094</text:p>
          </table:table-cell>
          <table:table-cell office:value-type="float" office:value="216.04159999999999" table:style-name="ce2">
            <text:p>216,0416</text:p>
          </table:table-cell>
          <table:table-cell office:value-type="float" office:value="56.949599999999997" table:style-name="ce2">
            <text:p>56,9496</text:p>
          </table:table-cell>
          <table:table-cell office:value-type="string" table:style-name="ce2">
            <text:p>N/A</text:p>
          </table:table-cell>
          <table:table-cell office:value-type="float" office:value="101.7885" table:style-name="ce2">
            <text:p>101,7885</text:p>
          </table:table-cell>
          <table:table-cell office:value-type="float" office:value="158.42349999999999" table:style-name="ce2">
            <text:p>158,423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5" table:style-name="ce2">
            <text:p>74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86" table:style-name="ce2">
            <text:p>118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86" table:style-name="ce2">
            <text:p>586</text:p>
          </table:table-cell>
          <table:table-cell office:value-type="float" office:value="300" table:style-name="ce2">
            <text:p>300</text:p>
          </table:table-cell>
          <table:table-cell office:value-type="float" office:value="916" table:style-name="ce2">
            <text:p>916</text:p>
          </table:table-cell>
          <table:table-cell office:value-type="string" table:style-name="ce2">
            <text:p>1400002C000A028002E91E1E04A20301000D000D000000000000000000000000000000000262024A012C039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69" table:style-name="ce3">
            <text:p>2069</text:p>
          </table:table-cell>
          <table:table-cell office:value-type="float" office:value="2069" table:style-name="ce3">
            <text:p>2069</text:p>
          </table:table-cell>
          <table:table-cell office:value-type="float" office:value="0" table:style-name="ce3">
            <text:p>0</text:p>
          </table:table-cell>
          <table:table-cell office:value-type="float" office:value="281" table:style-name="ce3">
            <text:p>28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14:01:3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float" office:value="282" table:style-name="ce2">
            <text:p>282</text:p>
          </table:table-cell>
          <table:table-cell office:value-type="float" office:value="11344" table:style-name="ce2">
            <text:p>113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5:48:58</text:p>
          </table:table-cell>
          <table:table-cell office:value-type="string" table:style-name="ce2">
            <text:p>2020 JUN 08 16:08:49</text:p>
          </table:table-cell>
          <table:table-cell office:value-type="string" table:style-name="ce2">
            <text:p>2020 JUN 08 15:49:08</text:p>
          </table:table-cell>
          <table:table-cell office:value-type="string" table:style-name="ce2">
            <text:p>2020 JUN 08 16:08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5:59:08</text:p>
          </table:table-cell>
          <table:table-cell office:value-type="string" table:style-name="ce2">
            <text:p>2020 JUN 08 16:08:49</text:p>
          </table:table-cell>
          <table:table-cell office:value-type="string" table:style-name="ce2">
            <text:p>2020 JUN 08 16:08:19</text:p>
          </table:table-cell>
          <table:table-cell office:value-type="float" office:value="1.6814" table:style-name="ce2">
            <text:p>1,6814</text:p>
          </table:table-cell>
          <table:table-cell office:value-type="float" office:value="51.908700000000003" table:style-name="ce2">
            <text:p>51,9087</text:p>
          </table:table-cell>
          <table:table-cell office:value-type="string" table:style-name="ce2">
            <text:p>2020 JUN 08 15:59:38</text:p>
          </table:table-cell>
          <table:table-cell office:value-type="float" office:value="26.758500000000002" table:style-name="ce2">
            <text:p>26,7585</text:p>
          </table:table-cell>
          <table:table-cell office:value-type="float" office:value="60.530799999999999" table:style-name="ce2">
            <text:p>60,5308</text:p>
          </table:table-cell>
          <table:table-cell office:value-type="string" table:style-name="ce2">
            <text:p>2020 JUN 08 16:01:22</text:p>
          </table:table-cell>
          <table:table-cell office:value-type="float" office:value="57.337499999999999" table:style-name="ce2">
            <text:p>57,3375</text:p>
          </table:table-cell>
          <table:table-cell office:value-type="float" office:value="1259" table:style-name="ce2">
            <text:p>1259</text:p>
          </table:table-cell>
          <table:table-cell office:value-type="float" office:value="6.4635999999999996" table:style-name="ce2">
            <text:p>6,4636</text:p>
          </table:table-cell>
          <table:table-cell office:value-type="float" office:value="216.09209999999999" table:style-name="ce2">
            <text:p>216,0921</text:p>
          </table:table-cell>
          <table:table-cell office:value-type="float" office:value="56.476399999999998" table:style-name="ce2">
            <text:p>56,4764</text:p>
          </table:table-cell>
          <table:table-cell office:value-type="string" table:style-name="ce2">
            <text:p>N/A</text:p>
          </table:table-cell>
          <table:table-cell office:value-type="float" office:value="100.92" table:style-name="ce2">
            <text:p>100,92</text:p>
          </table:table-cell>
          <table:table-cell office:value-type="float" office:value="157.08449999999999" table:style-name="ce2">
            <text:p>157,084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4" table:style-name="ce2">
            <text:p>74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81" table:style-name="ce2">
            <text:p>118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81" table:style-name="ce2">
            <text:p>581</text:p>
          </table:table-cell>
          <table:table-cell office:value-type="float" office:value="300" table:style-name="ce2">
            <text:p>300</text:p>
          </table:table-cell>
          <table:table-cell office:value-type="float" office:value="905" table:style-name="ce2">
            <text:p>905</text:p>
          </table:table-cell>
          <table:table-cell office:value-type="string" table:style-name="ce2">
            <text:p>1400002C000A028002E81E1E049D0301000D000D0000000000000000000000000000000002620245012C038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01" table:style-name="ce3">
            <text:p>3101</text:p>
          </table:table-cell>
          <table:table-cell office:value-type="float" office:value="3101" table:style-name="ce3">
            <text:p>3101</text:p>
          </table:table-cell>
          <table:table-cell office:value-type="float" office:value="0" table:style-name="ce3">
            <text:p>0</text:p>
          </table:table-cell>
          <table:table-cell office:value-type="float" office:value="282" table:style-name="ce3">
            <text:p>28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15:59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float" office:value="0" table:style-name="ce2">
            <text:p>0</text:p>
          </table:table-cell>
          <table:table-cell office:value-type="float" office:value="284" table:style-name="ce2">
            <text:p>284</text:p>
          </table:table-cell>
          <table:table-cell office:value-type="float" office:value="11346" table:style-name="ce2">
            <text:p>113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9:45:18</text:p>
          </table:table-cell>
          <table:table-cell office:value-type="string" table:style-name="ce2">
            <text:p>2020 JUN 08 20:05:00</text:p>
          </table:table-cell>
          <table:table-cell office:value-type="string" table:style-name="ce2">
            <text:p>2020 JUN 08 19:45:28</text:p>
          </table:table-cell>
          <table:table-cell office:value-type="string" table:style-name="ce2">
            <text:p>2020 JUN 08 20:05:0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9:55:28</text:p>
          </table:table-cell>
          <table:table-cell office:value-type="string" table:style-name="ce2">
            <text:p>2020 JUN 08 20:05:00</text:p>
          </table:table-cell>
          <table:table-cell office:value-type="string" table:style-name="ce2">
            <text:p>2020 JUN 08 20:04:30</text:p>
          </table:table-cell>
          <table:table-cell office:value-type="float" office:value="0.74287999999999998" table:style-name="ce2">
            <text:p>0,74288</text:p>
          </table:table-cell>
          <table:table-cell office:value-type="float" office:value="-5.7915000000000001" table:style-name="ce2">
            <text:p>-5,7915</text:p>
          </table:table-cell>
          <table:table-cell office:value-type="string" table:style-name="ce2">
            <text:p>2020 JUN 08 19:55:58</text:p>
          </table:table-cell>
          <table:table-cell office:value-type="float" office:value="25.382400000000001" table:style-name="ce2">
            <text:p>25,3824</text:p>
          </table:table-cell>
          <table:table-cell office:value-type="float" office:value="2.2778999999999998" table:style-name="ce2">
            <text:p>2,2779</text:p>
          </table:table-cell>
          <table:table-cell office:value-type="string" table:style-name="ce2">
            <text:p>2020 JUN 08 19:57:40</text:p>
          </table:table-cell>
          <table:table-cell office:value-type="float" office:value="57.025399999999998" table:style-name="ce2">
            <text:p>57,0254</text:p>
          </table:table-cell>
          <table:table-cell office:value-type="float" office:value="1285" table:style-name="ce2">
            <text:p>1285</text:p>
          </table:table-cell>
          <table:table-cell office:value-type="float" office:value="6.4127999999999998" table:style-name="ce2">
            <text:p>6,4128</text:p>
          </table:table-cell>
          <table:table-cell office:value-type="float" office:value="216.19309999999999" table:style-name="ce2">
            <text:p>216,1931</text:p>
          </table:table-cell>
          <table:table-cell office:value-type="float" office:value="55.624600000000001" table:style-name="ce2">
            <text:p>55,6246</text:p>
          </table:table-cell>
          <table:table-cell office:value-type="string" table:style-name="ce2">
            <text:p>N/A</text:p>
          </table:table-cell>
          <table:table-cell office:value-type="float" office:value="99.356700000000004" table:style-name="ce2">
            <text:p>99,3567</text:p>
          </table:table-cell>
          <table:table-cell office:value-type="float" office:value="154.67429999999999" table:style-name="ce2">
            <text:p>154,674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42" table:style-name="ce2">
            <text:p>74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72" table:style-name="ce2">
            <text:p>117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72" table:style-name="ce2">
            <text:p>572</text:p>
          </table:table-cell>
          <table:table-cell office:value-type="float" office:value="300" table:style-name="ce2">
            <text:p>300</text:p>
          </table:table-cell>
          <table:table-cell office:value-type="float" office:value="885" table:style-name="ce2">
            <text:p>885</text:p>
          </table:table-cell>
          <table:table-cell office:value-type="string" table:style-name="ce2">
            <text:p>1400002C000A028002E61E1E04940301000D000D000000000000000000000000000000000262023C012C037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95" table:style-name="ce3">
            <text:p>1295</text:p>
          </table:table-cell>
          <table:table-cell office:value-type="float" office:value="1295" table:style-name="ce3">
            <text:p>1295</text:p>
          </table:table-cell>
          <table:table-cell office:value-type="float" office:value="0" table:style-name="ce3">
            <text:p>0</text:p>
          </table:table-cell>
          <table:table-cell office:value-type="float" office:value="284" table:style-name="ce3">
            <text:p>28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19:55:5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286" table:style-name="ce2">
            <text:p>286</text:p>
          </table:table-cell>
          <table:table-cell office:value-type="float" office:value="11348" table:style-name="ce2">
            <text:p>113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23:41:38</text:p>
          </table:table-cell>
          <table:table-cell office:value-type="string" table:style-name="ce2">
            <text:p>2020 JUN 09 00:01:13</text:p>
          </table:table-cell>
          <table:table-cell office:value-type="string" table:style-name="ce2">
            <text:p>2020 JUN 08 23:41:48</text:p>
          </table:table-cell>
          <table:table-cell office:value-type="string" table:style-name="ce2">
            <text:p>2020 JUN 09 00:01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23:51:48</text:p>
          </table:table-cell>
          <table:table-cell office:value-type="string" table:style-name="ce2">
            <text:p>2020 JUN 09 00:01:13</text:p>
          </table:table-cell>
          <table:table-cell office:value-type="string" table:style-name="ce2">
            <text:p>2020 JUN 09 00:00:43</text:p>
          </table:table-cell>
          <table:table-cell office:value-type="float" office:value="-0.42262" table:style-name="ce2">
            <text:p>-0,42262</text:p>
          </table:table-cell>
          <table:table-cell office:value-type="float" office:value="-63.560600000000001" table:style-name="ce2">
            <text:p>-63,5606</text:p>
          </table:table-cell>
          <table:table-cell office:value-type="string" table:style-name="ce2">
            <text:p>2020 JUN 08 23:52:18</text:p>
          </table:table-cell>
          <table:table-cell office:value-type="float" office:value="23.751100000000001" table:style-name="ce2">
            <text:p>23,7511</text:p>
          </table:table-cell>
          <table:table-cell office:value-type="float" office:value="-55.386000000000003" table:style-name="ce2">
            <text:p>-55,386</text:p>
          </table:table-cell>
          <table:table-cell office:value-type="string" table:style-name="ce2">
            <text:p>2020 JUN 08 23:53:57</text:p>
          </table:table-cell>
          <table:table-cell office:value-type="float" office:value="56.824399999999997" table:style-name="ce2">
            <text:p>56,8244</text:p>
          </table:table-cell>
          <table:table-cell office:value-type="float" office:value="1311" table:style-name="ce2">
            <text:p>1311</text:p>
          </table:table-cell>
          <table:table-cell office:value-type="float" office:value="6.4013999999999998" table:style-name="ce2">
            <text:p>6,4014</text:p>
          </table:table-cell>
          <table:table-cell office:value-type="float" office:value="216.29409999999999" table:style-name="ce2">
            <text:p>216,2941</text:p>
          </table:table-cell>
          <table:table-cell office:value-type="float" office:value="54.9621" table:style-name="ce2">
            <text:p>54,9621</text:p>
          </table:table-cell>
          <table:table-cell office:value-type="string" table:style-name="ce2">
            <text:p>N/A</text:p>
          </table:table-cell>
          <table:table-cell office:value-type="float" office:value="98.140799999999999" table:style-name="ce2">
            <text:p>98,1408</text:p>
          </table:table-cell>
          <table:table-cell office:value-type="float" office:value="152.7997" table:style-name="ce2">
            <text:p>152,799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9" table:style-name="ce2">
            <text:p>73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65" table:style-name="ce2">
            <text:p>11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65" table:style-name="ce2">
            <text:p>565</text:p>
          </table:table-cell>
          <table:table-cell office:value-type="float" office:value="300" table:style-name="ce2">
            <text:p>300</text:p>
          </table:table-cell>
          <table:table-cell office:value-type="float" office:value="868" table:style-name="ce2">
            <text:p>868</text:p>
          </table:table-cell>
          <table:table-cell office:value-type="string" table:style-name="ce2">
            <text:p>1400002C000A028002E31E1E048D0301000D000D0000000000000000000000000000000002620235012C036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3">
            <text:p>28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8 23:52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0" table:style-name="ce2">
            <text:p>0</text:p>
          </table:table-cell>
          <table:table-cell office:value-type="float" office:value="288" table:style-name="ce2">
            <text:p>288</text:p>
          </table:table-cell>
          <table:table-cell office:value-type="float" office:value="11350" table:style-name="ce2">
            <text:p>113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3:37:51</text:p>
          </table:table-cell>
          <table:table-cell office:value-type="string" table:style-name="ce2">
            <text:p>2020 JUN 09 03:57:19</text:p>
          </table:table-cell>
          <table:table-cell office:value-type="string" table:style-name="ce2">
            <text:p>2020 JUN 09 03:38:01</text:p>
          </table:table-cell>
          <table:table-cell office:value-type="string" table:style-name="ce2">
            <text:p>2020 JUN 09 03:57: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03:48:01</text:p>
          </table:table-cell>
          <table:table-cell office:value-type="string" table:style-name="ce2">
            <text:p>2020 JUN 09 03:57:19</text:p>
          </table:table-cell>
          <table:table-cell office:value-type="string" table:style-name="ce2">
            <text:p>2020 JUN 09 03:56:49</text:p>
          </table:table-cell>
          <table:table-cell office:value-type="float" office:value="-1.5215000000000001" table:style-name="ce2">
            <text:p>-1,5215</text:p>
          </table:table-cell>
          <table:table-cell office:value-type="float" office:value="-121.2855" table:style-name="ce2">
            <text:p>-121,2855</text:p>
          </table:table-cell>
          <table:table-cell office:value-type="string" table:style-name="ce2">
            <text:p>2020 JUN 09 03:48:31</text:p>
          </table:table-cell>
          <table:table-cell office:value-type="float" office:value="22.125399999999999" table:style-name="ce2">
            <text:p>22,1254</text:p>
          </table:table-cell>
          <table:table-cell office:value-type="float" office:value="-112.8297" table:style-name="ce2">
            <text:p>-112,8297</text:p>
          </table:table-cell>
          <table:table-cell office:value-type="string" table:style-name="ce2">
            <text:p>2020 JUN 09 03:50:08</text:p>
          </table:table-cell>
          <table:table-cell office:value-type="float" office:value="56.583199999999998" table:style-name="ce2">
            <text:p>56,5832</text:p>
          </table:table-cell>
          <table:table-cell office:value-type="float" office:value="1333" table:style-name="ce2">
            <text:p>1333</text:p>
          </table:table-cell>
          <table:table-cell office:value-type="float" office:value="6.4024999999999999" table:style-name="ce2">
            <text:p>6,4025</text:p>
          </table:table-cell>
          <table:table-cell office:value-type="float" office:value="216.39510000000001" table:style-name="ce2">
            <text:p>216,3951</text:p>
          </table:table-cell>
          <table:table-cell office:value-type="float" office:value="54.299599999999998" table:style-name="ce2">
            <text:p>54,2996</text:p>
          </table:table-cell>
          <table:table-cell office:value-type="string" table:style-name="ce2">
            <text:p>N/A</text:p>
          </table:table-cell>
          <table:table-cell office:value-type="float" office:value="96.924899999999994" table:style-name="ce2">
            <text:p>96,9249</text:p>
          </table:table-cell>
          <table:table-cell office:value-type="float" office:value="150.92519999999999" table:style-name="ce2">
            <text:p>150,925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7" table:style-name="ce2">
            <text:p>73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58" table:style-name="ce2">
            <text:p>11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58" table:style-name="ce2">
            <text:p>558</text:p>
          </table:table-cell>
          <table:table-cell office:value-type="float" office:value="300" table:style-name="ce2">
            <text:p>300</text:p>
          </table:table-cell>
          <table:table-cell office:value-type="float" office:value="852" table:style-name="ce2">
            <text:p>852</text:p>
          </table:table-cell>
          <table:table-cell office:value-type="string" table:style-name="ce2">
            <text:p>1400002C000A028002E11E1E04860301000D000D000000000000000000000000000000000262022E012C035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47" table:style-name="ce3">
            <text:p>2747</text:p>
          </table:table-cell>
          <table:table-cell office:value-type="float" office:value="2747" table:style-name="ce3">
            <text:p>2747</text:p>
          </table:table-cell>
          <table:table-cell office:value-type="float" office:value="0" table:style-name="ce3">
            <text:p>0</text:p>
          </table:table-cell>
          <table:table-cell office:value-type="float" office:value="288" table:style-name="ce3">
            <text:p>28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9 03:48:3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float" office:value="289" table:style-name="ce2">
            <text:p>289</text:p>
          </table:table-cell>
          <table:table-cell office:value-type="float" office:value="11351" table:style-name="ce2">
            <text:p>113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05:36:01</text:p>
          </table:table-cell>
          <table:table-cell office:value-type="string" table:style-name="ce2">
            <text:p>2020 JUN 09 05:55:24</text:p>
          </table:table-cell>
          <table:table-cell office:value-type="string" table:style-name="ce2">
            <text:p>2020 JUN 09 05:36:11</text:p>
          </table:table-cell>
          <table:table-cell office:value-type="string" table:style-name="ce2">
            <text:p>2020 JUN 09 05:55:2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05:46:11</text:p>
          </table:table-cell>
          <table:table-cell office:value-type="string" table:style-name="ce2">
            <text:p>2020 JUN 09 05:55:24</text:p>
          </table:table-cell>
          <table:table-cell office:value-type="string" table:style-name="ce2">
            <text:p>2020 JUN 09 05:54:54</text:p>
          </table:table-cell>
          <table:table-cell office:value-type="float" office:value="-2.0638000000000001" table:style-name="ce2">
            <text:p>-2,0638</text:p>
          </table:table-cell>
          <table:table-cell office:value-type="float" office:value="-150.15469999999999" table:style-name="ce2">
            <text:p>-150,1547</text:p>
          </table:table-cell>
          <table:table-cell office:value-type="string" table:style-name="ce2">
            <text:p>2020 JUN 09 05:46:41</text:p>
          </table:table-cell>
          <table:table-cell office:value-type="float" office:value="21.457000000000001" table:style-name="ce2">
            <text:p>21,457</text:p>
          </table:table-cell>
          <table:table-cell office:value-type="float" office:value="-142.4597" table:style-name="ce2">
            <text:p>-142,4597</text:p>
          </table:table-cell>
          <table:table-cell office:value-type="string" table:style-name="ce2">
            <text:p>2020 JUN 09 05:48:17</text:p>
          </table:table-cell>
          <table:table-cell office:value-type="float" office:value="56.391199999999998" table:style-name="ce2">
            <text:p>56,3912</text:p>
          </table:table-cell>
          <table:table-cell office:value-type="float" office:value="1350" table:style-name="ce2">
            <text:p>1350</text:p>
          </table:table-cell>
          <table:table-cell office:value-type="float" office:value="6.3436000000000003" table:style-name="ce2">
            <text:p>6,3436</text:p>
          </table:table-cell>
          <table:table-cell office:value-type="float" office:value="216.44560000000001" table:style-name="ce2">
            <text:p>216,4456</text:p>
          </table:table-cell>
          <table:table-cell office:value-type="float" office:value="53.8264" table:style-name="ce2">
            <text:p>53,8264</text:p>
          </table:table-cell>
          <table:table-cell office:value-type="string" table:style-name="ce2">
            <text:p>N/A</text:p>
          </table:table-cell>
          <table:table-cell office:value-type="float" office:value="96.056399999999996" table:style-name="ce2">
            <text:p>96,0564</text:p>
          </table:table-cell>
          <table:table-cell office:value-type="float" office:value="149.58619999999999" table:style-name="ce2">
            <text:p>149,5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6" table:style-name="ce2">
            <text:p>73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53" table:style-name="ce2">
            <text:p>115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53" table:style-name="ce2">
            <text:p>553</text:p>
          </table:table-cell>
          <table:table-cell office:value-type="float" office:value="300" table:style-name="ce2">
            <text:p>300</text:p>
          </table:table-cell>
          <table:table-cell office:value-type="float" office:value="841" table:style-name="ce2">
            <text:p>841</text:p>
          </table:table-cell>
          <table:table-cell office:value-type="string" table:style-name="ce2">
            <text:p>1400002C000A028002E01E1E04810301000D000D0000000000000000000000000000000002620229012C034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35" table:style-name="ce3">
            <text:p>2735</text:p>
          </table:table-cell>
          <table:table-cell office:value-type="float" office:value="2735" table:style-name="ce3">
            <text:p>2735</text:p>
          </table:table-cell>
          <table:table-cell office:value-type="float" office:value="0" table:style-name="ce3">
            <text:p>0</text:p>
          </table:table-cell>
          <table:table-cell office:value-type="float" office:value="289" table:style-name="ce3">
            <text:p>28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9 05:46:4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float" office:value="292" table:style-name="ce2">
            <text:p>292</text:p>
          </table:table-cell>
          <table:table-cell office:value-type="float" office:value="11354" table:style-name="ce2">
            <text:p>113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1:30:35</text:p>
          </table:table-cell>
          <table:table-cell office:value-type="string" table:style-name="ce2">
            <text:p>2020 JUN 09 11:49:49</text:p>
          </table:table-cell>
          <table:table-cell office:value-type="string" table:style-name="ce2">
            <text:p>2020 JUN 09 11:30:45</text:p>
          </table:table-cell>
          <table:table-cell office:value-type="string" table:style-name="ce2">
            <text:p>2020 JUN 09 11:49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1:40:45</text:p>
          </table:table-cell>
          <table:table-cell office:value-type="string" table:style-name="ce2">
            <text:p>2020 JUN 09 11:49:49</text:p>
          </table:table-cell>
          <table:table-cell office:value-type="string" table:style-name="ce2">
            <text:p>2020 JUN 09 11:49:19</text:p>
          </table:table-cell>
          <table:table-cell office:value-type="float" office:value="-3.9117000000000002" table:style-name="ce2">
            <text:p>-3,9117</text:p>
          </table:table-cell>
          <table:table-cell office:value-type="float" office:value="123.1352" table:style-name="ce2">
            <text:p>123,1352</text:p>
          </table:table-cell>
          <table:table-cell office:value-type="string" table:style-name="ce2">
            <text:p>2020 JUN 09 11:41:15</text:p>
          </table:table-cell>
          <table:table-cell office:value-type="float" office:value="19.1343" table:style-name="ce2">
            <text:p>19,1343</text:p>
          </table:table-cell>
          <table:table-cell office:value-type="float" office:value="130.37309999999999" table:style-name="ce2">
            <text:p>130,3731</text:p>
          </table:table-cell>
          <table:table-cell office:value-type="string" table:style-name="ce2">
            <text:p>2020 JUN 09 11:42:49</text:p>
          </table:table-cell>
          <table:table-cell office:value-type="float" office:value="55.994700000000002" table:style-name="ce2">
            <text:p>55,9947</text:p>
          </table:table-cell>
          <table:table-cell office:value-type="float" office:value="1389" table:style-name="ce2">
            <text:p>1389</text:p>
          </table:table-cell>
          <table:table-cell office:value-type="float" office:value="6.2824999999999998" table:style-name="ce2">
            <text:p>6,2825</text:p>
          </table:table-cell>
          <table:table-cell office:value-type="float" office:value="216.59729999999999" table:style-name="ce2">
            <text:p>216,5973</text:p>
          </table:table-cell>
          <table:table-cell office:value-type="float" office:value="52.974600000000002" table:style-name="ce2">
            <text:p>52,9746</text:p>
          </table:table-cell>
          <table:table-cell office:value-type="string" table:style-name="ce2">
            <text:p>N/A</text:p>
          </table:table-cell>
          <table:table-cell office:value-type="float" office:value="94.492999999999995" table:style-name="ce2">
            <text:p>94,493</text:p>
          </table:table-cell>
          <table:table-cell office:value-type="float" office:value="147.17599999999999" table:style-name="ce2">
            <text:p>147,17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4" table:style-name="ce2">
            <text:p>73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44" table:style-name="ce2">
            <text:p>114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44" table:style-name="ce2">
            <text:p>544</text:p>
          </table:table-cell>
          <table:table-cell office:value-type="float" office:value="300" table:style-name="ce2">
            <text:p>300</text:p>
          </table:table-cell>
          <table:table-cell office:value-type="float" office:value="821" table:style-name="ce2">
            <text:p>821</text:p>
          </table:table-cell>
          <table:table-cell office:value-type="string" table:style-name="ce2">
            <text:p>1400002C000A028002DE1E1E04780301000D000D0000000000000000000000000000000002620220012C03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292" table:style-name="ce3">
            <text:p>29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9 11:41:1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5" table:style-name="ce2">
            <text:p>125</text:p>
          </table:table-cell>
          <table:table-cell office:value-type="float" office:value="0" table:style-name="ce2">
            <text:p>0</text:p>
          </table:table-cell>
          <table:table-cell office:value-type="float" office:value="294" table:style-name="ce2">
            <text:p>294</text:p>
          </table:table-cell>
          <table:table-cell office:value-type="float" office:value="11356" table:style-name="ce2">
            <text:p>11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5:26:47</text:p>
          </table:table-cell>
          <table:table-cell office:value-type="string" table:style-name="ce2">
            <text:p>2020 JUN 09 15:45:53</text:p>
          </table:table-cell>
          <table:table-cell office:value-type="string" table:style-name="ce2">
            <text:p>2020 JUN 09 15:26:57</text:p>
          </table:table-cell>
          <table:table-cell office:value-type="string" table:style-name="ce2">
            <text:p>2020 JUN 09 15:45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5:36:57</text:p>
          </table:table-cell>
          <table:table-cell office:value-type="string" table:style-name="ce2">
            <text:p>2020 JUN 09 15:45:53</text:p>
          </table:table-cell>
          <table:table-cell office:value-type="string" table:style-name="ce2">
            <text:p>2020 JUN 09 15:45:23</text:p>
          </table:table-cell>
          <table:table-cell office:value-type="float" office:value="-4.9756999999999998" table:style-name="ce2">
            <text:p>-4,9757</text:p>
          </table:table-cell>
          <table:table-cell office:value-type="float" office:value="65.421700000000001" table:style-name="ce2">
            <text:p>65,4217</text:p>
          </table:table-cell>
          <table:table-cell office:value-type="string" table:style-name="ce2">
            <text:p>2020 JUN 09 15:37:27</text:p>
          </table:table-cell>
          <table:table-cell office:value-type="float" office:value="17.512699999999999" table:style-name="ce2">
            <text:p>17,5127</text:p>
          </table:table-cell>
          <table:table-cell office:value-type="float" office:value="72.899000000000001" table:style-name="ce2">
            <text:p>72,899</text:p>
          </table:table-cell>
          <table:table-cell office:value-type="string" table:style-name="ce2">
            <text:p>2020 JUN 09 15:38:58</text:p>
          </table:table-cell>
          <table:table-cell office:value-type="float" office:value="55.743299999999998" table:style-name="ce2">
            <text:p>55,7433</text:p>
          </table:table-cell>
          <table:table-cell office:value-type="float" office:value="1414" table:style-name="ce2">
            <text:p>1414</text:p>
          </table:table-cell>
          <table:table-cell office:value-type="float" office:value="6.2816999999999998" table:style-name="ce2">
            <text:p>6,2817</text:p>
          </table:table-cell>
          <table:table-cell office:value-type="float" office:value="216.69829999999999" table:style-name="ce2">
            <text:p>216,6983</text:p>
          </table:table-cell>
          <table:table-cell office:value-type="float" office:value="52.217500000000001" table:style-name="ce2">
            <text:p>52,2175</text:p>
          </table:table-cell>
          <table:table-cell office:value-type="string" table:style-name="ce2">
            <text:p>N/A</text:p>
          </table:table-cell>
          <table:table-cell office:value-type="float" office:value="93.103399999999993" table:style-name="ce2">
            <text:p>93,1034</text:p>
          </table:table-cell>
          <table:table-cell office:value-type="float" office:value="145.03360000000001" table:style-name="ce2">
            <text:p>145,033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31" table:style-name="ce2">
            <text:p>73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36" table:style-name="ce2">
            <text:p>113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36" table:style-name="ce2">
            <text:p>536</text:p>
          </table:table-cell>
          <table:table-cell office:value-type="float" office:value="300" table:style-name="ce2">
            <text:p>300</text:p>
          </table:table-cell>
          <table:table-cell office:value-type="float" office:value="802" table:style-name="ce2">
            <text:p>802</text:p>
          </table:table-cell>
          <table:table-cell office:value-type="string" table:style-name="ce2">
            <text:p>1400002C000A028002DB1E1E04700301000D000D0000000000000000000000000000000002620218012C03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9" table:style-name="ce3">
            <text:p>2729</text:p>
          </table:table-cell>
          <table:table-cell office:value-type="float" office:value="2729" table:style-name="ce3">
            <text:p>2729</text:p>
          </table:table-cell>
          <table:table-cell office:value-type="float" office:value="0" table:style-name="ce3">
            <text:p>0</text:p>
          </table:table-cell>
          <table:table-cell office:value-type="float" office:value="294" table:style-name="ce3">
            <text:p>29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9 15:37:2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float" office:value="296" table:style-name="ce2">
            <text:p>296</text:p>
          </table:table-cell>
          <table:table-cell office:value-type="float" office:value="11358" table:style-name="ce2">
            <text:p>113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19:23:04</text:p>
          </table:table-cell>
          <table:table-cell office:value-type="string" table:style-name="ce2">
            <text:p>2020 JUN 09 19:42:01</text:p>
          </table:table-cell>
          <table:table-cell office:value-type="string" table:style-name="ce2">
            <text:p>2020 JUN 09 19:23:14</text:p>
          </table:table-cell>
          <table:table-cell office:value-type="string" table:style-name="ce2">
            <text:p>2020 JUN 09 19:42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19:33:14</text:p>
          </table:table-cell>
          <table:table-cell office:value-type="string" table:style-name="ce2">
            <text:p>2020 JUN 09 19:42:01</text:p>
          </table:table-cell>
          <table:table-cell office:value-type="string" table:style-name="ce2">
            <text:p>2020 JUN 09 19:41:31</text:p>
          </table:table-cell>
          <table:table-cell office:value-type="float" office:value="-5.8463000000000003" table:style-name="ce2">
            <text:p>-5,8463</text:p>
          </table:table-cell>
          <table:table-cell office:value-type="float" office:value="7.7417999999999996" table:style-name="ce2">
            <text:p>7,7418</text:p>
          </table:table-cell>
          <table:table-cell office:value-type="string" table:style-name="ce2">
            <text:p>2020 JUN 09 19:33:44</text:p>
          </table:table-cell>
          <table:table-cell office:value-type="float" office:value="16.1737" table:style-name="ce2">
            <text:p>16,1737</text:p>
          </table:table-cell>
          <table:table-cell office:value-type="float" office:value="14.8154" table:style-name="ce2">
            <text:p>14,8154</text:p>
          </table:table-cell>
          <table:table-cell office:value-type="string" table:style-name="ce2">
            <text:p>2020 JUN 09 19:35:13</text:p>
          </table:table-cell>
          <table:table-cell office:value-type="float" office:value="55.369599999999998" table:style-name="ce2">
            <text:p>55,3696</text:p>
          </table:table-cell>
          <table:table-cell office:value-type="float" office:value="1439" table:style-name="ce2">
            <text:p>1439</text:p>
          </table:table-cell>
          <table:table-cell office:value-type="float" office:value="6.2411000000000003" table:style-name="ce2">
            <text:p>6,2411</text:p>
          </table:table-cell>
          <table:table-cell office:value-type="float" office:value="216.79939999999999" table:style-name="ce2">
            <text:p>216,7994</text:p>
          </table:table-cell>
          <table:table-cell office:value-type="float" office:value="51.365699999999997" table:style-name="ce2">
            <text:p>51,3657</text:p>
          </table:table-cell>
          <table:table-cell office:value-type="string" table:style-name="ce2">
            <text:p>N/A</text:p>
          </table:table-cell>
          <table:table-cell office:value-type="float" office:value="91.540099999999995" table:style-name="ce2">
            <text:p>91,5401</text:p>
          </table:table-cell>
          <table:table-cell office:value-type="float" office:value="142.62350000000001" table:style-name="ce2">
            <text:p>142,623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9" table:style-name="ce2">
            <text:p>72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27" table:style-name="ce2">
            <text:p>112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27" table:style-name="ce2">
            <text:p>527</text:p>
          </table:table-cell>
          <table:table-cell office:value-type="float" office:value="300" table:style-name="ce2">
            <text:p>300</text:p>
          </table:table-cell>
          <table:table-cell office:value-type="float" office:value="782" table:style-name="ce2">
            <text:p>782</text:p>
          </table:table-cell>
          <table:table-cell office:value-type="string" table:style-name="ce2">
            <text:p>1400002C000A028002D91E1E04670301000D000D000000000000000000000000000000000262020F012C030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296" table:style-name="ce3">
            <text:p>296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9 19:33:4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297" table:style-name="ce2">
            <text:p>297</text:p>
          </table:table-cell>
          <table:table-cell office:value-type="float" office:value="11359" table:style-name="ce2">
            <text:p>113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9 21:21:14</text:p>
          </table:table-cell>
          <table:table-cell office:value-type="string" table:style-name="ce2">
            <text:p>2020 JUN 09 21:40:08</text:p>
          </table:table-cell>
          <table:table-cell office:value-type="string" table:style-name="ce2">
            <text:p>2020 JUN 09 21:21:24</text:p>
          </table:table-cell>
          <table:table-cell office:value-type="string" table:style-name="ce2">
            <text:p>2020 JUN 09 21:40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9 21:31:24</text:p>
          </table:table-cell>
          <table:table-cell office:value-type="string" table:style-name="ce2">
            <text:p>2020 JUN 09 21:40:08</text:p>
          </table:table-cell>
          <table:table-cell office:value-type="string" table:style-name="ce2">
            <text:p>2020 JUN 09 21:39:38</text:p>
          </table:table-cell>
          <table:table-cell office:value-type="float" office:value="-6.3551000000000002" table:style-name="ce2">
            <text:p>-6,3551</text:p>
          </table:table-cell>
          <table:table-cell office:value-type="float" office:value="-21.1309" table:style-name="ce2">
            <text:p>-21,1309</text:p>
          </table:table-cell>
          <table:table-cell office:value-type="string" table:style-name="ce2">
            <text:p>2020 JUN 09 21:31:54</text:p>
          </table:table-cell>
          <table:table-cell office:value-type="float" office:value="15.405799999999999" table:style-name="ce2">
            <text:p>15,4058</text:p>
          </table:table-cell>
          <table:table-cell office:value-type="float" office:value="-13.833299999999999" table:style-name="ce2">
            <text:p>-13,8333</text:p>
          </table:table-cell>
          <table:table-cell office:value-type="string" table:style-name="ce2">
            <text:p>2020 JUN 09 21:33:22</text:p>
          </table:table-cell>
          <table:table-cell office:value-type="float" office:value="55.228400000000001" table:style-name="ce2">
            <text:p>55,2284</text:p>
          </table:table-cell>
          <table:table-cell office:value-type="float" office:value="1451" table:style-name="ce2">
            <text:p>1451</text:p>
          </table:table-cell>
          <table:table-cell office:value-type="float" office:value="6.2477999999999998" table:style-name="ce2">
            <text:p>6,2478</text:p>
          </table:table-cell>
          <table:table-cell office:value-type="float" office:value="216.84989999999999" table:style-name="ce2">
            <text:p>216,8499</text:p>
          </table:table-cell>
          <table:table-cell office:value-type="float" office:value="51.081800000000001" table:style-name="ce2">
            <text:p>51,0818</text:p>
          </table:table-cell>
          <table:table-cell office:value-type="string" table:style-name="ce2">
            <text:p>N/A</text:p>
          </table:table-cell>
          <table:table-cell office:value-type="float" office:value="91.019000000000005" table:style-name="ce2">
            <text:p>91,019</text:p>
          </table:table-cell>
          <table:table-cell office:value-type="float" office:value="141.8201" table:style-name="ce2">
            <text:p>141,820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8" table:style-name="ce2">
            <text:p>72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24" table:style-name="ce2">
            <text:p>112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24" table:style-name="ce2">
            <text:p>524</text:p>
          </table:table-cell>
          <table:table-cell office:value-type="float" office:value="300" table:style-name="ce2">
            <text:p>30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1400002C000A028002D81E1E04640301000D000D000000000000000000000000000000000262020C012C030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9" table:style-name="ce3">
            <text:p>2729</text:p>
          </table:table-cell>
          <table:table-cell office:value-type="float" office:value="2729" table:style-name="ce3">
            <text:p>2729</text:p>
          </table:table-cell>
          <table:table-cell office:value-type="float" office:value="0" table:style-name="ce3">
            <text:p>0</text:p>
          </table:table-cell>
          <table:table-cell office:value-type="float" office:value="297" table:style-name="ce3">
            <text:p>29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09 21:31:5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8" table:style-name="ce2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99" table:style-name="ce2">
            <text:p>299</text:p>
          </table:table-cell>
          <table:table-cell office:value-type="float" office:value="11361" table:style-name="ce2">
            <text:p>113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1:17:29</text:p>
          </table:table-cell>
          <table:table-cell office:value-type="string" table:style-name="ce2">
            <text:p>2020 JUN 10 01:36:18</text:p>
          </table:table-cell>
          <table:table-cell office:value-type="string" table:style-name="ce2">
            <text:p>2020 JUN 10 01:17:39</text:p>
          </table:table-cell>
          <table:table-cell office:value-type="string" table:style-name="ce2">
            <text:p>2020 JUN 10 01:36: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1:27:39</text:p>
          </table:table-cell>
          <table:table-cell office:value-type="string" table:style-name="ce2">
            <text:p>2020 JUN 10 01:36:18</text:p>
          </table:table-cell>
          <table:table-cell office:value-type="string" table:style-name="ce2">
            <text:p>2020 JUN 10 01:35:48</text:p>
          </table:table-cell>
          <table:table-cell office:value-type="float" office:value="-7.4654999999999996" table:style-name="ce2">
            <text:p>-7,4655</text:p>
          </table:table-cell>
          <table:table-cell office:value-type="float" office:value="-78.887299999999996" table:style-name="ce2">
            <text:p>-78,8873</text:p>
          </table:table-cell>
          <table:table-cell office:value-type="string" table:style-name="ce2">
            <text:p>2020 JUN 10 01:28:09</text:p>
          </table:table-cell>
          <table:table-cell office:value-type="float" office:value="14.0944" table:style-name="ce2">
            <text:p>14,0944</text:p>
          </table:table-cell>
          <table:table-cell office:value-type="float" office:value="-72.038700000000006" table:style-name="ce2">
            <text:p>-72,0387</text:p>
          </table:table-cell>
          <table:table-cell office:value-type="string" table:style-name="ce2">
            <text:p>2020 JUN 10 01:29:36</text:p>
          </table:table-cell>
          <table:table-cell office:value-type="float" office:value="54.995899999999999" table:style-name="ce2">
            <text:p>54,9959</text:p>
          </table:table-cell>
          <table:table-cell office:value-type="float" office:value="1474" table:style-name="ce2">
            <text:p>1474</text:p>
          </table:table-cell>
          <table:table-cell office:value-type="float" office:value="6.1985999999999999" table:style-name="ce2">
            <text:p>6,1986</text:p>
          </table:table-cell>
          <table:table-cell office:value-type="float" office:value="216.95099999999999" table:style-name="ce2">
            <text:p>216,951</text:p>
          </table:table-cell>
          <table:table-cell office:value-type="float" office:value="50.608499999999999" table:style-name="ce2">
            <text:p>50,6085</text:p>
          </table:table-cell>
          <table:table-cell office:value-type="string" table:style-name="ce2">
            <text:p>N/A</text:p>
          </table:table-cell>
          <table:table-cell office:value-type="float" office:value="90.150499999999994" table:style-name="ce2">
            <text:p>90,1505</text:p>
          </table:table-cell>
          <table:table-cell office:value-type="float" office:value="140.4811" table:style-name="ce2">
            <text:p>140,481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7" table:style-name="ce2">
            <text:p>72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9" table:style-name="ce2">
            <text:p>111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9" table:style-name="ce2">
            <text:p>519</text:p>
          </table:table-cell>
          <table:table-cell office:value-type="float" office:value="300" table:style-name="ce2">
            <text:p>300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1400002C000A028002D71E1E045F0301000D000D0000000000000000000000000000000002620207012C02F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299" table:style-name="ce3">
            <text:p>29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01:28:1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0" table:style-name="ce2">
            <text:p>0</text:p>
          </table:table-cell>
          <table:table-cell office:value-type="float" office:value="301" table:style-name="ce2">
            <text:p>301</text:p>
          </table:table-cell>
          <table:table-cell office:value-type="float" office:value="11363" table:style-name="ce2">
            <text:p>113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5:13:40</text:p>
          </table:table-cell>
          <table:table-cell office:value-type="string" table:style-name="ce2">
            <text:p>2020 JUN 10 05:32:22</text:p>
          </table:table-cell>
          <table:table-cell office:value-type="string" table:style-name="ce2">
            <text:p>2020 JUN 10 05:13:50</text:p>
          </table:table-cell>
          <table:table-cell office:value-type="string" table:style-name="ce2">
            <text:p>2020 JUN 10 05:32: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5:23:50</text:p>
          </table:table-cell>
          <table:table-cell office:value-type="string" table:style-name="ce2">
            <text:p>2020 JUN 10 05:32:22</text:p>
          </table:table-cell>
          <table:table-cell office:value-type="string" table:style-name="ce2">
            <text:p>2020 JUN 10 05:31:52</text:p>
          </table:table-cell>
          <table:table-cell office:value-type="float" office:value="-8.4118999999999993" table:style-name="ce2">
            <text:p>-8,4119</text:p>
          </table:table-cell>
          <table:table-cell office:value-type="float" office:value="-136.57730000000001" table:style-name="ce2">
            <text:p>-136,5773</text:p>
          </table:table-cell>
          <table:table-cell office:value-type="string" table:style-name="ce2">
            <text:p>2020 JUN 10 05:24:20</text:p>
          </table:table-cell>
          <table:table-cell office:value-type="float" office:value="12.743" table:style-name="ce2">
            <text:p>12,743</text:p>
          </table:table-cell>
          <table:table-cell office:value-type="float" office:value="-129.93209999999999" table:style-name="ce2">
            <text:p>-129,9321</text:p>
          </table:table-cell>
          <table:table-cell office:value-type="string" table:style-name="ce2">
            <text:p>2020 JUN 10 05:25:46</text:p>
          </table:table-cell>
          <table:table-cell office:value-type="float" office:value="54.666899999999998" table:style-name="ce2">
            <text:p>54,6669</text:p>
          </table:table-cell>
          <table:table-cell office:value-type="float" office:value="1496" table:style-name="ce2">
            <text:p>1496</text:p>
          </table:table-cell>
          <table:table-cell office:value-type="float" office:value="6.1694000000000004" table:style-name="ce2">
            <text:p>6,1694</text:p>
          </table:table-cell>
          <table:table-cell office:value-type="float" office:value="217.0521" table:style-name="ce2">
            <text:p>217,0521</text:p>
          </table:table-cell>
          <table:table-cell office:value-type="float" office:value="49.946100000000001" table:style-name="ce2">
            <text:p>49,9461</text:p>
          </table:table-cell>
          <table:table-cell office:value-type="string" table:style-name="ce2">
            <text:p>N/A</text:p>
          </table:table-cell>
          <table:table-cell office:value-type="float" office:value="88.934600000000003" table:style-name="ce2">
            <text:p>88,9346</text:p>
          </table:table-cell>
          <table:table-cell office:value-type="float" office:value="138.60650000000001" table:style-name="ce2">
            <text:p>138,606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6" table:style-name="ce2">
            <text:p>72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12" table:style-name="ce2">
            <text:p>11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12" table:style-name="ce2">
            <text:p>512</text:p>
          </table:table-cell>
          <table:table-cell office:value-type="float" office:value="300" table:style-name="ce2">
            <text:p>30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1400002C000A028002D61E1E04580301000D000D0000000000000000000000000000000002620200012C02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5" table:style-name="ce3">
            <text:p>2705</text:p>
          </table:table-cell>
          <table:table-cell office:value-type="float" office:value="2705" table:style-name="ce3">
            <text:p>2705</text:p>
          </table:table-cell>
          <table:table-cell office:value-type="float" office:value="0" table:style-name="ce3">
            <text:p>0</text:p>
          </table:table-cell>
          <table:table-cell office:value-type="float" office:value="301" table:style-name="ce3">
            <text:p>301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05:24:2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float" office:value="0" table:style-name="ce2">
            <text:p>0</text:p>
          </table:table-cell>
          <table:table-cell office:value-type="float" office:value="302" table:style-name="ce2">
            <text:p>302</text:p>
          </table:table-cell>
          <table:table-cell office:value-type="float" office:value="11364" table:style-name="ce2">
            <text:p>113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7:11:50</text:p>
          </table:table-cell>
          <table:table-cell office:value-type="string" table:style-name="ce2">
            <text:p>2020 JUN 10 07:30:27</text:p>
          </table:table-cell>
          <table:table-cell office:value-type="string" table:style-name="ce2">
            <text:p>2020 JUN 10 07:12:00</text:p>
          </table:table-cell>
          <table:table-cell office:value-type="string" table:style-name="ce2">
            <text:p>2020 JUN 10 07:30:2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7:22:00</text:p>
          </table:table-cell>
          <table:table-cell office:value-type="string" table:style-name="ce2">
            <text:p>2020 JUN 10 07:30:27</text:p>
          </table:table-cell>
          <table:table-cell office:value-type="string" table:style-name="ce2">
            <text:p>2020 JUN 10 07:29:57</text:p>
          </table:table-cell>
          <table:table-cell office:value-type="float" office:value="-8.9029000000000007" table:style-name="ce2">
            <text:p>-8,9029</text:p>
          </table:table-cell>
          <table:table-cell office:value-type="float" office:value="-165.44030000000001" table:style-name="ce2">
            <text:p>-165,4403</text:p>
          </table:table-cell>
          <table:table-cell office:value-type="string" table:style-name="ce2">
            <text:p>2020 JUN 10 07:22:30</text:p>
          </table:table-cell>
          <table:table-cell office:value-type="float" office:value="11.9735" table:style-name="ce2">
            <text:p>11,9735</text:p>
          </table:table-cell>
          <table:table-cell office:value-type="float" office:value="-158.90979999999999" table:style-name="ce2">
            <text:p>-158,9098</text:p>
          </table:table-cell>
          <table:table-cell office:value-type="string" table:style-name="ce2">
            <text:p>2020 JUN 10 07:23:55</text:p>
          </table:table-cell>
          <table:table-cell office:value-type="float" office:value="54.470100000000002" table:style-name="ce2">
            <text:p>54,4701</text:p>
          </table:table-cell>
          <table:table-cell office:value-type="float" office:value="1511" table:style-name="ce2">
            <text:p>1511</text:p>
          </table:table-cell>
          <table:table-cell office:value-type="float" office:value="6.1539000000000001" table:style-name="ce2">
            <text:p>6,1539</text:p>
          </table:table-cell>
          <table:table-cell office:value-type="float" office:value="217.1027" table:style-name="ce2">
            <text:p>217,1027</text:p>
          </table:table-cell>
          <table:table-cell office:value-type="float" office:value="49.472799999999999" table:style-name="ce2">
            <text:p>49,4728</text:p>
          </table:table-cell>
          <table:table-cell office:value-type="string" table:style-name="ce2">
            <text:p>N/A</text:p>
          </table:table-cell>
          <table:table-cell office:value-type="float" office:value="88.066100000000006" table:style-name="ce2">
            <text:p>88,0661</text:p>
          </table:table-cell>
          <table:table-cell office:value-type="float" office:value="137.26750000000001" table:style-name="ce2">
            <text:p>137,267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5" table:style-name="ce2">
            <text:p>72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7" table:style-name="ce2">
            <text:p>11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07" table:style-name="ce2">
            <text:p>507</text:p>
          </table:table-cell>
          <table:table-cell office:value-type="float" office:value="300" table:style-name="ce2">
            <text:p>300</text:p>
          </table:table-cell>
          <table:table-cell office:value-type="float" office:value="993" table:style-name="ce2">
            <text:p>993</text:p>
          </table:table-cell>
          <table:table-cell office:value-type="string" table:style-name="ce2">
            <text:p>1400002C000A028002D51E1E04530301000D000D00000000000000000000000000000000026201FB012C03E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09" table:style-name="ce3">
            <text:p>1709</text:p>
          </table:table-cell>
          <table:table-cell office:value-type="float" office:value="1709" table:style-name="ce3">
            <text:p>1709</text:p>
          </table:table-cell>
          <table:table-cell office:value-type="float" office:value="0" table:style-name="ce3">
            <text:p>0</text:p>
          </table:table-cell>
          <table:table-cell office:value-type="float" office:value="302" table:style-name="ce3">
            <text:p>30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07:22:3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1" table:style-name="ce2">
            <text:p>131</text:p>
          </table:table-cell>
          <table:table-cell office:value-type="float" office:value="0" table:style-name="ce2">
            <text:p>0</text:p>
          </table:table-cell>
          <table:table-cell office:value-type="float" office:value="305" table:style-name="ce2">
            <text:p>305</text:p>
          </table:table-cell>
          <table:table-cell office:value-type="float" office:value="11367" table:style-name="ce2">
            <text:p>113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3:06:17</text:p>
          </table:table-cell>
          <table:table-cell office:value-type="string" table:style-name="ce2">
            <text:p>2020 JUN 10 13:24:48</text:p>
          </table:table-cell>
          <table:table-cell office:value-type="string" table:style-name="ce2">
            <text:p>2020 JUN 10 13:06:27</text:p>
          </table:table-cell>
          <table:table-cell office:value-type="string" table:style-name="ce2">
            <text:p>2020 JUN 10 13:24: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3:16:27</text:p>
          </table:table-cell>
          <table:table-cell office:value-type="string" table:style-name="ce2">
            <text:p>2020 JUN 10 13:24:48</text:p>
          </table:table-cell>
          <table:table-cell office:value-type="string" table:style-name="ce2">
            <text:p>2020 JUN 10 13:24:18</text:p>
          </table:table-cell>
          <table:table-cell office:value-type="float" office:value="-10.6403" table:style-name="ce2">
            <text:p>-10,6403</text:p>
          </table:table-cell>
          <table:table-cell office:value-type="float" office:value="107.86799999999999" table:style-name="ce2">
            <text:p>107,868</text:p>
          </table:table-cell>
          <table:table-cell office:value-type="string" table:style-name="ce2">
            <text:p>2020 JUN 10 13:16:57</text:p>
          </table:table-cell>
          <table:table-cell office:value-type="float" office:value="9.8844999999999992" table:style-name="ce2">
            <text:p>9,8845</text:p>
          </table:table-cell>
          <table:table-cell office:value-type="float" office:value="114.1524" table:style-name="ce2">
            <text:p>114,1524</text:p>
          </table:table-cell>
          <table:table-cell office:value-type="string" table:style-name="ce2">
            <text:p>2020 JUN 10 13:18:20</text:p>
          </table:table-cell>
          <table:table-cell office:value-type="float" office:value="54.064100000000003" table:style-name="ce2">
            <text:p>54,0641</text:p>
          </table:table-cell>
          <table:table-cell office:value-type="float" office:value="1543" table:style-name="ce2">
            <text:p>1543</text:p>
          </table:table-cell>
          <table:table-cell office:value-type="float" office:value="6.1063999999999998" table:style-name="ce2">
            <text:p>6,1064</text:p>
          </table:table-cell>
          <table:table-cell office:value-type="float" office:value="217.2544" table:style-name="ce2">
            <text:p>217,2544</text:p>
          </table:table-cell>
          <table:table-cell office:value-type="float" office:value="48.905000000000001" table:style-name="ce2">
            <text:p>48,905</text:p>
          </table:table-cell>
          <table:table-cell office:value-type="string" table:style-name="ce2">
            <text:p>N/A</text:p>
          </table:table-cell>
          <table:table-cell office:value-type="float" office:value="87.023899999999998" table:style-name="ce2">
            <text:p>87,0239</text:p>
          </table:table-cell>
          <table:table-cell office:value-type="float" office:value="135.66079999999999" table:style-name="ce2">
            <text:p>135,660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3" table:style-name="ce2">
            <text:p>72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101" table:style-name="ce2">
            <text:p>11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501" table:style-name="ce2">
            <text:p>501</text:p>
          </table:table-cell>
          <table:table-cell office:value-type="float" office:value="300" table:style-name="ce2">
            <text:p>300</text:p>
          </table:table-cell>
          <table:table-cell office:value-type="float" office:value="979" table:style-name="ce2">
            <text:p>979</text:p>
          </table:table-cell>
          <table:table-cell office:value-type="string" table:style-name="ce2">
            <text:p>1400002C000A028002D31E1E044D0301000D000D00000000000000000000000000000000026201F5012C03D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1" table:style-name="ce3">
            <text:p>761</text:p>
          </table:table-cell>
          <table:table-cell office:value-type="float" office:value="761" table:style-name="ce3">
            <text:p>761</text:p>
          </table:table-cell>
          <table:table-cell office:value-type="float" office:value="0" table:style-name="ce3">
            <text:p>0</text:p>
          </table:table-cell>
          <table:table-cell office:value-type="float" office:value="305" table:style-name="ce3">
            <text:p>30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13:16:5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0" table:style-name="ce2">
            <text:p>0</text:p>
          </table:table-cell>
          <table:table-cell office:value-type="float" office:value="307" table:style-name="ce2">
            <text:p>307</text:p>
          </table:table-cell>
          <table:table-cell office:value-type="float" office:value="11369" table:style-name="ce2">
            <text:p>113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7:02:25</text:p>
          </table:table-cell>
          <table:table-cell office:value-type="string" table:style-name="ce2">
            <text:p>2020 JUN 10 17:20:49</text:p>
          </table:table-cell>
          <table:table-cell office:value-type="string" table:style-name="ce2">
            <text:p>2020 JUN 10 17:02:35</text:p>
          </table:table-cell>
          <table:table-cell office:value-type="string" table:style-name="ce2">
            <text:p>2020 JUN 10 17:20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7:12:35</text:p>
          </table:table-cell>
          <table:table-cell office:value-type="string" table:style-name="ce2">
            <text:p>2020 JUN 10 17:20:49</text:p>
          </table:table-cell>
          <table:table-cell office:value-type="string" table:style-name="ce2">
            <text:p>2020 JUN 10 17:20:19</text:p>
          </table:table-cell>
          <table:table-cell office:value-type="float" office:value="-11.5684" table:style-name="ce2">
            <text:p>-11,5684</text:p>
          </table:table-cell>
          <table:table-cell office:value-type="float" office:value="50.186300000000003" table:style-name="ce2">
            <text:p>50,1863</text:p>
          </table:table-cell>
          <table:table-cell office:value-type="string" table:style-name="ce2">
            <text:p>2020 JUN 10 17:13:05</text:p>
          </table:table-cell>
          <table:table-cell office:value-type="float" office:value="8.5398999999999994" table:style-name="ce2">
            <text:p>8,5399</text:p>
          </table:table-cell>
          <table:table-cell office:value-type="float" office:value="56.350999999999999" table:style-name="ce2">
            <text:p>56,351</text:p>
          </table:table-cell>
          <table:table-cell office:value-type="string" table:style-name="ce2">
            <text:p>2020 JUN 10 17:14:26</text:p>
          </table:table-cell>
          <table:table-cell office:value-type="float" office:value="53.724699999999999" table:style-name="ce2">
            <text:p>53,7247</text:p>
          </table:table-cell>
          <table:table-cell office:value-type="float" office:value="1567" table:style-name="ce2">
            <text:p>1567</text:p>
          </table:table-cell>
          <table:table-cell office:value-type="float" office:value="6.0822000000000003" table:style-name="ce2">
            <text:p>6,0822</text:p>
          </table:table-cell>
          <table:table-cell office:value-type="float" office:value="217.35560000000001" table:style-name="ce2">
            <text:p>217,3556</text:p>
          </table:table-cell>
          <table:table-cell office:value-type="float" office:value="48.2425" table:style-name="ce2">
            <text:p>48,2425</text:p>
          </table:table-cell>
          <table:table-cell office:value-type="string" table:style-name="ce2">
            <text:p>N/A</text:p>
          </table:table-cell>
          <table:table-cell office:value-type="float" office:value="85.808000000000007" table:style-name="ce2">
            <text:p>85,808</text:p>
          </table:table-cell>
          <table:table-cell office:value-type="float" office:value="133.78620000000001" table:style-name="ce2">
            <text:p>133,7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1" table:style-name="ce2">
            <text:p>72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94" table:style-name="ce2">
            <text:p>109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94" table:style-name="ce2">
            <text:p>494</text:p>
          </table:table-cell>
          <table:table-cell office:value-type="float" office:value="300" table:style-name="ce2">
            <text:p>300</text:p>
          </table:table-cell>
          <table:table-cell office:value-type="float" office:value="963" table:style-name="ce2">
            <text:p>963</text:p>
          </table:table-cell>
          <table:table-cell office:value-type="string" table:style-name="ce2">
            <text:p>1400002C000A028002D11E1E04460301000D000D00000000000000000000000000000000026201EE012C03C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307" table:style-name="ce3">
            <text:p>30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17:13:0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3" table:style-name="ce2">
            <text:p>133</text:p>
          </table:table-cell>
          <table:table-cell office:value-type="float" office:value="0" table:style-name="ce2">
            <text:p>0</text:p>
          </table:table-cell>
          <table:table-cell office:value-type="float" office:value="308" table:style-name="ce2">
            <text:p>308</text:p>
          </table:table-cell>
          <table:table-cell office:value-type="float" office:value="11370" table:style-name="ce2">
            <text:p>113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19:00:33</text:p>
          </table:table-cell>
          <table:table-cell office:value-type="string" table:style-name="ce2">
            <text:p>2020 JUN 10 19:18:52</text:p>
          </table:table-cell>
          <table:table-cell office:value-type="string" table:style-name="ce2">
            <text:p>2020 JUN 10 19:00:43</text:p>
          </table:table-cell>
          <table:table-cell office:value-type="string" table:style-name="ce2">
            <text:p>2020 JUN 10 19:18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19:10:43</text:p>
          </table:table-cell>
          <table:table-cell office:value-type="string" table:style-name="ce2">
            <text:p>2020 JUN 10 19:18:52</text:p>
          </table:table-cell>
          <table:table-cell office:value-type="string" table:style-name="ce2">
            <text:p>2020 JUN 10 19:18:22</text:p>
          </table:table-cell>
          <table:table-cell office:value-type="float" office:value="-11.9373" table:style-name="ce2">
            <text:p>-11,9373</text:p>
          </table:table-cell>
          <table:table-cell office:value-type="float" office:value="21.3611" table:style-name="ce2">
            <text:p>21,3611</text:p>
          </table:table-cell>
          <table:table-cell office:value-type="string" table:style-name="ce2">
            <text:p>2020 JUN 10 19:11:13</text:p>
          </table:table-cell>
          <table:table-cell office:value-type="float" office:value="7.7229000000000001" table:style-name="ce2">
            <text:p>7,7229</text:p>
          </table:table-cell>
          <table:table-cell office:value-type="float" office:value="28.054200000000002" table:style-name="ce2">
            <text:p>28,0542</text:p>
          </table:table-cell>
          <table:table-cell office:value-type="string" table:style-name="ce2">
            <text:p>2020 JUN 10 19:12:33</text:p>
          </table:table-cell>
          <table:table-cell office:value-type="float" office:value="53.522300000000001" table:style-name="ce2">
            <text:p>53,5223</text:p>
          </table:table-cell>
          <table:table-cell office:value-type="float" office:value="1578" table:style-name="ce2">
            <text:p>1578</text:p>
          </table:table-cell>
          <table:table-cell office:value-type="float" office:value="6.1116999999999999" table:style-name="ce2">
            <text:p>6,1117</text:p>
          </table:table-cell>
          <table:table-cell office:value-type="float" office:value="217.40610000000001" table:style-name="ce2">
            <text:p>217,4061</text:p>
          </table:table-cell>
          <table:table-cell office:value-type="float" office:value="47.769300000000001" table:style-name="ce2">
            <text:p>47,7693</text:p>
          </table:table-cell>
          <table:table-cell office:value-type="string" table:style-name="ce2">
            <text:p>N/A</text:p>
          </table:table-cell>
          <table:table-cell office:value-type="float" office:value="84.939499999999995" table:style-name="ce2">
            <text:p>84,9395</text:p>
          </table:table-cell>
          <table:table-cell office:value-type="float" office:value="132.44720000000001" table:style-name="ce2">
            <text:p>132,447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20" table:style-name="ce2">
            <text:p>72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89" table:style-name="ce2">
            <text:p>108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89" table:style-name="ce2">
            <text:p>489</text:p>
          </table:table-cell>
          <table:table-cell office:value-type="float" office:value="300" table:style-name="ce2">
            <text:p>300</text:p>
          </table:table-cell>
          <table:table-cell office:value-type="float" office:value="952" table:style-name="ce2">
            <text:p>952</text:p>
          </table:table-cell>
          <table:table-cell office:value-type="string" table:style-name="ce2">
            <text:p>1400002C000A028002D01E1E04410301000D000D00000000000000000000000000000000026201E9012C03B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11" table:style-name="ce3">
            <text:p>1511</text:p>
          </table:table-cell>
          <table:table-cell office:value-type="float" office:value="1511" table:style-name="ce3">
            <text:p>1511</text:p>
          </table:table-cell>
          <table:table-cell office:value-type="float" office:value="0" table:style-name="ce3">
            <text:p>0</text:p>
          </table:table-cell>
          <table:table-cell office:value-type="float" office:value="308" table:style-name="ce3">
            <text:p>30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19:11:13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4" table:style-name="ce2">
            <text:p>134</text:p>
          </table:table-cell>
          <table:table-cell office:value-type="float" office:value="0" table:style-name="ce2">
            <text:p>0</text:p>
          </table:table-cell>
          <table:table-cell office:value-type="float" office:value="310" table:style-name="ce2">
            <text:p>310</text:p>
          </table:table-cell>
          <table:table-cell office:value-type="float" office:value="11372" table:style-name="ce2">
            <text:p>113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22:56:48</text:p>
          </table:table-cell>
          <table:table-cell office:value-type="string" table:style-name="ce2">
            <text:p>2020 JUN 10 23:15:02</text:p>
          </table:table-cell>
          <table:table-cell office:value-type="string" table:style-name="ce2">
            <text:p>2020 JUN 10 22:56:58</text:p>
          </table:table-cell>
          <table:table-cell office:value-type="string" table:style-name="ce2">
            <text:p>2020 JUN 10 23:15:0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23:06:58</text:p>
          </table:table-cell>
          <table:table-cell office:value-type="string" table:style-name="ce2">
            <text:p>2020 JUN 10 23:15:02</text:p>
          </table:table-cell>
          <table:table-cell office:value-type="string" table:style-name="ce2">
            <text:p>2020 JUN 10 23:14:32</text:p>
          </table:table-cell>
          <table:table-cell office:value-type="float" office:value="-12.8398" table:style-name="ce2">
            <text:p>-12,8398</text:p>
          </table:table-cell>
          <table:table-cell office:value-type="float" office:value="-36.354199999999999" table:style-name="ce2">
            <text:p>-36,3542</text:p>
          </table:table-cell>
          <table:table-cell office:value-type="string" table:style-name="ce2">
            <text:p>2020 JUN 10 23:07:28</text:p>
          </table:table-cell>
          <table:table-cell office:value-type="float" office:value="6.6882000000000001" table:style-name="ce2">
            <text:p>6,6882</text:p>
          </table:table-cell>
          <table:table-cell office:value-type="float" office:value="-30.414899999999999" table:style-name="ce2">
            <text:p>-30,4149</text:p>
          </table:table-cell>
          <table:table-cell office:value-type="string" table:style-name="ce2">
            <text:p>2020 JUN 10 23:08:47</text:p>
          </table:table-cell>
          <table:table-cell office:value-type="float" office:value="53.204900000000002" table:style-name="ce2">
            <text:p>53,2049</text:p>
          </table:table-cell>
          <table:table-cell office:value-type="float" office:value="1599" table:style-name="ce2">
            <text:p>1599</text:p>
          </table:table-cell>
          <table:table-cell office:value-type="float" office:value="6.0449999999999999" table:style-name="ce2">
            <text:p>6,045</text:p>
          </table:table-cell>
          <table:table-cell office:value-type="float" office:value="217.50729999999999" table:style-name="ce2">
            <text:p>217,5073</text:p>
          </table:table-cell>
          <table:table-cell office:value-type="float" office:value="47.296100000000003" table:style-name="ce2">
            <text:p>47,2961</text:p>
          </table:table-cell>
          <table:table-cell office:value-type="string" table:style-name="ce2">
            <text:p>N/A</text:p>
          </table:table-cell>
          <table:table-cell office:value-type="float" office:value="84.070999999999998" table:style-name="ce2">
            <text:p>84,071</text:p>
          </table:table-cell>
          <table:table-cell office:value-type="float" office:value="131.10820000000001" table:style-name="ce2">
            <text:p>131,108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9" table:style-name="ce2">
            <text:p>71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84" table:style-name="ce2">
            <text:p>10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84" table:style-name="ce2">
            <text:p>484</text:p>
          </table:table-cell>
          <table:table-cell office:value-type="float" office:value="300" table:style-name="ce2">
            <text:p>300</text:p>
          </table:table-cell>
          <table:table-cell office:value-type="float" office:value="941" table:style-name="ce2">
            <text:p>941</text:p>
          </table:table-cell>
          <table:table-cell office:value-type="string" table:style-name="ce2">
            <text:p>1400002C000A028002CF1E1E043C0301000D000D00000000000000000000000000000000026201E4012C03A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310" table:style-name="ce3">
            <text:p>31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0 23:07:2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5" table:style-name="ce2">
            <text:p>135</text:p>
          </table:table-cell>
          <table:table-cell office:value-type="float" office:value="0" table:style-name="ce2">
            <text:p>0</text:p>
          </table:table-cell>
          <table:table-cell office:value-type="float" office:value="312" table:style-name="ce2">
            <text:p>312</text:p>
          </table:table-cell>
          <table:table-cell office:value-type="float" office:value="11374" table:style-name="ce2">
            <text:p>113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2:52:58</text:p>
          </table:table-cell>
          <table:table-cell office:value-type="string" table:style-name="ce2">
            <text:p>2020 JUN 11 03:11:07</text:p>
          </table:table-cell>
          <table:table-cell office:value-type="string" table:style-name="ce2">
            <text:p>2020 JUN 11 02:53:08</text:p>
          </table:table-cell>
          <table:table-cell office:value-type="string" table:style-name="ce2">
            <text:p>2020 JUN 11 03:11: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3:03:08</text:p>
          </table:table-cell>
          <table:table-cell office:value-type="string" table:style-name="ce2">
            <text:p>2020 JUN 11 03:11:07</text:p>
          </table:table-cell>
          <table:table-cell office:value-type="string" table:style-name="ce2">
            <text:p>2020 JUN 11 03:10:37</text:p>
          </table:table-cell>
          <table:table-cell office:value-type="float" office:value="-13.854900000000001" table:style-name="ce2">
            <text:p>-13,8549</text:p>
          </table:table-cell>
          <table:table-cell office:value-type="float" office:value="-94.084999999999994" table:style-name="ce2">
            <text:p>-94,085</text:p>
          </table:table-cell>
          <table:table-cell office:value-type="string" table:style-name="ce2">
            <text:p>2020 JUN 11 03:03:38</text:p>
          </table:table-cell>
          <table:table-cell office:value-type="float" office:value="5.2986000000000004" table:style-name="ce2">
            <text:p>5,2986</text:p>
          </table:table-cell>
          <table:table-cell office:value-type="float" office:value="-87.934600000000003" table:style-name="ce2">
            <text:p>-87,9346</text:p>
          </table:table-cell>
          <table:table-cell office:value-type="string" table:style-name="ce2">
            <text:p>2020 JUN 11 03:04:56</text:p>
          </table:table-cell>
          <table:table-cell office:value-type="float" office:value="52.933999999999997" table:style-name="ce2">
            <text:p>52,934</text:p>
          </table:table-cell>
          <table:table-cell office:value-type="float" office:value="1618" table:style-name="ce2">
            <text:p>1618</text:p>
          </table:table-cell>
          <table:table-cell office:value-type="float" office:value="6.0403000000000002" table:style-name="ce2">
            <text:p>6,0403</text:p>
          </table:table-cell>
          <table:table-cell office:value-type="float" office:value="217.60849999999999" table:style-name="ce2">
            <text:p>217,6085</text:p>
          </table:table-cell>
          <table:table-cell office:value-type="float" office:value="46.822899999999997" table:style-name="ce2">
            <text:p>46,8229</text:p>
          </table:table-cell>
          <table:table-cell office:value-type="string" table:style-name="ce2">
            <text:p>N/A</text:p>
          </table:table-cell>
          <table:table-cell office:value-type="float" office:value="83.202500000000001" table:style-name="ce2">
            <text:p>83,2025</text:p>
          </table:table-cell>
          <table:table-cell office:value-type="float" office:value="129.76920000000001" table:style-name="ce2">
            <text:p>129,769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8" table:style-name="ce2">
            <text:p>71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9" table:style-name="ce2">
            <text:p>107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9" table:style-name="ce2">
            <text:p>479</text:p>
          </table:table-cell>
          <table:table-cell office:value-type="float" office:value="300" table:style-name="ce2">
            <text:p>300</text:p>
          </table:table-cell>
          <table:table-cell office:value-type="float" office:value="930" table:style-name="ce2">
            <text:p>930</text:p>
          </table:table-cell>
          <table:table-cell office:value-type="string" table:style-name="ce2">
            <text:p>1400002C000A028002CE1E1E04370301000D000D00000000000000000000000000000000026201DF012C03A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79" table:style-name="ce3">
            <text:p>779</text:p>
          </table:table-cell>
          <table:table-cell office:value-type="float" office:value="779" table:style-name="ce3">
            <text:p>779</text:p>
          </table:table-cell>
          <table:table-cell office:value-type="float" office:value="0" table:style-name="ce3">
            <text:p>0</text:p>
          </table:table-cell>
          <table:table-cell office:value-type="float" office:value="312" table:style-name="ce3">
            <text:p>31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1 03:03:3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6" table:style-name="ce2">
            <text:p>136</text:p>
          </table:table-cell>
          <table:table-cell office:value-type="float" office:value="0" table:style-name="ce2">
            <text:p>0</text:p>
          </table:table-cell>
          <table:table-cell office:value-type="float" office:value="314" table:style-name="ce2">
            <text:p>314</text:p>
          </table:table-cell>
          <table:table-cell office:value-type="float" office:value="11376" table:style-name="ce2">
            <text:p>113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6:49:08</text:p>
          </table:table-cell>
          <table:table-cell office:value-type="string" table:style-name="ce2">
            <text:p>2020 JUN 11 07:07:10</text:p>
          </table:table-cell>
          <table:table-cell office:value-type="string" table:style-name="ce2">
            <text:p>2020 JUN 11 06:49:18</text:p>
          </table:table-cell>
          <table:table-cell office:value-type="string" table:style-name="ce2">
            <text:p>2020 JUN 11 07:07: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6:59:18</text:p>
          </table:table-cell>
          <table:table-cell office:value-type="string" table:style-name="ce2">
            <text:p>2020 JUN 11 07:07:10</text:p>
          </table:table-cell>
          <table:table-cell office:value-type="string" table:style-name="ce2">
            <text:p>2020 JUN 11 07:06:40</text:p>
          </table:table-cell>
          <table:table-cell office:value-type="float" office:value="-14.6836" table:style-name="ce2">
            <text:p>-14,6836</text:p>
          </table:table-cell>
          <table:table-cell office:value-type="float" office:value="-151.75710000000001" table:style-name="ce2">
            <text:p>-151,7571</text:p>
          </table:table-cell>
          <table:table-cell office:value-type="string" table:style-name="ce2">
            <text:p>2020 JUN 11 06:59:48</text:p>
          </table:table-cell>
          <table:table-cell office:value-type="float" office:value="4.0991999999999997" table:style-name="ce2">
            <text:p>4,0992</text:p>
          </table:table-cell>
          <table:table-cell office:value-type="float" office:value="-145.93770000000001" table:style-name="ce2">
            <text:p>-145,9377</text:p>
          </table:table-cell>
          <table:table-cell office:value-type="string" table:style-name="ce2">
            <text:p>2020 JUN 11 07:01:04</text:p>
          </table:table-cell>
          <table:table-cell office:value-type="float" office:value="52.529000000000003" table:style-name="ce2">
            <text:p>52,529</text:p>
          </table:table-cell>
          <table:table-cell office:value-type="float" office:value="1641" table:style-name="ce2">
            <text:p>1641</text:p>
          </table:table-cell>
          <table:table-cell office:value-type="float" office:value="6.0033000000000003" table:style-name="ce2">
            <text:p>6,0033</text:p>
          </table:table-cell>
          <table:table-cell office:value-type="float" office:value="217.7097" table:style-name="ce2">
            <text:p>217,7097</text:p>
          </table:table-cell>
          <table:table-cell office:value-type="float" office:value="46.160400000000003" table:style-name="ce2">
            <text:p>46,1604</text:p>
          </table:table-cell>
          <table:table-cell office:value-type="string" table:style-name="ce2">
            <text:p>N/A</text:p>
          </table:table-cell>
          <table:table-cell office:value-type="float" office:value="81.986599999999996" table:style-name="ce2">
            <text:p>81,9866</text:p>
          </table:table-cell>
          <table:table-cell office:value-type="float" office:value="127.8947" table:style-name="ce2">
            <text:p>127,894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6" table:style-name="ce2">
            <text:p>7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72" table:style-name="ce2">
            <text:p>107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72" table:style-name="ce2">
            <text:p>472</text:p>
          </table:table-cell>
          <table:table-cell office:value-type="float" office:value="300" table:style-name="ce2">
            <text:p>300</text:p>
          </table:table-cell>
          <table:table-cell office:value-type="float" office:value="914" table:style-name="ce2">
            <text:p>914</text:p>
          </table:table-cell>
          <table:table-cell office:value-type="string" table:style-name="ce2">
            <text:p>1400002C000A028002CC1E1E04300301000D000D00000000000000000000000000000000026201D8012C039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693" table:style-name="ce3">
            <text:p>2693</text:p>
          </table:table-cell>
          <table:table-cell office:value-type="float" office:value="2693" table:style-name="ce3">
            <text:p>2693</text:p>
          </table:table-cell>
          <table:table-cell office:value-type="float" office:value="0" table:style-name="ce3">
            <text:p>0</text:p>
          </table:table-cell>
          <table:table-cell office:value-type="float" office:value="314" table:style-name="ce3">
            <text:p>314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1 06:59:4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0" table:style-name="ce2">
            <text:p>0</text:p>
          </table:table-cell>
          <table:table-cell office:value-type="float" office:value="315" table:style-name="ce2">
            <text:p>315</text:p>
          </table:table-cell>
          <table:table-cell office:value-type="float" office:value="11377" table:style-name="ce2">
            <text:p>113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08:47:17</text:p>
          </table:table-cell>
          <table:table-cell office:value-type="string" table:style-name="ce2">
            <text:p>2020 JUN 11 09:05:16</text:p>
          </table:table-cell>
          <table:table-cell office:value-type="string" table:style-name="ce2">
            <text:p>2020 JUN 11 08:47:27</text:p>
          </table:table-cell>
          <table:table-cell office:value-type="string" table:style-name="ce2">
            <text:p>2020 JUN 11 09:05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08:57:27</text:p>
          </table:table-cell>
          <table:table-cell office:value-type="string" table:style-name="ce2">
            <text:p>2020 JUN 11 09:05:16</text:p>
          </table:table-cell>
          <table:table-cell office:value-type="string" table:style-name="ce2">
            <text:p>2020 JUN 11 09:04:46</text:p>
          </table:table-cell>
          <table:table-cell office:value-type="float" office:value="-15.1813" table:style-name="ce2">
            <text:p>-15,1813</text:p>
          </table:table-cell>
          <table:table-cell office:value-type="float" office:value="179.3629" table:style-name="ce2">
            <text:p>179,3629</text:p>
          </table:table-cell>
          <table:table-cell office:value-type="string" table:style-name="ce2">
            <text:p>2020 JUN 11 08:57:57</text:p>
          </table:table-cell>
          <table:table-cell office:value-type="float" office:value="3.43" table:style-name="ce2">
            <text:p>3,43</text:p>
          </table:table-cell>
          <table:table-cell office:value-type="float" office:value="-174.9145" table:style-name="ce2">
            <text:p>-174,9145</text:p>
          </table:table-cell>
          <table:table-cell office:value-type="string" table:style-name="ce2">
            <text:p>2020 JUN 11 08:59:13</text:p>
          </table:table-cell>
          <table:table-cell office:value-type="float" office:value="52.335599999999999" table:style-name="ce2">
            <text:p>52,3356</text:p>
          </table:table-cell>
          <table:table-cell office:value-type="float" office:value="1655" table:style-name="ce2">
            <text:p>1655</text:p>
          </table:table-cell>
          <table:table-cell office:value-type="float" office:value="5.9878" table:style-name="ce2">
            <text:p>5,9878</text:p>
          </table:table-cell>
          <table:table-cell office:value-type="float" office:value="217.7603" table:style-name="ce2">
            <text:p>217,7603</text:p>
          </table:table-cell>
          <table:table-cell office:value-type="float" office:value="45.876399999999997" table:style-name="ce2">
            <text:p>45,8764</text:p>
          </table:table-cell>
          <table:table-cell office:value-type="string" table:style-name="ce2">
            <text:p>N/A</text:p>
          </table:table-cell>
          <table:table-cell office:value-type="float" office:value="81.465500000000006" table:style-name="ce2">
            <text:p>81,4655</text:p>
          </table:table-cell>
          <table:table-cell office:value-type="float" office:value="127.0913" table:style-name="ce2">
            <text:p>127,091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6" table:style-name="ce2">
            <text:p>71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9" table:style-name="ce2">
            <text:p>106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9" table:style-name="ce2">
            <text:p>469</text:p>
          </table:table-cell>
          <table:table-cell office:value-type="float" office:value="300" table:style-name="ce2">
            <text:p>300</text:p>
          </table:table-cell>
          <table:table-cell office:value-type="float" office:value="908" table:style-name="ce2">
            <text:p>908</text:p>
          </table:table-cell>
          <table:table-cell office:value-type="string" table:style-name="ce2">
            <text:p>1400002C000A028002CC1E1E042D0301000D000D00000000000000000000000000000000026201D5012C038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09" table:style-name="ce3">
            <text:p>1709</text:p>
          </table:table-cell>
          <table:table-cell office:value-type="float" office:value="1709" table:style-name="ce3">
            <text:p>1709</text:p>
          </table:table-cell>
          <table:table-cell office:value-type="float" office:value="0" table:style-name="ce3">
            <text:p>0</text:p>
          </table:table-cell>
          <table:table-cell office:value-type="float" office:value="315" table:style-name="ce3">
            <text:p>31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1 08:57:5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float" office:value="318" table:style-name="ce2">
            <text:p>318</text:p>
          </table:table-cell>
          <table:table-cell office:value-type="float" office:value="11380" table:style-name="ce2">
            <text:p>113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4:41:37</text:p>
          </table:table-cell>
          <table:table-cell office:value-type="string" table:style-name="ce2">
            <text:p>2020 JUN 11 14:59:31</text:p>
          </table:table-cell>
          <table:table-cell office:value-type="string" table:style-name="ce2">
            <text:p>2020 JUN 11 14:41:47</text:p>
          </table:table-cell>
          <table:table-cell office:value-type="string" table:style-name="ce2">
            <text:p>2020 JUN 11 14:59:3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14:51:47</text:p>
          </table:table-cell>
          <table:table-cell office:value-type="string" table:style-name="ce2">
            <text:p>2020 JUN 11 14:59:31</text:p>
          </table:table-cell>
          <table:table-cell office:value-type="string" table:style-name="ce2">
            <text:p>2020 JUN 11 14:59:01</text:p>
          </table:table-cell>
          <table:table-cell office:value-type="float" office:value="-16.7912" table:style-name="ce2">
            <text:p>-16,7912</text:p>
          </table:table-cell>
          <table:table-cell office:value-type="float" office:value="92.693600000000004" table:style-name="ce2">
            <text:p>92,6936</text:p>
          </table:table-cell>
          <table:table-cell office:value-type="string" table:style-name="ce2">
            <text:p>2020 JUN 11 14:52:17</text:p>
          </table:table-cell>
          <table:table-cell office:value-type="float" office:value="1.2756000000000001" table:style-name="ce2">
            <text:p>1,2756</text:p>
          </table:table-cell>
          <table:table-cell office:value-type="float" office:value="99.093199999999996" table:style-name="ce2">
            <text:p>99,0932</text:p>
          </table:table-cell>
          <table:table-cell office:value-type="string" table:style-name="ce2">
            <text:p>2020 JUN 11 14:53:30</text:p>
          </table:table-cell>
          <table:table-cell office:value-type="float" office:value="51.905900000000003" table:style-name="ce2">
            <text:p>51,9059</text:p>
          </table:table-cell>
          <table:table-cell office:value-type="float" office:value="1681" table:style-name="ce2">
            <text:p>1681</text:p>
          </table:table-cell>
          <table:table-cell office:value-type="float" office:value="6.0011000000000001" table:style-name="ce2">
            <text:p>6,0011</text:p>
          </table:table-cell>
          <table:table-cell office:value-type="float" office:value="217.91220000000001" table:style-name="ce2">
            <text:p>217,9122</text:p>
          </table:table-cell>
          <table:table-cell office:value-type="float" office:value="45.403199999999998" table:style-name="ce2">
            <text:p>45,4032</text:p>
          </table:table-cell>
          <table:table-cell office:value-type="string" table:style-name="ce2">
            <text:p>N/A</text:p>
          </table:table-cell>
          <table:table-cell office:value-type="float" office:value="80.596999999999994" table:style-name="ce2">
            <text:p>80,597</text:p>
          </table:table-cell>
          <table:table-cell office:value-type="float" office:value="125.75230000000001" table:style-name="ce2">
            <text:p>125,7523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3" table:style-name="ce2">
            <text:p>71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64" table:style-name="ce2">
            <text:p>10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64" table:style-name="ce2">
            <text:p>464</text:p>
          </table:table-cell>
          <table:table-cell office:value-type="float" office:value="300" table:style-name="ce2">
            <text:p>300</text:p>
          </table:table-cell>
          <table:table-cell office:value-type="float" office:value="895" table:style-name="ce2">
            <text:p>895</text:p>
          </table:table-cell>
          <table:table-cell office:value-type="string" table:style-name="ce2">
            <text:p>1400002C000A028002C91E1E04280301000D000D00000000000000000000000000000000026201D0012C037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318" table:style-name="ce3">
            <text:p>318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1 14:52:17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9" table:style-name="ce2">
            <text:p>139</text:p>
          </table:table-cell>
          <table:table-cell office:value-type="float" office:value="0" table:style-name="ce2">
            <text:p>0</text:p>
          </table:table-cell>
          <table:table-cell office:value-type="float" office:value="320" table:style-name="ce2">
            <text:p>320</text:p>
          </table:table-cell>
          <table:table-cell office:value-type="float" office:value="11382" table:style-name="ce2">
            <text:p>113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18:37:43</text:p>
          </table:table-cell>
          <table:table-cell office:value-type="string" table:style-name="ce2">
            <text:p>2020 JUN 11 18:55:30</text:p>
          </table:table-cell>
          <table:table-cell office:value-type="string" table:style-name="ce2">
            <text:p>2020 JUN 11 18:37:53</text:p>
          </table:table-cell>
          <table:table-cell office:value-type="string" table:style-name="ce2">
            <text:p>2020 JUN 11 18:55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18:47:53</text:p>
          </table:table-cell>
          <table:table-cell office:value-type="string" table:style-name="ce2">
            <text:p>2020 JUN 11 18:55:30</text:p>
          </table:table-cell>
          <table:table-cell office:value-type="string" table:style-name="ce2">
            <text:p>2020 JUN 11 18:55:00</text:p>
          </table:table-cell>
          <table:table-cell office:value-type="float" office:value="-17.498100000000001" table:style-name="ce2">
            <text:p>-17,4981</text:p>
          </table:table-cell>
          <table:table-cell office:value-type="float" office:value="35.063499999999998" table:style-name="ce2">
            <text:p>35,0635</text:p>
          </table:table-cell>
          <table:table-cell office:value-type="string" table:style-name="ce2">
            <text:p>2020 JUN 11 18:48:23</text:p>
          </table:table-cell>
          <table:table-cell office:value-type="float" office:value="0.32436999999999999" table:style-name="ce2">
            <text:p>0,32437</text:p>
          </table:table-cell>
          <table:table-cell office:value-type="float" office:value="40.714199999999998" table:style-name="ce2">
            <text:p>40,7142</text:p>
          </table:table-cell>
          <table:table-cell office:value-type="string" table:style-name="ce2">
            <text:p>2020 JUN 11 18:49:36</text:p>
          </table:table-cell>
          <table:table-cell office:value-type="float" office:value="51.483499999999999" table:style-name="ce2">
            <text:p>51,4835</text:p>
          </table:table-cell>
          <table:table-cell office:value-type="float" office:value="1703" table:style-name="ce2">
            <text:p>1703</text:p>
          </table:table-cell>
          <table:table-cell office:value-type="float" office:value="5.9382999999999999" table:style-name="ce2">
            <text:p>5,9383</text:p>
          </table:table-cell>
          <table:table-cell office:value-type="float" office:value="218.01339999999999" table:style-name="ce2">
            <text:p>218,0134</text:p>
          </table:table-cell>
          <table:table-cell office:value-type="float" office:value="44.740699999999997" table:style-name="ce2">
            <text:p>44,7407</text:p>
          </table:table-cell>
          <table:table-cell office:value-type="string" table:style-name="ce2">
            <text:p>N/A</text:p>
          </table:table-cell>
          <table:table-cell office:value-type="float" office:value="79.381100000000004" table:style-name="ce2">
            <text:p>79,3811</text:p>
          </table:table-cell>
          <table:table-cell office:value-type="float" office:value="123.8777" table:style-name="ce2">
            <text:p>123,877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3" table:style-name="ce2">
            <text:p>71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7" table:style-name="ce2">
            <text:p>105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7" table:style-name="ce2">
            <text:p>457</text:p>
          </table:table-cell>
          <table:table-cell office:value-type="float" office:value="300" table:style-name="ce2">
            <text:p>300</text:p>
          </table:table-cell>
          <table:table-cell office:value-type="float" office:value="881" table:style-name="ce2">
            <text:p>881</text:p>
          </table:table-cell>
          <table:table-cell office:value-type="string" table:style-name="ce2">
            <text:p>1400002C000A028002C91E1E04210301000D000D00000000000000000000000000000000026201C9012C037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9" table:style-name="ce3">
            <text:p>809</text:p>
          </table:table-cell>
          <table:table-cell office:value-type="float" office:value="809" table:style-name="ce3">
            <text:p>809</text:p>
          </table:table-cell>
          <table:table-cell office:value-type="float" office:value="0" table:style-name="ce3">
            <text:p>0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1 18:48:2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float" office:value="322" table:style-name="ce2">
            <text:p>322</text:p>
          </table:table-cell>
          <table:table-cell office:value-type="float" office:value="11384" table:style-name="ce2">
            <text:p>11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1 22:33:57</text:p>
          </table:table-cell>
          <table:table-cell office:value-type="string" table:style-name="ce2">
            <text:p>2020 JUN 11 22:51:39</text:p>
          </table:table-cell>
          <table:table-cell office:value-type="string" table:style-name="ce2">
            <text:p>2020 JUN 11 22:34:07</text:p>
          </table:table-cell>
          <table:table-cell office:value-type="string" table:style-name="ce2">
            <text:p>2020 JUN 11 22:51:3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1 22:44:07</text:p>
          </table:table-cell>
          <table:table-cell office:value-type="string" table:style-name="ce2">
            <text:p>2020 JUN 11 22:51:39</text:p>
          </table:table-cell>
          <table:table-cell office:value-type="string" table:style-name="ce2">
            <text:p>2020 JUN 11 22:51:09</text:p>
          </table:table-cell>
          <table:table-cell office:value-type="float" office:value="-18.288599999999999" table:style-name="ce2">
            <text:p>-18,2886</text:p>
          </table:table-cell>
          <table:table-cell office:value-type="float" office:value="-22.6356" table:style-name="ce2">
            <text:p>-22,6356</text:p>
          </table:table-cell>
          <table:table-cell office:value-type="string" table:style-name="ce2">
            <text:p>2020 JUN 11 22:44:37</text:p>
          </table:table-cell>
          <table:table-cell office:value-type="float" office:value="-0.75500999999999996" table:style-name="ce2">
            <text:p>-0,75501</text:p>
          </table:table-cell>
          <table:table-cell office:value-type="float" office:value="-17.164400000000001" table:style-name="ce2">
            <text:p>-17,1644</text:p>
          </table:table-cell>
          <table:table-cell office:value-type="string" table:style-name="ce2">
            <text:p>2020 JUN 11 22:45:49</text:p>
          </table:table-cell>
          <table:table-cell office:value-type="float" office:value="51.116500000000002" table:style-name="ce2">
            <text:p>51,1165</text:p>
          </table:table-cell>
          <table:table-cell office:value-type="float" office:value="1721" table:style-name="ce2">
            <text:p>1721</text:p>
          </table:table-cell>
          <table:table-cell office:value-type="float" office:value="5.9105999999999996" table:style-name="ce2">
            <text:p>5,9106</text:p>
          </table:table-cell>
          <table:table-cell office:value-type="float" office:value="218.1147" table:style-name="ce2">
            <text:p>218,1147</text:p>
          </table:table-cell>
          <table:table-cell office:value-type="float" office:value="44.267499999999998" table:style-name="ce2">
            <text:p>44,2675</text:p>
          </table:table-cell>
          <table:table-cell office:value-type="string" table:style-name="ce2">
            <text:p>N/A</text:p>
          </table:table-cell>
          <table:table-cell office:value-type="float" office:value="78.512600000000006" table:style-name="ce2">
            <text:p>78,5126</text:p>
          </table:table-cell>
          <table:table-cell office:value-type="float" office:value="122.53870000000001" table:style-name="ce2">
            <text:p>122,5387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2" table:style-name="ce2">
            <text:p>71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52" table:style-name="ce2">
            <text:p>105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52" table:style-name="ce2">
            <text:p>452</text:p>
          </table:table-cell>
          <table:table-cell office:value-type="float" office:value="300" table:style-name="ce2">
            <text:p>300</text:p>
          </table:table-cell>
          <table:table-cell office:value-type="float" office:value="870" table:style-name="ce2">
            <text:p>870</text:p>
          </table:table-cell>
          <table:table-cell office:value-type="string" table:style-name="ce2">
            <text:p>1400002C000A028002C81E1E041C0301000D000D00000000000000000000000000000000026201C4012C036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322" table:style-name="ce3">
            <text:p>32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1 22:44:3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2">
            <text:p>0</text:p>
          </table:table-cell>
          <table:table-cell office:value-type="float" office:value="323" table:style-name="ce2">
            <text:p>323</text:p>
          </table:table-cell>
          <table:table-cell office:value-type="float" office:value="11385" table:style-name="ce2">
            <text:p>113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0:32:03</text:p>
          </table:table-cell>
          <table:table-cell office:value-type="string" table:style-name="ce2">
            <text:p>2020 JUN 12 00:49:42</text:p>
          </table:table-cell>
          <table:table-cell office:value-type="string" table:style-name="ce2">
            <text:p>2020 JUN 12 00:32:13</text:p>
          </table:table-cell>
          <table:table-cell office:value-type="string" table:style-name="ce2">
            <text:p>2020 JUN 12 00:49: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0:42:13</text:p>
          </table:table-cell>
          <table:table-cell office:value-type="string" table:style-name="ce2">
            <text:p>2020 JUN 12 00:49:42</text:p>
          </table:table-cell>
          <table:table-cell office:value-type="string" table:style-name="ce2">
            <text:p>2020 JUN 12 00:49:12</text:p>
          </table:table-cell>
          <table:table-cell office:value-type="float" office:value="-18.7285" table:style-name="ce2">
            <text:p>-18,7285</text:p>
          </table:table-cell>
          <table:table-cell office:value-type="float" office:value="-51.494100000000003" table:style-name="ce2">
            <text:p>-51,4941</text:p>
          </table:table-cell>
          <table:table-cell office:value-type="string" table:style-name="ce2">
            <text:p>2020 JUN 12 00:42:43</text:p>
          </table:table-cell>
          <table:table-cell office:value-type="float" office:value="-1.4148000000000001" table:style-name="ce2">
            <text:p>-1,4148</text:p>
          </table:table-cell>
          <table:table-cell office:value-type="float" office:value="-45.874099999999999" table:style-name="ce2">
            <text:p>-45,8741</text:p>
          </table:table-cell>
          <table:table-cell office:value-type="string" table:style-name="ce2">
            <text:p>2020 JUN 12 00:43:54</text:p>
          </table:table-cell>
          <table:table-cell office:value-type="float" office:value="50.969499999999996" table:style-name="ce2">
            <text:p>50,9695</text:p>
          </table:table-cell>
          <table:table-cell office:value-type="float" office:value="1731" table:style-name="ce2">
            <text:p>1731</text:p>
          </table:table-cell>
          <table:table-cell office:value-type="float" office:value="5.9119000000000002" table:style-name="ce2">
            <text:p>5,9119</text:p>
          </table:table-cell>
          <table:table-cell office:value-type="float" office:value="218.1653" table:style-name="ce2">
            <text:p>218,1653</text:p>
          </table:table-cell>
          <table:table-cell office:value-type="float" office:value="43.983600000000003" table:style-name="ce2">
            <text:p>43,9836</text:p>
          </table:table-cell>
          <table:table-cell office:value-type="string" table:style-name="ce2">
            <text:p>N/A</text:p>
          </table:table-cell>
          <table:table-cell office:value-type="float" office:value="77.991500000000002" table:style-name="ce2">
            <text:p>77,9915</text:p>
          </table:table-cell>
          <table:table-cell office:value-type="float" office:value="121.7354" table:style-name="ce2">
            <text:p>121,735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1" table:style-name="ce2">
            <text:p>71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9" table:style-name="ce2">
            <text:p>104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9" table:style-name="ce2">
            <text:p>449</text:p>
          </table:table-cell>
          <table:table-cell office:value-type="float" office:value="300" table:style-name="ce2">
            <text:p>300</text:p>
          </table:table-cell>
          <table:table-cell office:value-type="float" office:value="863" table:style-name="ce2">
            <text:p>863</text:p>
          </table:table-cell>
          <table:table-cell office:value-type="string" table:style-name="ce2">
            <text:p>1400002C000A028002C71E1E04190301000D000D00000000000000000000000000000000026201C1012C035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23" table:style-name="ce3">
            <text:p>2723</text:p>
          </table:table-cell>
          <table:table-cell office:value-type="float" office:value="2723" table:style-name="ce3">
            <text:p>2723</text:p>
          </table:table-cell>
          <table:table-cell office:value-type="float" office:value="0" table:style-name="ce3">
            <text:p>0</text:p>
          </table:table-cell>
          <table:table-cell office:value-type="float" office:value="323" table:style-name="ce3">
            <text:p>32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2 00:42:44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0" table:style-name="ce2">
            <text:p>0</text:p>
          </table:table-cell>
          <table:table-cell office:value-type="float" office:value="325" table:style-name="ce2">
            <text:p>325</text:p>
          </table:table-cell>
          <table:table-cell office:value-type="float" office:value="11387" table:style-name="ce2">
            <text:p>113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4:28:09</text:p>
          </table:table-cell>
          <table:table-cell office:value-type="string" table:style-name="ce2">
            <text:p>2020 JUN 12 04:45:45</text:p>
          </table:table-cell>
          <table:table-cell office:value-type="string" table:style-name="ce2">
            <text:p>2020 JUN 12 04:28:19</text:p>
          </table:table-cell>
          <table:table-cell office:value-type="string" table:style-name="ce2">
            <text:p>2020 JUN 12 04:45:4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4:38:19</text:p>
          </table:table-cell>
          <table:table-cell office:value-type="string" table:style-name="ce2">
            <text:p>2020 JUN 12 04:45:45</text:p>
          </table:table-cell>
          <table:table-cell office:value-type="string" table:style-name="ce2">
            <text:p>2020 JUN 12 04:45:15</text:p>
          </table:table-cell>
          <table:table-cell office:value-type="float" office:value="-19.6678" table:style-name="ce2">
            <text:p>-19,6678</text:p>
          </table:table-cell>
          <table:table-cell office:value-type="float" office:value="-109.2208" table:style-name="ce2">
            <text:p>-109,2208</text:p>
          </table:table-cell>
          <table:table-cell office:value-type="string" table:style-name="ce2">
            <text:p>2020 JUN 12 04:38:49</text:p>
          </table:table-cell>
          <table:table-cell office:value-type="float" office:value="-2.6107" table:style-name="ce2">
            <text:p>-2,6107</text:p>
          </table:table-cell>
          <table:table-cell office:value-type="float" office:value="-103.4966" table:style-name="ce2">
            <text:p>-103,4966</text:p>
          </table:table-cell>
          <table:table-cell office:value-type="string" table:style-name="ce2">
            <text:p>2020 JUN 12 04:39:59</text:p>
          </table:table-cell>
          <table:table-cell office:value-type="float" office:value="50.643599999999999" table:style-name="ce2">
            <text:p>50,6436</text:p>
          </table:table-cell>
          <table:table-cell office:value-type="float" office:value="1747" table:style-name="ce2">
            <text:p>1747</text:p>
          </table:table-cell>
          <table:table-cell office:value-type="float" office:value="5.8994" table:style-name="ce2">
            <text:p>5,8994</text:p>
          </table:table-cell>
          <table:table-cell office:value-type="float" office:value="218.26660000000001" table:style-name="ce2">
            <text:p>218,2666</text:p>
          </table:table-cell>
          <table:table-cell office:value-type="float" office:value="43.6997" table:style-name="ce2">
            <text:p>43,6997</text:p>
          </table:table-cell>
          <table:table-cell office:value-type="string" table:style-name="ce2">
            <text:p>N/A</text:p>
          </table:table-cell>
          <table:table-cell office:value-type="float" office:value="77.470399999999998" table:style-name="ce2">
            <text:p>77,4704</text:p>
          </table:table-cell>
          <table:table-cell office:value-type="float" office:value="120.932" table:style-name="ce2">
            <text:p>120,93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10" table:style-name="ce2">
            <text:p>71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46" table:style-name="ce2">
            <text:p>10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46" table:style-name="ce2">
            <text:p>446</text:p>
          </table:table-cell>
          <table:table-cell office:value-type="float" office:value="300" table:style-name="ce2">
            <text:p>300</text:p>
          </table:table-cell>
          <table:table-cell office:value-type="float" office:value="856" table:style-name="ce2">
            <text:p>856</text:p>
          </table:table-cell>
          <table:table-cell office:value-type="string" table:style-name="ce2">
            <text:p>1400002C000A028002C61E1E04160301000D000D00000000000000000000000000000000026201BE012C035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43" table:style-name="ce3">
            <text:p>1343</text:p>
          </table:table-cell>
          <table:table-cell office:value-type="float" office:value="1343" table:style-name="ce3">
            <text:p>1343</text:p>
          </table:table-cell>
          <table:table-cell office:value-type="float" office:value="0" table:style-name="ce3">
            <text:p>0</text:p>
          </table:table-cell>
          <table:table-cell office:value-type="float" office:value="325" table:style-name="ce3">
            <text:p>32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2 04:38:49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float" office:value="327" table:style-name="ce2">
            <text:p>327</text:p>
          </table:table-cell>
          <table:table-cell office:value-type="float" office:value="11389" table:style-name="ce2">
            <text:p>113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8:24:19</text:p>
          </table:table-cell>
          <table:table-cell office:value-type="string" table:style-name="ce2">
            <text:p>2020 JUN 12 08:41:48</text:p>
          </table:table-cell>
          <table:table-cell office:value-type="string" table:style-name="ce2">
            <text:p>2020 JUN 12 08:24:29</text:p>
          </table:table-cell>
          <table:table-cell office:value-type="string" table:style-name="ce2">
            <text:p>2020 JUN 12 08:41:4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8:34:29</text:p>
          </table:table-cell>
          <table:table-cell office:value-type="string" table:style-name="ce2">
            <text:p>2020 JUN 12 08:41:48</text:p>
          </table:table-cell>
          <table:table-cell office:value-type="string" table:style-name="ce2">
            <text:p>2020 JUN 12 08:41:18</text:p>
          </table:table-cell>
          <table:table-cell office:value-type="float" office:value="-20.3965" table:style-name="ce2">
            <text:p>-20,3965</text:p>
          </table:table-cell>
          <table:table-cell office:value-type="float" office:value="-166.88560000000001" table:style-name="ce2">
            <text:p>-166,8856</text:p>
          </table:table-cell>
          <table:table-cell office:value-type="string" table:style-name="ce2">
            <text:p>2020 JUN 12 08:34:59</text:p>
          </table:table-cell>
          <table:table-cell office:value-type="float" office:value="-3.6911" table:style-name="ce2">
            <text:p>-3,6911</text:p>
          </table:table-cell>
          <table:table-cell office:value-type="float" office:value="-161.506" table:style-name="ce2">
            <text:p>-161,506</text:p>
          </table:table-cell>
          <table:table-cell office:value-type="string" table:style-name="ce2">
            <text:p>2020 JUN 12 08:36:08</text:p>
          </table:table-cell>
          <table:table-cell office:value-type="float" office:value="50.203600000000002" table:style-name="ce2">
            <text:p>50,2036</text:p>
          </table:table-cell>
          <table:table-cell office:value-type="float" office:value="1769" table:style-name="ce2">
            <text:p>1769</text:p>
          </table:table-cell>
          <table:table-cell office:value-type="float" office:value="5.8619000000000003" table:style-name="ce2">
            <text:p>5,8619</text:p>
          </table:table-cell>
          <table:table-cell office:value-type="float" office:value="218.36789999999999" table:style-name="ce2">
            <text:p>218,3679</text:p>
          </table:table-cell>
          <table:table-cell office:value-type="float" office:value="43.037199999999999" table:style-name="ce2">
            <text:p>43,0372</text:p>
          </table:table-cell>
          <table:table-cell office:value-type="string" table:style-name="ce2">
            <text:p>N/A</text:p>
          </table:table-cell>
          <table:table-cell office:value-type="float" office:value="76.254499999999993" table:style-name="ce2">
            <text:p>76,2545</text:p>
          </table:table-cell>
          <table:table-cell office:value-type="float" office:value="119.0574" table:style-name="ce2">
            <text:p>119,057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9" table:style-name="ce2">
            <text:p>70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9" table:style-name="ce2">
            <text:p>103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9" table:style-name="ce2">
            <text:p>439</text:p>
          </table:table-cell>
          <table:table-cell office:value-type="float" office:value="300" table:style-name="ce2">
            <text:p>300</text:p>
          </table:table-cell>
          <table:table-cell office:value-type="float" office:value="841" table:style-name="ce2">
            <text:p>841</text:p>
          </table:table-cell>
          <table:table-cell office:value-type="string" table:style-name="ce2">
            <text:p>1400002C000A028002C51E1E040F0301000D000D00000000000000000000000000000000026201B7012C034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49" table:style-name="ce3">
            <text:p>749</text:p>
          </table:table-cell>
          <table:table-cell office:value-type="float" office:value="749" table:style-name="ce3">
            <text:p>749</text:p>
          </table:table-cell>
          <table:table-cell office:value-type="float" office:value="0" table:style-name="ce3">
            <text:p>0</text:p>
          </table:table-cell>
          <table:table-cell office:value-type="float" office:value="327" table:style-name="ce3">
            <text:p>32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2 08:35:0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4" table:style-name="ce2">
            <text:p>144</text:p>
          </table:table-cell>
          <table:table-cell office:value-type="float" office:value="0" table:style-name="ce2">
            <text:p>0</text:p>
          </table:table-cell>
          <table:table-cell office:value-type="float" office:value="330" table:style-name="ce2">
            <text:p>330</text:p>
          </table:table-cell>
          <table:table-cell office:value-type="float" office:value="11392" table:style-name="ce2">
            <text:p>11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4:18:38</text:p>
          </table:table-cell>
          <table:table-cell office:value-type="string" table:style-name="ce2">
            <text:p>2020 JUN 12 14:36:03</text:p>
          </table:table-cell>
          <table:table-cell office:value-type="string" table:style-name="ce2">
            <text:p>2020 JUN 12 14:18:48</text:p>
          </table:table-cell>
          <table:table-cell office:value-type="string" table:style-name="ce2">
            <text:p>2020 JUN 12 14:36:0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4:28:48</text:p>
          </table:table-cell>
          <table:table-cell office:value-type="string" table:style-name="ce2">
            <text:p>2020 JUN 12 14:36:03</text:p>
          </table:table-cell>
          <table:table-cell office:value-type="string" table:style-name="ce2">
            <text:p>2020 JUN 12 14:35:33</text:p>
          </table:table-cell>
          <table:table-cell office:value-type="float" office:value="-21.902799999999999" table:style-name="ce2">
            <text:p>-21,9028</text:p>
          </table:table-cell>
          <table:table-cell office:value-type="float" office:value="106.4344" table:style-name="ce2">
            <text:p>106,4344</text:p>
          </table:table-cell>
          <table:table-cell office:value-type="string" table:style-name="ce2">
            <text:p>2020 JUN 12 14:29:18</text:p>
          </table:table-cell>
          <table:table-cell office:value-type="float" office:value="-5.5728999999999997" table:style-name="ce2">
            <text:p>-5,5729</text:p>
          </table:table-cell>
          <table:table-cell office:value-type="float" office:value="112.0472" table:style-name="ce2">
            <text:p>112,0472</text:p>
          </table:table-cell>
          <table:table-cell office:value-type="string" table:style-name="ce2">
            <text:p>2020 JUN 12 14:30:25</text:p>
          </table:table-cell>
          <table:table-cell office:value-type="float" office:value="49.712800000000001" table:style-name="ce2">
            <text:p>49,7128</text:p>
          </table:table-cell>
          <table:table-cell office:value-type="float" office:value="1794" table:style-name="ce2">
            <text:p>1794</text:p>
          </table:table-cell>
          <table:table-cell office:value-type="float" office:value="5.8449999999999998" table:style-name="ce2">
            <text:p>5,845</text:p>
          </table:table-cell>
          <table:table-cell office:value-type="float" office:value="218.51990000000001" table:style-name="ce2">
            <text:p>218,5199</text:p>
          </table:table-cell>
          <table:table-cell office:value-type="float" office:value="42.6586" table:style-name="ce2">
            <text:p>42,6586</text:p>
          </table:table-cell>
          <table:table-cell office:value-type="string" table:style-name="ce2">
            <text:p>N/A</text:p>
          </table:table-cell>
          <table:table-cell office:value-type="float" office:value="75.559700000000007" table:style-name="ce2">
            <text:p>75,5597</text:p>
          </table:table-cell>
          <table:table-cell office:value-type="float" office:value="117.9862" table:style-name="ce2">
            <text:p>117,9862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7" table:style-name="ce2">
            <text:p>70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35" table:style-name="ce2">
            <text:p>103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35" table:style-name="ce2">
            <text:p>435</text:p>
          </table:table-cell>
          <table:table-cell office:value-type="float" office:value="300" table:style-name="ce2">
            <text:p>300</text:p>
          </table:table-cell>
          <table:table-cell office:value-type="float" office:value="831" table:style-name="ce2">
            <text:p>831</text:p>
          </table:table-cell>
          <table:table-cell office:value-type="string" table:style-name="ce2">
            <text:p>1400002C000A028002C31E1E040B0301000D000D00000000000000000000000000000000026201B3012C033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1" table:style-name="ce3">
            <text:p>761</text:p>
          </table:table-cell>
          <table:table-cell office:value-type="float" office:value="761" table:style-name="ce3">
            <text:p>761</text:p>
          </table:table-cell>
          <table:table-cell office:value-type="float" office:value="0" table:style-name="ce3">
            <text:p>0</text:p>
          </table:table-cell>
          <table:table-cell office:value-type="float" office:value="330" table:style-name="ce3">
            <text:p>33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2 14:29:18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5" table:style-name="ce2">
            <text:p>145</text:p>
          </table:table-cell>
          <table:table-cell office:value-type="float" office:value="0" table:style-name="ce2">
            <text:p>0</text:p>
          </table:table-cell>
          <table:table-cell office:value-type="float" office:value="332" table:style-name="ce2">
            <text:p>332</text:p>
          </table:table-cell>
          <table:table-cell office:value-type="float" office:value="11394" table:style-name="ce2">
            <text:p>11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18:14:40</text:p>
          </table:table-cell>
          <table:table-cell office:value-type="string" table:style-name="ce2">
            <text:p>2020 JUN 12 18:31:59</text:p>
          </table:table-cell>
          <table:table-cell office:value-type="string" table:style-name="ce2">
            <text:p>2020 JUN 12 18:14:50</text:p>
          </table:table-cell>
          <table:table-cell office:value-type="string" table:style-name="ce2">
            <text:p>2020 JUN 12 18:31:5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18:24:50</text:p>
          </table:table-cell>
          <table:table-cell office:value-type="string" table:style-name="ce2">
            <text:p>2020 JUN 12 18:31:59</text:p>
          </table:table-cell>
          <table:table-cell office:value-type="string" table:style-name="ce2">
            <text:p>2020 JUN 12 18:31:29</text:p>
          </table:table-cell>
          <table:table-cell office:value-type="float" office:value="-22.596699999999998" table:style-name="ce2">
            <text:p>-22,5967</text:p>
          </table:table-cell>
          <table:table-cell office:value-type="float" office:value="48.799100000000003" table:style-name="ce2">
            <text:p>48,7991</text:p>
          </table:table-cell>
          <table:table-cell office:value-type="string" table:style-name="ce2">
            <text:p>2020 JUN 12 18:25:20</text:p>
          </table:table-cell>
          <table:table-cell office:value-type="float" office:value="-6.7001999999999997" table:style-name="ce2">
            <text:p>-6,7002</text:p>
          </table:table-cell>
          <table:table-cell office:value-type="float" office:value="54.585099999999997" table:style-name="ce2">
            <text:p>54,5851</text:p>
          </table:table-cell>
          <table:table-cell office:value-type="string" table:style-name="ce2">
            <text:p>2020 JUN 12 18:26:26</text:p>
          </table:table-cell>
          <table:table-cell office:value-type="float" office:value="49.307200000000002" table:style-name="ce2">
            <text:p>49,3072</text:p>
          </table:table-cell>
          <table:table-cell office:value-type="float" office:value="1812" table:style-name="ce2">
            <text:p>1812</text:p>
          </table:table-cell>
          <table:table-cell office:value-type="float" office:value="5.8418999999999999" table:style-name="ce2">
            <text:p>5,8419</text:p>
          </table:table-cell>
          <table:table-cell office:value-type="float" office:value="218.62119999999999" table:style-name="ce2">
            <text:p>218,6212</text:p>
          </table:table-cell>
          <table:table-cell office:value-type="float" office:value="42.090800000000002" table:style-name="ce2">
            <text:p>42,0908</text:p>
          </table:table-cell>
          <table:table-cell office:value-type="string" table:style-name="ce2">
            <text:p>N/A</text:p>
          </table:table-cell>
          <table:table-cell office:value-type="float" office:value="74.517499999999998" table:style-name="ce2">
            <text:p>74,5175</text:p>
          </table:table-cell>
          <table:table-cell office:value-type="float" office:value="116.3794" table:style-name="ce2">
            <text:p>116,3794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6" table:style-name="ce2">
            <text:p>70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9" table:style-name="ce2">
            <text:p>102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9" table:style-name="ce2">
            <text:p>429</text:p>
          </table:table-cell>
          <table:table-cell office:value-type="float" office:value="300" table:style-name="ce2">
            <text:p>300</text:p>
          </table:table-cell>
          <table:table-cell office:value-type="float" office:value="818" table:style-name="ce2">
            <text:p>818</text:p>
          </table:table-cell>
          <table:table-cell office:value-type="string" table:style-name="ce2">
            <text:p>1400002C000A028002C21E1E04050301000D000D00000000000000000000000000000000026201AD012C03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05" table:style-name="ce3">
            <text:p>2105</text:p>
          </table:table-cell>
          <table:table-cell office:value-type="float" office:value="2105" table:style-name="ce3">
            <text:p>2105</text:p>
          </table:table-cell>
          <table:table-cell office:value-type="float" office:value="0" table:style-name="ce3">
            <text:p>0</text:p>
          </table:table-cell>
          <table:table-cell office:value-type="float" office:value="332" table:style-name="ce3">
            <text:p>332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2 18:25:20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6" table:style-name="ce2">
            <text:p>146</text:p>
          </table:table-cell>
          <table:table-cell office:value-type="float" office:value="0" table:style-name="ce2">
            <text:p>0</text:p>
          </table:table-cell>
          <table:table-cell office:value-type="float" office:value="333" table:style-name="ce2">
            <text:p>333</text:p>
          </table:table-cell>
          <table:table-cell office:value-type="float" office:value="11395" table:style-name="ce2">
            <text:p>113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20:12:45</text:p>
          </table:table-cell>
          <table:table-cell office:value-type="string" table:style-name="ce2">
            <text:p>2020 JUN 12 20:30:01</text:p>
          </table:table-cell>
          <table:table-cell office:value-type="string" table:style-name="ce2">
            <text:p>2020 JUN 12 20:12:55</text:p>
          </table:table-cell>
          <table:table-cell office:value-type="string" table:style-name="ce2">
            <text:p>2020 JUN 12 20:30:0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20:22:55</text:p>
          </table:table-cell>
          <table:table-cell office:value-type="string" table:style-name="ce2">
            <text:p>2020 JUN 12 20:30:01</text:p>
          </table:table-cell>
          <table:table-cell office:value-type="string" table:style-name="ce2">
            <text:p>2020 JUN 12 20:29:31</text:p>
          </table:table-cell>
          <table:table-cell office:value-type="float" office:value="-22.899799999999999" table:style-name="ce2">
            <text:p>-22,8998</text:p>
          </table:table-cell>
          <table:table-cell office:value-type="float" office:value="19.9785" table:style-name="ce2">
            <text:p>19,9785</text:p>
          </table:table-cell>
          <table:table-cell office:value-type="string" table:style-name="ce2">
            <text:p>2020 JUN 12 20:23:25</text:p>
          </table:table-cell>
          <table:table-cell office:value-type="float" office:value="-7.1333000000000002" table:style-name="ce2">
            <text:p>-7,1333</text:p>
          </table:table-cell>
          <table:table-cell office:value-type="float" office:value="25.5291" table:style-name="ce2">
            <text:p>25,5291</text:p>
          </table:table-cell>
          <table:table-cell office:value-type="string" table:style-name="ce2">
            <text:p>2020 JUN 12 20:24:30</text:p>
          </table:table-cell>
          <table:table-cell office:value-type="float" office:value="49.0839" table:style-name="ce2">
            <text:p>49,0839</text:p>
          </table:table-cell>
          <table:table-cell office:value-type="float" office:value="1821" table:style-name="ce2">
            <text:p>1821</text:p>
          </table:table-cell>
          <table:table-cell office:value-type="float" office:value="5.8197000000000001" table:style-name="ce2">
            <text:p>5,8197</text:p>
          </table:table-cell>
          <table:table-cell office:value-type="float" office:value="218.67189999999999" table:style-name="ce2">
            <text:p>218,6719</text:p>
          </table:table-cell>
          <table:table-cell office:value-type="float" office:value="41.806800000000003" table:style-name="ce2">
            <text:p>41,8068</text:p>
          </table:table-cell>
          <table:table-cell office:value-type="string" table:style-name="ce2">
            <text:p>N/A</text:p>
          </table:table-cell>
          <table:table-cell office:value-type="float" office:value="73.996399999999994" table:style-name="ce2">
            <text:p>73,9964</text:p>
          </table:table-cell>
          <table:table-cell office:value-type="float" office:value="115.57599999999999" table:style-name="ce2">
            <text:p>115,576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5" table:style-name="ce2">
            <text:p>7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6" table:style-name="ce2">
            <text:p>102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6" table:style-name="ce2">
            <text:p>426</text:p>
          </table:table-cell>
          <table:table-cell office:value-type="float" office:value="300" table:style-name="ce2">
            <text:p>300</text:p>
          </table:table-cell>
          <table:table-cell office:value-type="float" office:value="811" table:style-name="ce2">
            <text:p>811</text:p>
          </table:table-cell>
          <table:table-cell office:value-type="string" table:style-name="ce2">
            <text:p>1400002C000A028002C11E1E04020301000D000D00000000000000000000000000000000026201AA012C032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93" table:style-name="ce3">
            <text:p>1193</text:p>
          </table:table-cell>
          <table:table-cell office:value-type="float" office:value="1193" table:style-name="ce3">
            <text:p>1193</text:p>
          </table:table-cell>
          <table:table-cell office:value-type="float" office:value="0" table:style-name="ce3">
            <text:p>0</text:p>
          </table:table-cell>
          <table:table-cell office:value-type="float" office:value="333" table:style-name="ce3">
            <text:p>333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2 20:23:25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0" table:style-name="ce2">
            <text:p>0</text:p>
          </table:table-cell>
          <table:table-cell office:value-type="float" office:value="335" table:style-name="ce2">
            <text:p>335</text:p>
          </table:table-cell>
          <table:table-cell office:value-type="float" office:value="11397" table:style-name="ce2">
            <text:p>113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0:08:56</text:p>
          </table:table-cell>
          <table:table-cell office:value-type="string" table:style-name="ce2">
            <text:p>2020 JUN 13 00:26:08</text:p>
          </table:table-cell>
          <table:table-cell office:value-type="string" table:style-name="ce2">
            <text:p>2020 JUN 13 00:09:06</text:p>
          </table:table-cell>
          <table:table-cell office:value-type="string" table:style-name="ce2">
            <text:p>2020 JUN 13 00:26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0:19:06</text:p>
          </table:table-cell>
          <table:table-cell office:value-type="string" table:style-name="ce2">
            <text:p>2020 JUN 13 00:26:08</text:p>
          </table:table-cell>
          <table:table-cell office:value-type="string" table:style-name="ce2">
            <text:p>2020 JUN 13 00:25:38</text:p>
          </table:table-cell>
          <table:table-cell office:value-type="float" office:value="-23.6737" table:style-name="ce2">
            <text:p>-23,6737</text:p>
          </table:table-cell>
          <table:table-cell office:value-type="float" office:value="-37.7333" table:style-name="ce2">
            <text:p>-37,7333</text:p>
          </table:table-cell>
          <table:table-cell office:value-type="string" table:style-name="ce2">
            <text:p>2020 JUN 13 00:19:36</text:p>
          </table:table-cell>
          <table:table-cell office:value-type="float" office:value="-8.1463000000000001" table:style-name="ce2">
            <text:p>-8,1463</text:p>
          </table:table-cell>
          <table:table-cell office:value-type="float" office:value="-32.316400000000002" table:style-name="ce2">
            <text:p>-32,3164</text:p>
          </table:table-cell>
          <table:table-cell office:value-type="string" table:style-name="ce2">
            <text:p>2020 JUN 13 00:20:41</text:p>
          </table:table-cell>
          <table:table-cell office:value-type="float" office:value="48.719900000000003" table:style-name="ce2">
            <text:p>48,7199</text:p>
          </table:table-cell>
          <table:table-cell office:value-type="float" office:value="1837" table:style-name="ce2">
            <text:p>1837</text:p>
          </table:table-cell>
          <table:table-cell office:value-type="float" office:value="5.7935999999999996" table:style-name="ce2">
            <text:p>5,7936</text:p>
          </table:table-cell>
          <table:table-cell office:value-type="float" office:value="218.7732" table:style-name="ce2">
            <text:p>218,7732</text:p>
          </table:table-cell>
          <table:table-cell office:value-type="float" office:value="41.4283" table:style-name="ce2">
            <text:p>41,4283</text:p>
          </table:table-cell>
          <table:table-cell office:value-type="string" table:style-name="ce2">
            <text:p>N/A</text:p>
          </table:table-cell>
          <table:table-cell office:value-type="float" office:value="73.301599999999993" table:style-name="ce2">
            <text:p>73,3016</text:p>
          </table:table-cell>
          <table:table-cell office:value-type="float" office:value="114.5048" table:style-name="ce2">
            <text:p>114,5048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5" table:style-name="ce2">
            <text:p>70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22" table:style-name="ce2">
            <text:p>102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22" table:style-name="ce2">
            <text:p>422</text:p>
          </table:table-cell>
          <table:table-cell office:value-type="float" office:value="300" table:style-name="ce2">
            <text:p>300</text:p>
          </table:table-cell>
          <table:table-cell office:value-type="float" office:value="1058" table:style-name="ce2">
            <text:p>1058</text:p>
          </table:table-cell>
          <table:table-cell office:value-type="string" table:style-name="ce2">
            <text:p>1400002C000A028002C11E1E03FE0301000D000D00000000000000000000000000000000026201A6012C04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335" table:style-name="ce3">
            <text:p>335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3 00:19:3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8" table:style-name="ce2">
            <text:p>148</text:p>
          </table:table-cell>
          <table:table-cell office:value-type="float" office:value="0" table:style-name="ce2">
            <text:p>0</text:p>
          </table:table-cell>
          <table:table-cell office:value-type="float" office:value="337" table:style-name="ce2">
            <text:p>337</text:p>
          </table:table-cell>
          <table:table-cell office:value-type="float" office:value="11399" table:style-name="ce2">
            <text:p>11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4:05:00</text:p>
          </table:table-cell>
          <table:table-cell office:value-type="string" table:style-name="ce2">
            <text:p>2020 JUN 13 04:22:09</text:p>
          </table:table-cell>
          <table:table-cell office:value-type="string" table:style-name="ce2">
            <text:p>2020 JUN 13 04:05:10</text:p>
          </table:table-cell>
          <table:table-cell office:value-type="string" table:style-name="ce2">
            <text:p>2020 JUN 13 04:22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4:15:10</text:p>
          </table:table-cell>
          <table:table-cell office:value-type="string" table:style-name="ce2">
            <text:p>2020 JUN 13 04:22:09</text:p>
          </table:table-cell>
          <table:table-cell office:value-type="string" table:style-name="ce2">
            <text:p>2020 JUN 13 04:21:39</text:p>
          </table:table-cell>
          <table:table-cell office:value-type="float" office:value="-24.5123" table:style-name="ce2">
            <text:p>-24,5123</text:p>
          </table:table-cell>
          <table:table-cell office:value-type="float" office:value="-95.447299999999998" table:style-name="ce2">
            <text:p>-95,4473</text:p>
          </table:table-cell>
          <table:table-cell office:value-type="string" table:style-name="ce2">
            <text:p>2020 JUN 13 04:15:40</text:p>
          </table:table-cell>
          <table:table-cell office:value-type="float" office:value="-9.1359999999999992" table:style-name="ce2">
            <text:p>-9,136</text:p>
          </table:table-cell>
          <table:table-cell office:value-type="float" office:value="-90.257400000000004" table:style-name="ce2">
            <text:p>-90,2574</text:p>
          </table:table-cell>
          <table:table-cell office:value-type="string" table:style-name="ce2">
            <text:p>2020 JUN 13 04:16:44</text:p>
          </table:table-cell>
          <table:table-cell office:value-type="float" office:value="48.386299999999999" table:style-name="ce2">
            <text:p>48,3863</text:p>
          </table:table-cell>
          <table:table-cell office:value-type="float" office:value="1853" table:style-name="ce2">
            <text:p>1853</text:p>
          </table:table-cell>
          <table:table-cell office:value-type="float" office:value="5.7591999999999999" table:style-name="ce2">
            <text:p>5,7592</text:p>
          </table:table-cell>
          <table:table-cell office:value-type="float" office:value="218.87459999999999" table:style-name="ce2">
            <text:p>218,8746</text:p>
          </table:table-cell>
          <table:table-cell office:value-type="float" office:value="41.144300000000001" table:style-name="ce2">
            <text:p>41,1443</text:p>
          </table:table-cell>
          <table:table-cell office:value-type="string" table:style-name="ce2">
            <text:p>N/A</text:p>
          </table:table-cell>
          <table:table-cell office:value-type="float" office:value="72.780500000000004" table:style-name="ce2">
            <text:p>72,7805</text:p>
          </table:table-cell>
          <table:table-cell office:value-type="float" office:value="113.7015" table:style-name="ce2">
            <text:p>113,701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4" table:style-name="ce2">
            <text:p>70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9" table:style-name="ce2">
            <text:p>101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9" table:style-name="ce2">
            <text:p>419</text:p>
          </table:table-cell>
          <table:table-cell office:value-type="float" office:value="300" table:style-name="ce2">
            <text:p>300</text:p>
          </table:table-cell>
          <table:table-cell office:value-type="float" office:value="1051" table:style-name="ce2">
            <text:p>1051</text:p>
          </table:table-cell>
          <table:table-cell office:value-type="string" table:style-name="ce2">
            <text:p>1400002C000A028002C01E1E03FB0301000D000D00000000000000000000000000000000026201A3012C041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5" table:style-name="ce3">
            <text:p>755</text:p>
          </table:table-cell>
          <table:table-cell office:value-type="float" office:value="755" table:style-name="ce3">
            <text:p>755</text:p>
          </table:table-cell>
          <table:table-cell office:value-type="float" office:value="0" table:style-name="ce3">
            <text:p>0</text:p>
          </table:table-cell>
          <table:table-cell office:value-type="float" office:value="337" table:style-name="ce3">
            <text:p>337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3 04:15:41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9" table:style-name="ce2">
            <text:p>149</text:p>
          </table:table-cell>
          <table:table-cell office:value-type="float" office:value="0" table:style-name="ce2">
            <text:p>0</text:p>
          </table:table-cell>
          <table:table-cell office:value-type="float" office:value="339" table:style-name="ce2">
            <text:p>339</text:p>
          </table:table-cell>
          <table:table-cell office:value-type="float" office:value="11401" table:style-name="ce2">
            <text:p>114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8:01:05</text:p>
          </table:table-cell>
          <table:table-cell office:value-type="string" table:style-name="ce2">
            <text:p>2020 JUN 13 08:18:09</text:p>
          </table:table-cell>
          <table:table-cell office:value-type="string" table:style-name="ce2">
            <text:p>2020 JUN 13 08:01:15</text:p>
          </table:table-cell>
          <table:table-cell office:value-type="string" table:style-name="ce2">
            <text:p>2020 JUN 13 08:18:0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08:11:15</text:p>
          </table:table-cell>
          <table:table-cell office:value-type="string" table:style-name="ce2">
            <text:p>2020 JUN 13 08:18:09</text:p>
          </table:table-cell>
          <table:table-cell office:value-type="string" table:style-name="ce2">
            <text:p>2020 JUN 13 08:17:39</text:p>
          </table:table-cell>
          <table:table-cell office:value-type="float" office:value="-25.164999999999999" table:style-name="ce2">
            <text:p>-25,165</text:p>
          </table:table-cell>
          <table:table-cell office:value-type="float" office:value="-153.09809999999999" table:style-name="ce2">
            <text:p>-153,0981</text:p>
          </table:table-cell>
          <table:table-cell office:value-type="string" table:style-name="ce2">
            <text:p>2020 JUN 13 08:11:45</text:p>
          </table:table-cell>
          <table:table-cell office:value-type="float" office:value="-10.0702" table:style-name="ce2">
            <text:p>-10,0702</text:p>
          </table:table-cell>
          <table:table-cell office:value-type="float" office:value="-148.13939999999999" table:style-name="ce2">
            <text:p>-148,1394</text:p>
          </table:table-cell>
          <table:table-cell office:value-type="string" table:style-name="ce2">
            <text:p>2020 JUN 13 08:12:48</text:p>
          </table:table-cell>
          <table:table-cell office:value-type="float" office:value="47.935099999999998" table:style-name="ce2">
            <text:p>47,9351</text:p>
          </table:table-cell>
          <table:table-cell office:value-type="float" office:value="1870" table:style-name="ce2">
            <text:p>1870</text:p>
          </table:table-cell>
          <table:table-cell office:value-type="float" office:value="5.7289000000000003" table:style-name="ce2">
            <text:p>5,7289</text:p>
          </table:table-cell>
          <table:table-cell office:value-type="float" office:value="218.9759" table:style-name="ce2">
            <text:p>218,9759</text:p>
          </table:table-cell>
          <table:table-cell office:value-type="float" office:value="40.671100000000003" table:style-name="ce2">
            <text:p>40,6711</text:p>
          </table:table-cell>
          <table:table-cell office:value-type="string" table:style-name="ce2">
            <text:p>N/A</text:p>
          </table:table-cell>
          <table:table-cell office:value-type="float" office:value="71.912000000000006" table:style-name="ce2">
            <text:p>71,912</text:p>
          </table:table-cell>
          <table:table-cell office:value-type="float" office:value="112.3625" table:style-name="ce2">
            <text:p>112,3625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3" table:style-name="ce2">
            <text:p>70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4" table:style-name="ce2">
            <text:p>101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4" table:style-name="ce2">
            <text:p>414</text:p>
          </table:table-cell>
          <table:table-cell office:value-type="float" office:value="300" table:style-name="ce2">
            <text:p>300</text:p>
          </table:table-cell>
          <table:table-cell office:value-type="float" office:value="1040" table:style-name="ce2">
            <text:p>1040</text:p>
          </table:table-cell>
          <table:table-cell office:value-type="string" table:style-name="ce2">
            <text:p>1400002C000A028002BF1E1E03F60301000D000D000000000000000000000000000000000262019E012C04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67" table:style-name="ce3">
            <text:p>767</text:p>
          </table:table-cell>
          <table:table-cell office:value-type="float" office:value="767" table:style-name="ce3">
            <text:p>767</text:p>
          </table:table-cell>
          <table:table-cell office:value-type="float" office:value="0" table:style-name="ce3">
            <text:p>0</text:p>
          </table:table-cell>
          <table:table-cell office:value-type="float" office:value="339" table:style-name="ce3">
            <text:p>339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3 08:11:46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340" table:style-name="ce2">
            <text:p>340</text:p>
          </table:table-cell>
          <table:table-cell office:value-type="float" office:value="11402" table:style-name="ce2">
            <text:p>114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3 09:59:12</text:p>
          </table:table-cell>
          <table:table-cell office:value-type="string" table:style-name="ce2">
            <text:p>2020 JUN 13 10:16:13</text:p>
          </table:table-cell>
          <table:table-cell office:value-type="string" table:style-name="ce2">
            <text:p>2020 JUN 13 09:59:22</text:p>
          </table:table-cell>
          <table:table-cell office:value-type="string" table:style-name="ce2">
            <text:p>2020 JUN 13 10:16: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3 10:09:22</text:p>
          </table:table-cell>
          <table:table-cell office:value-type="string" table:style-name="ce2">
            <text:p>2020 JUN 13 10:16:13</text:p>
          </table:table-cell>
          <table:table-cell office:value-type="string" table:style-name="ce2">
            <text:p>2020 JUN 13 10:15:43</text:p>
          </table:table-cell>
          <table:table-cell office:value-type="float" office:value="-25.5656" table:style-name="ce2">
            <text:p>-25,5656</text:p>
          </table:table-cell>
          <table:table-cell office:value-type="float" office:value="178.03299999999999" table:style-name="ce2">
            <text:p>178,033</text:p>
          </table:table-cell>
          <table:table-cell office:value-type="string" table:style-name="ce2">
            <text:p>2020 JUN 13 10:09:52</text:p>
          </table:table-cell>
          <table:table-cell office:value-type="float" office:value="-10.7966" table:style-name="ce2">
            <text:p>-10,7966</text:p>
          </table:table-cell>
          <table:table-cell office:value-type="float" office:value="-176.52520000000001" table:style-name="ce2">
            <text:p>-176,5252</text:p>
          </table:table-cell>
          <table:table-cell office:value-type="string" table:style-name="ce2">
            <text:p>2020 JUN 13 10:10:54</text:p>
          </table:table-cell>
          <table:table-cell office:value-type="float" office:value="47.723300000000002" table:style-name="ce2">
            <text:p>47,7233</text:p>
          </table:table-cell>
          <table:table-cell office:value-type="float" office:value="1879" table:style-name="ce2">
            <text:p>1879</text:p>
          </table:table-cell>
          <table:table-cell office:value-type="float" office:value="5.7522000000000002" table:style-name="ce2">
            <text:p>5,7522</text:p>
          </table:table-cell>
          <table:table-cell office:value-type="float" office:value="219.02670000000001" table:style-name="ce2">
            <text:p>219,0267</text:p>
          </table:table-cell>
          <table:table-cell office:value-type="float" office:value="40.3872" table:style-name="ce2">
            <text:p>40,3872</text:p>
          </table:table-cell>
          <table:table-cell office:value-type="string" table:style-name="ce2">
            <text:p>N/A</text:p>
          </table:table-cell>
          <table:table-cell office:value-type="float" office:value="71.390900000000002" table:style-name="ce2">
            <text:p>71,3909</text:p>
          </table:table-cell>
          <table:table-cell office:value-type="float" office:value="111.5591" table:style-name="ce2">
            <text:p>111,5591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702" table:style-name="ce2">
            <text:p>70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11" table:style-name="ce2">
            <text:p>101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10" table:style-name="ce2">
            <text:p>610</text:p>
          </table:table-cell>
          <table:table-cell office:value-type="float" office:value="411" table:style-name="ce2">
            <text:p>411</text:p>
          </table:table-cell>
          <table:table-cell office:value-type="float" office:value="300" table:style-name="ce2">
            <text:p>300</text:p>
          </table:table-cell>
          <table:table-cell office:value-type="float" office:value="1033" table:style-name="ce2">
            <text:p>1033</text:p>
          </table:table-cell>
          <table:table-cell office:value-type="string" table:style-name="ce2">
            <text:p>1400002C000A028002BE1E1E03F30301000D000D000000000000000000000000000000000262019B012C040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41" table:style-name="ce3">
            <text:p>2141</text:p>
          </table:table-cell>
          <table:table-cell office:value-type="float" office:value="2141" table:style-name="ce3">
            <text:p>2141</text:p>
          </table:table-cell>
          <table:table-cell office:value-type="float" office:value="0" table:style-name="ce3">
            <text:p>0</text:p>
          </table:table-cell>
          <table:table-cell office:value-type="float" office:value="340" table:style-name="ce3">
            <text:p>340</text:p>
          </table:table-cell>
          <table:table-cell office:value-type="string" table:style-name="ce3">
            <text:p>egress</text:p>
          </table:table-cell>
          <table:table-cell office:value-type="string" table:style-name="ce3">
            <text:p>2020 JUN 13 10:09:52</text:p>
          </table:table-cell>
          <table:table-cell office:value-type="string" table:style-name="ce3">
            <text:p>SO ON</text:p>
          </table:table-cell>
          <table:table-cell table:number-columns-repeated="16316"/>
        </table:table-row>
        <table:table-row table:number-rows-repeated="10484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an Thomas</dc:creator>
    <dc:date>2020-04-21T12:40:09Z</dc:date>
    <meta:editing-cycles>1</meta:editing-cycles>
    <meta:editing-duration>PT15S</meta:editing-duration>
  </office:meta>
</office:document-meta>
</file>